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9mm"/>
    </style:style>
    <style:style style:name="co3" style:family="table-column">
      <style:table-column-properties fo:break-before="auto" style:column-width="38.42mm"/>
    </style:style>
    <style:style style:name="co4" style:family="table-column">
      <style:table-column-properties fo:break-before="auto" style:column-width="38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3.99mm" svg:height="52.4mm" svg:x="128.89mm" svg:y="19.42mm">
            <draw:object draw:notify-on-update-of-ranges="Sheet1.B6:Sheet1.B106 Sheet1.C5:Sheet1.C5 Sheet1.C6:Sheet1.C106 Sheet1.B6:Sheet1.B106 Sheet1.D5:Sheet1.D5 Sheet1.D6:Sheet1.D106 Sheet1.B6:Sheet1.B106 Sheet1.E5:Sheet1.E5 Sheet1.E6:Sheet1.E1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=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s=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linear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SQRT([.$B$2]^2-([.B6]-[.$B$2])^2)" office:value-type="float" office:value="0" calcext:value-type="float">
            <text:p>0</text:p>
          </table:table-cell>
          <table:table-cell table:formula="of:=[.$B$2]^2*(0.5*ASIN(([.B6]-[.$B$2])/[.$B$2])+0.25*SIN(2*ASIN(([.B6]-[.$B$2])/[.$B$2])))/(PI()*[.$B$2])*2+[.$B$2]/2" office:value-type="float" office:value="0" calcext:value-type="float">
            <text:p>0</text:p>
          </table:table-cell>
          <table:table-cell table:formula="of:=[.B6]*2/PI()" office:value-type="float" office:value="0" calcext:value-type="float">
            <text:p>0</text:p>
          </table:table-cell>
        </table:table-row>
        <table:table-row table:style-name="ro1">
          <table:table-cell table:formula="of:=1+[.A6]" office:value-type="float" office:value="1" calcext:value-type="float">
            <text:p>1</text:p>
          </table:table-cell>
          <table:table-cell table:formula="of:=[.B6]+2*[.$B$2]/[.$B$3]" office:value-type="float" office:value="1.3" calcext:value-type="float">
            <text:p>1.3</text:p>
          </table:table-cell>
          <table:table-cell table:formula="of:=SQRT([.$B$2]^2-([.B7]-[.$B$2])^2)" office:value-type="float" office:value="12.934836682386" calcext:value-type="float">
            <text:p>12.934836682386</text:p>
          </table:table-cell>
          <table:table-cell table:formula="of:=[.$B$2]^2*(0.5*ASIN(([.B7]-[.$B$2])/[.$B$2])+0.25*SIN(2*ASIN(([.B7]-[.$B$2])/[.$B$2])))/(PI()*[.$B$2])*2+[.$B$2]/2" office:value-type="float" office:value="0.110015791471085" calcext:value-type="float">
            <text:p>0.110015791471085</text:p>
          </table:table-cell>
          <table:table-cell table:formula="of:=[.B7]*2/PI()" office:value-type="float" office:value="0.827605704077856" calcext:value-type="float">
            <text:p>0.827605704077856</text:p>
          </table:table-cell>
        </table:table-row>
        <table:table-row table:style-name="ro1">
          <table:table-cell table:formula="of:=1+[.A7]" office:value-type="float" office:value="2" calcext:value-type="float">
            <text:p>2</text:p>
          </table:table-cell>
          <table:table-cell table:formula="of:=[.B7]+2*[.$B$2]/[.$B$3]" office:value-type="float" office:value="2.6" calcext:value-type="float">
            <text:p>2.6</text:p>
          </table:table-cell>
          <table:table-cell table:formula="of:=SQRT([.$B$2]^2-([.B8]-[.$B$2])^2)" office:value-type="float" office:value="18.2" calcext:value-type="float">
            <text:p>18.2</text:p>
          </table:table-cell>
          <table:table-cell table:formula="of:=[.$B$2]^2*(0.5*ASIN(([.B8]-[.$B$2])/[.$B$2])+0.25*SIN(2*ASIN(([.B8]-[.$B$2])/[.$B$2])))/(PI()*[.$B$2])*2+[.$B$2]/2" office:value-type="float" office:value="0.310230257709463" calcext:value-type="float">
            <text:p>0.310230257709463</text:p>
          </table:table-cell>
          <table:table-cell table:formula="of:=[.B8]*2/PI()" office:value-type="float" office:value="1.65521140815571" calcext:value-type="float">
            <text:p>1.65521140815571</text:p>
          </table:table-cell>
        </table:table-row>
        <table:table-row table:style-name="ro1">
          <table:table-cell table:formula="of:=1+[.A8]" office:value-type="float" office:value="3" calcext:value-type="float">
            <text:p>3</text:p>
          </table:table-cell>
          <table:table-cell table:formula="of:=[.B8]+2*[.$B$2]/[.$B$3]" office:value-type="float" office:value="3.9" calcext:value-type="float">
            <text:p>3.9</text:p>
          </table:table-cell>
          <table:table-cell table:formula="of:=SQRT([.$B$2]^2-([.B9]-[.$B$2])^2)" office:value-type="float" office:value="22.1763387420016" calcext:value-type="float">
            <text:p>22.1763387420016</text:p>
          </table:table-cell>
          <table:table-cell table:formula="of:=[.$B$2]^2*(0.5*ASIN(([.B9]-[.$B$2])/[.$B$2])+0.25*SIN(2*ASIN(([.B9]-[.$B$2])/[.$B$2])))/(PI()*[.$B$2])*2+[.$B$2]/2" office:value-type="float" office:value="0.568193640006534" calcext:value-type="float">
            <text:p>0.568193640006534</text:p>
          </table:table-cell>
          <table:table-cell table:formula="of:=[.B9]*2/PI()" office:value-type="float" office:value="2.48281711223357" calcext:value-type="float">
            <text:p>2.48281711223357</text:p>
          </table:table-cell>
        </table:table-row>
        <table:table-row table:style-name="ro1">
          <table:table-cell table:formula="of:=1+[.A9]" office:value-type="float" office:value="4" calcext:value-type="float">
            <text:p>4</text:p>
          </table:table-cell>
          <table:table-cell table:formula="of:=[.B9]+2*[.$B$2]/[.$B$3]" office:value-type="float" office:value="5.2" calcext:value-type="float">
            <text:p>5.2</text:p>
          </table:table-cell>
          <table:table-cell table:formula="of:=SQRT([.$B$2]^2-([.B10]-[.$B$2])^2)" office:value-type="float" office:value="25.4746933249451" calcext:value-type="float">
            <text:p>25.4746933249451</text:p>
          </table:table-cell>
          <table:table-cell table:formula="of:=[.$B$2]^2*(0.5*ASIN(([.B10]-[.$B$2])/[.$B$2])+0.25*SIN(2*ASIN(([.B10]-[.$B$2])/[.$B$2])))/(PI()*[.$B$2])*2+[.$B$2]/2" office:value-type="float" office:value="0.872109196162924" calcext:value-type="float">
            <text:p>0.872109196162924</text:p>
          </table:table-cell>
          <table:table-cell table:formula="of:=[.B10]*2/PI()" office:value-type="float" office:value="3.31042281631142" calcext:value-type="float">
            <text:p>3.31042281631142</text:p>
          </table:table-cell>
        </table:table-row>
        <table:table-row table:style-name="ro1">
          <table:table-cell table:formula="of:=1+[.A10]" office:value-type="float" office:value="5" calcext:value-type="float">
            <text:p>5</text:p>
          </table:table-cell>
          <table:table-cell table:formula="of:=[.B10]+2*[.$B$2]/[.$B$3]" office:value-type="float" office:value="6.5" calcext:value-type="float">
            <text:p>6.5</text:p>
          </table:table-cell>
          <table:table-cell table:formula="of:=SQRT([.$B$2]^2-([.B11]-[.$B$2])^2)" office:value-type="float" office:value="28.3328431330144" calcext:value-type="float">
            <text:p>28.3328431330144</text:p>
          </table:table-cell>
          <table:table-cell table:formula="of:=[.$B$2]^2*(0.5*ASIN(([.B11]-[.$B$2])/[.$B$2])+0.25*SIN(2*ASIN(([.B11]-[.$B$2])/[.$B$2])))/(PI()*[.$B$2])*2+[.$B$2]/2" office:value-type="float" office:value="1.21504738772621" calcext:value-type="float">
            <text:p>1.21504738772621</text:p>
          </table:table-cell>
          <table:table-cell table:formula="of:=[.B11]*2/PI()" office:value-type="float" office:value="4.13802852038928" calcext:value-type="float">
            <text:p>4.13802852038928</text:p>
          </table:table-cell>
        </table:table-row>
        <table:table-row table:style-name="ro1">
          <table:table-cell table:formula="of:=1+[.A11]" office:value-type="float" office:value="6" calcext:value-type="float">
            <text:p>6</text:p>
          </table:table-cell>
          <table:table-cell table:formula="of:=[.B11]+2*[.$B$2]/[.$B$3]" office:value-type="float" office:value="7.8" calcext:value-type="float">
            <text:p>7.8</text:p>
          </table:table-cell>
          <table:table-cell table:formula="of:=SQRT([.$B$2]^2-([.B12]-[.$B$2])^2)" office:value-type="float" office:value="30.8732894262986" calcext:value-type="float">
            <text:p>30.8732894262986</text:p>
          </table:table-cell>
          <table:table-cell table:formula="of:=[.$B$2]^2*(0.5*ASIN(([.B12]-[.$B$2])/[.$B$2])+0.25*SIN(2*ASIN(([.B12]-[.$B$2])/[.$B$2])))/(PI()*[.$B$2])*2+[.$B$2]/2" office:value-type="float" office:value="1.59225719836707" calcext:value-type="float">
            <text:p>1.59225719836707</text:p>
          </table:table-cell>
          <table:table-cell table:formula="of:=[.B12]*2/PI()" office:value-type="float" office:value="4.96563422446713" calcext:value-type="float">
            <text:p>4.96563422446713</text:p>
          </table:table-cell>
        </table:table-row>
        <table:table-row table:style-name="ro1">
          <table:table-cell table:formula="of:=1+[.A12]" office:value-type="float" office:value="7" calcext:value-type="float">
            <text:p>7</text:p>
          </table:table-cell>
          <table:table-cell table:formula="of:=[.B12]+2*[.$B$2]/[.$B$3]" office:value-type="float" office:value="9.1" calcext:value-type="float">
            <text:p>9.1</text:p>
          </table:table-cell>
          <table:table-cell table:formula="of:=SQRT([.$B$2]^2-([.B13]-[.$B$2])^2)" office:value-type="float" office:value="33.16911213765" calcext:value-type="float">
            <text:p>33.16911213765</text:p>
          </table:table-cell>
          <table:table-cell table:formula="of:=[.$B$2]^2*(0.5*ASIN(([.B13]-[.$B$2])/[.$B$2])+0.25*SIN(2*ASIN(([.B13]-[.$B$2])/[.$B$2])))/(PI()*[.$B$2])*2+[.$B$2]/2" office:value-type="float" office:value="2.00019441886456" calcext:value-type="float">
            <text:p>2.00019441886456</text:p>
          </table:table-cell>
          <table:table-cell table:formula="of:=[.B13]*2/PI()" office:value-type="float" office:value="5.79323992854499" calcext:value-type="float">
            <text:p>5.79323992854499</text:p>
          </table:table-cell>
        </table:table-row>
        <table:table-row table:style-name="ro1">
          <table:table-cell table:formula="of:=1+[.A13]" office:value-type="float" office:value="8" calcext:value-type="float">
            <text:p>8</text:p>
          </table:table-cell>
          <table:table-cell table:formula="of:=[.B13]+2*[.$B$2]/[.$B$3]" office:value-type="float" office:value="10.4" calcext:value-type="float">
            <text:p>10.4</text:p>
          </table:table-cell>
          <table:table-cell table:formula="of:=SQRT([.$B$2]^2-([.B14]-[.$B$2])^2)" office:value-type="float" office:value="35.2681159122514" calcext:value-type="float">
            <text:p>35.2681159122514</text:p>
          </table:table-cell>
          <table:table-cell table:formula="of:=[.$B$2]^2*(0.5*ASIN(([.B14]-[.$B$2])/[.$B$2])+0.25*SIN(2*ASIN(([.B14]-[.$B$2])/[.$B$2])))/(PI()*[.$B$2])*2+[.$B$2]/2" office:value-type="float" office:value="2.43606834656464" calcext:value-type="float">
            <text:p>2.43606834656464</text:p>
          </table:table-cell>
          <table:table-cell table:formula="of:=[.B14]*2/PI()" office:value-type="float" office:value="6.62084563262285" calcext:value-type="float">
            <text:p>6.62084563262285</text:p>
          </table:table-cell>
        </table:table-row>
        <table:table-row table:style-name="ro1">
          <table:table-cell table:formula="of:=1+[.A14]" office:value-type="float" office:value="9" calcext:value-type="float">
            <text:p>9</text:p>
          </table:table-cell>
          <table:table-cell table:formula="of:=[.B14]+2*[.$B$2]/[.$B$3]" office:value-type="float" office:value="11.7" calcext:value-type="float">
            <text:p>11.7</text:p>
          </table:table-cell>
          <table:table-cell table:formula="of:=SQRT([.$B$2]^2-([.B15]-[.$B$2])^2)" office:value-type="float" office:value="37.2036288552609" calcext:value-type="float">
            <text:p>37.2036288552609</text:p>
          </table:table-cell>
          <table:table-cell table:formula="of:=[.$B$2]^2*(0.5*ASIN(([.B15]-[.$B$2])/[.$B$2])+0.25*SIN(2*ASIN(([.B15]-[.$B$2])/[.$B$2])))/(PI()*[.$B$2])*2+[.$B$2]/2" office:value-type="float" office:value="2.89759697212367" calcext:value-type="float">
            <text:p>2.89759697212367</text:p>
          </table:table-cell>
          <table:table-cell table:formula="of:=[.B15]*2/PI()" office:value-type="float" office:value="7.4484513367007" calcext:value-type="float">
            <text:p>7.4484513367007</text:p>
          </table:table-cell>
        </table:table-row>
        <table:table-row table:style-name="ro1">
          <table:table-cell table:formula="of:=1+[.A15]" office:value-type="float" office:value="10" calcext:value-type="float">
            <text:p>10</text:p>
          </table:table-cell>
          <table:table-cell table:formula="of:=[.B15]+2*[.$B$2]/[.$B$3]" office:value-type="float" office:value="13" calcext:value-type="float">
            <text:p>13</text:p>
          </table:table-cell>
          <table:table-cell table:formula="of:=SQRT([.$B$2]^2-([.B16]-[.$B$2])^2)" office:value-type="float" office:value="39" calcext:value-type="float">
            <text:p>39</text:p>
          </table:table-cell>
          <table:table-cell table:formula="of:=[.$B$2]^2*(0.5*ASIN(([.B16]-[.$B$2])/[.$B$2])+0.25*SIN(2*ASIN(([.B16]-[.$B$2])/[.$B$2])))/(PI()*[.$B$2])*2+[.$B$2]/2" office:value-type="float" office:value="3.3828612565094" calcext:value-type="float">
            <text:p>3.3828612565094</text:p>
          </table:table-cell>
          <table:table-cell table:formula="of:=[.B16]*2/PI()" office:value-type="float" office:value="8.27605704077856" calcext:value-type="float">
            <text:p>8.27605704077856</text:p>
          </table:table-cell>
        </table:table-row>
        <table:table-row table:style-name="ro1">
          <table:table-cell table:formula="of:=1+[.A16]" office:value-type="float" office:value="11" calcext:value-type="float">
            <text:p>11</text:p>
          </table:table-cell>
          <table:table-cell table:formula="of:=[.B16]+2*[.$B$2]/[.$B$3]" office:value-type="float" office:value="14.3" calcext:value-type="float">
            <text:p>14.3</text:p>
          </table:table-cell>
          <table:table-cell table:formula="of:=SQRT([.$B$2]^2-([.B17]-[.$B$2])^2)" office:value-type="float" office:value="40.6756684026212" calcext:value-type="float">
            <text:p>40.6756684026212</text:p>
          </table:table-cell>
          <table:table-cell table:formula="of:=[.$B$2]^2*(0.5*ASIN(([.B17]-[.$B$2])/[.$B$2])+0.25*SIN(2*ASIN(([.B17]-[.$B$2])/[.$B$2])))/(PI()*[.$B$2])*2+[.$B$2]/2" office:value-type="float" office:value="3.89021210418014" calcext:value-type="float">
            <text:p>3.89021210418014</text:p>
          </table:table-cell>
          <table:table-cell table:formula="of:=[.B17]*2/PI()" office:value-type="float" office:value="9.10366274485642" calcext:value-type="float">
            <text:p>9.10366274485642</text:p>
          </table:table-cell>
        </table:table-row>
        <table:table-row table:style-name="ro1">
          <table:table-cell table:formula="of:=1+[.A17]" office:value-type="float" office:value="12" calcext:value-type="float">
            <text:p>12</text:p>
          </table:table-cell>
          <table:table-cell table:formula="of:=[.B17]+2*[.$B$2]/[.$B$3]" office:value-type="float" office:value="15.6" calcext:value-type="float">
            <text:p>15.6</text:p>
          </table:table-cell>
          <table:table-cell table:formula="of:=SQRT([.$B$2]^2-([.B18]-[.$B$2])^2)" office:value-type="float" office:value="42.244999704107" calcext:value-type="float">
            <text:p>42.244999704107</text:p>
          </table:table-cell>
          <table:table-cell table:formula="of:=[.$B$2]^2*(0.5*ASIN(([.B18]-[.$B$2])/[.$B$2])+0.25*SIN(2*ASIN(([.B18]-[.$B$2])/[.$B$2])))/(PI()*[.$B$2])*2+[.$B$2]/2" office:value-type="float" office:value="4.41820774398473" calcext:value-type="float">
            <text:p>4.41820774398473</text:p>
          </table:table-cell>
          <table:table-cell table:formula="of:=[.B18]*2/PI()" office:value-type="float" office:value="9.93126844893427" calcext:value-type="float">
            <text:p>9.93126844893427</text:p>
          </table:table-cell>
        </table:table-row>
        <table:table-row table:style-name="ro1">
          <table:table-cell table:formula="of:=1+[.A18]" office:value-type="float" office:value="13" calcext:value-type="float">
            <text:p>13</text:p>
          </table:table-cell>
          <table:table-cell table:formula="of:=[.B18]+2*[.$B$2]/[.$B$3]" office:value-type="float" office:value="16.9" calcext:value-type="float">
            <text:p>16.9</text:p>
          </table:table-cell>
          <table:table-cell table:formula="of:=SQRT([.$B$2]^2-([.B19]-[.$B$2])^2)" office:value-type="float" office:value="43.7194464740806" calcext:value-type="float">
            <text:p>43.7194464740806</text:p>
          </table:table-cell>
          <table:table-cell table:formula="of:=[.$B$2]^2*(0.5*ASIN(([.B19]-[.$B$2])/[.$B$2])+0.25*SIN(2*ASIN(([.B19]-[.$B$2])/[.$B$2])))/(PI()*[.$B$2])*2+[.$B$2]/2" office:value-type="float" office:value="4.96556978538136" calcext:value-type="float">
            <text:p>4.96556978538136</text:p>
          </table:table-cell>
          <table:table-cell table:formula="of:=[.B19]*2/PI()" office:value-type="float" office:value="10.7588741530121" calcext:value-type="float">
            <text:p>10.7588741530121</text:p>
          </table:table-cell>
        </table:table-row>
        <table:table-row table:style-name="ro1">
          <table:table-cell table:formula="of:=1+[.A19]" office:value-type="float" office:value="14" calcext:value-type="float">
            <text:p>14</text:p>
          </table:table-cell>
          <table:table-cell table:formula="of:=[.B19]+2*[.$B$2]/[.$B$3]" office:value-type="float" office:value="18.2" calcext:value-type="float">
            <text:p>18.2</text:p>
          </table:table-cell>
          <table:table-cell table:formula="of:=SQRT([.$B$2]^2-([.B20]-[.$B$2])^2)" office:value-type="float" office:value="45.1083140895334" calcext:value-type="float">
            <text:p>45.1083140895334</text:p>
          </table:table-cell>
          <table:table-cell table:formula="of:=[.$B$2]^2*(0.5*ASIN(([.B20]-[.$B$2])/[.$B$2])+0.25*SIN(2*ASIN(([.B20]-[.$B$2])/[.$B$2])))/(PI()*[.$B$2])*2+[.$B$2]/2" office:value-type="float" office:value="5.53115132437732" calcext:value-type="float">
            <text:p>5.53115132437732</text:p>
          </table:table-cell>
          <table:table-cell table:formula="of:=[.B20]*2/PI()" office:value-type="float" office:value="11.58647985709" calcext:value-type="float">
            <text:p>11.58647985709</text:p>
          </table:table-cell>
        </table:table-row>
        <table:table-row table:style-name="ro1">
          <table:table-cell table:formula="of:=1+[.A20]" office:value-type="float" office:value="15" calcext:value-type="float">
            <text:p>15</text:p>
          </table:table-cell>
          <table:table-cell table:formula="of:=[.B20]+2*[.$B$2]/[.$B$3]" office:value-type="float" office:value="19.5" calcext:value-type="float">
            <text:p>19.5</text:p>
          </table:table-cell>
          <table:table-cell table:formula="of:=SQRT([.$B$2]^2-([.B21]-[.$B$2])^2)" office:value-type="float" office:value="46.4192847855285" calcext:value-type="float">
            <text:p>46.4192847855285</text:p>
          </table:table-cell>
          <table:table-cell table:formula="of:=[.$B$2]^2*(0.5*ASIN(([.B21]-[.$B$2])/[.$B$2])+0.25*SIN(2*ASIN(([.B21]-[.$B$2])/[.$B$2])))/(PI()*[.$B$2])*2+[.$B$2]/2" office:value-type="float" office:value="6.11391314216109" calcext:value-type="float">
            <text:p>6.11391314216109</text:p>
          </table:table-cell>
          <table:table-cell table:formula="of:=[.B21]*2/PI()" office:value-type="float" office:value="12.4140855611678" calcext:value-type="float">
            <text:p>12.4140855611678</text:p>
          </table:table-cell>
        </table:table-row>
        <table:table-row table:style-name="ro1">
          <table:table-cell table:formula="of:=1+[.A21]" office:value-type="float" office:value="16" calcext:value-type="float">
            <text:p>16</text:p>
          </table:table-cell>
          <table:table-cell table:formula="of:=[.B21]+2*[.$B$2]/[.$B$3]" office:value-type="float" office:value="20.8" calcext:value-type="float">
            <text:p>20.8</text:p>
          </table:table-cell>
          <table:table-cell table:formula="of:=SQRT([.$B$2]^2-([.B22]-[.$B$2])^2)" office:value-type="float" office:value="47.6587872275407" calcext:value-type="float">
            <text:p>47.6587872275407</text:p>
          </table:table-cell>
          <table:table-cell table:formula="of:=[.$B$2]^2*(0.5*ASIN(([.B22]-[.$B$2])/[.$B$2])+0.25*SIN(2*ASIN(([.B22]-[.$B$2])/[.$B$2])))/(PI()*[.$B$2])*2+[.$B$2]/2" office:value-type="float" office:value="6.71290552260103" calcext:value-type="float">
            <text:p>6.71290552260103</text:p>
          </table:table-cell>
          <table:table-cell table:formula="of:=[.B22]*2/PI()" office:value-type="float" office:value="13.2416912652457" calcext:value-type="float">
            <text:p>13.2416912652457</text:p>
          </table:table-cell>
        </table:table-row>
        <table:table-row table:style-name="ro1">
          <table:table-cell table:formula="of:=1+[.A22]" office:value-type="float" office:value="17" calcext:value-type="float">
            <text:p>17</text:p>
          </table:table-cell>
          <table:table-cell table:formula="of:=[.B22]+2*[.$B$2]/[.$B$3]" office:value-type="float" office:value="22.1" calcext:value-type="float">
            <text:p>22.1</text:p>
          </table:table-cell>
          <table:table-cell table:formula="of:=SQRT([.$B$2]^2-([.B23]-[.$B$2])^2)" office:value-type="float" office:value="48.8322639245817" calcext:value-type="float">
            <text:p>48.8322639245817</text:p>
          </table:table-cell>
          <table:table-cell table:formula="of:=[.$B$2]^2*(0.5*ASIN(([.B23]-[.$B$2])/[.$B$2])+0.25*SIN(2*ASIN(([.B23]-[.$B$2])/[.$B$2])))/(PI()*[.$B$2])*2+[.$B$2]/2" office:value-type="float" office:value="7.32725408196547" calcext:value-type="float">
            <text:p>7.32725408196547</text:p>
          </table:table-cell>
          <table:table-cell table:formula="of:=[.B23]*2/PI()" office:value-type="float" office:value="14.0692969693236" calcext:value-type="float">
            <text:p>14.0692969693236</text:p>
          </table:table-cell>
        </table:table-row>
        <table:table-row table:style-name="ro1">
          <table:table-cell table:formula="of:=1+[.A23]" office:value-type="float" office:value="18" calcext:value-type="float">
            <text:p>18</text:p>
          </table:table-cell>
          <table:table-cell table:formula="of:=[.B23]+2*[.$B$2]/[.$B$3]" office:value-type="float" office:value="23.4" calcext:value-type="float">
            <text:p>23.4</text:p>
          </table:table-cell>
          <table:table-cell table:formula="of:=SQRT([.$B$2]^2-([.B24]-[.$B$2])^2)" office:value-type="float" office:value="49.9443690519762" calcext:value-type="float">
            <text:p>49.9443690519762</text:p>
          </table:table-cell>
          <table:table-cell table:formula="of:=[.$B$2]^2*(0.5*ASIN(([.B24]-[.$B$2])/[.$B$2])+0.25*SIN(2*ASIN(([.B24]-[.$B$2])/[.$B$2])))/(PI()*[.$B$2])*2+[.$B$2]/2" office:value-type="float" office:value="7.95614853317041" calcext:value-type="float">
            <text:p>7.95614853317041</text:p>
          </table:table-cell>
          <table:table-cell table:formula="of:=[.B24]*2/PI()" office:value-type="float" office:value="14.8969026734014" calcext:value-type="float">
            <text:p>14.8969026734014</text:p>
          </table:table-cell>
        </table:table-row>
        <table:table-row table:style-name="ro1">
          <table:table-cell table:formula="of:=1+[.A24]" office:value-type="float" office:value="19" calcext:value-type="float">
            <text:p>19</text:p>
          </table:table-cell>
          <table:table-cell table:formula="of:=[.B24]+2*[.$B$2]/[.$B$3]" office:value-type="float" office:value="24.7" calcext:value-type="float">
            <text:p>24.7</text:p>
          </table:table-cell>
          <table:table-cell table:formula="of:=SQRT([.$B$2]^2-([.B25]-[.$B$2])^2)" office:value-type="float" office:value="50.9991176394259" calcext:value-type="float">
            <text:p>50.9991176394259</text:p>
          </table:table-cell>
          <table:table-cell table:formula="of:=[.$B$2]^2*(0.5*ASIN(([.B25]-[.$B$2])/[.$B$2])+0.25*SIN(2*ASIN(([.B25]-[.$B$2])/[.$B$2])))/(PI()*[.$B$2])*2+[.$B$2]/2" office:value-type="float" office:value="8.59883364133858" calcext:value-type="float">
            <text:p>8.59883364133858</text:p>
          </table:table-cell>
          <table:table-cell table:formula="of:=[.B25]*2/PI()" office:value-type="float" office:value="15.7245083774793" calcext:value-type="float">
            <text:p>15.7245083774793</text:p>
          </table:table-cell>
        </table:table-row>
        <table:table-row table:style-name="ro1">
          <table:table-cell table:formula="of:=1+[.A25]" office:value-type="float" office:value="20" calcext:value-type="float">
            <text:p>20</text:p>
          </table:table-cell>
          <table:table-cell table:formula="of:=[.B25]+2*[.$B$2]/[.$B$3]" office:value-type="float" office:value="26" calcext:value-type="float">
            <text:p>26</text:p>
          </table:table-cell>
          <table:table-cell table:formula="of:=SQRT([.$B$2]^2-([.B26]-[.$B$2])^2)" office:value-type="float" office:value="52" calcext:value-type="float">
            <text:p>52</text:p>
          </table:table-cell>
          <table:table-cell table:formula="of:=[.$B$2]^2*(0.5*ASIN(([.B26]-[.$B$2])/[.$B$2])+0.25*SIN(2*ASIN(([.B26]-[.$B$2])/[.$B$2])))/(PI()*[.$B$2])*2+[.$B$2]/2" office:value-type="float" office:value="9.25460184562206" calcext:value-type="float">
            <text:p>9.25460184562206</text:p>
          </table:table-cell>
          <table:table-cell table:formula="of:=[.B26]*2/PI()" office:value-type="float" office:value="16.5521140815571" calcext:value-type="float">
            <text:p>16.5521140815571</text:p>
          </table:table-cell>
        </table:table-row>
        <table:table-row table:style-name="ro1">
          <table:table-cell table:formula="of:=1+[.A26]" office:value-type="float" office:value="21" calcext:value-type="float">
            <text:p>21</text:p>
          </table:table-cell>
          <table:table-cell table:formula="of:=[.B26]+2*[.$B$2]/[.$B$3]" office:value-type="float" office:value="27.3" calcext:value-type="float">
            <text:p>27.3</text:p>
          </table:table-cell>
          <table:table-cell table:formula="of:=SQRT([.$B$2]^2-([.B27]-[.$B$2])^2)" office:value-type="float" office:value="52.9500708214824" calcext:value-type="float">
            <text:p>52.9500708214824</text:p>
          </table:table-cell>
          <table:table-cell table:formula="of:=[.$B$2]^2*(0.5*ASIN(([.B27]-[.$B$2])/[.$B$2])+0.25*SIN(2*ASIN(([.B27]-[.$B$2])/[.$B$2])))/(PI()*[.$B$2])*2+[.$B$2]/2" office:value-type="float" office:value="9.92278716844191" calcext:value-type="float">
            <text:p>9.92278716844191</text:p>
          </table:table-cell>
          <table:table-cell table:formula="of:=[.B27]*2/PI()" office:value-type="float" office:value="17.379719785635" calcext:value-type="float">
            <text:p>17.379719785635</text:p>
          </table:table-cell>
        </table:table-row>
        <table:table-row table:style-name="ro1">
          <table:table-cell table:formula="of:=1+[.A27]" office:value-type="float" office:value="22" calcext:value-type="float">
            <text:p>22</text:p>
          </table:table-cell>
          <table:table-cell table:formula="of:=[.B27]+2*[.$B$2]/[.$B$3]" office:value-type="float" office:value="28.6" calcext:value-type="float">
            <text:p>28.6</text:p>
          </table:table-cell>
          <table:table-cell table:formula="of:=SQRT([.$B$2]^2-([.B28]-[.$B$2])^2)" office:value-type="float" office:value="53.8520194607408" calcext:value-type="float">
            <text:p>53.8520194607408</text:p>
          </table:table-cell>
          <table:table-cell table:formula="of:=[.$B$2]^2*(0.5*ASIN(([.B28]-[.$B$2])/[.$B$2])+0.25*SIN(2*ASIN(([.B28]-[.$B$2])/[.$B$2])))/(PI()*[.$B$2])*2+[.$B$2]/2" office:value-type="float" office:value="10.6027601336293" calcext:value-type="float">
            <text:p>10.6027601336293</text:p>
          </table:table-cell>
          <table:table-cell table:formula="of:=[.B28]*2/PI()" office:value-type="float" office:value="18.2073254897128" calcext:value-type="float">
            <text:p>18.2073254897128</text:p>
          </table:table-cell>
        </table:table-row>
        <table:table-row table:style-name="ro1">
          <table:table-cell table:formula="of:=1+[.A28]" office:value-type="float" office:value="23" calcext:value-type="float">
            <text:p>23</text:p>
          </table:table-cell>
          <table:table-cell table:formula="of:=[.B28]+2*[.$B$2]/[.$B$3]" office:value-type="float" office:value="29.9" calcext:value-type="float">
            <text:p>29.9</text:p>
          </table:table-cell>
          <table:table-cell table:formula="of:=SQRT([.$B$2]^2-([.B29]-[.$B$2])^2)" office:value-type="float" office:value="54.7082260725021" calcext:value-type="float">
            <text:p>54.7082260725021</text:p>
          </table:table-cell>
          <table:table-cell table:formula="of:=[.$B$2]^2*(0.5*ASIN(([.B29]-[.$B$2])/[.$B$2])+0.25*SIN(2*ASIN(([.B29]-[.$B$2])/[.$B$2])))/(PI()*[.$B$2])*2+[.$B$2]/2" office:value-type="float" office:value="11.2939234852677" calcext:value-type="float">
            <text:p>11.2939234852677</text:p>
          </table:table-cell>
          <table:table-cell table:formula="of:=[.B29]*2/PI()" office:value-type="float" office:value="19.0349311937907" calcext:value-type="float">
            <text:p>19.0349311937907</text:p>
          </table:table-cell>
        </table:table-row>
        <table:table-row table:style-name="ro1">
          <table:table-cell table:formula="of:=1+[.A29]" office:value-type="float" office:value="24" calcext:value-type="float">
            <text:p>24</text:p>
          </table:table-cell>
          <table:table-cell table:formula="of:=[.B29]+2*[.$B$2]/[.$B$3]" office:value-type="float" office:value="31.2" calcext:value-type="float">
            <text:p>31.2</text:p>
          </table:table-cell>
          <table:table-cell table:formula="of:=SQRT([.$B$2]^2-([.B30]-[.$B$2])^2)" office:value-type="float" office:value="55.5208069105628" calcext:value-type="float">
            <text:p>55.5208069105628</text:p>
          </table:table-cell>
          <table:table-cell table:formula="of:=[.$B$2]^2*(0.5*ASIN(([.B30]-[.$B$2])/[.$B$2])+0.25*SIN(2*ASIN(([.B30]-[.$B$2])/[.$B$2])))/(PI()*[.$B$2])*2+[.$B$2]/2" office:value-type="float" office:value="11.9957085492536" calcext:value-type="float">
            <text:p>11.9957085492536</text:p>
          </table:table-cell>
          <table:table-cell table:formula="of:=[.B30]*2/PI()" office:value-type="float" office:value="19.8625368978685" calcext:value-type="float">
            <text:p>19.8625368978685</text:p>
          </table:table-cell>
        </table:table-row>
        <table:table-row table:style-name="ro1">
          <table:table-cell table:formula="of:=1+[.A30]" office:value-type="float" office:value="25" calcext:value-type="float">
            <text:p>25</text:p>
          </table:table-cell>
          <table:table-cell table:formula="of:=[.B30]+2*[.$B$2]/[.$B$3]" office:value-type="float" office:value="32.5" calcext:value-type="float">
            <text:p>32.5</text:p>
          </table:table-cell>
          <table:table-cell table:formula="of:=SQRT([.$B$2]^2-([.B31]-[.$B$2])^2)" office:value-type="float" office:value="56.2916512459885" calcext:value-type="float">
            <text:p>56.2916512459885</text:p>
          </table:table-cell>
          <table:table-cell table:formula="of:=[.$B$2]^2*(0.5*ASIN(([.B31]-[.$B$2])/[.$B$2])+0.25*SIN(2*ASIN(([.B31]-[.$B$2])/[.$B$2])))/(PI()*[.$B$2])*2+[.$B$2]/2" office:value-type="float" office:value="12.7075721160626" calcext:value-type="float">
            <text:p>12.7075721160626</text:p>
          </table:table-cell>
          <table:table-cell table:formula="of:=[.B31]*2/PI()" office:value-type="float" office:value="20.6901426019464" calcext:value-type="float">
            <text:p>20.6901426019464</text:p>
          </table:table-cell>
        </table:table-row>
        <table:table-row table:style-name="ro1">
          <table:table-cell table:formula="of:=1+[.A31]" office:value-type="float" office:value="26" calcext:value-type="float">
            <text:p>26</text:p>
          </table:table-cell>
          <table:table-cell table:formula="of:=[.B31]+2*[.$B$2]/[.$B$3]" office:value-type="float" office:value="33.8" calcext:value-type="float">
            <text:p>33.8</text:p>
          </table:table-cell>
          <table:table-cell table:formula="of:=SQRT([.$B$2]^2-([.B32]-[.$B$2])^2)" office:value-type="float" office:value="57.0224517185994" calcext:value-type="float">
            <text:p>57.0224517185994</text:p>
          </table:table-cell>
          <table:table-cell table:formula="of:=[.$B$2]^2*(0.5*ASIN(([.B32]-[.$B$2])/[.$B$2])+0.25*SIN(2*ASIN(([.B32]-[.$B$2])/[.$B$2])))/(PI()*[.$B$2])*2+[.$B$2]/2" office:value-type="float" office:value="13.4289937501079" calcext:value-type="float">
            <text:p>13.4289937501079</text:p>
          </table:table-cell>
          <table:table-cell table:formula="of:=[.B32]*2/PI()" office:value-type="float" office:value="21.5177483060243" calcext:value-type="float">
            <text:p>21.5177483060243</text:p>
          </table:table-cell>
        </table:table-row>
        <table:table-row table:style-name="ro1">
          <table:table-cell table:formula="of:=1+[.A32]" office:value-type="float" office:value="27" calcext:value-type="float">
            <text:p>27</text:p>
          </table:table-cell>
          <table:table-cell table:formula="of:=[.B32]+2*[.$B$2]/[.$B$3]" office:value-type="float" office:value="35.1" calcext:value-type="float">
            <text:p>35.1</text:p>
          </table:table-cell>
          <table:table-cell table:formula="of:=SQRT([.$B$2]^2-([.B33]-[.$B$2])^2)" office:value-type="float" office:value="57.7147294891001" calcext:value-type="float">
            <text:p>57.7147294891001</text:p>
          </table:table-cell>
          <table:table-cell table:formula="of:=[.$B$2]^2*(0.5*ASIN(([.B33]-[.$B$2])/[.$B$2])+0.25*SIN(2*ASIN(([.B33]-[.$B$2])/[.$B$2])))/(PI()*[.$B$2])*2+[.$B$2]/2" office:value-type="float" office:value="14.1594734511875" calcext:value-type="float">
            <text:p>14.1594734511875</text:p>
          </table:table-cell>
          <table:table-cell table:formula="of:=[.B33]*2/PI()" office:value-type="float" office:value="22.3453540101021" calcext:value-type="float">
            <text:p>22.3453540101021</text:p>
          </table:table-cell>
        </table:table-row>
        <table:table-row table:style-name="ro1">
          <table:table-cell table:formula="of:=1+[.A33]" office:value-type="float" office:value="28" calcext:value-type="float">
            <text:p>28</text:p>
          </table:table-cell>
          <table:table-cell table:formula="of:=[.B33]+2*[.$B$2]/[.$B$3]" office:value-type="float" office:value="36.4" calcext:value-type="float">
            <text:p>36.4</text:p>
          </table:table-cell>
          <table:table-cell table:formula="of:=SQRT([.$B$2]^2-([.B34]-[.$B$2])^2)" office:value-type="float" office:value="58.3698552336735" calcext:value-type="float">
            <text:p>58.3698552336735</text:p>
          </table:table-cell>
          <table:table-cell table:formula="of:=[.$B$2]^2*(0.5*ASIN(([.B34]-[.$B$2])/[.$B$2])+0.25*SIN(2*ASIN(([.B34]-[.$B$2])/[.$B$2])))/(PI()*[.$B$2])*2+[.$B$2]/2" office:value-type="float" office:value="14.898529608745" calcext:value-type="float">
            <text:p>14.898529608745</text:p>
          </table:table-cell>
          <table:table-cell table:formula="of:=[.B34]*2/PI()" office:value-type="float" office:value="23.17295971418" calcext:value-type="float">
            <text:p>23.17295971418</text:p>
          </table:table-cell>
        </table:table-row>
        <table:table-row table:style-name="ro1">
          <table:table-cell table:formula="of:=1+[.A34]" office:value-type="float" office:value="29" calcext:value-type="float">
            <text:p>29</text:p>
          </table:table-cell>
          <table:table-cell table:formula="of:=[.B34]+2*[.$B$2]/[.$B$3]" office:value-type="float" office:value="37.7" calcext:value-type="float">
            <text:p>37.7</text:p>
          </table:table-cell>
          <table:table-cell table:formula="of:=SQRT([.$B$2]^2-([.B35]-[.$B$2])^2)" office:value-type="float" office:value="58.9890667835998" calcext:value-type="float">
            <text:p>58.9890667835998</text:p>
          </table:table-cell>
          <table:table-cell table:formula="of:=[.$B$2]^2*(0.5*ASIN(([.B35]-[.$B$2])/[.$B$2])+0.25*SIN(2*ASIN(([.B35]-[.$B$2])/[.$B$2])))/(PI()*[.$B$2])*2+[.$B$2]/2" office:value-type="float" office:value="15.645697201338" calcext:value-type="float">
            <text:p>15.645697201338</text:p>
          </table:table-cell>
          <table:table-cell table:formula="of:=[.B35]*2/PI()" office:value-type="float" office:value="24.0005654182578" calcext:value-type="float">
            <text:p>24.0005654182578</text:p>
          </table:table-cell>
        </table:table-row>
        <table:table-row table:style-name="ro1">
          <table:table-cell table:formula="of:=1+[.A35]" office:value-type="float" office:value="30" calcext:value-type="float">
            <text:p>30</text:p>
          </table:table-cell>
          <table:table-cell table:formula="of:=[.B35]+2*[.$B$2]/[.$B$3]" office:value-type="float" office:value="39" calcext:value-type="float">
            <text:p>39</text:p>
          </table:table-cell>
          <table:table-cell table:formula="of:=SQRT([.$B$2]^2-([.B36]-[.$B$2])^2)" office:value-type="float" office:value="59.5734840344259" calcext:value-type="float">
            <text:p>59.5734840344259</text:p>
          </table:table-cell>
          <table:table-cell table:formula="of:=[.$B$2]^2*(0.5*ASIN(([.B36]-[.$B$2])/[.$B$2])+0.25*SIN(2*ASIN(([.B36]-[.$B$2])/[.$B$2])))/(PI()*[.$B$2])*2+[.$B$2]/2" office:value-type="float" office:value="16.4005262027324" calcext:value-type="float">
            <text:p>16.4005262027324</text:p>
          </table:table-cell>
          <table:table-cell table:formula="of:=[.B36]*2/PI()" office:value-type="float" office:value="24.8281711223357" calcext:value-type="float">
            <text:p>24.8281711223357</text:p>
          </table:table-cell>
        </table:table-row>
        <table:table-row table:style-name="ro1">
          <table:table-cell table:formula="of:=1+[.A36]" office:value-type="float" office:value="31" calcext:value-type="float">
            <text:p>31</text:p>
          </table:table-cell>
          <table:table-cell table:formula="of:=[.B36]+2*[.$B$2]/[.$B$3]" office:value-type="float" office:value="40.3" calcext:value-type="float">
            <text:p>40.3</text:p>
          </table:table-cell>
          <table:table-cell table:formula="of:=SQRT([.$B$2]^2-([.B37]-[.$B$2])^2)" office:value-type="float" office:value="60.1241216152053" calcext:value-type="float">
            <text:p>60.1241216152053</text:p>
          </table:table-cell>
          <table:table-cell table:formula="of:=[.$B$2]^2*(0.5*ASIN(([.B37]-[.$B$2])/[.$B$2])+0.25*SIN(2*ASIN(([.B37]-[.$B$2])/[.$B$2])))/(PI()*[.$B$2])*2+[.$B$2]/2" office:value-type="float" office:value="17.1625801631071" calcext:value-type="float">
            <text:p>17.1625801631071</text:p>
          </table:table-cell>
          <table:table-cell table:formula="of:=[.B37]*2/PI()" office:value-type="float" office:value="25.6557768264135" calcext:value-type="float">
            <text:p>25.6557768264135</text:p>
          </table:table-cell>
        </table:table-row>
        <table:table-row table:style-name="ro1">
          <table:table-cell table:formula="of:=1+[.A37]" office:value-type="float" office:value="32" calcext:value-type="float">
            <text:p>32</text:p>
          </table:table-cell>
          <table:table-cell table:formula="of:=[.B37]+2*[.$B$2]/[.$B$3]" office:value-type="float" office:value="41.6" calcext:value-type="float">
            <text:p>41.6</text:p>
          </table:table-cell>
          <table:table-cell table:formula="of:=SQRT([.$B$2]^2-([.B38]-[.$B$2])^2)" office:value-type="float" office:value="60.6418997063911" calcext:value-type="float">
            <text:p>60.6418997063911</text:p>
          </table:table-cell>
          <table:table-cell table:formula="of:=[.$B$2]^2*(0.5*ASIN(([.B38]-[.$B$2])/[.$B$2])+0.25*SIN(2*ASIN(([.B38]-[.$B$2])/[.$B$2])))/(PI()*[.$B$2])*2+[.$B$2]/2" office:value-type="float" office:value="17.9314349394138" calcext:value-type="float">
            <text:p>17.9314349394138</text:p>
          </table:table-cell>
          <table:table-cell table:formula="of:=[.B38]*2/PI()" office:value-type="float" office:value="26.4833825304914" calcext:value-type="float">
            <text:p>26.4833825304914</text:p>
          </table:table-cell>
        </table:table-row>
        <table:table-row table:style-name="ro1">
          <table:table-cell table:formula="of:=1+[.A38]" office:value-type="float" office:value="33" calcext:value-type="float">
            <text:p>33</text:p>
          </table:table-cell>
          <table:table-cell table:formula="of:=[.B38]+2*[.$B$2]/[.$B$3]" office:value-type="float" office:value="42.9" calcext:value-type="float">
            <text:p>42.9</text:p>
          </table:table-cell>
          <table:table-cell table:formula="of:=SQRT([.$B$2]^2-([.B39]-[.$B$2])^2)" office:value-type="float" office:value="61.1276533166455" calcext:value-type="float">
            <text:p>61.1276533166455</text:p>
          </table:table-cell>
          <table:table-cell table:formula="of:=[.$B$2]^2*(0.5*ASIN(([.B39]-[.$B$2])/[.$B$2])+0.25*SIN(2*ASIN(([.B39]-[.$B$2])/[.$B$2])))/(PI()*[.$B$2])*2+[.$B$2]/2" office:value-type="float" office:value="18.706677553371" calcext:value-type="float">
            <text:p>18.706677553371</text:p>
          </table:table-cell>
          <table:table-cell table:formula="of:=[.B39]*2/PI()" office:value-type="float" office:value="27.3109882345692" calcext:value-type="float">
            <text:p>27.3109882345692</text:p>
          </table:table-cell>
        </table:table-row>
        <table:table-row table:style-name="ro1">
          <table:table-cell table:formula="of:=1+[.A39]" office:value-type="float" office:value="34" calcext:value-type="float">
            <text:p>34</text:p>
          </table:table-cell>
          <table:table-cell table:formula="of:=[.B39]+2*[.$B$2]/[.$B$3]" office:value-type="float" office:value="44.2" calcext:value-type="float">
            <text:p>44.2</text:p>
          </table:table-cell>
          <table:table-cell table:formula="of:=SQRT([.$B$2]^2-([.B40]-[.$B$2])^2)" office:value-type="float" office:value="61.5821402681005" calcext:value-type="float">
            <text:p>61.5821402681005</text:p>
          </table:table-cell>
          <table:table-cell table:formula="of:=[.$B$2]^2*(0.5*ASIN(([.B40]-[.$B$2])/[.$B$2])+0.25*SIN(2*ASIN(([.B40]-[.$B$2])/[.$B$2])))/(PI()*[.$B$2])*2+[.$B$2]/2" office:value-type="float" office:value="19.4879051591134" calcext:value-type="float">
            <text:p>19.4879051591134</text:p>
          </table:table-cell>
          <table:table-cell table:formula="of:=[.B40]*2/PI()" office:value-type="float" office:value="28.1385939386471" calcext:value-type="float">
            <text:p>28.1385939386471</text:p>
          </table:table-cell>
        </table:table-row>
        <table:table-row table:style-name="ro1">
          <table:table-cell table:formula="of:=1+[.A40]" office:value-type="float" office:value="35" calcext:value-type="float">
            <text:p>35</text:p>
          </table:table-cell>
          <table:table-cell table:formula="of:=[.B40]+2*[.$B$2]/[.$B$3]" office:value-type="float" office:value="45.5" calcext:value-type="float">
            <text:p>45.5</text:p>
          </table:table-cell>
          <table:table-cell table:formula="of:=SQRT([.$B$2]^2-([.B41]-[.$B$2])^2)" office:value-type="float" office:value="62.0060480921015" calcext:value-type="float">
            <text:p>62.0060480921015</text:p>
          </table:table-cell>
          <table:table-cell table:formula="of:=[.$B$2]^2*(0.5*ASIN(([.B41]-[.$B$2])/[.$B$2])+0.25*SIN(2*ASIN(([.B41]-[.$B$2])/[.$B$2])))/(PI()*[.$B$2])*2+[.$B$2]/2" office:value-type="float" office:value="20.2747241053849" calcext:value-type="float">
            <text:p>20.2747241053849</text:p>
          </table:table-cell>
          <table:table-cell table:formula="of:=[.B41]*2/PI()" office:value-type="float" office:value="28.9661996427249" calcext:value-type="float">
            <text:p>28.9661996427249</text:p>
          </table:table-cell>
        </table:table-row>
        <table:table-row table:style-name="ro1">
          <table:table-cell table:formula="of:=1+[.A41]" office:value-type="float" office:value="36" calcext:value-type="float">
            <text:p>36</text:p>
          </table:table-cell>
          <table:table-cell table:formula="of:=[.B41]+2*[.$B$2]/[.$B$3]" office:value-type="float" office:value="46.8" calcext:value-type="float">
            <text:p>46.8</text:p>
          </table:table-cell>
          <table:table-cell table:formula="of:=SQRT([.$B$2]^2-([.B42]-[.$B$2])^2)" office:value-type="float" office:value="62.4" calcext:value-type="float">
            <text:p>62.4</text:p>
          </table:table-cell>
          <table:table-cell table:formula="of:=[.$B$2]^2*(0.5*ASIN(([.B42]-[.$B$2])/[.$B$2])+0.25*SIN(2*ASIN(([.B42]-[.$B$2])/[.$B$2])))/(PI()*[.$B$2])*2+[.$B$2]/2" office:value-type="float" office:value="21.0667490794841" calcext:value-type="float">
            <text:p>21.0667490794841</text:p>
          </table:table-cell>
          <table:table-cell table:formula="of:=[.B42]*2/PI()" office:value-type="float" office:value="29.7938053468028" calcext:value-type="float">
            <text:p>29.7938053468028</text:p>
          </table:table-cell>
        </table:table-row>
        <table:table-row table:style-name="ro1">
          <table:table-cell table:formula="of:=1+[.A42]" office:value-type="float" office:value="37" calcext:value-type="float">
            <text:p>37</text:p>
          </table:table-cell>
          <table:table-cell table:formula="of:=[.B42]+2*[.$B$2]/[.$B$3]" office:value-type="float" office:value="48.1" calcext:value-type="float">
            <text:p>48.1</text:p>
          </table:table-cell>
          <table:table-cell table:formula="of:=SQRT([.$B$2]^2-([.B43]-[.$B$2])^2)" office:value-type="float" office:value="62.7645600637812" calcext:value-type="float">
            <text:p>62.7645600637812</text:p>
          </table:table-cell>
          <table:table-cell table:formula="of:=[.$B$2]^2*(0.5*ASIN(([.B43]-[.$B$2])/[.$B$2])+0.25*SIN(2*ASIN(([.B43]-[.$B$2])/[.$B$2])))/(PI()*[.$B$2])*2+[.$B$2]/2" office:value-type="float" office:value="21.8636023220734" calcext:value-type="float">
            <text:p>21.8636023220734</text:p>
          </table:table-cell>
          <table:table-cell table:formula="of:=[.B43]*2/PI()" office:value-type="float" office:value="30.6214110508806" calcext:value-type="float">
            <text:p>30.6214110508806</text:p>
          </table:table-cell>
        </table:table-row>
        <table:table-row table:style-name="ro1">
          <table:table-cell table:formula="of:=1+[.A43]" office:value-type="float" office:value="38" calcext:value-type="float">
            <text:p>38</text:p>
          </table:table-cell>
          <table:table-cell table:formula="of:=[.B43]+2*[.$B$2]/[.$B$3]" office:value-type="float" office:value="49.4" calcext:value-type="float">
            <text:p>49.4</text:p>
          </table:table-cell>
          <table:table-cell table:formula="of:=SQRT([.$B$2]^2-([.B44]-[.$B$2])^2)" office:value-type="float" office:value="63.1002377174603" calcext:value-type="float">
            <text:p>63.1002377174603</text:p>
          </table:table-cell>
          <table:table-cell table:formula="of:=[.$B$2]^2*(0.5*ASIN(([.B44]-[.$B$2])/[.$B$2])+0.25*SIN(2*ASIN(([.B44]-[.$B$2])/[.$B$2])))/(PI()*[.$B$2])*2+[.$B$2]/2" office:value-type="float" office:value="22.6649129035181" calcext:value-type="float">
            <text:p>22.6649129035181</text:p>
          </table:table-cell>
          <table:table-cell table:formula="of:=[.B44]*2/PI()" office:value-type="float" office:value="31.4490167549585" calcext:value-type="float">
            <text:p>31.4490167549585</text:p>
          </table:table-cell>
        </table:table-row>
        <table:table-row table:style-name="ro1">
          <table:table-cell table:formula="of:=1+[.A44]" office:value-type="float" office:value="39" calcext:value-type="float">
            <text:p>39</text:p>
          </table:table-cell>
          <table:table-cell table:formula="of:=[.B44]+2*[.$B$2]/[.$B$3]" office:value-type="float" office:value="50.7" calcext:value-type="float">
            <text:p>50.7</text:p>
          </table:table-cell>
          <table:table-cell table:formula="of:=SQRT([.$B$2]^2-([.B45]-[.$B$2])^2)" office:value-type="float" office:value="63.4074916709374" calcext:value-type="float">
            <text:p>63.4074916709374</text:p>
          </table:table-cell>
          <table:table-cell table:formula="of:=[.$B$2]^2*(0.5*ASIN(([.B45]-[.$B$2])/[.$B$2])+0.25*SIN(2*ASIN(([.B45]-[.$B$2])/[.$B$2])))/(PI()*[.$B$2])*2+[.$B$2]/2" office:value-type="float" office:value="23.4703160537114" calcext:value-type="float">
            <text:p>23.4703160537114</text:p>
          </table:table-cell>
          <table:table-cell table:formula="of:=[.B45]*2/PI()" office:value-type="float" office:value="32.2766224590364" calcext:value-type="float">
            <text:p>32.2766224590364</text:p>
          </table:table-cell>
        </table:table-row>
        <table:table-row table:style-name="ro1">
          <table:table-cell table:formula="of:=1+[.A45]" office:value-type="float" office:value="40" calcext:value-type="float">
            <text:p>40</text:p>
          </table:table-cell>
          <table:table-cell table:formula="of:=[.B45]+2*[.$B$2]/[.$B$3]" office:value-type="float" office:value="52" calcext:value-type="float">
            <text:p>52</text:p>
          </table:table-cell>
          <table:table-cell table:formula="of:=SQRT([.$B$2]^2-([.B46]-[.$B$2])^2)" office:value-type="float" office:value="63.6867333123626" calcext:value-type="float">
            <text:p>63.6867333123626</text:p>
          </table:table-cell>
          <table:table-cell table:formula="of:=[.$B$2]^2*(0.5*ASIN(([.B46]-[.$B$2])/[.$B$2])+0.25*SIN(2*ASIN(([.B46]-[.$B$2])/[.$B$2])))/(PI()*[.$B$2])*2+[.$B$2]/2" office:value-type="float" office:value="24.2794525384015" calcext:value-type="float">
            <text:p>24.2794525384015</text:p>
          </table:table-cell>
          <table:table-cell table:formula="of:=[.B46]*2/PI()" office:value-type="float" office:value="33.1042281631142" calcext:value-type="float">
            <text:p>33.1042281631142</text:p>
          </table:table-cell>
        </table:table-row>
        <table:table-row table:style-name="ro1">
          <table:table-cell table:formula="of:=1+[.A46]" office:value-type="float" office:value="41" calcext:value-type="float">
            <text:p>41</text:p>
          </table:table-cell>
          <table:table-cell table:formula="of:=[.B46]+2*[.$B$2]/[.$B$3]" office:value-type="float" office:value="53.3" calcext:value-type="float">
            <text:p>53.3</text:p>
          </table:table-cell>
          <table:table-cell table:formula="of:=SQRT([.$B$2]^2-([.B47]-[.$B$2])^2)" office:value-type="float" office:value="63.9383296622613" calcext:value-type="float">
            <text:p>63.9383296622613</text:p>
          </table:table-cell>
          <table:table-cell table:formula="of:=[.$B$2]^2*(0.5*ASIN(([.B47]-[.$B$2])/[.$B$2])+0.25*SIN(2*ASIN(([.B47]-[.$B$2])/[.$B$2])))/(PI()*[.$B$2])*2+[.$B$2]/2" office:value-type="float" office:value="25.091968075925" calcext:value-type="float">
            <text:p>25.091968075925</text:p>
          </table:table-cell>
          <table:table-cell table:formula="of:=[.B47]*2/PI()" office:value-type="float" office:value="33.9318338671921" calcext:value-type="float">
            <text:p>33.9318338671921</text:p>
          </table:table-cell>
        </table:table-row>
        <table:table-row table:style-name="ro1">
          <table:table-cell table:formula="of:=1+[.A47]" office:value-type="float" office:value="42" calcext:value-type="float">
            <text:p>42</text:p>
          </table:table-cell>
          <table:table-cell table:formula="of:=[.B47]+2*[.$B$2]/[.$B$3]" office:value-type="float" office:value="54.6" calcext:value-type="float">
            <text:p>54.6</text:p>
          </table:table-cell>
          <table:table-cell table:formula="of:=SQRT([.$B$2]^2-([.B48]-[.$B$2])^2)" office:value-type="float" office:value="64.1626059321159" calcext:value-type="float">
            <text:p>64.1626059321159</text:p>
          </table:table-cell>
          <table:table-cell table:formula="of:=[.$B$2]^2*(0.5*ASIN(([.B48]-[.$B$2])/[.$B$2])+0.25*SIN(2*ASIN(([.B48]-[.$B$2])/[.$B$2])))/(PI()*[.$B$2])*2+[.$B$2]/2" office:value-type="float" office:value="25.9075127889839" calcext:value-type="float">
            <text:p>25.9075127889839</text:p>
          </table:table-cell>
          <table:table-cell table:formula="of:=[.B48]*2/PI()" office:value-type="float" office:value="34.7594395712699" calcext:value-type="float">
            <text:p>34.7594395712699</text:p>
          </table:table-cell>
        </table:table-row>
        <table:table-row table:style-name="ro1">
          <table:table-cell table:formula="of:=1+[.A48]" office:value-type="float" office:value="43" calcext:value-type="float">
            <text:p>43</text:p>
          </table:table-cell>
          <table:table-cell table:formula="of:=[.B48]+2*[.$B$2]/[.$B$3]" office:value-type="float" office:value="55.9" calcext:value-type="float">
            <text:p>55.9</text:p>
          </table:table-cell>
          <table:table-cell table:formula="of:=SQRT([.$B$2]^2-([.B49]-[.$B$2])^2)" office:value-type="float" office:value="64.3598477313301" calcext:value-type="float">
            <text:p>64.3598477313301</text:p>
          </table:table-cell>
          <table:table-cell table:formula="of:=[.$B$2]^2*(0.5*ASIN(([.B49]-[.$B$2])/[.$B$2])+0.25*SIN(2*ASIN(([.B49]-[.$B$2])/[.$B$2])))/(PI()*[.$B$2])*2+[.$B$2]/2" office:value-type="float" office:value="26.7257406867187" calcext:value-type="float">
            <text:p>26.7257406867187</text:p>
          </table:table-cell>
          <table:table-cell table:formula="of:=[.B49]*2/PI()" office:value-type="float" office:value="35.5870452753478" calcext:value-type="float">
            <text:p>35.5870452753478</text:p>
          </table:table-cell>
        </table:table-row>
        <table:table-row table:style-name="ro1">
          <table:table-cell table:formula="of:=1+[.A49]" office:value-type="float" office:value="44" calcext:value-type="float">
            <text:p>44</text:p>
          </table:table-cell>
          <table:table-cell table:formula="of:=[.B49]+2*[.$B$2]/[.$B$3]" office:value-type="float" office:value="57.2" calcext:value-type="float">
            <text:p>57.2</text:p>
          </table:table-cell>
          <table:table-cell table:formula="of:=SQRT([.$B$2]^2-([.B50]-[.$B$2])^2)" office:value-type="float" office:value="64.5303029591525" calcext:value-type="float">
            <text:p>64.5303029591525</text:p>
          </table:table-cell>
          <table:table-cell table:formula="of:=[.$B$2]^2*(0.5*ASIN(([.B50]-[.$B$2])/[.$B$2])+0.25*SIN(2*ASIN(([.B50]-[.$B$2])/[.$B$2])))/(PI()*[.$B$2])*2+[.$B$2]/2" office:value-type="float" office:value="27.5463091728404" calcext:value-type="float">
            <text:p>27.5463091728404</text:p>
          </table:table-cell>
          <table:table-cell table:formula="of:=[.B50]*2/PI()" office:value-type="float" office:value="36.4146509794256" calcext:value-type="float">
            <text:p>36.4146509794256</text:p>
          </table:table-cell>
        </table:table-row>
        <table:table-row table:style-name="ro1">
          <table:table-cell table:formula="of:=1+[.A50]" office:value-type="float" office:value="45" calcext:value-type="float">
            <text:p>45</text:p>
          </table:table-cell>
          <table:table-cell table:formula="of:=[.B50]+2*[.$B$2]/[.$B$3]" office:value-type="float" office:value="58.5" calcext:value-type="float">
            <text:p>58.5</text:p>
          </table:table-cell>
          <table:table-cell table:formula="of:=SQRT([.$B$2]^2-([.B51]-[.$B$2])^2)" office:value-type="float" office:value="64.6741834119303" calcext:value-type="float">
            <text:p>64.6741834119303</text:p>
          </table:table-cell>
          <table:table-cell table:formula="of:=[.$B$2]^2*(0.5*ASIN(([.B51]-[.$B$2])/[.$B$2])+0.25*SIN(2*ASIN(([.B51]-[.$B$2])/[.$B$2])))/(PI()*[.$B$2])*2+[.$B$2]/2" office:value-type="float" office:value="28.36887857601" calcext:value-type="float">
            <text:p>28.36887857601</text:p>
          </table:table-cell>
          <table:table-cell table:formula="of:=[.B51]*2/PI()" office:value-type="float" office:value="37.2422566835035" calcext:value-type="float">
            <text:p>37.2422566835035</text:p>
          </table:table-cell>
        </table:table-row>
        <table:table-row table:style-name="ro1">
          <table:table-cell table:formula="of:=1+[.A51]" office:value-type="float" office:value="46" calcext:value-type="float">
            <text:p>46</text:p>
          </table:table-cell>
          <table:table-cell table:formula="of:=[.B51]+2*[.$B$2]/[.$B$3]" office:value-type="float" office:value="59.8" calcext:value-type="float">
            <text:p>59.8</text:p>
          </table:table-cell>
          <table:table-cell table:formula="of:=SQRT([.$B$2]^2-([.B52]-[.$B$2])^2)" office:value-type="float" office:value="64.791666130761" calcext:value-type="float">
            <text:p>64.791666130761</text:p>
          </table:table-cell>
          <table:table-cell table:formula="of:=[.$B$2]^2*(0.5*ASIN(([.B52]-[.$B$2])/[.$B$2])+0.25*SIN(2*ASIN(([.B52]-[.$B$2])/[.$B$2])))/(PI()*[.$B$2])*2+[.$B$2]/2" office:value-type="float" office:value="29.1931116990047" calcext:value-type="float">
            <text:p>29.1931116990047</text:p>
          </table:table-cell>
          <table:table-cell table:formula="of:=[.B52]*2/PI()" office:value-type="float" office:value="38.0698623875813" calcext:value-type="float">
            <text:p>38.0698623875813</text:p>
          </table:table-cell>
        </table:table-row>
        <table:table-row table:style-name="ro1">
          <table:table-cell table:formula="of:=1+[.A52]" office:value-type="float" office:value="47" calcext:value-type="float">
            <text:p>47</text:p>
          </table:table-cell>
          <table:table-cell table:formula="of:=[.B52]+2*[.$B$2]/[.$B$3]" office:value-type="float" office:value="61.0999999999999" calcext:value-type="float">
            <text:p>61.0999999999999</text:p>
          </table:table-cell>
          <table:table-cell table:formula="of:=SQRT([.$B$2]^2-([.B53]-[.$B$2])^2)" office:value-type="float" office:value="64.8828945100325" calcext:value-type="float">
            <text:p>64.8828945100325</text:p>
          </table:table-cell>
          <table:table-cell table:formula="of:=[.$B$2]^2*(0.5*ASIN(([.B53]-[.$B$2])/[.$B$2])+0.25*SIN(2*ASIN(([.B53]-[.$B$2])/[.$B$2])))/(PI()*[.$B$2])*2+[.$B$2]/2" office:value-type="float" office:value="30.0186733835026" calcext:value-type="float">
            <text:p>30.0186733835026</text:p>
          </table:table-cell>
          <table:table-cell table:formula="of:=[.B53]*2/PI()" office:value-type="float" office:value="38.8974680916592" calcext:value-type="float">
            <text:p>38.8974680916592</text:p>
          </table:table-cell>
        </table:table-row>
        <table:table-row table:style-name="ro1">
          <table:table-cell table:formula="of:=1+[.A53]" office:value-type="float" office:value="48" calcext:value-type="float">
            <text:p>48</text:p>
          </table:table-cell>
          <table:table-cell table:formula="of:=[.B53]+2*[.$B$2]/[.$B$3]" office:value-type="float" office:value="62.3999999999999" calcext:value-type="float">
            <text:p>62.3999999999999</text:p>
          </table:table-cell>
          <table:table-cell table:formula="of:=SQRT([.$B$2]^2-([.B54]-[.$B$2])^2)" office:value-type="float" office:value="64.9479791833433" calcext:value-type="float">
            <text:p>64.9479791833433</text:p>
          </table:table-cell>
          <table:table-cell table:formula="of:=[.$B$2]^2*(0.5*ASIN(([.B54]-[.$B$2])/[.$B$2])+0.25*SIN(2*ASIN(([.B54]-[.$B$2])/[.$B$2])))/(PI()*[.$B$2])*2+[.$B$2]/2" office:value-type="float" office:value="30.8452300875472" calcext:value-type="float">
            <text:p>30.8452300875472</text:p>
          </table:table-cell>
          <table:table-cell table:formula="of:=[.B54]*2/PI()" office:value-type="float" office:value="39.725073795737" calcext:value-type="float">
            <text:p>39.725073795737</text:p>
          </table:table-cell>
        </table:table-row>
        <table:table-row table:style-name="ro1">
          <table:table-cell table:formula="of:=1+[.A54]" office:value-type="float" office:value="49" calcext:value-type="float">
            <text:p>49</text:p>
          </table:table-cell>
          <table:table-cell table:formula="of:=[.B54]+2*[.$B$2]/[.$B$3]" office:value-type="float" office:value="63.6999999999999" calcext:value-type="float">
            <text:p>63.6999999999999</text:p>
          </table:table-cell>
          <table:table-cell table:formula="of:=SQRT([.$B$2]^2-([.B55]-[.$B$2])^2)" office:value-type="float" office:value="64.9869986997399" calcext:value-type="float">
            <text:p>64.9869986997399</text:p>
          </table:table-cell>
          <table:table-cell table:formula="of:=[.$B$2]^2*(0.5*ASIN(([.B55]-[.$B$2])/[.$B$2])+0.25*SIN(2*ASIN(([.B55]-[.$B$2])/[.$B$2])))/(PI()*[.$B$2])*2+[.$B$2]/2" office:value-type="float" office:value="31.6724494729466" calcext:value-type="float">
            <text:p>31.6724494729466</text:p>
          </table:table-cell>
          <table:table-cell table:formula="of:=[.B55]*2/PI()" office:value-type="float" office:value="40.5526794998149" calcext:value-type="float">
            <text:p>40.5526794998149</text:p>
          </table:table-cell>
        </table:table-row>
        <table:table-row table:style-name="ro1">
          <table:table-cell table:formula="of:=1+[.A55]" office:value-type="float" office:value="50" calcext:value-type="float">
            <text:p>50</text:p>
          </table:table-cell>
          <table:table-cell table:formula="of:=[.B55]+2*[.$B$2]/[.$B$3]" office:value-type="float" office:value="65" calcext:value-type="float">
            <text:p>65</text:p>
          </table:table-cell>
          <table:table-cell table:formula="of:=SQRT([.$B$2]^2-([.B56]-[.$B$2])^2)" office:value-type="float" office:value="65" calcext:value-type="float">
            <text:p>65</text:p>
          </table:table-cell>
          <table:table-cell table:formula="of:=[.$B$2]^2*(0.5*ASIN(([.B56]-[.$B$2])/[.$B$2])+0.25*SIN(2*ASIN(([.B56]-[.$B$2])/[.$B$2])))/(PI()*[.$B$2])*2+[.$B$2]/2" office:value-type="float" office:value="32.5" calcext:value-type="float">
            <text:p>32.5</text:p>
          </table:table-cell>
          <table:table-cell table:formula="of:=[.B56]*2/PI()" office:value-type="float" office:value="41.3802852038928" calcext:value-type="float">
            <text:p>41.3802852038928</text:p>
          </table:table-cell>
        </table:table-row>
        <table:table-row table:style-name="ro1">
          <table:table-cell table:formula="of:=1+[.A56]" office:value-type="float" office:value="51" calcext:value-type="float">
            <text:p>51</text:p>
          </table:table-cell>
          <table:table-cell table:formula="of:=[.B56]+2*[.$B$2]/[.$B$3]" office:value-type="float" office:value="66.2999999999999" calcext:value-type="float">
            <text:p>66.2999999999999</text:p>
          </table:table-cell>
          <table:table-cell table:formula="of:=SQRT([.$B$2]^2-([.B57]-[.$B$2])^2)" office:value-type="float" office:value="64.9869986997399" calcext:value-type="float">
            <text:p>64.9869986997399</text:p>
          </table:table-cell>
          <table:table-cell table:formula="of:=[.$B$2]^2*(0.5*ASIN(([.B57]-[.$B$2])/[.$B$2])+0.25*SIN(2*ASIN(([.B57]-[.$B$2])/[.$B$2])))/(PI()*[.$B$2])*2+[.$B$2]/2" office:value-type="float" office:value="33.3275505270533" calcext:value-type="float">
            <text:p>33.3275505270533</text:p>
          </table:table-cell>
          <table:table-cell table:formula="of:=[.B57]*2/PI()" office:value-type="float" office:value="42.2078909079706" calcext:value-type="float">
            <text:p>42.2078909079706</text:p>
          </table:table-cell>
        </table:table-row>
        <table:table-row table:style-name="ro1">
          <table:table-cell table:formula="of:=1+[.A57]" office:value-type="float" office:value="52" calcext:value-type="float">
            <text:p>52</text:p>
          </table:table-cell>
          <table:table-cell table:formula="of:=[.B57]+2*[.$B$2]/[.$B$3]" office:value-type="float" office:value="67.5999999999999" calcext:value-type="float">
            <text:p>67.5999999999999</text:p>
          </table:table-cell>
          <table:table-cell table:formula="of:=SQRT([.$B$2]^2-([.B58]-[.$B$2])^2)" office:value-type="float" office:value="64.9479791833434" calcext:value-type="float">
            <text:p>64.9479791833434</text:p>
          </table:table-cell>
          <table:table-cell table:formula="of:=[.$B$2]^2*(0.5*ASIN(([.B58]-[.$B$2])/[.$B$2])+0.25*SIN(2*ASIN(([.B58]-[.$B$2])/[.$B$2])))/(PI()*[.$B$2])*2+[.$B$2]/2" office:value-type="float" office:value="34.1547699124527" calcext:value-type="float">
            <text:p>34.1547699124527</text:p>
          </table:table-cell>
          <table:table-cell table:formula="of:=[.B58]*2/PI()" office:value-type="float" office:value="43.0354966120485" calcext:value-type="float">
            <text:p>43.0354966120485</text:p>
          </table:table-cell>
        </table:table-row>
        <table:table-row table:style-name="ro1">
          <table:table-cell table:formula="of:=1+[.A58]" office:value-type="float" office:value="53" calcext:value-type="float">
            <text:p>53</text:p>
          </table:table-cell>
          <table:table-cell table:formula="of:=[.B58]+2*[.$B$2]/[.$B$3]" office:value-type="float" office:value="68.8999999999999" calcext:value-type="float">
            <text:p>68.8999999999999</text:p>
          </table:table-cell>
          <table:table-cell table:formula="of:=SQRT([.$B$2]^2-([.B59]-[.$B$2])^2)" office:value-type="float" office:value="64.8828945100325" calcext:value-type="float">
            <text:p>64.8828945100325</text:p>
          </table:table-cell>
          <table:table-cell table:formula="of:=[.$B$2]^2*(0.5*ASIN(([.B59]-[.$B$2])/[.$B$2])+0.25*SIN(2*ASIN(([.B59]-[.$B$2])/[.$B$2])))/(PI()*[.$B$2])*2+[.$B$2]/2" office:value-type="float" office:value="34.9813266164974" calcext:value-type="float">
            <text:p>34.9813266164974</text:p>
          </table:table-cell>
          <table:table-cell table:formula="of:=[.B59]*2/PI()" office:value-type="float" office:value="43.8631023161263" calcext:value-type="float">
            <text:p>43.8631023161263</text:p>
          </table:table-cell>
        </table:table-row>
        <table:table-row table:style-name="ro1">
          <table:table-cell table:formula="of:=1+[.A59]" office:value-type="float" office:value="54" calcext:value-type="float">
            <text:p>54</text:p>
          </table:table-cell>
          <table:table-cell table:formula="of:=[.B59]+2*[.$B$2]/[.$B$3]" office:value-type="float" office:value="70.1999999999999" calcext:value-type="float">
            <text:p>70.1999999999999</text:p>
          </table:table-cell>
          <table:table-cell table:formula="of:=SQRT([.$B$2]^2-([.B60]-[.$B$2])^2)" office:value-type="float" office:value="64.791666130761" calcext:value-type="float">
            <text:p>64.791666130761</text:p>
          </table:table-cell>
          <table:table-cell table:formula="of:=[.$B$2]^2*(0.5*ASIN(([.B60]-[.$B$2])/[.$B$2])+0.25*SIN(2*ASIN(([.B60]-[.$B$2])/[.$B$2])))/(PI()*[.$B$2])*2+[.$B$2]/2" office:value-type="float" office:value="35.8068883009952" calcext:value-type="float">
            <text:p>35.8068883009952</text:p>
          </table:table-cell>
          <table:table-cell table:formula="of:=[.B60]*2/PI()" office:value-type="float" office:value="44.6907080202042" calcext:value-type="float">
            <text:p>44.6907080202042</text:p>
          </table:table-cell>
        </table:table-row>
        <table:table-row table:style-name="ro1">
          <table:table-cell table:formula="of:=1+[.A60]" office:value-type="float" office:value="55" calcext:value-type="float">
            <text:p>55</text:p>
          </table:table-cell>
          <table:table-cell table:formula="of:=[.B60]+2*[.$B$2]/[.$B$3]" office:value-type="float" office:value="71.4999999999999" calcext:value-type="float">
            <text:p>71.4999999999999</text:p>
          </table:table-cell>
          <table:table-cell table:formula="of:=SQRT([.$B$2]^2-([.B61]-[.$B$2])^2)" office:value-type="float" office:value="64.6741834119303" calcext:value-type="float">
            <text:p>64.6741834119303</text:p>
          </table:table-cell>
          <table:table-cell table:formula="of:=[.$B$2]^2*(0.5*ASIN(([.B61]-[.$B$2])/[.$B$2])+0.25*SIN(2*ASIN(([.B61]-[.$B$2])/[.$B$2])))/(PI()*[.$B$2])*2+[.$B$2]/2" office:value-type="float" office:value="36.63112142399" calcext:value-type="float">
            <text:p>36.63112142399</text:p>
          </table:table-cell>
          <table:table-cell table:formula="of:=[.B61]*2/PI()" office:value-type="float" office:value="45.518313724282" calcext:value-type="float">
            <text:p>45.518313724282</text:p>
          </table:table-cell>
        </table:table-row>
        <table:table-row table:style-name="ro1">
          <table:table-cell table:formula="of:=1+[.A61]" office:value-type="float" office:value="56" calcext:value-type="float">
            <text:p>56</text:p>
          </table:table-cell>
          <table:table-cell table:formula="of:=[.B61]+2*[.$B$2]/[.$B$3]" office:value-type="float" office:value="72.7999999999999" calcext:value-type="float">
            <text:p>72.7999999999999</text:p>
          </table:table-cell>
          <table:table-cell table:formula="of:=SQRT([.$B$2]^2-([.B62]-[.$B$2])^2)" office:value-type="float" office:value="64.5303029591525" calcext:value-type="float">
            <text:p>64.5303029591525</text:p>
          </table:table-cell>
          <table:table-cell table:formula="of:=[.$B$2]^2*(0.5*ASIN(([.B62]-[.$B$2])/[.$B$2])+0.25*SIN(2*ASIN(([.B62]-[.$B$2])/[.$B$2])))/(PI()*[.$B$2])*2+[.$B$2]/2" office:value-type="float" office:value="37.4536908271595" calcext:value-type="float">
            <text:p>37.4536908271595</text:p>
          </table:table-cell>
          <table:table-cell table:formula="of:=[.B62]*2/PI()" office:value-type="float" office:value="46.3459194283599" calcext:value-type="float">
            <text:p>46.3459194283599</text:p>
          </table:table-cell>
        </table:table-row>
        <table:table-row table:style-name="ro1">
          <table:table-cell table:formula="of:=1+[.A62]" office:value-type="float" office:value="57" calcext:value-type="float">
            <text:p>57</text:p>
          </table:table-cell>
          <table:table-cell table:formula="of:=[.B62]+2*[.$B$2]/[.$B$3]" office:value-type="float" office:value="74.0999999999999" calcext:value-type="float">
            <text:p>74.0999999999999</text:p>
          </table:table-cell>
          <table:table-cell table:formula="of:=SQRT([.$B$2]^2-([.B63]-[.$B$2])^2)" office:value-type="float" office:value="64.3598477313301" calcext:value-type="float">
            <text:p>64.3598477313301</text:p>
          </table:table-cell>
          <table:table-cell table:formula="of:=[.$B$2]^2*(0.5*ASIN(([.B63]-[.$B$2])/[.$B$2])+0.25*SIN(2*ASIN(([.B63]-[.$B$2])/[.$B$2])))/(PI()*[.$B$2])*2+[.$B$2]/2" office:value-type="float" office:value="38.2742593132812" calcext:value-type="float">
            <text:p>38.2742593132812</text:p>
          </table:table-cell>
          <table:table-cell table:formula="of:=[.B63]*2/PI()" office:value-type="float" office:value="47.1735251324377" calcext:value-type="float">
            <text:p>47.1735251324377</text:p>
          </table:table-cell>
        </table:table-row>
        <table:table-row table:style-name="ro1">
          <table:table-cell table:formula="of:=1+[.A63]" office:value-type="float" office:value="58" calcext:value-type="float">
            <text:p>58</text:p>
          </table:table-cell>
          <table:table-cell table:formula="of:=[.B63]+2*[.$B$2]/[.$B$3]" office:value-type="float" office:value="75.3999999999999" calcext:value-type="float">
            <text:p>75.3999999999999</text:p>
          </table:table-cell>
          <table:table-cell table:formula="of:=SQRT([.$B$2]^2-([.B64]-[.$B$2])^2)" office:value-type="float" office:value="64.162605932116" calcext:value-type="float">
            <text:p>64.162605932116</text:p>
          </table:table-cell>
          <table:table-cell table:formula="of:=[.$B$2]^2*(0.5*ASIN(([.B64]-[.$B$2])/[.$B$2])+0.25*SIN(2*ASIN(([.B64]-[.$B$2])/[.$B$2])))/(PI()*[.$B$2])*2+[.$B$2]/2" office:value-type="float" office:value="39.092487211016" calcext:value-type="float">
            <text:p>39.092487211016</text:p>
          </table:table-cell>
          <table:table-cell table:formula="of:=[.B64]*2/PI()" office:value-type="float" office:value="48.0011308365156" calcext:value-type="float">
            <text:p>48.0011308365156</text:p>
          </table:table-cell>
        </table:table-row>
        <table:table-row table:style-name="ro1">
          <table:table-cell table:formula="of:=1+[.A64]" office:value-type="float" office:value="59" calcext:value-type="float">
            <text:p>59</text:p>
          </table:table-cell>
          <table:table-cell table:formula="of:=[.B64]+2*[.$B$2]/[.$B$3]" office:value-type="float" office:value="76.6999999999999" calcext:value-type="float">
            <text:p>76.6999999999999</text:p>
          </table:table-cell>
          <table:table-cell table:formula="of:=SQRT([.$B$2]^2-([.B65]-[.$B$2])^2)" office:value-type="float" office:value="63.9383296622613" calcext:value-type="float">
            <text:p>63.9383296622613</text:p>
          </table:table-cell>
          <table:table-cell table:formula="of:=[.$B$2]^2*(0.5*ASIN(([.B65]-[.$B$2])/[.$B$2])+0.25*SIN(2*ASIN(([.B65]-[.$B$2])/[.$B$2])))/(PI()*[.$B$2])*2+[.$B$2]/2" office:value-type="float" office:value="39.9080319240749" calcext:value-type="float">
            <text:p>39.9080319240749</text:p>
          </table:table-cell>
          <table:table-cell table:formula="of:=[.B65]*2/PI()" office:value-type="float" office:value="48.8287365405934" calcext:value-type="float">
            <text:p>48.8287365405934</text:p>
          </table:table-cell>
        </table:table-row>
        <table:table-row table:style-name="ro1">
          <table:table-cell table:formula="of:=1+[.A65]" office:value-type="float" office:value="60" calcext:value-type="float">
            <text:p>60</text:p>
          </table:table-cell>
          <table:table-cell table:formula="of:=[.B65]+2*[.$B$2]/[.$B$3]" office:value-type="float" office:value="77.9999999999999" calcext:value-type="float">
            <text:p>77.9999999999999</text:p>
          </table:table-cell>
          <table:table-cell table:formula="of:=SQRT([.$B$2]^2-([.B66]-[.$B$2])^2)" office:value-type="float" office:value="63.6867333123626" calcext:value-type="float">
            <text:p>63.6867333123626</text:p>
          </table:table-cell>
          <table:table-cell table:formula="of:=[.$B$2]^2*(0.5*ASIN(([.B66]-[.$B$2])/[.$B$2])+0.25*SIN(2*ASIN(([.B66]-[.$B$2])/[.$B$2])))/(PI()*[.$B$2])*2+[.$B$2]/2" office:value-type="float" office:value="40.7205474615984" calcext:value-type="float">
            <text:p>40.7205474615984</text:p>
          </table:table-cell>
          <table:table-cell table:formula="of:=[.B66]*2/PI()" office:value-type="float" office:value="49.6563422446713" calcext:value-type="float">
            <text:p>49.6563422446713</text:p>
          </table:table-cell>
        </table:table-row>
        <table:table-row table:style-name="ro1">
          <table:table-cell table:formula="of:=1+[.A66]" office:value-type="float" office:value="61" calcext:value-type="float">
            <text:p>61</text:p>
          </table:table-cell>
          <table:table-cell table:formula="of:=[.B66]+2*[.$B$2]/[.$B$3]" office:value-type="float" office:value="79.2999999999999" calcext:value-type="float">
            <text:p>79.2999999999999</text:p>
          </table:table-cell>
          <table:table-cell table:formula="of:=SQRT([.$B$2]^2-([.B67]-[.$B$2])^2)" office:value-type="float" office:value="63.4074916709375" calcext:value-type="float">
            <text:p>63.4074916709375</text:p>
          </table:table-cell>
          <table:table-cell table:formula="of:=[.$B$2]^2*(0.5*ASIN(([.B67]-[.$B$2])/[.$B$2])+0.25*SIN(2*ASIN(([.B67]-[.$B$2])/[.$B$2])))/(PI()*[.$B$2])*2+[.$B$2]/2" office:value-type="float" office:value="41.5296839462885" calcext:value-type="float">
            <text:p>41.5296839462885</text:p>
          </table:table-cell>
          <table:table-cell table:formula="of:=[.B67]*2/PI()" office:value-type="float" office:value="50.4839479487491" calcext:value-type="float">
            <text:p>50.4839479487491</text:p>
          </table:table-cell>
        </table:table-row>
        <table:table-row table:style-name="ro1">
          <table:table-cell table:formula="of:=1+[.A67]" office:value-type="float" office:value="62" calcext:value-type="float">
            <text:p>62</text:p>
          </table:table-cell>
          <table:table-cell table:formula="of:=[.B67]+2*[.$B$2]/[.$B$3]" office:value-type="float" office:value="80.5999999999999" calcext:value-type="float">
            <text:p>80.5999999999999</text:p>
          </table:table-cell>
          <table:table-cell table:formula="of:=SQRT([.$B$2]^2-([.B68]-[.$B$2])^2)" office:value-type="float" office:value="63.1002377174603" calcext:value-type="float">
            <text:p>63.1002377174603</text:p>
          </table:table-cell>
          <table:table-cell table:formula="of:=[.$B$2]^2*(0.5*ASIN(([.B68]-[.$B$2])/[.$B$2])+0.25*SIN(2*ASIN(([.B68]-[.$B$2])/[.$B$2])))/(PI()*[.$B$2])*2+[.$B$2]/2" office:value-type="float" office:value="42.3350870964818" calcext:value-type="float">
            <text:p>42.3350870964818</text:p>
          </table:table-cell>
          <table:table-cell table:formula="of:=[.B68]*2/PI()" office:value-type="float" office:value="51.311553652827" calcext:value-type="float">
            <text:p>51.311553652827</text:p>
          </table:table-cell>
        </table:table-row>
        <table:table-row table:style-name="ro1">
          <table:table-cell table:formula="of:=1+[.A68]" office:value-type="float" office:value="63" calcext:value-type="float">
            <text:p>63</text:p>
          </table:table-cell>
          <table:table-cell table:formula="of:=[.B68]+2*[.$B$2]/[.$B$3]" office:value-type="float" office:value="81.8999999999999" calcext:value-type="float">
            <text:p>81.8999999999999</text:p>
          </table:table-cell>
          <table:table-cell table:formula="of:=SQRT([.$B$2]^2-([.B69]-[.$B$2])^2)" office:value-type="float" office:value="62.7645600637812" calcext:value-type="float">
            <text:p>62.7645600637812</text:p>
          </table:table-cell>
          <table:table-cell table:formula="of:=[.$B$2]^2*(0.5*ASIN(([.B69]-[.$B$2])/[.$B$2])+0.25*SIN(2*ASIN(([.B69]-[.$B$2])/[.$B$2])))/(PI()*[.$B$2])*2+[.$B$2]/2" office:value-type="float" office:value="43.1363976779265" calcext:value-type="float">
            <text:p>43.1363976779265</text:p>
          </table:table-cell>
          <table:table-cell table:formula="of:=[.B69]*2/PI()" office:value-type="float" office:value="52.1391593569049" calcext:value-type="float">
            <text:p>52.1391593569049</text:p>
          </table:table-cell>
        </table:table-row>
        <table:table-row table:style-name="ro1">
          <table:table-cell table:formula="of:=1+[.A69]" office:value-type="float" office:value="64" calcext:value-type="float">
            <text:p>64</text:p>
          </table:table-cell>
          <table:table-cell table:formula="of:=[.B69]+2*[.$B$2]/[.$B$3]" office:value-type="float" office:value="83.1999999999999" calcext:value-type="float">
            <text:p>83.1999999999999</text:p>
          </table:table-cell>
          <table:table-cell table:formula="of:=SQRT([.$B$2]^2-([.B70]-[.$B$2])^2)" office:value-type="float" office:value="62.4" calcext:value-type="float">
            <text:p>62.4</text:p>
          </table:table-cell>
          <table:table-cell table:formula="of:=[.$B$2]^2*(0.5*ASIN(([.B70]-[.$B$2])/[.$B$2])+0.25*SIN(2*ASIN(([.B70]-[.$B$2])/[.$B$2])))/(PI()*[.$B$2])*2+[.$B$2]/2" office:value-type="float" office:value="43.9332509205158" calcext:value-type="float">
            <text:p>43.9332509205158</text:p>
          </table:table-cell>
          <table:table-cell table:formula="of:=[.B70]*2/PI()" office:value-type="float" office:value="52.9667650609827" calcext:value-type="float">
            <text:p>52.9667650609827</text:p>
          </table:table-cell>
        </table:table-row>
        <table:table-row table:style-name="ro1">
          <table:table-cell table:formula="of:=1+[.A70]" office:value-type="float" office:value="65" calcext:value-type="float">
            <text:p>65</text:p>
          </table:table-cell>
          <table:table-cell table:formula="of:=[.B70]+2*[.$B$2]/[.$B$3]" office:value-type="float" office:value="84.4999999999999" calcext:value-type="float">
            <text:p>84.4999999999999</text:p>
          </table:table-cell>
          <table:table-cell table:formula="of:=SQRT([.$B$2]^2-([.B71]-[.$B$2])^2)" office:value-type="float" office:value="62.0060480921015" calcext:value-type="float">
            <text:p>62.0060480921015</text:p>
          </table:table-cell>
          <table:table-cell table:formula="of:=[.$B$2]^2*(0.5*ASIN(([.B71]-[.$B$2])/[.$B$2])+0.25*SIN(2*ASIN(([.B71]-[.$B$2])/[.$B$2])))/(PI()*[.$B$2])*2+[.$B$2]/2" office:value-type="float" office:value="44.7252758946151" calcext:value-type="float">
            <text:p>44.7252758946151</text:p>
          </table:table-cell>
          <table:table-cell table:formula="of:=[.B71]*2/PI()" office:value-type="float" office:value="53.7943707650606" calcext:value-type="float">
            <text:p>53.7943707650606</text:p>
          </table:table-cell>
        </table:table-row>
        <table:table-row table:style-name="ro1">
          <table:table-cell table:formula="of:=1+[.A71]" office:value-type="float" office:value="66" calcext:value-type="float">
            <text:p>66</text:p>
          </table:table-cell>
          <table:table-cell table:formula="of:=[.B71]+2*[.$B$2]/[.$B$3]" office:value-type="float" office:value="85.7999999999999" calcext:value-type="float">
            <text:p>85.7999999999999</text:p>
          </table:table-cell>
          <table:table-cell table:formula="of:=SQRT([.$B$2]^2-([.B72]-[.$B$2])^2)" office:value-type="float" office:value="61.5821402681005" calcext:value-type="float">
            <text:p>61.5821402681005</text:p>
          </table:table-cell>
          <table:table-cell table:formula="of:=[.$B$2]^2*(0.5*ASIN(([.B72]-[.$B$2])/[.$B$2])+0.25*SIN(2*ASIN(([.B72]-[.$B$2])/[.$B$2])))/(PI()*[.$B$2])*2+[.$B$2]/2" office:value-type="float" office:value="45.5120948408866" calcext:value-type="float">
            <text:p>45.5120948408866</text:p>
          </table:table-cell>
          <table:table-cell table:formula="of:=[.B72]*2/PI()" office:value-type="float" office:value="54.6219764691384" calcext:value-type="float">
            <text:p>54.6219764691384</text:p>
          </table:table-cell>
        </table:table-row>
        <table:table-row table:style-name="ro1">
          <table:table-cell table:formula="of:=1+[.A72]" office:value-type="float" office:value="67" calcext:value-type="float">
            <text:p>67</text:p>
          </table:table-cell>
          <table:table-cell table:formula="of:=[.B72]+2*[.$B$2]/[.$B$3]" office:value-type="float" office:value="87.0999999999999" calcext:value-type="float">
            <text:p>87.0999999999999</text:p>
          </table:table-cell>
          <table:table-cell table:formula="of:=SQRT([.$B$2]^2-([.B73]-[.$B$2])^2)" office:value-type="float" office:value="61.1276533166455" calcext:value-type="float">
            <text:p>61.1276533166455</text:p>
          </table:table-cell>
          <table:table-cell table:formula="of:=[.$B$2]^2*(0.5*ASIN(([.B73]-[.$B$2])/[.$B$2])+0.25*SIN(2*ASIN(([.B73]-[.$B$2])/[.$B$2])))/(PI()*[.$B$2])*2+[.$B$2]/2" office:value-type="float" office:value="46.293322446629" calcext:value-type="float">
            <text:p>46.293322446629</text:p>
          </table:table-cell>
          <table:table-cell table:formula="of:=[.B73]*2/PI()" office:value-type="float" office:value="55.4495821732163" calcext:value-type="float">
            <text:p>55.4495821732163</text:p>
          </table:table-cell>
        </table:table-row>
        <table:table-row table:style-name="ro1">
          <table:table-cell table:formula="of:=1+[.A73]" office:value-type="float" office:value="68" calcext:value-type="float">
            <text:p>68</text:p>
          </table:table-cell>
          <table:table-cell table:formula="of:=[.B73]+2*[.$B$2]/[.$B$3]" office:value-type="float" office:value="88.3999999999999" calcext:value-type="float">
            <text:p>88.3999999999999</text:p>
          </table:table-cell>
          <table:table-cell table:formula="of:=SQRT([.$B$2]^2-([.B74]-[.$B$2])^2)" office:value-type="float" office:value="60.6418997063912" calcext:value-type="float">
            <text:p>60.6418997063912</text:p>
          </table:table-cell>
          <table:table-cell table:formula="of:=[.$B$2]^2*(0.5*ASIN(([.B74]-[.$B$2])/[.$B$2])+0.25*SIN(2*ASIN(([.B74]-[.$B$2])/[.$B$2])))/(PI()*[.$B$2])*2+[.$B$2]/2" office:value-type="float" office:value="47.0685650605861" calcext:value-type="float">
            <text:p>47.0685650605861</text:p>
          </table:table-cell>
          <table:table-cell table:formula="of:=[.B74]*2/PI()" office:value-type="float" office:value="56.2771878772941" calcext:value-type="float">
            <text:p>56.2771878772941</text:p>
          </table:table-cell>
        </table:table-row>
        <table:table-row table:style-name="ro1">
          <table:table-cell table:formula="of:=1+[.A74]" office:value-type="float" office:value="69" calcext:value-type="float">
            <text:p>69</text:p>
          </table:table-cell>
          <table:table-cell table:formula="of:=[.B74]+2*[.$B$2]/[.$B$3]" office:value-type="float" office:value="89.6999999999999" calcext:value-type="float">
            <text:p>89.6999999999999</text:p>
          </table:table-cell>
          <table:table-cell table:formula="of:=SQRT([.$B$2]^2-([.B75]-[.$B$2])^2)" office:value-type="float" office:value="60.1241216152054" calcext:value-type="float">
            <text:p>60.1241216152054</text:p>
          </table:table-cell>
          <table:table-cell table:formula="of:=[.$B$2]^2*(0.5*ASIN(([.B75]-[.$B$2])/[.$B$2])+0.25*SIN(2*ASIN(([.B75]-[.$B$2])/[.$B$2])))/(PI()*[.$B$2])*2+[.$B$2]/2" office:value-type="float" office:value="47.8374198368928" calcext:value-type="float">
            <text:p>47.8374198368928</text:p>
          </table:table-cell>
          <table:table-cell table:formula="of:=[.B75]*2/PI()" office:value-type="float" office:value="57.104793581372" calcext:value-type="float">
            <text:p>57.104793581372</text:p>
          </table:table-cell>
        </table:table-row>
        <table:table-row table:style-name="ro1">
          <table:table-cell table:formula="of:=1+[.A75]" office:value-type="float" office:value="70" calcext:value-type="float">
            <text:p>70</text:p>
          </table:table-cell>
          <table:table-cell table:formula="of:=[.B75]+2*[.$B$2]/[.$B$3]" office:value-type="float" office:value="90.9999999999999" calcext:value-type="float">
            <text:p>90.9999999999999</text:p>
          </table:table-cell>
          <table:table-cell table:formula="of:=SQRT([.$B$2]^2-([.B76]-[.$B$2])^2)" office:value-type="float" office:value="59.573484034426" calcext:value-type="float">
            <text:p>59.573484034426</text:p>
          </table:table-cell>
          <table:table-cell table:formula="of:=[.$B$2]^2*(0.5*ASIN(([.B76]-[.$B$2])/[.$B$2])+0.25*SIN(2*ASIN(([.B76]-[.$B$2])/[.$B$2])))/(PI()*[.$B$2])*2+[.$B$2]/2" office:value-type="float" office:value="48.5994737972675" calcext:value-type="float">
            <text:p>48.5994737972675</text:p>
          </table:table-cell>
          <table:table-cell table:formula="of:=[.B76]*2/PI()" office:value-type="float" office:value="57.9323992854498" calcext:value-type="float">
            <text:p>57.9323992854498</text:p>
          </table:table-cell>
        </table:table-row>
        <table:table-row table:style-name="ro1">
          <table:table-cell table:formula="of:=1+[.A76]" office:value-type="float" office:value="71" calcext:value-type="float">
            <text:p>71</text:p>
          </table:table-cell>
          <table:table-cell table:formula="of:=[.B76]+2*[.$B$2]/[.$B$3]" office:value-type="float" office:value="92.2999999999999" calcext:value-type="float">
            <text:p>92.2999999999999</text:p>
          </table:table-cell>
          <table:table-cell table:formula="of:=SQRT([.$B$2]^2-([.B77]-[.$B$2])^2)" office:value-type="float" office:value="58.9890667835999" calcext:value-type="float">
            <text:p>58.9890667835999</text:p>
          </table:table-cell>
          <table:table-cell table:formula="of:=[.$B$2]^2*(0.5*ASIN(([.B77]-[.$B$2])/[.$B$2])+0.25*SIN(2*ASIN(([.B77]-[.$B$2])/[.$B$2])))/(PI()*[.$B$2])*2+[.$B$2]/2" office:value-type="float" office:value="49.354302798662" calcext:value-type="float">
            <text:p>49.354302798662</text:p>
          </table:table-cell>
          <table:table-cell table:formula="of:=[.B77]*2/PI()" office:value-type="float" office:value="58.7600049895277" calcext:value-type="float">
            <text:p>58.7600049895277</text:p>
          </table:table-cell>
        </table:table-row>
        <table:table-row table:style-name="ro1">
          <table:table-cell table:formula="of:=1+[.A77]" office:value-type="float" office:value="72" calcext:value-type="float">
            <text:p>72</text:p>
          </table:table-cell>
          <table:table-cell table:formula="of:=[.B77]+2*[.$B$2]/[.$B$3]" office:value-type="float" office:value="93.5999999999999" calcext:value-type="float">
            <text:p>93.5999999999999</text:p>
          </table:table-cell>
          <table:table-cell table:formula="of:=SQRT([.$B$2]^2-([.B78]-[.$B$2])^2)" office:value-type="float" office:value="58.3698552336735" calcext:value-type="float">
            <text:p>58.3698552336735</text:p>
          </table:table-cell>
          <table:table-cell table:formula="of:=[.$B$2]^2*(0.5*ASIN(([.B78]-[.$B$2])/[.$B$2])+0.25*SIN(2*ASIN(([.B78]-[.$B$2])/[.$B$2])))/(PI()*[.$B$2])*2+[.$B$2]/2" office:value-type="float" office:value="50.1014703912549" calcext:value-type="float">
            <text:p>50.1014703912549</text:p>
          </table:table-cell>
          <table:table-cell table:formula="of:=[.B78]*2/PI()" office:value-type="float" office:value="59.5876106936055" calcext:value-type="float">
            <text:p>59.5876106936055</text:p>
          </table:table-cell>
        </table:table-row>
        <table:table-row table:style-name="ro1">
          <table:table-cell table:formula="of:=1+[.A78]" office:value-type="float" office:value="73" calcext:value-type="float">
            <text:p>73</text:p>
          </table:table-cell>
          <table:table-cell table:formula="of:=[.B78]+2*[.$B$2]/[.$B$3]" office:value-type="float" office:value="94.8999999999999" calcext:value-type="float">
            <text:p>94.8999999999999</text:p>
          </table:table-cell>
          <table:table-cell table:formula="of:=SQRT([.$B$2]^2-([.B79]-[.$B$2])^2)" office:value-type="float" office:value="57.7147294891002" calcext:value-type="float">
            <text:p>57.7147294891002</text:p>
          </table:table-cell>
          <table:table-cell table:formula="of:=[.$B$2]^2*(0.5*ASIN(([.B79]-[.$B$2])/[.$B$2])+0.25*SIN(2*ASIN(([.B79]-[.$B$2])/[.$B$2])))/(PI()*[.$B$2])*2+[.$B$2]/2" office:value-type="float" office:value="50.8405265488124" calcext:value-type="float">
            <text:p>50.8405265488124</text:p>
          </table:table-cell>
          <table:table-cell table:formula="of:=[.B79]*2/PI()" office:value-type="float" office:value="60.4152163976834" calcext:value-type="float">
            <text:p>60.4152163976834</text:p>
          </table:table-cell>
        </table:table-row>
        <table:table-row table:style-name="ro1">
          <table:table-cell table:formula="of:=1+[.A79]" office:value-type="float" office:value="74" calcext:value-type="float">
            <text:p>74</text:p>
          </table:table-cell>
          <table:table-cell table:formula="of:=[.B79]+2*[.$B$2]/[.$B$3]" office:value-type="float" office:value="96.1999999999999" calcext:value-type="float">
            <text:p>96.1999999999999</text:p>
          </table:table-cell>
          <table:table-cell table:formula="of:=SQRT([.$B$2]^2-([.B80]-[.$B$2])^2)" office:value-type="float" office:value="57.0224517185995" calcext:value-type="float">
            <text:p>57.0224517185995</text:p>
          </table:table-cell>
          <table:table-cell table:formula="of:=[.$B$2]^2*(0.5*ASIN(([.B80]-[.$B$2])/[.$B$2])+0.25*SIN(2*ASIN(([.B80]-[.$B$2])/[.$B$2])))/(PI()*[.$B$2])*2+[.$B$2]/2" office:value-type="float" office:value="51.571006249892" calcext:value-type="float">
            <text:p>51.571006249892</text:p>
          </table:table-cell>
          <table:table-cell table:formula="of:=[.B80]*2/PI()" office:value-type="float" office:value="61.2428221017612" calcext:value-type="float">
            <text:p>61.2428221017612</text:p>
          </table:table-cell>
        </table:table-row>
        <table:table-row table:style-name="ro1">
          <table:table-cell table:formula="of:=1+[.A80]" office:value-type="float" office:value="75" calcext:value-type="float">
            <text:p>75</text:p>
          </table:table-cell>
          <table:table-cell table:formula="of:=[.B80]+2*[.$B$2]/[.$B$3]" office:value-type="float" office:value="97.4999999999999" calcext:value-type="float">
            <text:p>97.4999999999999</text:p>
          </table:table-cell>
          <table:table-cell table:formula="of:=SQRT([.$B$2]^2-([.B81]-[.$B$2])^2)" office:value-type="float" office:value="56.2916512459886" calcext:value-type="float">
            <text:p>56.2916512459886</text:p>
          </table:table-cell>
          <table:table-cell table:formula="of:=[.$B$2]^2*(0.5*ASIN(([.B81]-[.$B$2])/[.$B$2])+0.25*SIN(2*ASIN(([.B81]-[.$B$2])/[.$B$2])))/(PI()*[.$B$2])*2+[.$B$2]/2" office:value-type="float" office:value="52.2924278839374" calcext:value-type="float">
            <text:p>52.2924278839374</text:p>
          </table:table-cell>
          <table:table-cell table:formula="of:=[.B81]*2/PI()" office:value-type="float" office:value="62.0704278058391" calcext:value-type="float">
            <text:p>62.0704278058391</text:p>
          </table:table-cell>
        </table:table-row>
        <table:table-row table:style-name="ro1">
          <table:table-cell table:formula="of:=1+[.A81]" office:value-type="float" office:value="76" calcext:value-type="float">
            <text:p>76</text:p>
          </table:table-cell>
          <table:table-cell table:formula="of:=[.B81]+2*[.$B$2]/[.$B$3]" office:value-type="float" office:value="98.7999999999999" calcext:value-type="float">
            <text:p>98.7999999999999</text:p>
          </table:table-cell>
          <table:table-cell table:formula="of:=SQRT([.$B$2]^2-([.B82]-[.$B$2])^2)" office:value-type="float" office:value="55.5208069105629" calcext:value-type="float">
            <text:p>55.5208069105629</text:p>
          </table:table-cell>
          <table:table-cell table:formula="of:=[.$B$2]^2*(0.5*ASIN(([.B82]-[.$B$2])/[.$B$2])+0.25*SIN(2*ASIN(([.B82]-[.$B$2])/[.$B$2])))/(PI()*[.$B$2])*2+[.$B$2]/2" office:value-type="float" office:value="53.0042914507464" calcext:value-type="float">
            <text:p>53.0042914507464</text:p>
          </table:table-cell>
          <table:table-cell table:formula="of:=[.B82]*2/PI()" office:value-type="float" office:value="62.898033509917" calcext:value-type="float">
            <text:p>62.898033509917</text:p>
          </table:table-cell>
        </table:table-row>
        <table:table-row table:style-name="ro1">
          <table:table-cell table:formula="of:=1+[.A82]" office:value-type="float" office:value="77" calcext:value-type="float">
            <text:p>77</text:p>
          </table:table-cell>
          <table:table-cell table:formula="of:=[.B82]+2*[.$B$2]/[.$B$3]" office:value-type="float" office:value="100.1" calcext:value-type="float">
            <text:p>100.1</text:p>
          </table:table-cell>
          <table:table-cell table:formula="of:=SQRT([.$B$2]^2-([.B83]-[.$B$2])^2)" office:value-type="float" office:value="54.7082260725022" calcext:value-type="float">
            <text:p>54.7082260725022</text:p>
          </table:table-cell>
          <table:table-cell table:formula="of:=[.$B$2]^2*(0.5*ASIN(([.B83]-[.$B$2])/[.$B$2])+0.25*SIN(2*ASIN(([.B83]-[.$B$2])/[.$B$2])))/(PI()*[.$B$2])*2+[.$B$2]/2" office:value-type="float" office:value="53.7060765147322" calcext:value-type="float">
            <text:p>53.7060765147322</text:p>
          </table:table-cell>
          <table:table-cell table:formula="of:=[.B83]*2/PI()" office:value-type="float" office:value="63.7256392139948" calcext:value-type="float">
            <text:p>63.7256392139948</text:p>
          </table:table-cell>
        </table:table-row>
        <table:table-row table:style-name="ro1">
          <table:table-cell table:formula="of:=1+[.A83]" office:value-type="float" office:value="78" calcext:value-type="float">
            <text:p>78</text:p>
          </table:table-cell>
          <table:table-cell table:formula="of:=[.B83]+2*[.$B$2]/[.$B$3]" office:value-type="float" office:value="101.4" calcext:value-type="float">
            <text:p>101.4</text:p>
          </table:table-cell>
          <table:table-cell table:formula="of:=SQRT([.$B$2]^2-([.B84]-[.$B$2])^2)" office:value-type="float" office:value="53.8520194607408" calcext:value-type="float">
            <text:p>53.8520194607408</text:p>
          </table:table-cell>
          <table:table-cell table:formula="of:=[.$B$2]^2*(0.5*ASIN(([.B84]-[.$B$2])/[.$B$2])+0.25*SIN(2*ASIN(([.B84]-[.$B$2])/[.$B$2])))/(PI()*[.$B$2])*2+[.$B$2]/2" office:value-type="float" office:value="54.3972398663707" calcext:value-type="float">
            <text:p>54.3972398663707</text:p>
          </table:table-cell>
          <table:table-cell table:formula="of:=[.B84]*2/PI()" office:value-type="float" office:value="64.5532449180727" calcext:value-type="float">
            <text:p>64.5532449180727</text:p>
          </table:table-cell>
        </table:table-row>
        <table:table-row table:style-name="ro1">
          <table:table-cell table:formula="of:=1+[.A84]" office:value-type="float" office:value="79" calcext:value-type="float">
            <text:p>79</text:p>
          </table:table-cell>
          <table:table-cell table:formula="of:=[.B84]+2*[.$B$2]/[.$B$3]" office:value-type="float" office:value="102.7" calcext:value-type="float">
            <text:p>102.7</text:p>
          </table:table-cell>
          <table:table-cell table:formula="of:=SQRT([.$B$2]^2-([.B85]-[.$B$2])^2)" office:value-type="float" office:value="52.9500708214825" calcext:value-type="float">
            <text:p>52.9500708214825</text:p>
          </table:table-cell>
          <table:table-cell table:formula="of:=[.$B$2]^2*(0.5*ASIN(([.B85]-[.$B$2])/[.$B$2])+0.25*SIN(2*ASIN(([.B85]-[.$B$2])/[.$B$2])))/(PI()*[.$B$2])*2+[.$B$2]/2" office:value-type="float" office:value="55.077212831558" calcext:value-type="float">
            <text:p>55.077212831558</text:p>
          </table:table-cell>
          <table:table-cell table:formula="of:=[.B85]*2/PI()" office:value-type="float" office:value="65.3808506221505" calcext:value-type="float">
            <text:p>65.3808506221505</text:p>
          </table:table-cell>
        </table:table-row>
        <table:table-row table:style-name="ro1">
          <table:table-cell table:formula="of:=1+[.A85]" office:value-type="float" office:value="80" calcext:value-type="float">
            <text:p>80</text:p>
          </table:table-cell>
          <table:table-cell table:formula="of:=[.B85]+2*[.$B$2]/[.$B$3]" office:value-type="float" office:value="104" calcext:value-type="float">
            <text:p>104</text:p>
          </table:table-cell>
          <table:table-cell table:formula="of:=SQRT([.$B$2]^2-([.B86]-[.$B$2])^2)" office:value-type="float" office:value="52.0000000000001" calcext:value-type="float">
            <text:p>52.0000000000001</text:p>
          </table:table-cell>
          <table:table-cell table:formula="of:=[.$B$2]^2*(0.5*ASIN(([.B86]-[.$B$2])/[.$B$2])+0.25*SIN(2*ASIN(([.B86]-[.$B$2])/[.$B$2])))/(PI()*[.$B$2])*2+[.$B$2]/2" office:value-type="float" office:value="55.7453981543779" calcext:value-type="float">
            <text:p>55.7453981543779</text:p>
          </table:table-cell>
          <table:table-cell table:formula="of:=[.B86]*2/PI()" office:value-type="float" office:value="66.2084563262284" calcext:value-type="float">
            <text:p>66.2084563262284</text:p>
          </table:table-cell>
        </table:table-row>
        <table:table-row table:style-name="ro1">
          <table:table-cell table:formula="of:=1+[.A86]" office:value-type="float" office:value="81" calcext:value-type="float">
            <text:p>81</text:p>
          </table:table-cell>
          <table:table-cell table:formula="of:=[.B86]+2*[.$B$2]/[.$B$3]" office:value-type="float" office:value="105.3" calcext:value-type="float">
            <text:p>105.3</text:p>
          </table:table-cell>
          <table:table-cell table:formula="of:=SQRT([.$B$2]^2-([.B87]-[.$B$2])^2)" office:value-type="float" office:value="50.999117639426" calcext:value-type="float">
            <text:p>50.999117639426</text:p>
          </table:table-cell>
          <table:table-cell table:formula="of:=[.$B$2]^2*(0.5*ASIN(([.B87]-[.$B$2])/[.$B$2])+0.25*SIN(2*ASIN(([.B87]-[.$B$2])/[.$B$2])))/(PI()*[.$B$2])*2+[.$B$2]/2" office:value-type="float" office:value="56.4011663586614" calcext:value-type="float">
            <text:p>56.4011663586614</text:p>
          </table:table-cell>
          <table:table-cell table:formula="of:=[.B87]*2/PI()" office:value-type="float" office:value="67.0360620303062" calcext:value-type="float">
            <text:p>67.0360620303062</text:p>
          </table:table-cell>
        </table:table-row>
        <table:table-row table:style-name="ro1">
          <table:table-cell table:formula="of:=1+[.A87]" office:value-type="float" office:value="82" calcext:value-type="float">
            <text:p>82</text:p>
          </table:table-cell>
          <table:table-cell table:formula="of:=[.B87]+2*[.$B$2]/[.$B$3]" office:value-type="float" office:value="106.6" calcext:value-type="float">
            <text:p>106.6</text:p>
          </table:table-cell>
          <table:table-cell table:formula="of:=SQRT([.$B$2]^2-([.B88]-[.$B$2])^2)" office:value-type="float" office:value="49.9443690519763" calcext:value-type="float">
            <text:p>49.9443690519763</text:p>
          </table:table-cell>
          <table:table-cell table:formula="of:=[.$B$2]^2*(0.5*ASIN(([.B88]-[.$B$2])/[.$B$2])+0.25*SIN(2*ASIN(([.B88]-[.$B$2])/[.$B$2])))/(PI()*[.$B$2])*2+[.$B$2]/2" office:value-type="float" office:value="57.0438514668295" calcext:value-type="float">
            <text:p>57.0438514668295</text:p>
          </table:table-cell>
          <table:table-cell table:formula="of:=[.B88]*2/PI()" office:value-type="float" office:value="67.8636677343841" calcext:value-type="float">
            <text:p>67.8636677343841</text:p>
          </table:table-cell>
        </table:table-row>
        <table:table-row table:style-name="ro1">
          <table:table-cell table:formula="of:=1+[.A88]" office:value-type="float" office:value="83" calcext:value-type="float">
            <text:p>83</text:p>
          </table:table-cell>
          <table:table-cell table:formula="of:=[.B88]+2*[.$B$2]/[.$B$3]" office:value-type="float" office:value="107.9" calcext:value-type="float">
            <text:p>107.9</text:p>
          </table:table-cell>
          <table:table-cell table:formula="of:=SQRT([.$B$2]^2-([.B89]-[.$B$2])^2)" office:value-type="float" office:value="48.8322639245818" calcext:value-type="float">
            <text:p>48.8322639245818</text:p>
          </table:table-cell>
          <table:table-cell table:formula="of:=[.$B$2]^2*(0.5*ASIN(([.B89]-[.$B$2])/[.$B$2])+0.25*SIN(2*ASIN(([.B89]-[.$B$2])/[.$B$2])))/(PI()*[.$B$2])*2+[.$B$2]/2" office:value-type="float" office:value="57.6727459180345" calcext:value-type="float">
            <text:p>57.6727459180345</text:p>
          </table:table-cell>
          <table:table-cell table:formula="of:=[.B89]*2/PI()" office:value-type="float" office:value="68.6912734384619" calcext:value-type="float">
            <text:p>68.6912734384619</text:p>
          </table:table-cell>
        </table:table-row>
        <table:table-row table:style-name="ro1">
          <table:table-cell table:formula="of:=1+[.A89]" office:value-type="float" office:value="84" calcext:value-type="float">
            <text:p>84</text:p>
          </table:table-cell>
          <table:table-cell table:formula="of:=[.B89]+2*[.$B$2]/[.$B$3]" office:value-type="float" office:value="109.2" calcext:value-type="float">
            <text:p>109.2</text:p>
          </table:table-cell>
          <table:table-cell table:formula="of:=SQRT([.$B$2]^2-([.B90]-[.$B$2])^2)" office:value-type="float" office:value="47.6587872275409" calcext:value-type="float">
            <text:p>47.6587872275409</text:p>
          </table:table-cell>
          <table:table-cell table:formula="of:=[.$B$2]^2*(0.5*ASIN(([.B90]-[.$B$2])/[.$B$2])+0.25*SIN(2*ASIN(([.B90]-[.$B$2])/[.$B$2])))/(PI()*[.$B$2])*2+[.$B$2]/2" office:value-type="float" office:value="58.2870944773989" calcext:value-type="float">
            <text:p>58.2870944773989</text:p>
          </table:table-cell>
          <table:table-cell table:formula="of:=[.B90]*2/PI()" office:value-type="float" office:value="69.5188791425398" calcext:value-type="float">
            <text:p>69.5188791425398</text:p>
          </table:table-cell>
        </table:table-row>
        <table:table-row table:style-name="ro1">
          <table:table-cell table:formula="of:=1+[.A90]" office:value-type="float" office:value="85" calcext:value-type="float">
            <text:p>85</text:p>
          </table:table-cell>
          <table:table-cell table:formula="of:=[.B90]+2*[.$B$2]/[.$B$3]" office:value-type="float" office:value="110.5" calcext:value-type="float">
            <text:p>110.5</text:p>
          </table:table-cell>
          <table:table-cell table:formula="of:=SQRT([.$B$2]^2-([.B91]-[.$B$2])^2)" office:value-type="float" office:value="46.4192847855287" calcext:value-type="float">
            <text:p>46.4192847855287</text:p>
          </table:table-cell>
          <table:table-cell table:formula="of:=[.$B$2]^2*(0.5*ASIN(([.B91]-[.$B$2])/[.$B$2])+0.25*SIN(2*ASIN(([.B91]-[.$B$2])/[.$B$2])))/(PI()*[.$B$2])*2+[.$B$2]/2" office:value-type="float" office:value="58.8860868578388" calcext:value-type="float">
            <text:p>58.8860868578388</text:p>
          </table:table-cell>
          <table:table-cell table:formula="of:=[.B91]*2/PI()" office:value-type="float" office:value="70.3464848466176" calcext:value-type="float">
            <text:p>70.3464848466176</text:p>
          </table:table-cell>
        </table:table-row>
        <table:table-row table:style-name="ro1">
          <table:table-cell table:formula="of:=1+[.A91]" office:value-type="float" office:value="86" calcext:value-type="float">
            <text:p>86</text:p>
          </table:table-cell>
          <table:table-cell table:formula="of:=[.B91]+2*[.$B$2]/[.$B$3]" office:value-type="float" office:value="111.8" calcext:value-type="float">
            <text:p>111.8</text:p>
          </table:table-cell>
          <table:table-cell table:formula="of:=SQRT([.$B$2]^2-([.B92]-[.$B$2])^2)" office:value-type="float" office:value="45.1083140895336" calcext:value-type="float">
            <text:p>45.1083140895336</text:p>
          </table:table-cell>
          <table:table-cell table:formula="of:=[.$B$2]^2*(0.5*ASIN(([.B92]-[.$B$2])/[.$B$2])+0.25*SIN(2*ASIN(([.B92]-[.$B$2])/[.$B$2])))/(PI()*[.$B$2])*2+[.$B$2]/2" office:value-type="float" office:value="59.4688486756226" calcext:value-type="float">
            <text:p>59.4688486756226</text:p>
          </table:table-cell>
          <table:table-cell table:formula="of:=[.B92]*2/PI()" office:value-type="float" office:value="71.1740905506955" calcext:value-type="float">
            <text:p>71.1740905506955</text:p>
          </table:table-cell>
        </table:table-row>
        <table:table-row table:style-name="ro1">
          <table:table-cell table:formula="of:=1+[.A92]" office:value-type="float" office:value="87" calcext:value-type="float">
            <text:p>87</text:p>
          </table:table-cell>
          <table:table-cell table:formula="of:=[.B92]+2*[.$B$2]/[.$B$3]" office:value-type="float" office:value="113.1" calcext:value-type="float">
            <text:p>113.1</text:p>
          </table:table-cell>
          <table:table-cell table:formula="of:=SQRT([.$B$2]^2-([.B93]-[.$B$2])^2)" office:value-type="float" office:value="43.7194464740808" calcext:value-type="float">
            <text:p>43.7194464740808</text:p>
          </table:table-cell>
          <table:table-cell table:formula="of:=[.$B$2]^2*(0.5*ASIN(([.B93]-[.$B$2])/[.$B$2])+0.25*SIN(2*ASIN(([.B93]-[.$B$2])/[.$B$2])))/(PI()*[.$B$2])*2+[.$B$2]/2" office:value-type="float" office:value="60.0344302146186" calcext:value-type="float">
            <text:p>60.0344302146186</text:p>
          </table:table-cell>
          <table:table-cell table:formula="of:=[.B93]*2/PI()" office:value-type="float" office:value="72.0016962547733" calcext:value-type="float">
            <text:p>72.0016962547733</text:p>
          </table:table-cell>
        </table:table-row>
        <table:table-row table:style-name="ro1">
          <table:table-cell table:formula="of:=1+[.A93]" office:value-type="float" office:value="88" calcext:value-type="float">
            <text:p>88</text:p>
          </table:table-cell>
          <table:table-cell table:formula="of:=[.B93]+2*[.$B$2]/[.$B$3]" office:value-type="float" office:value="114.4" calcext:value-type="float">
            <text:p>114.4</text:p>
          </table:table-cell>
          <table:table-cell table:formula="of:=SQRT([.$B$2]^2-([.B94]-[.$B$2])^2)" office:value-type="float" office:value="42.2449997041072" calcext:value-type="float">
            <text:p>42.2449997041072</text:p>
          </table:table-cell>
          <table:table-cell table:formula="of:=[.$B$2]^2*(0.5*ASIN(([.B94]-[.$B$2])/[.$B$2])+0.25*SIN(2*ASIN(([.B94]-[.$B$2])/[.$B$2])))/(PI()*[.$B$2])*2+[.$B$2]/2" office:value-type="float" office:value="60.5817922560152" calcext:value-type="float">
            <text:p>60.5817922560152</text:p>
          </table:table-cell>
          <table:table-cell table:formula="of:=[.B94]*2/PI()" office:value-type="float" office:value="72.8293019588512" calcext:value-type="float">
            <text:p>72.8293019588512</text:p>
          </table:table-cell>
        </table:table-row>
        <table:table-row table:style-name="ro1">
          <table:table-cell table:formula="of:=1+[.A94]" office:value-type="float" office:value="89" calcext:value-type="float">
            <text:p>89</text:p>
          </table:table-cell>
          <table:table-cell table:formula="of:=[.B94]+2*[.$B$2]/[.$B$3]" office:value-type="float" office:value="115.7" calcext:value-type="float">
            <text:p>115.7</text:p>
          </table:table-cell>
          <table:table-cell table:formula="of:=SQRT([.$B$2]^2-([.B95]-[.$B$2])^2)" office:value-type="float" office:value="40.6756684026214" calcext:value-type="float">
            <text:p>40.6756684026214</text:p>
          </table:table-cell>
          <table:table-cell table:formula="of:=[.$B$2]^2*(0.5*ASIN(([.B95]-[.$B$2])/[.$B$2])+0.25*SIN(2*ASIN(([.B95]-[.$B$2])/[.$B$2])))/(PI()*[.$B$2])*2+[.$B$2]/2" office:value-type="float" office:value="61.1097878958198" calcext:value-type="float">
            <text:p>61.1097878958198</text:p>
          </table:table-cell>
          <table:table-cell table:formula="of:=[.B95]*2/PI()" office:value-type="float" office:value="73.6569076629291" calcext:value-type="float">
            <text:p>73.6569076629291</text:p>
          </table:table-cell>
        </table:table-row>
        <table:table-row table:style-name="ro1">
          <table:table-cell table:formula="of:=1+[.A95]" office:value-type="float" office:value="90" calcext:value-type="float">
            <text:p>90</text:p>
          </table:table-cell>
          <table:table-cell table:formula="of:=[.B95]+2*[.$B$2]/[.$B$3]" office:value-type="float" office:value="117" calcext:value-type="float">
            <text:p>117</text:p>
          </table:table-cell>
          <table:table-cell table:formula="of:=SQRT([.$B$2]^2-([.B96]-[.$B$2])^2)" office:value-type="float" office:value="39.0000000000002" calcext:value-type="float">
            <text:p>39.0000000000002</text:p>
          </table:table-cell>
          <table:table-cell table:formula="of:=[.$B$2]^2*(0.5*ASIN(([.B96]-[.$B$2])/[.$B$2])+0.25*SIN(2*ASIN(([.B96]-[.$B$2])/[.$B$2])))/(PI()*[.$B$2])*2+[.$B$2]/2" office:value-type="float" office:value="61.6171387434905" calcext:value-type="float">
            <text:p>61.6171387434905</text:p>
          </table:table-cell>
          <table:table-cell table:formula="of:=[.B96]*2/PI()" office:value-type="float" office:value="74.4845133670069" calcext:value-type="float">
            <text:p>74.4845133670069</text:p>
          </table:table-cell>
        </table:table-row>
        <table:table-row table:style-name="ro1">
          <table:table-cell table:formula="of:=1+[.A96]" office:value-type="float" office:value="91" calcext:value-type="float">
            <text:p>91</text:p>
          </table:table-cell>
          <table:table-cell table:formula="of:=[.B96]+2*[.$B$2]/[.$B$3]" office:value-type="float" office:value="118.3" calcext:value-type="float">
            <text:p>118.3</text:p>
          </table:table-cell>
          <table:table-cell table:formula="of:=SQRT([.$B$2]^2-([.B97]-[.$B$2])^2)" office:value-type="float" office:value="37.2036288552611" calcext:value-type="float">
            <text:p>37.2036288552611</text:p>
          </table:table-cell>
          <table:table-cell table:formula="of:=[.$B$2]^2*(0.5*ASIN(([.B97]-[.$B$2])/[.$B$2])+0.25*SIN(2*ASIN(([.B97]-[.$B$2])/[.$B$2])))/(PI()*[.$B$2])*2+[.$B$2]/2" office:value-type="float" office:value="62.1024030278763" calcext:value-type="float">
            <text:p>62.1024030278763</text:p>
          </table:table-cell>
          <table:table-cell table:formula="of:=[.B97]*2/PI()" office:value-type="float" office:value="75.3121190710848" calcext:value-type="float">
            <text:p>75.3121190710848</text:p>
          </table:table-cell>
        </table:table-row>
        <table:table-row table:style-name="ro1">
          <table:table-cell table:formula="of:=1+[.A97]" office:value-type="float" office:value="92" calcext:value-type="float">
            <text:p>92</text:p>
          </table:table-cell>
          <table:table-cell table:formula="of:=[.B97]+2*[.$B$2]/[.$B$3]" office:value-type="float" office:value="119.6" calcext:value-type="float">
            <text:p>119.6</text:p>
          </table:table-cell>
          <table:table-cell table:formula="of:=SQRT([.$B$2]^2-([.B98]-[.$B$2])^2)" office:value-type="float" office:value="35.2681159122517" calcext:value-type="float">
            <text:p>35.2681159122517</text:p>
          </table:table-cell>
          <table:table-cell table:formula="of:=[.$B$2]^2*(0.5*ASIN(([.B98]-[.$B$2])/[.$B$2])+0.25*SIN(2*ASIN(([.B98]-[.$B$2])/[.$B$2])))/(PI()*[.$B$2])*2+[.$B$2]/2" office:value-type="float" office:value="62.5639316534353" calcext:value-type="float">
            <text:p>62.5639316534353</text:p>
          </table:table-cell>
          <table:table-cell table:formula="of:=[.B98]*2/PI()" office:value-type="float" office:value="76.1397247751626" calcext:value-type="float">
            <text:p>76.1397247751626</text:p>
          </table:table-cell>
        </table:table-row>
        <table:table-row table:style-name="ro1">
          <table:table-cell table:formula="of:=1+[.A98]" office:value-type="float" office:value="93" calcext:value-type="float">
            <text:p>93</text:p>
          </table:table-cell>
          <table:table-cell table:formula="of:=[.B98]+2*[.$B$2]/[.$B$3]" office:value-type="float" office:value="120.9" calcext:value-type="float">
            <text:p>120.9</text:p>
          </table:table-cell>
          <table:table-cell table:formula="of:=SQRT([.$B$2]^2-([.B99]-[.$B$2])^2)" office:value-type="float" office:value="33.1691121376503" calcext:value-type="float">
            <text:p>33.1691121376503</text:p>
          </table:table-cell>
          <table:table-cell table:formula="of:=[.$B$2]^2*(0.5*ASIN(([.B99]-[.$B$2])/[.$B$2])+0.25*SIN(2*ASIN(([.B99]-[.$B$2])/[.$B$2])))/(PI()*[.$B$2])*2+[.$B$2]/2" office:value-type="float" office:value="62.9998055811354" calcext:value-type="float">
            <text:p>62.9998055811354</text:p>
          </table:table-cell>
          <table:table-cell table:formula="of:=[.B99]*2/PI()" office:value-type="float" office:value="76.9673304792405" calcext:value-type="float">
            <text:p>76.9673304792405</text:p>
          </table:table-cell>
        </table:table-row>
        <table:table-row table:style-name="ro1">
          <table:table-cell table:formula="of:=1+[.A99]" office:value-type="float" office:value="94" calcext:value-type="float">
            <text:p>94</text:p>
          </table:table-cell>
          <table:table-cell table:formula="of:=[.B99]+2*[.$B$2]/[.$B$3]" office:value-type="float" office:value="122.2" calcext:value-type="float">
            <text:p>122.2</text:p>
          </table:table-cell>
          <table:table-cell table:formula="of:=SQRT([.$B$2]^2-([.B100]-[.$B$2])^2)" office:value-type="float" office:value="30.8732894262989" calcext:value-type="float">
            <text:p>30.8732894262989</text:p>
          </table:table-cell>
          <table:table-cell table:formula="of:=[.$B$2]^2*(0.5*ASIN(([.B100]-[.$B$2])/[.$B$2])+0.25*SIN(2*ASIN(([.B100]-[.$B$2])/[.$B$2])))/(PI()*[.$B$2])*2+[.$B$2]/2" office:value-type="float" office:value="63.4077428016329" calcext:value-type="float">
            <text:p>63.4077428016329</text:p>
          </table:table-cell>
          <table:table-cell table:formula="of:=[.B100]*2/PI()" office:value-type="float" office:value="77.7949361833183" calcext:value-type="float">
            <text:p>77.7949361833183</text:p>
          </table:table-cell>
        </table:table-row>
        <table:table-row table:style-name="ro1">
          <table:table-cell table:formula="of:=1+[.A100]" office:value-type="float" office:value="95" calcext:value-type="float">
            <text:p>95</text:p>
          </table:table-cell>
          <table:table-cell table:formula="of:=[.B100]+2*[.$B$2]/[.$B$3]" office:value-type="float" office:value="123.5" calcext:value-type="float">
            <text:p>123.5</text:p>
          </table:table-cell>
          <table:table-cell table:formula="of:=SQRT([.$B$2]^2-([.B101]-[.$B$2])^2)" office:value-type="float" office:value="28.3328431330148" calcext:value-type="float">
            <text:p>28.3328431330148</text:p>
          </table:table-cell>
          <table:table-cell table:formula="of:=[.$B$2]^2*(0.5*ASIN(([.B101]-[.$B$2])/[.$B$2])+0.25*SIN(2*ASIN(([.B101]-[.$B$2])/[.$B$2])))/(PI()*[.$B$2])*2+[.$B$2]/2" office:value-type="float" office:value="63.7849526122737" calcext:value-type="float">
            <text:p>63.7849526122737</text:p>
          </table:table-cell>
          <table:table-cell table:formula="of:=[.B101]*2/PI()" office:value-type="float" office:value="78.6225418873962" calcext:value-type="float">
            <text:p>78.6225418873962</text:p>
          </table:table-cell>
        </table:table-row>
        <table:table-row table:style-name="ro1">
          <table:table-cell table:formula="of:=1+[.A101]" office:value-type="float" office:value="96" calcext:value-type="float">
            <text:p>96</text:p>
          </table:table-cell>
          <table:table-cell table:formula="of:=[.B101]+2*[.$B$2]/[.$B$3]" office:value-type="float" office:value="124.8" calcext:value-type="float">
            <text:p>124.8</text:p>
          </table:table-cell>
          <table:table-cell table:formula="of:=SQRT([.$B$2]^2-([.B102]-[.$B$2])^2)" office:value-type="float" office:value="25.4746933249455" calcext:value-type="float">
            <text:p>25.4746933249455</text:p>
          </table:table-cell>
          <table:table-cell table:formula="of:=[.$B$2]^2*(0.5*ASIN(([.B102]-[.$B$2])/[.$B$2])+0.25*SIN(2*ASIN(([.B102]-[.$B$2])/[.$B$2])))/(PI()*[.$B$2])*2+[.$B$2]/2" office:value-type="float" office:value="64.127890803837" calcext:value-type="float">
            <text:p>64.127890803837</text:p>
          </table:table-cell>
          <table:table-cell table:formula="of:=[.B102]*2/PI()" office:value-type="float" office:value="79.450147591474" calcext:value-type="float">
            <text:p>79.450147591474</text:p>
          </table:table-cell>
        </table:table-row>
        <table:table-row table:style-name="ro1">
          <table:table-cell table:formula="of:=1+[.A102]" office:value-type="float" office:value="97" calcext:value-type="float">
            <text:p>97</text:p>
          </table:table-cell>
          <table:table-cell table:formula="of:=[.B102]+2*[.$B$2]/[.$B$3]" office:value-type="float" office:value="126.1" calcext:value-type="float">
            <text:p>126.1</text:p>
          </table:table-cell>
          <table:table-cell table:formula="of:=SQRT([.$B$2]^2-([.B103]-[.$B$2])^2)" office:value-type="float" office:value="22.1763387420021" calcext:value-type="float">
            <text:p>22.1763387420021</text:p>
          </table:table-cell>
          <table:table-cell table:formula="of:=[.$B$2]^2*(0.5*ASIN(([.B103]-[.$B$2])/[.$B$2])+0.25*SIN(2*ASIN(([.B103]-[.$B$2])/[.$B$2])))/(PI()*[.$B$2])*2+[.$B$2]/2" office:value-type="float" office:value="64.4318063599934" calcext:value-type="float">
            <text:p>64.4318063599934</text:p>
          </table:table-cell>
          <table:table-cell table:formula="of:=[.B103]*2/PI()" office:value-type="float" office:value="80.2777532955519" calcext:value-type="float">
            <text:p>80.2777532955519</text:p>
          </table:table-cell>
        </table:table-row>
        <table:table-row table:style-name="ro1">
          <table:table-cell table:formula="of:=1+[.A103]" office:value-type="float" office:value="98" calcext:value-type="float">
            <text:p>98</text:p>
          </table:table-cell>
          <table:table-cell table:formula="of:=[.B103]+2*[.$B$2]/[.$B$3]" office:value-type="float" office:value="127.4" calcext:value-type="float">
            <text:p>127.4</text:p>
          </table:table-cell>
          <table:table-cell table:formula="of:=SQRT([.$B$2]^2-([.B104]-[.$B$2])^2)" office:value-type="float" office:value="18.2000000000007" calcext:value-type="float">
            <text:p>18.2000000000007</text:p>
          </table:table-cell>
          <table:table-cell table:formula="of:=[.$B$2]^2*(0.5*ASIN(([.B104]-[.$B$2])/[.$B$2])+0.25*SIN(2*ASIN(([.B104]-[.$B$2])/[.$B$2])))/(PI()*[.$B$2])*2+[.$B$2]/2" office:value-type="float" office:value="64.6897697422905" calcext:value-type="float">
            <text:p>64.6897697422905</text:p>
          </table:table-cell>
          <table:table-cell table:formula="of:=[.B104]*2/PI()" office:value-type="float" office:value="81.1053589996297" calcext:value-type="float">
            <text:p>81.1053589996297</text:p>
          </table:table-cell>
        </table:table-row>
        <table:table-row table:style-name="ro1">
          <table:table-cell table:formula="of:=1+[.A104]" office:value-type="float" office:value="99" calcext:value-type="float">
            <text:p>99</text:p>
          </table:table-cell>
          <table:table-cell table:formula="of:=[.B104]+2*[.$B$2]/[.$B$3]" office:value-type="float" office:value="128.7" calcext:value-type="float">
            <text:p>128.7</text:p>
          </table:table-cell>
          <table:table-cell table:formula="of:=SQRT([.$B$2]^2-([.B105]-[.$B$2])^2)" office:value-type="float" office:value="12.934836682387" calcext:value-type="float">
            <text:p>12.934836682387</text:p>
          </table:table-cell>
          <table:table-cell table:formula="of:=[.$B$2]^2*(0.5*ASIN(([.B105]-[.$B$2])/[.$B$2])+0.25*SIN(2*ASIN(([.B105]-[.$B$2])/[.$B$2])))/(PI()*[.$B$2])*2+[.$B$2]/2" office:value-type="float" office:value="64.8899842085289" calcext:value-type="float">
            <text:p>64.8899842085289</text:p>
          </table:table-cell>
          <table:table-cell table:formula="of:=[.B105]*2/PI()" office:value-type="float" office:value="81.9329647037076" calcext:value-type="float">
            <text:p>81.9329647037076</text:p>
          </table:table-cell>
        </table:table-row>
        <table:table-row table:style-name="ro1">
          <table:table-cell table:formula="of:=1+[.A105]" office:value-type="float" office:value="100" calcext:value-type="float">
            <text:p>100</text:p>
          </table:table-cell>
          <table:table-cell table:formula="of:=[.B105]+2*[.$B$2]/[.$B$3]" office:value-type="float" office:value="130" calcext:value-type="float">
            <text:p>130</text:p>
          </table:table-cell>
          <table:table-cell table:formula="of:=SQRT([.$B$2]^2-([.B106]-[.$B$2])^2)" office:value-type="float" office:value="0.00000467203091198574" calcext:value-type="float">
            <text:p>4.67203091198574E-06</text:p>
          </table:table-cell>
          <table:table-cell table:formula="of:=[.$B$2]^2*(0.5*ASIN(([.B106]-[.$B$2])/[.$B$2])+0.25*SIN(2*ASIN(([.B106]-[.$B$2])/[.$B$2])))/(PI()*[.$B$2])*2+[.$B$2]/2" office:value-type="float" office:value="65" calcext:value-type="float">
            <text:p>65</text:p>
          </table:table-cell>
          <table:table-cell table:formula="of:=[.B106]*2/PI()" office:value-type="float" office:value="82.7605704077855" calcext:value-type="float">
            <text:p>82.7605704077855</text:p>
          </table:table-cell>
        </table:table-row>
      </table:table>
      <table:table table:name="Sheet2" table:style-name="ta1">
        <table:shapes>
          <draw:frame draw:z-index="0" draw:style-name="gr1" draw:text-style-name="P1" svg:width="124.29mm" svg:height="52.15mm" svg:x="109.37mm" svg:y="10.39mm">
            <draw:object draw:notify-on-update-of-ranges="Sheet2.B7:Sheet2.B107 Sheet2.C6:Sheet2.C6 Sheet2.C7:Sheet2.C107 Sheet2.B7:Sheet2.B107 Sheet2.D6:Sheet2.D6 Sheet2.D7:Sheet2.D1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=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ples=</text:p>
          </table:table-cell>
          <table:table-cell table:formula="of:=COUNT([.A$1:.A$1048576])-1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e=</text:p>
          </table:table-cell>
          <table:table-cell table:formula="of:=100/PI()" office:value-type="float" office:value="31.8309886183791" calcext:value-type="float">
            <text:p>31.830988618379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ea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]" office:value-type="float" office:value="0" calcext:value-type="float">
            <text:p>0</text:p>
          </table:table-cell>
          <table:table-cell table:formula="of:=SQRT([.$B$2]^2-([.B7]-[.$B$2])^2)" office:value-type="float" office:value="0" calcext:value-type="float">
            <text:p>0</text:p>
          </table:table-cell>
          <table:table-cell table:formula="of:=[.$B$4]*(ASIN(([.B7]-[.$B$2])/[.$B$2])+0.5*SIN(2*ASIN(([.B7]-[.$B$2])/[.$B$2]))+PI()/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1+[.A7]" office:value-type="float" office:value="1" calcext:value-type="float">
            <text:p>1</text:p>
          </table:table-cell>
          <table:table-cell table:formula="of:=[.A8]*2*[.$B$2]/[.$B$3]" office:value-type="float" office:value="2" calcext:value-type="float">
            <text:p>2</text:p>
          </table:table-cell>
          <table:table-cell table:formula="of:=SQRT([.$B$2]^2-([.B8]-[.$B$2])^2)" office:value-type="float" office:value="19.8997487421324" calcext:value-type="float">
            <text:p>19.8997487421324</text:p>
          </table:table-cell>
          <table:table-cell table:formula="of:=[.$B$4]*(ASIN(([.B8]-[.$B$2])/[.$B$2])+0.5*SIN(2*ASIN(([.B8]-[.$B$2])/[.$B$2]))+PI()/2)" office:value-type="float" office:value="0.169255063801669" calcext:value-type="float">
            <text:p>0.169255063801669</text:p>
          </table:table-cell>
          <table:table-cell table:number-columns-repeated="5"/>
        </table:table-row>
        <table:table-row table:style-name="ro1">
          <table:table-cell table:formula="of:=1+[.A8]" office:value-type="float" office:value="2" calcext:value-type="float">
            <text:p>2</text:p>
          </table:table-cell>
          <table:table-cell table:formula="of:=[.A9]*2*[.$B$2]/[.$B$3]" office:value-type="float" office:value="4" calcext:value-type="float">
            <text:p>4</text:p>
          </table:table-cell>
          <table:table-cell table:formula="of:=SQRT([.$B$2]^2-([.B9]-[.$B$2])^2)" office:value-type="float" office:value="28" calcext:value-type="float">
            <text:p>28</text:p>
          </table:table-cell>
          <table:table-cell table:formula="of:=[.$B$4]*(ASIN(([.B9]-[.$B$2])/[.$B$2])+0.5*SIN(2*ASIN(([.B9]-[.$B$2])/[.$B$2]))+PI()/2)" office:value-type="float" office:value="0.477277319553018" calcext:value-type="float">
            <text:p>0.477277319553018</text:p>
          </table:table-cell>
          <table:table-cell table:number-columns-repeated="5"/>
        </table:table-row>
        <table:table-row table:style-name="ro1">
          <table:table-cell table:formula="of:=1+[.A9]" office:value-type="float" office:value="3" calcext:value-type="float">
            <text:p>3</text:p>
          </table:table-cell>
          <table:table-cell table:formula="of:=[.A10]*2*[.$B$2]/[.$B$3]" office:value-type="float" office:value="6" calcext:value-type="float">
            <text:p>6</text:p>
          </table:table-cell>
          <table:table-cell table:formula="of:=SQRT([.$B$2]^2-([.B10]-[.$B$2])^2)" office:value-type="float" office:value="34.117444218464" calcext:value-type="float">
            <text:p>34.117444218464</text:p>
          </table:table-cell>
          <table:table-cell table:formula="of:=[.$B$4]*(ASIN(([.B10]-[.$B$2])/[.$B$2])+0.5*SIN(2*ASIN(([.B10]-[.$B$2])/[.$B$2]))+PI()/2)" office:value-type="float" office:value="0.874144061548518" calcext:value-type="float">
            <text:p>0.874144061548518</text:p>
          </table:table-cell>
          <table:table-cell table:number-columns-repeated="5"/>
        </table:table-row>
        <table:table-row table:style-name="ro1">
          <table:table-cell table:formula="of:=1+[.A10]" office:value-type="float" office:value="4" calcext:value-type="float">
            <text:p>4</text:p>
          </table:table-cell>
          <table:table-cell table:formula="of:=[.A11]*2*[.$B$2]/[.$B$3]" office:value-type="float" office:value="8" calcext:value-type="float">
            <text:p>8</text:p>
          </table:table-cell>
          <table:table-cell table:formula="of:=SQRT([.$B$2]^2-([.B11]-[.$B$2])^2)" office:value-type="float" office:value="39.1918358845308" calcext:value-type="float">
            <text:p>39.1918358845308</text:p>
          </table:table-cell>
          <table:table-cell table:formula="of:=[.$B$4]*(ASIN(([.B11]-[.$B$2])/[.$B$2])+0.5*SIN(2*ASIN(([.B11]-[.$B$2])/[.$B$2]))+PI()/2)" office:value-type="float" office:value="1.34170645563527" calcext:value-type="float">
            <text:p>1.34170645563527</text:p>
          </table:table-cell>
          <table:table-cell table:number-columns-repeated="5"/>
        </table:table-row>
        <table:table-row table:style-name="ro1">
          <table:table-cell table:formula="of:=1+[.A11]" office:value-type="float" office:value="5" calcext:value-type="float">
            <text:p>5</text:p>
          </table:table-cell>
          <table:table-cell table:formula="of:=[.A12]*2*[.$B$2]/[.$B$3]" office:value-type="float" office:value="10" calcext:value-type="float">
            <text:p>10</text:p>
          </table:table-cell>
          <table:table-cell table:formula="of:=SQRT([.$B$2]^2-([.B12]-[.$B$2])^2)" office:value-type="float" office:value="43.5889894354067" calcext:value-type="float">
            <text:p>43.5889894354067</text:p>
          </table:table-cell>
          <table:table-cell table:formula="of:=[.$B$4]*(ASIN(([.B12]-[.$B$2])/[.$B$2])+0.5*SIN(2*ASIN(([.B12]-[.$B$2])/[.$B$2]))+PI()/2)" office:value-type="float" office:value="1.86930367342493" calcext:value-type="float">
            <text:p>1.86930367342493</text:p>
          </table:table-cell>
          <table:table-cell table:number-columns-repeated="5"/>
        </table:table-row>
        <table:table-row table:style-name="ro1">
          <table:table-cell table:formula="of:=1+[.A12]" office:value-type="float" office:value="6" calcext:value-type="float">
            <text:p>6</text:p>
          </table:table-cell>
          <table:table-cell table:formula="of:=[.A13]*2*[.$B$2]/[.$B$3]" office:value-type="float" office:value="12" calcext:value-type="float">
            <text:p>12</text:p>
          </table:table-cell>
          <table:table-cell table:formula="of:=SQRT([.$B$2]^2-([.B13]-[.$B$2])^2)" office:value-type="float" office:value="47.4973683481517" calcext:value-type="float">
            <text:p>47.4973683481517</text:p>
          </table:table-cell>
          <table:table-cell table:formula="of:=[.$B$4]*(ASIN(([.B13]-[.$B$2])/[.$B$2])+0.5*SIN(2*ASIN(([.B13]-[.$B$2])/[.$B$2]))+PI()/2)" office:value-type="float" office:value="2.44962645902626" calcext:value-type="float">
            <text:p>2.44962645902626</text:p>
          </table:table-cell>
          <table:table-cell table:number-columns-repeated="5"/>
        </table:table-row>
        <table:table-row table:style-name="ro1">
          <table:table-cell table:formula="of:=1+[.A13]" office:value-type="float" office:value="7" calcext:value-type="float">
            <text:p>7</text:p>
          </table:table-cell>
          <table:table-cell table:formula="of:=[.A14]*2*[.$B$2]/[.$B$3]" office:value-type="float" office:value="14" calcext:value-type="float">
            <text:p>14</text:p>
          </table:table-cell>
          <table:table-cell table:formula="of:=SQRT([.$B$2]^2-([.B14]-[.$B$2])^2)" office:value-type="float" office:value="51.0294032886923" calcext:value-type="float">
            <text:p>51.0294032886923</text:p>
          </table:table-cell>
          <table:table-cell table:formula="of:=[.$B$4]*(ASIN(([.B14]-[.$B$2])/[.$B$2])+0.5*SIN(2*ASIN(([.B14]-[.$B$2])/[.$B$2]))+PI()/2)" office:value-type="float" office:value="3.07722218286856" calcext:value-type="float">
            <text:p>3.07722218286856</text:p>
          </table:table-cell>
          <table:table-cell table:number-columns-repeated="5"/>
        </table:table-row>
        <table:table-row table:style-name="ro1">
          <table:table-cell table:formula="of:=1+[.A14]" office:value-type="float" office:value="8" calcext:value-type="float">
            <text:p>8</text:p>
          </table:table-cell>
          <table:table-cell table:formula="of:=[.A15]*2*[.$B$2]/[.$B$3]" office:value-type="float" office:value="16" calcext:value-type="float">
            <text:p>16</text:p>
          </table:table-cell>
          <table:table-cell table:formula="of:=SQRT([.$B$2]^2-([.B15]-[.$B$2])^2)" office:value-type="float" office:value="54.2586398650021" calcext:value-type="float">
            <text:p>54.2586398650021</text:p>
          </table:table-cell>
          <table:table-cell table:formula="of:=[.$B$4]*(ASIN(([.B15]-[.$B$2])/[.$B$2])+0.5*SIN(2*ASIN(([.B15]-[.$B$2])/[.$B$2]))+PI()/2)" office:value-type="float" office:value="3.74779745625329" calcext:value-type="float">
            <text:p>3.74779745625329</text:p>
          </table:table-cell>
          <table:table-cell table:number-columns-repeated="5"/>
        </table:table-row>
        <table:table-row table:style-name="ro1">
          <table:table-cell table:formula="of:=1+[.A15]" office:value-type="float" office:value="9" calcext:value-type="float">
            <text:p>9</text:p>
          </table:table-cell>
          <table:table-cell table:formula="of:=[.A16]*2*[.$B$2]/[.$B$3]" office:value-type="float" office:value="18" calcext:value-type="float">
            <text:p>18</text:p>
          </table:table-cell>
          <table:table-cell table:formula="of:=SQRT([.$B$2]^2-([.B16]-[.$B$2])^2)" office:value-type="float" office:value="57.2363520850167" calcext:value-type="float">
            <text:p>57.2363520850167</text:p>
          </table:table-cell>
          <table:table-cell table:formula="of:=[.$B$4]*(ASIN(([.B16]-[.$B$2])/[.$B$2])+0.5*SIN(2*ASIN(([.B16]-[.$B$2])/[.$B$2]))+PI()/2)" office:value-type="float" office:value="4.45784149557487" calcext:value-type="float">
            <text:p>4.45784149557487</text:p>
          </table:table-cell>
          <table:table-cell table:number-columns-repeated="5"/>
        </table:table-row>
        <table:table-row table:style-name="ro1">
          <table:table-cell table:formula="of:=1+[.A16]" office:value-type="float" office:value="10" calcext:value-type="float">
            <text:p>10</text:p>
          </table:table-cell>
          <table:table-cell table:formula="of:=[.A17]*2*[.$B$2]/[.$B$3]" office:value-type="float" office:value="20" calcext:value-type="float">
            <text:p>20</text:p>
          </table:table-cell>
          <table:table-cell table:formula="of:=SQRT([.$B$2]^2-([.B17]-[.$B$2])^2)" office:value-type="float" office:value="60" calcext:value-type="float">
            <text:p>60</text:p>
          </table:table-cell>
          <table:table-cell table:formula="of:=[.$B$4]*(ASIN(([.B17]-[.$B$2])/[.$B$2])+0.5*SIN(2*ASIN(([.B17]-[.$B$2])/[.$B$2]))+PI()/2)" office:value-type="float" office:value="5.20440193309139" calcext:value-type="float">
            <text:p>5.20440193309139</text:p>
          </table:table-cell>
          <table:table-cell/>
          <table:table-cell office:value-type="string" calcext:value-type="string">
            <text:p>R=</text:p>
          </table:table-cell>
          <table:table-cell office:value-type="float" office:value="399.999955919816" calcext:value-type="float">
            <text:p>399.999955919816</text:p>
          </table:table-cell>
          <table:table-cell table:number-columns-repeated="2"/>
        </table:table-row>
        <table:table-row table:style-name="ro1">
          <table:table-cell table:formula="of:=1+[.A17]" office:value-type="float" office:value="11" calcext:value-type="float">
            <text:p>11</text:p>
          </table:table-cell>
          <table:table-cell table:formula="of:=[.A18]*2*[.$B$2]/[.$B$3]" office:value-type="float" office:value="22" calcext:value-type="float">
            <text:p>22</text:p>
          </table:table-cell>
          <table:table-cell table:formula="of:=SQRT([.$B$2]^2-([.B18]-[.$B$2])^2)" office:value-type="float" office:value="62.5779513886481" calcext:value-type="float">
            <text:p>62.5779513886481</text:p>
          </table:table-cell>
          <table:table-cell table:formula="of:=[.$B$4]*(ASIN(([.B18]-[.$B$2])/[.$B$2])+0.5*SIN(2*ASIN(([.B18]-[.$B$2])/[.$B$2]))+PI()/2)" office:value-type="float" office:value="5.98494169873868" calcext:value-type="float">
            <text:p>5.98494169873868</text:p>
          </table:table-cell>
          <table:table-cell/>
          <table:table-cell office:value-type="string" calcext:value-type="string">
            <text:p>K=</text:p>
          </table:table-cell>
          <table:table-cell office:value-type="float" office:value="954.929563095137" calcext:value-type="float">
            <text:p>954.929563095137</text:p>
          </table:table-cell>
          <table:table-cell table:number-columns-repeated="2"/>
        </table:table-row>
        <table:table-row table:style-name="ro1">
          <table:table-cell table:formula="of:=1+[.A18]" office:value-type="float" office:value="12" calcext:value-type="float">
            <text:p>12</text:p>
          </table:table-cell>
          <table:table-cell table:formula="of:=[.A19]*2*[.$B$2]/[.$B$3]" office:value-type="float" office:value="24" calcext:value-type="float">
            <text:p>24</text:p>
          </table:table-cell>
          <table:table-cell table:formula="of:=SQRT([.$B$2]^2-([.B19]-[.$B$2])^2)" office:value-type="float" office:value="64.9923072370877" calcext:value-type="float">
            <text:p>64.9923072370877</text:p>
          </table:table-cell>
          <table:table-cell table:formula="of:=[.$B$4]*(ASIN(([.B19]-[.$B$2])/[.$B$2])+0.5*SIN(2*ASIN(([.B19]-[.$B$2])/[.$B$2]))+PI()/2)" office:value-type="float" office:value="6.79724268305344" calcext:value-type="float">
            <text:p>6.79724268305344</text:p>
          </table:table-cell>
          <table:table-cell table:number-columns-repeated="5"/>
        </table:table-row>
        <table:table-row table:style-name="ro1">
          <table:table-cell table:formula="of:=1+[.A19]" office:value-type="float" office:value="13" calcext:value-type="float">
            <text:p>13</text:p>
          </table:table-cell>
          <table:table-cell table:formula="of:=[.A20]*2*[.$B$2]/[.$B$3]" office:value-type="float" office:value="26" calcext:value-type="float">
            <text:p>26</text:p>
          </table:table-cell>
          <table:table-cell table:formula="of:=SQRT([.$B$2]^2-([.B20]-[.$B$2])^2)" office:value-type="float" office:value="67.260686883201" calcext:value-type="float">
            <text:p>67.260686883201</text:p>
          </table:table-cell>
          <table:table-cell table:formula="of:=[.$B$4]*(ASIN(([.B20]-[.$B$2])/[.$B$2])+0.5*SIN(2*ASIN(([.B20]-[.$B$2])/[.$B$2]))+PI()/2)" office:value-type="float" office:value="7.63933813135593" calcext:value-type="float">
            <text:p>7.63933813135593</text:p>
          </table:table-cell>
          <table:table-cell table:number-columns-repeated="5"/>
        </table:table-row>
        <table:table-row table:style-name="ro1">
          <table:table-cell table:formula="of:=1+[.A20]" office:value-type="float" office:value="14" calcext:value-type="float">
            <text:p>14</text:p>
          </table:table-cell>
          <table:table-cell table:formula="of:=[.A21]*2*[.$B$2]/[.$B$3]" office:value-type="float" office:value="28" calcext:value-type="float">
            <text:p>28</text:p>
          </table:table-cell>
          <table:table-cell table:formula="of:=SQRT([.$B$2]^2-([.B21]-[.$B$2])^2)" office:value-type="float" office:value="69.3974062915899" calcext:value-type="float">
            <text:p>69.3974062915899</text:p>
          </table:table-cell>
          <table:table-cell table:formula="of:=[.$B$4]*(ASIN(([.B21]-[.$B$2])/[.$B$2])+0.5*SIN(2*ASIN(([.B21]-[.$B$2])/[.$B$2]))+PI()/2)" office:value-type="float" office:value="8.50946357596512" calcext:value-type="float">
            <text:p>8.50946357596512</text:p>
          </table:table-cell>
          <table:table-cell/>
          <table:table-cell office:value-type="string" calcext:value-type="string">
            <text:p>Sample X</text:p>
          </table:table-cell>
          <table:table-cell office:value-type="string" calcext:value-type="string">
            <text:p>Sample A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Q err</text:p>
          </table:table-cell>
        </table:table-row>
        <table:table-row table:style-name="ro1">
          <table:table-cell table:formula="of:=1+[.A21]" office:value-type="float" office:value="15" calcext:value-type="float">
            <text:p>15</text:p>
          </table:table-cell>
          <table:table-cell table:formula="of:=[.A22]*2*[.$B$2]/[.$B$3]" office:value-type="float" office:value="30" calcext:value-type="float">
            <text:p>30</text:p>
          </table:table-cell>
          <table:table-cell table:formula="of:=SQRT([.$B$2]^2-([.B22]-[.$B$2])^2)" office:value-type="float" office:value="71.4142842854285" calcext:value-type="float">
            <text:p>71.4142842854285</text:p>
          </table:table-cell>
          <table:table-cell table:formula="of:=[.$B$4]*(ASIN(([.B22]-[.$B$2])/[.$B$2])+0.5*SIN(2*ASIN(([.B22]-[.$B$2])/[.$B$2]))+PI()/2)" office:value-type="float" office:value="9.40602021870937" calcext:value-type="float">
            <text:p>9.4060202187093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82.180606561281" calcext:value-type="float">
            <text:p>282.180606561281</text:p>
          </table:table-cell>
          <table:table-cell table:formula="of:=[.$G$18]*(ASIN(([.F22]-[.$G$17])/[.$G$17])+0.5*SIN(2*ASIN(([.F22]-[.$G$17])/[.$G$17]))+PI()/2)" office:value-type="float" office:value="282.180623445207" calcext:value-type="float">
            <text:p>282.180623445207</text:p>
          </table:table-cell>
          <table:table-cell table:formula="of:=([.H22]-[.G22])^2" office:value-type="float" office:value="0.000000000285066946900126" calcext:value-type="float">
            <text:p>2.85066946900126E-10</text:p>
          </table:table-cell>
        </table:table-row>
        <table:table-row table:style-name="ro1">
          <table:table-cell table:formula="of:=1+[.A22]" office:value-type="float" office:value="16" calcext:value-type="float">
            <text:p>16</text:p>
          </table:table-cell>
          <table:table-cell table:formula="of:=[.A23]*2*[.$B$2]/[.$B$3]" office:value-type="float" office:value="32" calcext:value-type="float">
            <text:p>32</text:p>
          </table:table-cell>
          <table:table-cell table:formula="of:=SQRT([.$B$2]^2-([.B23]-[.$B$2])^2)" office:value-type="float" office:value="73.3212111192934" calcext:value-type="float">
            <text:p>73.3212111192934</text:p>
          </table:table-cell>
          <table:table-cell table:formula="of:=[.$B$4]*(ASIN(([.B23]-[.$B$2])/[.$B$2])+0.5*SIN(2*ASIN(([.B23]-[.$B$2])/[.$B$2]))+PI()/2)" office:value-type="float" office:value="10.3275469578477" calcext:value-type="float">
            <text:p>10.327546957847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756.947363203036" calcext:value-type="float">
            <text:p>756.947363203036</text:p>
          </table:table-cell>
          <table:table-cell table:formula="of:=[.$G$18]*(ASIN(([.F23]-[.$G$17])/[.$G$17])+0.5*SIN(2*ASIN(([.F23]-[.$G$17])/[.$G$17]))+PI()/2)" office:value-type="float" office:value="756.94740327534" calcext:value-type="float">
            <text:p>756.94740327534</text:p>
          </table:table-cell>
          <table:table-cell table:formula="of:=([.H23]-[.G23])^2" office:value-type="float" office:value="0.00000000160578955152939" calcext:value-type="float">
            <text:p>1.60578955152939E-09</text:p>
          </table:table-cell>
        </table:table-row>
        <table:table-row table:style-name="ro1">
          <table:table-cell table:formula="of:=1+[.A23]" office:value-type="float" office:value="17" calcext:value-type="float">
            <text:p>17</text:p>
          </table:table-cell>
          <table:table-cell table:formula="of:=[.A24]*2*[.$B$2]/[.$B$3]" office:value-type="float" office:value="34" calcext:value-type="float">
            <text:p>34</text:p>
          </table:table-cell>
          <table:table-cell table:formula="of:=SQRT([.$B$2]^2-([.B24]-[.$B$2])^2)" office:value-type="float" office:value="75.1265598839718" calcext:value-type="float">
            <text:p>75.1265598839718</text:p>
          </table:table-cell>
          <table:table-cell table:formula="of:=[.$B$4]*(ASIN(([.B24]-[.$B$2])/[.$B$2])+0.5*SIN(2*ASIN(([.B24]-[.$B$2])/[.$B$2]))+PI()/2)" office:value-type="float" office:value="11.2726985876392" calcext:value-type="float">
            <text:p>11.27269858763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423.62600404064" calcext:value-type="float">
            <text:p>1423.62600404064</text:p>
          </table:table-cell>
          <table:table-cell table:formula="of:=[.$G$18]*(ASIN(([.F24]-[.$G$17])/[.$G$17])+0.5*SIN(2*ASIN(([.F24]-[.$G$17])/[.$G$17]))+PI()/2)" office:value-type="float" office:value="1423.62606361978" calcext:value-type="float">
            <text:p>1423.62606361978</text:p>
          </table:table-cell>
          <table:table-cell table:formula="of:=([.H24]-[.G24])^2" office:value-type="float" office:value="0.00000000354967387405772" calcext:value-type="float">
            <text:p>3.54967387405772E-09</text:p>
          </table:table-cell>
        </table:table-row>
        <table:table-row table:style-name="ro1">
          <table:table-cell table:formula="of:=1+[.A24]" office:value-type="float" office:value="18" calcext:value-type="float">
            <text:p>18</text:p>
          </table:table-cell>
          <table:table-cell table:formula="of:=[.A25]*2*[.$B$2]/[.$B$3]" office:value-type="float" office:value="36" calcext:value-type="float">
            <text:p>36</text:p>
          </table:table-cell>
          <table:table-cell table:formula="of:=SQRT([.$B$2]^2-([.B25]-[.$B$2])^2)" office:value-type="float" office:value="76.8374908491942" calcext:value-type="float">
            <text:p>76.8374908491942</text:p>
          </table:table-cell>
          <table:table-cell table:formula="of:=[.$B$4]*(ASIN(([.B25]-[.$B$2])/[.$B$2])+0.5*SIN(2*ASIN(([.B25]-[.$B$2])/[.$B$2]))+PI()/2)" office:value-type="float" office:value="12.2402285125699" calcext:value-type="float">
            <text:p>12.2402285125699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2172.39531048859" calcext:value-type="float">
            <text:p>2172.39531048859</text:p>
          </table:table-cell>
          <table:table-cell table:formula="of:=[.$G$18]*(ASIN(([.F25]-[.$G$17])/[.$G$17])+0.5*SIN(2*ASIN(([.F25]-[.$G$17])/[.$G$17]))+PI()/2)" office:value-type="float" office:value="2172.39536037681" calcext:value-type="float">
            <text:p>2172.39536037681</text:p>
          </table:table-cell>
          <table:table-cell table:formula="of:=([.H25]-[.G25])^2" office:value-type="float" office:value="0.00000000248883404293909" calcext:value-type="float">
            <text:p>2.48883404293909E-09</text:p>
          </table:table-cell>
        </table:table-row>
        <table:table-row table:style-name="ro1">
          <table:table-cell table:formula="of:=1+[.A25]" office:value-type="float" office:value="19" calcext:value-type="float">
            <text:p>19</text:p>
          </table:table-cell>
          <table:table-cell table:formula="of:=[.A26]*2*[.$B$2]/[.$B$3]" office:value-type="float" office:value="38" calcext:value-type="float">
            <text:p>38</text:p>
          </table:table-cell>
          <table:table-cell table:formula="of:=SQRT([.$B$2]^2-([.B26]-[.$B$2])^2)" office:value-type="float" office:value="78.4601809837321" calcext:value-type="float">
            <text:p>78.4601809837321</text:p>
          </table:table-cell>
          <table:table-cell table:formula="of:=[.$B$4]*(ASIN(([.B26]-[.$B$2])/[.$B$2])+0.5*SIN(2*ASIN(([.B26]-[.$B$2])/[.$B$2]))+PI()/2)" office:value-type="float" office:value="13.2289748328286" calcext:value-type="float">
            <text:p>13.2289748328286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2770.81985605932" calcext:value-type="float">
            <text:p>2770.81985605932</text:p>
          </table:table-cell>
          <table:table-cell table:formula="of:=[.$G$18]*(ASIN(([.F26]-[.$G$17])/[.$G$17])+0.5*SIN(2*ASIN(([.F26]-[.$G$17])/[.$G$17]))+PI()/2)" office:value-type="float" office:value="2770.81982540141" calcext:value-type="float">
            <text:p>2770.81982540141</text:p>
          </table:table-cell>
          <table:table-cell table:formula="of:=([.H26]-[.G26])^2" office:value-type="float" office:value="0.000000000939907193040503" calcext:value-type="float">
            <text:p>9.39907193040503E-10</text:p>
          </table:table-cell>
        </table:table-row>
        <table:table-row table:style-name="ro1">
          <table:table-cell table:formula="of:=1+[.A26]" office:value-type="float" office:value="20" calcext:value-type="float">
            <text:p>20</text:p>
          </table:table-cell>
          <table:table-cell table:formula="of:=[.A27]*2*[.$B$2]/[.$B$3]" office:value-type="float" office:value="40" calcext:value-type="float">
            <text:p>40</text:p>
          </table:table-cell>
          <table:table-cell table:formula="of:=SQRT([.$B$2]^2-([.B27]-[.$B$2])^2)" office:value-type="float" office:value="80" calcext:value-type="float">
            <text:p>80</text:p>
          </table:table-cell>
          <table:table-cell table:formula="of:=[.$B$4]*(ASIN(([.B27]-[.$B$2])/[.$B$2])+0.5*SIN(2*ASIN(([.B27]-[.$B$2])/[.$B$2]))+PI()/2)" office:value-type="float" office:value="14.2378489932647" calcext:value-type="float">
            <text:p>14.2378489932647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2943.92088979725" calcext:value-type="float">
            <text:p>2943.92088979725</text:p>
          </table:table-cell>
          <table:table-cell table:formula="of:=[.$G$18]*(ASIN(([.F27]-[.$G$17])/[.$G$17])+0.5*SIN(2*ASIN(([.F27]-[.$G$17])/[.$G$17]))+PI()/2)" office:value-type="float" office:value="2943.92076982546" calcext:value-type="float">
            <text:p>2943.92076982546</text:p>
          </table:table-cell>
          <table:table-cell table:formula="of:=([.H27]-[.G27])^2" office:value-type="float" office:value="0.0000000143932306991183" calcext:value-type="float">
            <text:p>1.43932306991183E-08</text:p>
          </table:table-cell>
        </table:table-row>
        <table:table-row table:style-name="ro1">
          <table:table-cell table:formula="of:=1+[.A27]" office:value-type="float" office:value="21" calcext:value-type="float">
            <text:p>21</text:p>
          </table:table-cell>
          <table:table-cell table:formula="of:=[.A28]*2*[.$B$2]/[.$B$3]" office:value-type="float" office:value="42" calcext:value-type="float">
            <text:p>42</text:p>
          </table:table-cell>
          <table:table-cell table:formula="of:=SQRT([.$B$2]^2-([.B28]-[.$B$2])^2)" office:value-type="float" office:value="81.4616474176652" calcext:value-type="float">
            <text:p>81.4616474176652</text:p>
          </table:table-cell>
          <table:table-cell table:formula="of:=[.$B$4]*(ASIN(([.B28]-[.$B$2])/[.$B$2])+0.5*SIN(2*ASIN(([.B28]-[.$B$2])/[.$B$2]))+PI()/2)" office:value-type="float" office:value="15.2658264129876" calcext:value-type="float">
            <text:p>15.2658264129876</text:p>
          </table:table-cell>
          <table:table-cell table:number-columns-repeated="5"/>
        </table:table-row>
        <table:table-row table:style-name="ro1">
          <table:table-cell table:formula="of:=1+[.A28]" office:value-type="float" office:value="22" calcext:value-type="float">
            <text:p>22</text:p>
          </table:table-cell>
          <table:table-cell table:formula="of:=[.A29]*2*[.$B$2]/[.$B$3]" office:value-type="float" office:value="44" calcext:value-type="float">
            <text:p>44</text:p>
          </table:table-cell>
          <table:table-cell table:formula="of:=SQRT([.$B$2]^2-([.B29]-[.$B$2])^2)" office:value-type="float" office:value="82.8492607088319" calcext:value-type="float">
            <text:p>82.8492607088319</text:p>
          </table:table-cell>
          <table:table-cell table:formula="of:=[.$B$4]*(ASIN(([.B29]-[.$B$2])/[.$B$2])+0.5*SIN(2*ASIN(([.B29]-[.$B$2])/[.$B$2]))+PI()/2)" office:value-type="float" office:value="16.3119386671219" calcext:value-type="float">
            <text:p>16.3119386671219</text:p>
          </table:table-cell>
          <table:table-cell table:number-columns-repeated="3"/>
          <table:table-cell office:value-type="string" calcext:value-type="string">
            <text:p>Err=</text:p>
          </table:table-cell>
          <table:table-cell table:formula="of:=SUM([.I22:.I27])" office:value-type="float" office:value="0.0000000232625023075851" calcext:value-type="float">
            <text:p>2.32625023075851E-08</text:p>
          </table:table-cell>
        </table:table-row>
        <table:table-row table:style-name="ro1">
          <table:table-cell table:formula="of:=1+[.A29]" office:value-type="float" office:value="23" calcext:value-type="float">
            <text:p>23</text:p>
          </table:table-cell>
          <table:table-cell table:formula="of:=[.A30]*2*[.$B$2]/[.$B$3]" office:value-type="float" office:value="46" calcext:value-type="float">
            <text:p>46</text:p>
          </table:table-cell>
          <table:table-cell table:formula="of:=SQRT([.$B$2]^2-([.B30]-[.$B$2])^2)" office:value-type="float" office:value="84.1665016500033" calcext:value-type="float">
            <text:p>84.1665016500033</text:p>
          </table:table-cell>
          <table:table-cell table:formula="of:=[.$B$4]*(ASIN(([.B30]-[.$B$2])/[.$B$2])+0.5*SIN(2*ASIN(([.B30]-[.$B$2])/[.$B$2]))+PI()/2)" office:value-type="float" office:value="17.3752669004118" calcext:value-type="float">
            <text:p>17.3752669004118</text:p>
          </table:table-cell>
          <table:table-cell table:number-columns-repeated="5"/>
        </table:table-row>
        <table:table-row table:style-name="ro1">
          <table:table-cell table:formula="of:=1+[.A30]" office:value-type="float" office:value="24" calcext:value-type="float">
            <text:p>24</text:p>
          </table:table-cell>
          <table:table-cell table:formula="of:=[.A31]*2*[.$B$2]/[.$B$3]" office:value-type="float" office:value="48" calcext:value-type="float">
            <text:p>48</text:p>
          </table:table-cell>
          <table:table-cell table:formula="of:=SQRT([.$B$2]^2-([.B31]-[.$B$2])^2)" office:value-type="float" office:value="85.4166260162505" calcext:value-type="float">
            <text:p>85.4166260162505</text:p>
          </table:table-cell>
          <table:table-cell table:formula="of:=[.$B$4]*(ASIN(([.B31]-[.$B$2])/[.$B$2])+0.5*SIN(2*ASIN(([.B31]-[.$B$2])/[.$B$2]))+PI()/2)" office:value-type="float" office:value="18.4549362296209" calcext:value-type="float">
            <text:p>18.4549362296209</text:p>
          </table:table-cell>
          <table:table-cell table:number-columns-repeated="5"/>
        </table:table-row>
        <table:table-row table:style-name="ro1">
          <table:table-cell table:formula="of:=1+[.A31]" office:value-type="float" office:value="25" calcext:value-type="float">
            <text:p>25</text:p>
          </table:table-cell>
          <table:table-cell table:formula="of:=[.A32]*2*[.$B$2]/[.$B$3]" office:value-type="float" office:value="50" calcext:value-type="float">
            <text:p>50</text:p>
          </table:table-cell>
          <table:table-cell table:formula="of:=SQRT([.$B$2]^2-([.B32]-[.$B$2])^2)" office:value-type="float" office:value="86.6025403784439" calcext:value-type="float">
            <text:p>86.6025403784439</text:p>
          </table:table-cell>
          <table:table-cell table:formula="of:=[.$B$4]*(ASIN(([.B32]-[.$B$2])/[.$B$2])+0.5*SIN(2*ASIN(([.B32]-[.$B$2])/[.$B$2]))+PI()/2)" office:value-type="float" office:value="19.5501109477885" calcext:value-type="float">
            <text:p>19.5501109477885</text:p>
          </table:table-cell>
          <table:table-cell table:number-columns-repeated="5"/>
        </table:table-row>
        <table:table-row table:style-name="ro1">
          <table:table-cell table:formula="of:=1+[.A32]" office:value-type="float" office:value="26" calcext:value-type="float">
            <text:p>26</text:p>
          </table:table-cell>
          <table:table-cell table:formula="of:=[.A33]*2*[.$B$2]/[.$B$3]" office:value-type="float" office:value="52" calcext:value-type="float">
            <text:p>52</text:p>
          </table:table-cell>
          <table:table-cell table:formula="of:=SQRT([.$B$2]^2-([.B33]-[.$B$2])^2)" office:value-type="float" office:value="87.7268487978452" calcext:value-type="float">
            <text:p>87.7268487978452</text:p>
          </table:table-cell>
          <table:table-cell table:formula="of:=[.$B$4]*(ASIN(([.B33]-[.$B$2])/[.$B$2])+0.5*SIN(2*ASIN(([.B33]-[.$B$2])/[.$B$2]))+PI()/2)" office:value-type="float" office:value="20.6599903847814" calcext:value-type="float">
            <text:p>20.6599903847814</text:p>
          </table:table-cell>
          <table:table-cell table:number-columns-repeated="5"/>
        </table:table-row>
        <table:table-row table:style-name="ro1">
          <table:table-cell table:formula="of:=1+[.A33]" office:value-type="float" office:value="27" calcext:value-type="float">
            <text:p>27</text:p>
          </table:table-cell>
          <table:table-cell table:formula="of:=[.A34]*2*[.$B$2]/[.$B$3]" office:value-type="float" office:value="54" calcext:value-type="float">
            <text:p>54</text:p>
          </table:table-cell>
          <table:table-cell table:formula="of:=SQRT([.$B$2]^2-([.B34]-[.$B$2])^2)" office:value-type="float" office:value="88.7918915216924" calcext:value-type="float">
            <text:p>88.7918915216924</text:p>
          </table:table-cell>
          <table:table-cell table:formula="of:=[.$B$4]*(ASIN(([.B34]-[.$B$2])/[.$B$2])+0.5*SIN(2*ASIN(([.B34]-[.$B$2])/[.$B$2]))+PI()/2)" office:value-type="float" office:value="21.7838053095192" calcext:value-type="float">
            <text:p>21.7838053095192</text:p>
          </table:table-cell>
          <table:table-cell table:number-columns-repeated="5"/>
        </table:table-row>
        <table:table-row table:style-name="ro1">
          <table:table-cell table:formula="of:=1+[.A34]" office:value-type="float" office:value="28" calcext:value-type="float">
            <text:p>28</text:p>
          </table:table-cell>
          <table:table-cell table:formula="of:=[.A35]*2*[.$B$2]/[.$B$3]" office:value-type="float" office:value="56" calcext:value-type="float">
            <text:p>56</text:p>
          </table:table-cell>
          <table:table-cell table:formula="of:=SQRT([.$B$2]^2-([.B35]-[.$B$2])^2)" office:value-type="float" office:value="89.7997772825746" calcext:value-type="float">
            <text:p>89.7997772825746</text:p>
          </table:table-cell>
          <table:table-cell table:formula="of:=[.$B$4]*(ASIN(([.B35]-[.$B$2])/[.$B$2])+0.5*SIN(2*ASIN(([.B35]-[.$B$2])/[.$B$2]))+PI()/2)" office:value-type="float" office:value="22.9208147826847" calcext:value-type="float">
            <text:p>22.9208147826847</text:p>
          </table:table-cell>
          <table:table-cell table:number-columns-repeated="5"/>
        </table:table-row>
        <table:table-row table:style-name="ro1">
          <table:table-cell table:formula="of:=1+[.A35]" office:value-type="float" office:value="29" calcext:value-type="float">
            <text:p>29</text:p>
          </table:table-cell>
          <table:table-cell table:formula="of:=[.A36]*2*[.$B$2]/[.$B$3]" office:value-type="float" office:value="58" calcext:value-type="float">
            <text:p>58</text:p>
          </table:table-cell>
          <table:table-cell table:formula="of:=SQRT([.$B$2]^2-([.B36]-[.$B$2])^2)" office:value-type="float" office:value="90.7524104363074" calcext:value-type="float">
            <text:p>90.7524104363074</text:p>
          </table:table-cell>
          <table:table-cell table:formula="of:=[.$B$4]*(ASIN(([.B36]-[.$B$2])/[.$B$2])+0.5*SIN(2*ASIN(([.B36]-[.$B$2])/[.$B$2]))+PI()/2)" office:value-type="float" office:value="24.0703033866738" calcext:value-type="float">
            <text:p>24.0703033866738</text:p>
          </table:table-cell>
          <table:table-cell table:number-columns-repeated="5"/>
        </table:table-row>
        <table:table-row table:style-name="ro1">
          <table:table-cell table:formula="of:=1+[.A36]" office:value-type="float" office:value="30" calcext:value-type="float">
            <text:p>30</text:p>
          </table:table-cell>
          <table:table-cell table:formula="of:=[.A37]*2*[.$B$2]/[.$B$3]" office:value-type="float" office:value="60" calcext:value-type="float">
            <text:p>60</text:p>
          </table:table-cell>
          <table:table-cell table:formula="of:=SQRT([.$B$2]^2-([.B37]-[.$B$2])^2)" office:value-type="float" office:value="91.6515138991168" calcext:value-type="float">
            <text:p>91.6515138991168</text:p>
          </table:table-cell>
          <table:table-cell table:formula="of:=[.$B$4]*(ASIN(([.B37]-[.$B$2])/[.$B$2])+0.5*SIN(2*ASIN(([.B37]-[.$B$2])/[.$B$2]))+PI()/2)" office:value-type="float" office:value="25.2315787734345" calcext:value-type="float">
            <text:p>25.2315787734345</text:p>
          </table:table-cell>
          <table:table-cell table:number-columns-repeated="5"/>
        </table:table-row>
        <table:table-row table:style-name="ro1">
          <table:table-cell table:formula="of:=1+[.A37]" office:value-type="float" office:value="31" calcext:value-type="float">
            <text:p>31</text:p>
          </table:table-cell>
          <table:table-cell table:formula="of:=[.A38]*2*[.$B$2]/[.$B$3]" office:value-type="float" office:value="62" calcext:value-type="float">
            <text:p>62</text:p>
          </table:table-cell>
          <table:table-cell table:formula="of:=SQRT([.$B$2]^2-([.B38]-[.$B$2])^2)" office:value-type="float" office:value="92.4986486387774" calcext:value-type="float">
            <text:p>92.4986486387774</text:p>
          </table:table-cell>
          <table:table-cell table:formula="of:=[.$B$4]*(ASIN(([.B38]-[.$B$2])/[.$B$2])+0.5*SIN(2*ASIN(([.B38]-[.$B$2])/[.$B$2]))+PI()/2)" office:value-type="float" office:value="26.4039694817033" calcext:value-type="float">
            <text:p>26.4039694817033</text:p>
          </table:table-cell>
          <table:table-cell table:number-columns-repeated="5"/>
        </table:table-row>
        <table:table-row table:style-name="ro1">
          <table:table-cell table:formula="of:=1+[.A38]" office:value-type="float" office:value="32" calcext:value-type="float">
            <text:p>32</text:p>
          </table:table-cell>
          <table:table-cell table:formula="of:=[.A39]*2*[.$B$2]/[.$B$3]" office:value-type="float" office:value="64" calcext:value-type="float">
            <text:p>64</text:p>
          </table:table-cell>
          <table:table-cell table:formula="of:=SQRT([.$B$2]^2-([.B39]-[.$B$2])^2)" office:value-type="float" office:value="93.2952303175248" calcext:value-type="float">
            <text:p>93.2952303175248</text:p>
          </table:table-cell>
          <table:table-cell table:formula="of:=[.$B$4]*(ASIN(([.B39]-[.$B$2])/[.$B$2])+0.5*SIN(2*ASIN(([.B39]-[.$B$2])/[.$B$2]))+PI()/2)" office:value-type="float" office:value="27.5868229837136" calcext:value-type="float">
            <text:p>27.5868229837136</text:p>
          </table:table-cell>
          <table:table-cell table:number-columns-repeated="5"/>
        </table:table-row>
        <table:table-row table:style-name="ro1">
          <table:table-cell table:formula="of:=1+[.A39]" office:value-type="float" office:value="33" calcext:value-type="float">
            <text:p>33</text:p>
          </table:table-cell>
          <table:table-cell table:formula="of:=[.A40]*2*[.$B$2]/[.$B$3]" office:value-type="float" office:value="66" calcext:value-type="float">
            <text:p>66</text:p>
          </table:table-cell>
          <table:table-cell table:formula="of:=SQRT([.$B$2]^2-([.B40]-[.$B$2])^2)" office:value-type="float" office:value="94.04254356407" calcext:value-type="float">
            <text:p>94.04254356407</text:p>
          </table:table-cell>
          <table:table-cell table:formula="of:=[.$B$4]*(ASIN(([.B40]-[.$B$2])/[.$B$2])+0.5*SIN(2*ASIN(([.B40]-[.$B$2])/[.$B$2]))+PI()/2)" office:value-type="float" office:value="28.779503928263" calcext:value-type="float">
            <text:p>28.779503928263</text:p>
          </table:table-cell>
          <table:table-cell table:number-columns-repeated="5"/>
        </table:table-row>
        <table:table-row table:style-name="ro1">
          <table:table-cell table:formula="of:=1+[.A40]" office:value-type="float" office:value="34" calcext:value-type="float">
            <text:p>34</text:p>
          </table:table-cell>
          <table:table-cell table:formula="of:=[.A41]*2*[.$B$2]/[.$B$3]" office:value-type="float" office:value="68" calcext:value-type="float">
            <text:p>68</text:p>
          </table:table-cell>
          <table:table-cell table:formula="of:=SQRT([.$B$2]^2-([.B41]-[.$B$2])^2)" office:value-type="float" office:value="94.7417542586161" calcext:value-type="float">
            <text:p>94.7417542586161</text:p>
          </table:table-cell>
          <table:table-cell table:formula="of:=[.$B$4]*(ASIN(([.B41]-[.$B$2])/[.$B$2])+0.5*SIN(2*ASIN(([.B41]-[.$B$2])/[.$B$2]))+PI()/2)" office:value-type="float" office:value="29.9813925524821" calcext:value-type="float">
            <text:p>29.9813925524821</text:p>
          </table:table-cell>
          <table:table-cell table:number-columns-repeated="5"/>
        </table:table-row>
        <table:table-row table:style-name="ro1">
          <table:table-cell table:formula="of:=1+[.A41]" office:value-type="float" office:value="35" calcext:value-type="float">
            <text:p>35</text:p>
          </table:table-cell>
          <table:table-cell table:formula="of:=[.A42]*2*[.$B$2]/[.$B$3]" office:value-type="float" office:value="70" calcext:value-type="float">
            <text:p>70</text:p>
          </table:table-cell>
          <table:table-cell table:formula="of:=SQRT([.$B$2]^2-([.B42]-[.$B$2])^2)" office:value-type="float" office:value="95.3939201416946" calcext:value-type="float">
            <text:p>95.3939201416946</text:p>
          </table:table-cell>
          <table:table-cell table:formula="of:=[.$B$4]*(ASIN(([.B42]-[.$B$2])/[.$B$2])+0.5*SIN(2*ASIN(([.B42]-[.$B$2])/[.$B$2]))+PI()/2)" office:value-type="float" office:value="31.1918832390536" calcext:value-type="float">
            <text:p>31.1918832390536</text:p>
          </table:table-cell>
          <table:table-cell table:number-columns-repeated="5"/>
        </table:table-row>
        <table:table-row table:style-name="ro1">
          <table:table-cell table:formula="of:=1+[.A42]" office:value-type="float" office:value="36" calcext:value-type="float">
            <text:p>36</text:p>
          </table:table-cell>
          <table:table-cell table:formula="of:=[.A43]*2*[.$B$2]/[.$B$3]" office:value-type="float" office:value="72" calcext:value-type="float">
            <text:p>72</text:p>
          </table:table-cell>
          <table:table-cell table:formula="of:=SQRT([.$B$2]^2-([.B43]-[.$B$2])^2)" office:value-type="float" office:value="96" calcext:value-type="float">
            <text:p>96</text:p>
          </table:table-cell>
          <table:table-cell table:formula="of:=[.$B$4]*(ASIN(([.B43]-[.$B$2])/[.$B$2])+0.5*SIN(2*ASIN(([.B43]-[.$B$2])/[.$B$2]))+PI()/2)" office:value-type="float" office:value="32.4103831992064" calcext:value-type="float">
            <text:p>32.4103831992064</text:p>
          </table:table-cell>
          <table:table-cell table:number-columns-repeated="5"/>
        </table:table-row>
        <table:table-row table:style-name="ro1">
          <table:table-cell table:formula="of:=1+[.A43]" office:value-type="float" office:value="37" calcext:value-type="float">
            <text:p>37</text:p>
          </table:table-cell>
          <table:table-cell table:formula="of:=[.A44]*2*[.$B$2]/[.$B$3]" office:value-type="float" office:value="74" calcext:value-type="float">
            <text:p>74</text:p>
          </table:table-cell>
          <table:table-cell table:formula="of:=SQRT([.$B$2]^2-([.B44]-[.$B$2])^2)" office:value-type="float" office:value="96.5608616365865" calcext:value-type="float">
            <text:p>96.5608616365865</text:p>
          </table:table-cell>
          <table:table-cell table:formula="of:=[.$B$4]*(ASIN(([.B44]-[.$B$2])/[.$B$2])+0.5*SIN(2*ASIN(([.B44]-[.$B$2])/[.$B$2]))+PI()/2)" office:value-type="float" office:value="33.6363112647284" calcext:value-type="float">
            <text:p>33.6363112647284</text:p>
          </table:table-cell>
          <table:table-cell table:number-columns-repeated="5"/>
        </table:table-row>
        <table:table-row table:style-name="ro1">
          <table:table-cell table:formula="of:=1+[.A44]" office:value-type="float" office:value="38" calcext:value-type="float">
            <text:p>38</text:p>
          </table:table-cell>
          <table:table-cell table:formula="of:=[.A45]*2*[.$B$2]/[.$B$3]" office:value-type="float" office:value="76" calcext:value-type="float">
            <text:p>76</text:p>
          </table:table-cell>
          <table:table-cell table:formula="of:=SQRT([.$B$2]^2-([.B45]-[.$B$2])^2)" office:value-type="float" office:value="97.0772887960928" calcext:value-type="float">
            <text:p>97.0772887960928</text:p>
          </table:table-cell>
          <table:table-cell table:formula="of:=[.$B$4]*(ASIN(([.B45]-[.$B$2])/[.$B$2])+0.5*SIN(2*ASIN(([.B45]-[.$B$2])/[.$B$2]))+PI()/2)" office:value-type="float" office:value="34.8690967746433" calcext:value-type="float">
            <text:p>34.8690967746433</text:p>
          </table:table-cell>
          <table:table-cell table:number-columns-repeated="5"/>
        </table:table-row>
        <table:table-row table:style-name="ro1">
          <table:table-cell table:formula="of:=1+[.A45]" office:value-type="float" office:value="39" calcext:value-type="float">
            <text:p>39</text:p>
          </table:table-cell>
          <table:table-cell table:formula="of:=[.A46]*2*[.$B$2]/[.$B$3]" office:value-type="float" office:value="78" calcext:value-type="float">
            <text:p>78</text:p>
          </table:table-cell>
          <table:table-cell table:formula="of:=SQRT([.$B$2]^2-([.B46]-[.$B$2])^2)" office:value-type="float" office:value="97.5499871860576" calcext:value-type="float">
            <text:p>97.5499871860576</text:p>
          </table:table-cell>
          <table:table-cell table:formula="of:=[.$B$4]*(ASIN(([.B46]-[.$B$2])/[.$B$2])+0.5*SIN(2*ASIN(([.B46]-[.$B$2])/[.$B$2]))+PI()/2)" office:value-type="float" office:value="36.1081785441714" calcext:value-type="float">
            <text:p>36.1081785441714</text:p>
          </table:table-cell>
          <table:table-cell table:number-columns-repeated="5"/>
        </table:table-row>
        <table:table-row table:style-name="ro1">
          <table:table-cell table:formula="of:=1+[.A46]" office:value-type="float" office:value="40" calcext:value-type="float">
            <text:p>40</text:p>
          </table:table-cell>
          <table:table-cell table:formula="of:=[.A47]*2*[.$B$2]/[.$B$3]" office:value-type="float" office:value="80" calcext:value-type="float">
            <text:p>80</text:p>
          </table:table-cell>
          <table:table-cell table:formula="of:=SQRT([.$B$2]^2-([.B47]-[.$B$2])^2)" office:value-type="float" office:value="97.9795897113271" calcext:value-type="float">
            <text:p>97.9795897113271</text:p>
          </table:table-cell>
          <table:table-cell table:formula="of:=[.$B$4]*(ASIN(([.B47]-[.$B$2])/[.$B$2])+0.5*SIN(2*ASIN(([.B47]-[.$B$2])/[.$B$2]))+PI()/2)" office:value-type="float" office:value="37.3530039052331" calcext:value-type="float">
            <text:p>37.3530039052331</text:p>
          </table:table-cell>
          <table:table-cell table:number-columns-repeated="5"/>
        </table:table-row>
        <table:table-row table:style-name="ro1">
          <table:table-cell table:formula="of:=1+[.A47]" office:value-type="float" office:value="41" calcext:value-type="float">
            <text:p>41</text:p>
          </table:table-cell>
          <table:table-cell table:formula="of:=[.A48]*2*[.$B$2]/[.$B$3]" office:value-type="float" office:value="82" calcext:value-type="float">
            <text:p>82</text:p>
          </table:table-cell>
          <table:table-cell table:formula="of:=SQRT([.$B$2]^2-([.B48]-[.$B$2])^2)" office:value-type="float" office:value="98.3666610188635" calcext:value-type="float">
            <text:p>98.3666610188635</text:p>
          </table:table-cell>
          <table:table-cell table:formula="of:=[.$B$4]*(ASIN(([.B48]-[.$B$2])/[.$B$2])+0.5*SIN(2*ASIN(([.B48]-[.$B$2])/[.$B$2]))+PI()/2)" office:value-type="float" office:value="38.6030278091154" calcext:value-type="float">
            <text:p>38.6030278091154</text:p>
          </table:table-cell>
          <table:table-cell table:number-columns-repeated="5"/>
        </table:table-row>
        <table:table-row table:style-name="ro1">
          <table:table-cell table:formula="of:=1+[.A48]" office:value-type="float" office:value="42" calcext:value-type="float">
            <text:p>42</text:p>
          </table:table-cell>
          <table:table-cell table:formula="of:=[.A49]*2*[.$B$2]/[.$B$3]" office:value-type="float" office:value="84" calcext:value-type="float">
            <text:p>84</text:p>
          </table:table-cell>
          <table:table-cell table:formula="of:=SQRT([.$B$2]^2-([.B49]-[.$B$2])^2)" office:value-type="float" office:value="98.7117014340245" calcext:value-type="float">
            <text:p>98.7117014340245</text:p>
          </table:table-cell>
          <table:table-cell table:formula="of:=[.$B$4]*(ASIN(([.B49]-[.$B$2])/[.$B$2])+0.5*SIN(2*ASIN(([.B49]-[.$B$2])/[.$B$2]))+PI()/2)" office:value-type="float" office:value="39.8577119830522" calcext:value-type="float">
            <text:p>39.8577119830522</text:p>
          </table:table-cell>
          <table:table-cell table:number-columns-repeated="5"/>
        </table:table-row>
        <table:table-row table:style-name="ro1">
          <table:table-cell table:formula="of:=1+[.A49]" office:value-type="float" office:value="43" calcext:value-type="float">
            <text:p>43</text:p>
          </table:table-cell>
          <table:table-cell table:formula="of:=[.A50]*2*[.$B$2]/[.$B$3]" office:value-type="float" office:value="86" calcext:value-type="float">
            <text:p>86</text:p>
          </table:table-cell>
          <table:table-cell table:formula="of:=SQRT([.$B$2]^2-([.B50]-[.$B$2])^2)" office:value-type="float" office:value="99.0151503558925" calcext:value-type="float">
            <text:p>99.0151503558925</text:p>
          </table:table-cell>
          <table:table-cell table:formula="of:=[.$B$4]*(ASIN(([.B50]-[.$B$2])/[.$B$2])+0.5*SIN(2*ASIN(([.B50]-[.$B$2])/[.$B$2]))+PI()/2)" office:value-type="float" office:value="41.1165241334134" calcext:value-type="float">
            <text:p>41.1165241334134</text:p>
          </table:table-cell>
          <table:table-cell table:number-columns-repeated="5"/>
        </table:table-row>
        <table:table-row table:style-name="ro1">
          <table:table-cell table:formula="of:=1+[.A50]" office:value-type="float" office:value="44" calcext:value-type="float">
            <text:p>44</text:p>
          </table:table-cell>
          <table:table-cell table:formula="of:=[.A51]*2*[.$B$2]/[.$B$3]" office:value-type="float" office:value="88" calcext:value-type="float">
            <text:p>88</text:p>
          </table:table-cell>
          <table:table-cell table:formula="of:=SQRT([.$B$2]^2-([.B51]-[.$B$2])^2)" office:value-type="float" office:value="99.2773891679269" calcext:value-type="float">
            <text:p>99.2773891679269</text:p>
          </table:table-cell>
          <table:table-cell table:formula="of:=[.$B$4]*(ASIN(([.B51]-[.$B$2])/[.$B$2])+0.5*SIN(2*ASIN(([.B51]-[.$B$2])/[.$B$2]))+PI()/2)" office:value-type="float" office:value="42.3789371889853" calcext:value-type="float">
            <text:p>42.3789371889853</text:p>
          </table:table-cell>
          <table:table-cell table:number-columns-repeated="5"/>
        </table:table-row>
        <table:table-row table:style-name="ro1">
          <table:table-cell table:formula="of:=1+[.A51]" office:value-type="float" office:value="45" calcext:value-type="float">
            <text:p>45</text:p>
          </table:table-cell>
          <table:table-cell table:formula="of:=[.A52]*2*[.$B$2]/[.$B$3]" office:value-type="float" office:value="90" calcext:value-type="float">
            <text:p>90</text:p>
          </table:table-cell>
          <table:table-cell table:formula="of:=SQRT([.$B$2]^2-([.B52]-[.$B$2])^2)" office:value-type="float" office:value="99.498743710662" calcext:value-type="float">
            <text:p>99.498743710662</text:p>
          </table:table-cell>
          <table:table-cell table:formula="of:=[.$B$4]*(ASIN(([.B52]-[.$B$2])/[.$B$2])+0.5*SIN(2*ASIN(([.B52]-[.$B$2])/[.$B$2]))+PI()/2)" office:value-type="float" office:value="43.6444285784769" calcext:value-type="float">
            <text:p>43.6444285784769</text:p>
          </table:table-cell>
          <table:table-cell table:number-columns-repeated="5"/>
        </table:table-row>
        <table:table-row table:style-name="ro1">
          <table:table-cell table:formula="of:=1+[.A52]" office:value-type="float" office:value="46" calcext:value-type="float">
            <text:p>46</text:p>
          </table:table-cell>
          <table:table-cell table:formula="of:=[.A53]*2*[.$B$2]/[.$B$3]" office:value-type="float" office:value="92" calcext:value-type="float">
            <text:p>92</text:p>
          </table:table-cell>
          <table:table-cell table:formula="of:=SQRT([.$B$2]^2-([.B53]-[.$B$2])^2)" office:value-type="float" office:value="99.6794863550169" calcext:value-type="float">
            <text:p>99.6794863550169</text:p>
          </table:table-cell>
          <table:table-cell table:formula="of:=[.$B$4]*(ASIN(([.B53]-[.$B$2])/[.$B$2])+0.5*SIN(2*ASIN(([.B53]-[.$B$2])/[.$B$2]))+PI()/2)" office:value-type="float" office:value="44.9124795369304" calcext:value-type="float">
            <text:p>44.9124795369304</text:p>
          </table:table-cell>
          <table:table-cell table:number-columns-repeated="5"/>
        </table:table-row>
        <table:table-row table:style-name="ro1">
          <table:table-cell table:formula="of:=1+[.A53]" office:value-type="float" office:value="47" calcext:value-type="float">
            <text:p>47</text:p>
          </table:table-cell>
          <table:table-cell table:formula="of:=[.A54]*2*[.$B$2]/[.$B$3]" office:value-type="float" office:value="94" calcext:value-type="float">
            <text:p>94</text:p>
          </table:table-cell>
          <table:table-cell table:formula="of:=SQRT([.$B$2]^2-([.B54]-[.$B$2])^2)" office:value-type="float" office:value="99.8198377077422" calcext:value-type="float">
            <text:p>99.8198377077422</text:p>
          </table:table-cell>
          <table:table-cell table:formula="of:=[.$B$4]*(ASIN(([.B54]-[.$B$2])/[.$B$2])+0.5*SIN(2*ASIN(([.B54]-[.$B$2])/[.$B$2]))+PI()/2)" office:value-type="float" office:value="46.1825744361578" calcext:value-type="float">
            <text:p>46.1825744361578</text:p>
          </table:table-cell>
          <table:table-cell table:number-columns-repeated="5"/>
        </table:table-row>
        <table:table-row table:style-name="ro1">
          <table:table-cell table:formula="of:=1+[.A54]" office:value-type="float" office:value="48" calcext:value-type="float">
            <text:p>48</text:p>
          </table:table-cell>
          <table:table-cell table:formula="of:=[.A55]*2*[.$B$2]/[.$B$3]" office:value-type="float" office:value="96" calcext:value-type="float">
            <text:p>96</text:p>
          </table:table-cell>
          <table:table-cell table:formula="of:=SQRT([.$B$2]^2-([.B55]-[.$B$2])^2)" office:value-type="float" office:value="99.9199679743744" calcext:value-type="float">
            <text:p>99.9199679743744</text:p>
          </table:table-cell>
          <table:table-cell table:formula="of:=[.$B$4]*(ASIN(([.B55]-[.$B$2])/[.$B$2])+0.5*SIN(2*ASIN(([.B55]-[.$B$2])/[.$B$2]))+PI()/2)" office:value-type="float" office:value="47.4542001346881" calcext:value-type="float">
            <text:p>47.4542001346881</text:p>
          </table:table-cell>
          <table:table-cell table:number-columns-repeated="5"/>
        </table:table-row>
        <table:table-row table:style-name="ro1">
          <table:table-cell table:formula="of:=1+[.A55]" office:value-type="float" office:value="49" calcext:value-type="float">
            <text:p>49</text:p>
          </table:table-cell>
          <table:table-cell table:formula="of:=[.A56]*2*[.$B$2]/[.$B$3]" office:value-type="float" office:value="98" calcext:value-type="float">
            <text:p>98</text:p>
          </table:table-cell>
          <table:table-cell table:formula="of:=SQRT([.$B$2]^2-([.B56]-[.$B$2])^2)" office:value-type="float" office:value="99.9799979995999" calcext:value-type="float">
            <text:p>99.9799979995999</text:p>
          </table:table-cell>
          <table:table-cell table:formula="of:=[.$B$4]*(ASIN(([.B56]-[.$B$2])/[.$B$2])+0.5*SIN(2*ASIN(([.B56]-[.$B$2])/[.$B$2]))+PI()/2)" office:value-type="float" office:value="48.7268453429948" calcext:value-type="float">
            <text:p>48.7268453429948</text:p>
          </table:table-cell>
          <table:table-cell table:number-columns-repeated="5"/>
        </table:table-row>
        <table:table-row table:style-name="ro1">
          <table:table-cell table:formula="of:=1+[.A56]" office:value-type="float" office:value="50" calcext:value-type="float">
            <text:p>50</text:p>
          </table:table-cell>
          <table:table-cell table:formula="of:=[.A57]*2*[.$B$2]/[.$B$3]" office:value-type="float" office:value="100" calcext:value-type="float">
            <text:p>100</text:p>
          </table:table-cell>
          <table:table-cell table:formula="of:=SQRT([.$B$2]^2-([.B57]-[.$B$2])^2)" office:value-type="float" office:value="100" calcext:value-type="float">
            <text:p>100</text:p>
          </table:table-cell>
          <table:table-cell table:formula="of:=[.$B$4]*(ASIN(([.B57]-[.$B$2])/[.$B$2])+0.5*SIN(2*ASIN(([.B57]-[.$B$2])/[.$B$2]))+PI()/2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formula="of:=1+[.A57]" office:value-type="float" office:value="51" calcext:value-type="float">
            <text:p>51</text:p>
          </table:table-cell>
          <table:table-cell table:formula="of:=[.A58]*2*[.$B$2]/[.$B$3]" office:value-type="float" office:value="102" calcext:value-type="float">
            <text:p>102</text:p>
          </table:table-cell>
          <table:table-cell table:formula="of:=SQRT([.$B$2]^2-([.B58]-[.$B$2])^2)" office:value-type="float" office:value="99.9799979995999" calcext:value-type="float">
            <text:p>99.9799979995999</text:p>
          </table:table-cell>
          <table:table-cell table:formula="of:=[.$B$4]*(ASIN(([.B58]-[.$B$2])/[.$B$2])+0.5*SIN(2*ASIN(([.B58]-[.$B$2])/[.$B$2]))+PI()/2)" office:value-type="float" office:value="51.2731546570052" calcext:value-type="float">
            <text:p>51.2731546570052</text:p>
          </table:table-cell>
          <table:table-cell table:number-columns-repeated="5"/>
        </table:table-row>
        <table:table-row table:style-name="ro1">
          <table:table-cell table:formula="of:=1+[.A58]" office:value-type="float" office:value="52" calcext:value-type="float">
            <text:p>52</text:p>
          </table:table-cell>
          <table:table-cell table:formula="of:=[.A59]*2*[.$B$2]/[.$B$3]" office:value-type="float" office:value="104" calcext:value-type="float">
            <text:p>104</text:p>
          </table:table-cell>
          <table:table-cell table:formula="of:=SQRT([.$B$2]^2-([.B59]-[.$B$2])^2)" office:value-type="float" office:value="99.9199679743744" calcext:value-type="float">
            <text:p>99.9199679743744</text:p>
          </table:table-cell>
          <table:table-cell table:formula="of:=[.$B$4]*(ASIN(([.B59]-[.$B$2])/[.$B$2])+0.5*SIN(2*ASIN(([.B59]-[.$B$2])/[.$B$2]))+PI()/2)" office:value-type="float" office:value="52.5457998653119" calcext:value-type="float">
            <text:p>52.5457998653119</text:p>
          </table:table-cell>
          <table:table-cell table:number-columns-repeated="5"/>
        </table:table-row>
        <table:table-row table:style-name="ro1">
          <table:table-cell table:formula="of:=1+[.A59]" office:value-type="float" office:value="53" calcext:value-type="float">
            <text:p>53</text:p>
          </table:table-cell>
          <table:table-cell table:formula="of:=[.A60]*2*[.$B$2]/[.$B$3]" office:value-type="float" office:value="106" calcext:value-type="float">
            <text:p>106</text:p>
          </table:table-cell>
          <table:table-cell table:formula="of:=SQRT([.$B$2]^2-([.B60]-[.$B$2])^2)" office:value-type="float" office:value="99.8198377077422" calcext:value-type="float">
            <text:p>99.8198377077422</text:p>
          </table:table-cell>
          <table:table-cell table:formula="of:=[.$B$4]*(ASIN(([.B60]-[.$B$2])/[.$B$2])+0.5*SIN(2*ASIN(([.B60]-[.$B$2])/[.$B$2]))+PI()/2)" office:value-type="float" office:value="53.8174255638422" calcext:value-type="float">
            <text:p>53.8174255638422</text:p>
          </table:table-cell>
          <table:table-cell table:number-columns-repeated="5"/>
        </table:table-row>
        <table:table-row table:style-name="ro1">
          <table:table-cell table:formula="of:=1+[.A60]" office:value-type="float" office:value="54" calcext:value-type="float">
            <text:p>54</text:p>
          </table:table-cell>
          <table:table-cell table:formula="of:=[.A61]*2*[.$B$2]/[.$B$3]" office:value-type="float" office:value="108" calcext:value-type="float">
            <text:p>108</text:p>
          </table:table-cell>
          <table:table-cell table:formula="of:=SQRT([.$B$2]^2-([.B61]-[.$B$2])^2)" office:value-type="float" office:value="99.6794863550169" calcext:value-type="float">
            <text:p>99.6794863550169</text:p>
          </table:table-cell>
          <table:table-cell table:formula="of:=[.$B$4]*(ASIN(([.B61]-[.$B$2])/[.$B$2])+0.5*SIN(2*ASIN(([.B61]-[.$B$2])/[.$B$2]))+PI()/2)" office:value-type="float" office:value="55.0875204630696" calcext:value-type="float">
            <text:p>55.0875204630696</text:p>
          </table:table-cell>
          <table:table-cell table:number-columns-repeated="5"/>
        </table:table-row>
        <table:table-row table:style-name="ro1">
          <table:table-cell table:formula="of:=1+[.A61]" office:value-type="float" office:value="55" calcext:value-type="float">
            <text:p>55</text:p>
          </table:table-cell>
          <table:table-cell table:formula="of:=[.A62]*2*[.$B$2]/[.$B$3]" office:value-type="float" office:value="110" calcext:value-type="float">
            <text:p>110</text:p>
          </table:table-cell>
          <table:table-cell table:formula="of:=SQRT([.$B$2]^2-([.B62]-[.$B$2])^2)" office:value-type="float" office:value="99.498743710662" calcext:value-type="float">
            <text:p>99.498743710662</text:p>
          </table:table-cell>
          <table:table-cell table:formula="of:=[.$B$4]*(ASIN(([.B62]-[.$B$2])/[.$B$2])+0.5*SIN(2*ASIN(([.B62]-[.$B$2])/[.$B$2]))+PI()/2)" office:value-type="float" office:value="56.3555714215231" calcext:value-type="float">
            <text:p>56.3555714215231</text:p>
          </table:table-cell>
          <table:table-cell table:number-columns-repeated="5"/>
        </table:table-row>
        <table:table-row table:style-name="ro1">
          <table:table-cell table:formula="of:=1+[.A62]" office:value-type="float" office:value="56" calcext:value-type="float">
            <text:p>56</text:p>
          </table:table-cell>
          <table:table-cell table:formula="of:=[.A63]*2*[.$B$2]/[.$B$3]" office:value-type="float" office:value="112" calcext:value-type="float">
            <text:p>112</text:p>
          </table:table-cell>
          <table:table-cell table:formula="of:=SQRT([.$B$2]^2-([.B63]-[.$B$2])^2)" office:value-type="float" office:value="99.2773891679269" calcext:value-type="float">
            <text:p>99.2773891679269</text:p>
          </table:table-cell>
          <table:table-cell table:formula="of:=[.$B$4]*(ASIN(([.B63]-[.$B$2])/[.$B$2])+0.5*SIN(2*ASIN(([.B63]-[.$B$2])/[.$B$2]))+PI()/2)" office:value-type="float" office:value="57.6210628110147" calcext:value-type="float">
            <text:p>57.6210628110147</text:p>
          </table:table-cell>
          <table:table-cell table:number-columns-repeated="5"/>
        </table:table-row>
        <table:table-row table:style-name="ro1">
          <table:table-cell table:formula="of:=1+[.A63]" office:value-type="float" office:value="57" calcext:value-type="float">
            <text:p>57</text:p>
          </table:table-cell>
          <table:table-cell table:formula="of:=[.A64]*2*[.$B$2]/[.$B$3]" office:value-type="float" office:value="114" calcext:value-type="float">
            <text:p>114</text:p>
          </table:table-cell>
          <table:table-cell table:formula="of:=SQRT([.$B$2]^2-([.B64]-[.$B$2])^2)" office:value-type="float" office:value="99.0151503558925" calcext:value-type="float">
            <text:p>99.0151503558925</text:p>
          </table:table-cell>
          <table:table-cell table:formula="of:=[.$B$4]*(ASIN(([.B64]-[.$B$2])/[.$B$2])+0.5*SIN(2*ASIN(([.B64]-[.$B$2])/[.$B$2]))+PI()/2)" office:value-type="float" office:value="58.8834758665866" calcext:value-type="float">
            <text:p>58.8834758665866</text:p>
          </table:table-cell>
          <table:table-cell table:number-columns-repeated="5"/>
        </table:table-row>
        <table:table-row table:style-name="ro1">
          <table:table-cell table:formula="of:=1+[.A64]" office:value-type="float" office:value="58" calcext:value-type="float">
            <text:p>58</text:p>
          </table:table-cell>
          <table:table-cell table:formula="of:=[.A65]*2*[.$B$2]/[.$B$3]" office:value-type="float" office:value="116" calcext:value-type="float">
            <text:p>116</text:p>
          </table:table-cell>
          <table:table-cell table:formula="of:=SQRT([.$B$2]^2-([.B65]-[.$B$2])^2)" office:value-type="float" office:value="98.7117014340245" calcext:value-type="float">
            <text:p>98.7117014340245</text:p>
          </table:table-cell>
          <table:table-cell table:formula="of:=[.$B$4]*(ASIN(([.B65]-[.$B$2])/[.$B$2])+0.5*SIN(2*ASIN(([.B65]-[.$B$2])/[.$B$2]))+PI()/2)" office:value-type="float" office:value="60.1422880169478" calcext:value-type="float">
            <text:p>60.1422880169478</text:p>
          </table:table-cell>
          <table:table-cell table:number-columns-repeated="5"/>
        </table:table-row>
        <table:table-row table:style-name="ro1">
          <table:table-cell table:formula="of:=1+[.A65]" office:value-type="float" office:value="59" calcext:value-type="float">
            <text:p>59</text:p>
          </table:table-cell>
          <table:table-cell table:formula="of:=[.A66]*2*[.$B$2]/[.$B$3]" office:value-type="float" office:value="118" calcext:value-type="float">
            <text:p>118</text:p>
          </table:table-cell>
          <table:table-cell table:formula="of:=SQRT([.$B$2]^2-([.B66]-[.$B$2])^2)" office:value-type="float" office:value="98.3666610188635" calcext:value-type="float">
            <text:p>98.3666610188635</text:p>
          </table:table-cell>
          <table:table-cell table:formula="of:=[.$B$4]*(ASIN(([.B66]-[.$B$2])/[.$B$2])+0.5*SIN(2*ASIN(([.B66]-[.$B$2])/[.$B$2]))+PI()/2)" office:value-type="float" office:value="61.3969721908846" calcext:value-type="float">
            <text:p>61.3969721908846</text:p>
          </table:table-cell>
          <table:table-cell table:number-columns-repeated="5"/>
        </table:table-row>
        <table:table-row table:style-name="ro1">
          <table:table-cell table:formula="of:=1+[.A66]" office:value-type="float" office:value="60" calcext:value-type="float">
            <text:p>60</text:p>
          </table:table-cell>
          <table:table-cell table:formula="of:=[.A67]*2*[.$B$2]/[.$B$3]" office:value-type="float" office:value="120" calcext:value-type="float">
            <text:p>120</text:p>
          </table:table-cell>
          <table:table-cell table:formula="of:=SQRT([.$B$2]^2-([.B67]-[.$B$2])^2)" office:value-type="float" office:value="97.9795897113271" calcext:value-type="float">
            <text:p>97.9795897113271</text:p>
          </table:table-cell>
          <table:table-cell table:formula="of:=[.$B$4]*(ASIN(([.B67]-[.$B$2])/[.$B$2])+0.5*SIN(2*ASIN(([.B67]-[.$B$2])/[.$B$2]))+PI()/2)" office:value-type="float" office:value="62.6469960947669" calcext:value-type="float">
            <text:p>62.6469960947669</text:p>
          </table:table-cell>
          <table:table-cell table:number-columns-repeated="5"/>
        </table:table-row>
        <table:table-row table:style-name="ro1">
          <table:table-cell table:formula="of:=1+[.A67]" office:value-type="float" office:value="61" calcext:value-type="float">
            <text:p>61</text:p>
          </table:table-cell>
          <table:table-cell table:formula="of:=[.A68]*2*[.$B$2]/[.$B$3]" office:value-type="float" office:value="122" calcext:value-type="float">
            <text:p>122</text:p>
          </table:table-cell>
          <table:table-cell table:formula="of:=SQRT([.$B$2]^2-([.B68]-[.$B$2])^2)" office:value-type="float" office:value="97.5499871860576" calcext:value-type="float">
            <text:p>97.5499871860576</text:p>
          </table:table-cell>
          <table:table-cell table:formula="of:=[.$B$4]*(ASIN(([.B68]-[.$B$2])/[.$B$2])+0.5*SIN(2*ASIN(([.B68]-[.$B$2])/[.$B$2]))+PI()/2)" office:value-type="float" office:value="63.8918214558286" calcext:value-type="float">
            <text:p>63.8918214558286</text:p>
          </table:table-cell>
          <table:table-cell table:number-columns-repeated="5"/>
        </table:table-row>
        <table:table-row table:style-name="ro1">
          <table:table-cell table:formula="of:=1+[.A68]" office:value-type="float" office:value="62" calcext:value-type="float">
            <text:p>62</text:p>
          </table:table-cell>
          <table:table-cell table:formula="of:=[.A69]*2*[.$B$2]/[.$B$3]" office:value-type="float" office:value="124" calcext:value-type="float">
            <text:p>124</text:p>
          </table:table-cell>
          <table:table-cell table:formula="of:=SQRT([.$B$2]^2-([.B69]-[.$B$2])^2)" office:value-type="float" office:value="97.0772887960928" calcext:value-type="float">
            <text:p>97.0772887960928</text:p>
          </table:table-cell>
          <table:table-cell table:formula="of:=[.$B$4]*(ASIN(([.B69]-[.$B$2])/[.$B$2])+0.5*SIN(2*ASIN(([.B69]-[.$B$2])/[.$B$2]))+PI()/2)" office:value-type="float" office:value="65.1309032253567" calcext:value-type="float">
            <text:p>65.1309032253567</text:p>
          </table:table-cell>
          <table:table-cell table:number-columns-repeated="5"/>
        </table:table-row>
        <table:table-row table:style-name="ro1">
          <table:table-cell table:formula="of:=1+[.A69]" office:value-type="float" office:value="63" calcext:value-type="float">
            <text:p>63</text:p>
          </table:table-cell>
          <table:table-cell table:formula="of:=[.A70]*2*[.$B$2]/[.$B$3]" office:value-type="float" office:value="126" calcext:value-type="float">
            <text:p>126</text:p>
          </table:table-cell>
          <table:table-cell table:formula="of:=SQRT([.$B$2]^2-([.B70]-[.$B$2])^2)" office:value-type="float" office:value="96.5608616365865" calcext:value-type="float">
            <text:p>96.5608616365865</text:p>
          </table:table-cell>
          <table:table-cell table:formula="of:=[.$B$4]*(ASIN(([.B70]-[.$B$2])/[.$B$2])+0.5*SIN(2*ASIN(([.B70]-[.$B$2])/[.$B$2]))+PI()/2)" office:value-type="float" office:value="66.3636887352716" calcext:value-type="float">
            <text:p>66.3636887352716</text:p>
          </table:table-cell>
          <table:table-cell table:number-columns-repeated="5"/>
        </table:table-row>
        <table:table-row table:style-name="ro1">
          <table:table-cell table:formula="of:=1+[.A70]" office:value-type="float" office:value="64" calcext:value-type="float">
            <text:p>64</text:p>
          </table:table-cell>
          <table:table-cell table:formula="of:=[.A71]*2*[.$B$2]/[.$B$3]" office:value-type="float" office:value="128" calcext:value-type="float">
            <text:p>128</text:p>
          </table:table-cell>
          <table:table-cell table:formula="of:=SQRT([.$B$2]^2-([.B71]-[.$B$2])^2)" office:value-type="float" office:value="96" calcext:value-type="float">
            <text:p>96</text:p>
          </table:table-cell>
          <table:table-cell table:formula="of:=[.$B$4]*(ASIN(([.B71]-[.$B$2])/[.$B$2])+0.5*SIN(2*ASIN(([.B71]-[.$B$2])/[.$B$2]))+PI()/2)" office:value-type="float" office:value="67.5896168007936" calcext:value-type="float">
            <text:p>67.5896168007936</text:p>
          </table:table-cell>
          <table:table-cell table:number-columns-repeated="5"/>
        </table:table-row>
        <table:table-row table:style-name="ro1">
          <table:table-cell table:formula="of:=1+[.A71]" office:value-type="float" office:value="65" calcext:value-type="float">
            <text:p>65</text:p>
          </table:table-cell>
          <table:table-cell table:formula="of:=[.A72]*2*[.$B$2]/[.$B$3]" office:value-type="float" office:value="130" calcext:value-type="float">
            <text:p>130</text:p>
          </table:table-cell>
          <table:table-cell table:formula="of:=SQRT([.$B$2]^2-([.B72]-[.$B$2])^2)" office:value-type="float" office:value="95.3939201416946" calcext:value-type="float">
            <text:p>95.3939201416946</text:p>
          </table:table-cell>
          <table:table-cell table:formula="of:=[.$B$4]*(ASIN(([.B72]-[.$B$2])/[.$B$2])+0.5*SIN(2*ASIN(([.B72]-[.$B$2])/[.$B$2]))+PI()/2)" office:value-type="float" office:value="68.8081167609464" calcext:value-type="float">
            <text:p>68.8081167609464</text:p>
          </table:table-cell>
          <table:table-cell table:number-columns-repeated="5"/>
        </table:table-row>
        <table:table-row table:style-name="ro1">
          <table:table-cell table:formula="of:=1+[.A72]" office:value-type="float" office:value="66" calcext:value-type="float">
            <text:p>66</text:p>
          </table:table-cell>
          <table:table-cell table:formula="of:=[.A73]*2*[.$B$2]/[.$B$3]" office:value-type="float" office:value="132" calcext:value-type="float">
            <text:p>132</text:p>
          </table:table-cell>
          <table:table-cell table:formula="of:=SQRT([.$B$2]^2-([.B73]-[.$B$2])^2)" office:value-type="float" office:value="94.7417542586161" calcext:value-type="float">
            <text:p>94.7417542586161</text:p>
          </table:table-cell>
          <table:table-cell table:formula="of:=[.$B$4]*(ASIN(([.B73]-[.$B$2])/[.$B$2])+0.5*SIN(2*ASIN(([.B73]-[.$B$2])/[.$B$2]))+PI()/2)" office:value-type="float" office:value="70.0186074475179" calcext:value-type="float">
            <text:p>70.0186074475179</text:p>
          </table:table-cell>
          <table:table-cell table:number-columns-repeated="5"/>
        </table:table-row>
        <table:table-row table:style-name="ro1">
          <table:table-cell table:formula="of:=1+[.A73]" office:value-type="float" office:value="67" calcext:value-type="float">
            <text:p>67</text:p>
          </table:table-cell>
          <table:table-cell table:formula="of:=[.A74]*2*[.$B$2]/[.$B$3]" office:value-type="float" office:value="134" calcext:value-type="float">
            <text:p>134</text:p>
          </table:table-cell>
          <table:table-cell table:formula="of:=SQRT([.$B$2]^2-([.B74]-[.$B$2])^2)" office:value-type="float" office:value="94.04254356407" calcext:value-type="float">
            <text:p>94.04254356407</text:p>
          </table:table-cell>
          <table:table-cell table:formula="of:=[.$B$4]*(ASIN(([.B74]-[.$B$2])/[.$B$2])+0.5*SIN(2*ASIN(([.B74]-[.$B$2])/[.$B$2]))+PI()/2)" office:value-type="float" office:value="71.220496071737" calcext:value-type="float">
            <text:p>71.220496071737</text:p>
          </table:table-cell>
          <table:table-cell table:number-columns-repeated="5"/>
        </table:table-row>
        <table:table-row table:style-name="ro1">
          <table:table-cell table:formula="of:=1+[.A74]" office:value-type="float" office:value="68" calcext:value-type="float">
            <text:p>68</text:p>
          </table:table-cell>
          <table:table-cell table:formula="of:=[.A75]*2*[.$B$2]/[.$B$3]" office:value-type="float" office:value="136" calcext:value-type="float">
            <text:p>136</text:p>
          </table:table-cell>
          <table:table-cell table:formula="of:=SQRT([.$B$2]^2-([.B75]-[.$B$2])^2)" office:value-type="float" office:value="93.2952303175248" calcext:value-type="float">
            <text:p>93.2952303175248</text:p>
          </table:table-cell>
          <table:table-cell table:formula="of:=[.$B$4]*(ASIN(([.B75]-[.$B$2])/[.$B$2])+0.5*SIN(2*ASIN(([.B75]-[.$B$2])/[.$B$2]))+PI()/2)" office:value-type="float" office:value="72.4131770162864" calcext:value-type="float">
            <text:p>72.4131770162864</text:p>
          </table:table-cell>
          <table:table-cell table:number-columns-repeated="5"/>
        </table:table-row>
        <table:table-row table:style-name="ro1">
          <table:table-cell table:formula="of:=1+[.A75]" office:value-type="float" office:value="69" calcext:value-type="float">
            <text:p>69</text:p>
          </table:table-cell>
          <table:table-cell table:formula="of:=[.A76]*2*[.$B$2]/[.$B$3]" office:value-type="float" office:value="138" calcext:value-type="float">
            <text:p>138</text:p>
          </table:table-cell>
          <table:table-cell table:formula="of:=SQRT([.$B$2]^2-([.B76]-[.$B$2])^2)" office:value-type="float" office:value="92.4986486387774" calcext:value-type="float">
            <text:p>92.4986486387774</text:p>
          </table:table-cell>
          <table:table-cell table:formula="of:=[.$B$4]*(ASIN(([.B76]-[.$B$2])/[.$B$2])+0.5*SIN(2*ASIN(([.B76]-[.$B$2])/[.$B$2]))+PI()/2)" office:value-type="float" office:value="73.5960305182967" calcext:value-type="float">
            <text:p>73.5960305182967</text:p>
          </table:table-cell>
          <table:table-cell table:number-columns-repeated="5"/>
        </table:table-row>
        <table:table-row table:style-name="ro1">
          <table:table-cell table:formula="of:=1+[.A76]" office:value-type="float" office:value="70" calcext:value-type="float">
            <text:p>70</text:p>
          </table:table-cell>
          <table:table-cell table:formula="of:=[.A77]*2*[.$B$2]/[.$B$3]" office:value-type="float" office:value="140" calcext:value-type="float">
            <text:p>140</text:p>
          </table:table-cell>
          <table:table-cell table:formula="of:=SQRT([.$B$2]^2-([.B77]-[.$B$2])^2)" office:value-type="float" office:value="91.6515138991168" calcext:value-type="float">
            <text:p>91.6515138991168</text:p>
          </table:table-cell>
          <table:table-cell table:formula="of:=[.$B$4]*(ASIN(([.B77]-[.$B$2])/[.$B$2])+0.5*SIN(2*ASIN(([.B77]-[.$B$2])/[.$B$2]))+PI()/2)" office:value-type="float" office:value="74.7684212265655" calcext:value-type="float">
            <text:p>74.7684212265655</text:p>
          </table:table-cell>
          <table:table-cell table:number-columns-repeated="5"/>
        </table:table-row>
        <table:table-row table:style-name="ro1">
          <table:table-cell table:formula="of:=1+[.A77]" office:value-type="float" office:value="71" calcext:value-type="float">
            <text:p>71</text:p>
          </table:table-cell>
          <table:table-cell table:formula="of:=[.A78]*2*[.$B$2]/[.$B$3]" office:value-type="float" office:value="142" calcext:value-type="float">
            <text:p>142</text:p>
          </table:table-cell>
          <table:table-cell table:formula="of:=SQRT([.$B$2]^2-([.B78]-[.$B$2])^2)" office:value-type="float" office:value="90.7524104363074" calcext:value-type="float">
            <text:p>90.7524104363074</text:p>
          </table:table-cell>
          <table:table-cell table:formula="of:=[.$B$4]*(ASIN(([.B78]-[.$B$2])/[.$B$2])+0.5*SIN(2*ASIN(([.B78]-[.$B$2])/[.$B$2]))+PI()/2)" office:value-type="float" office:value="75.9296966133262" calcext:value-type="float">
            <text:p>75.9296966133262</text:p>
          </table:table-cell>
          <table:table-cell table:number-columns-repeated="5"/>
        </table:table-row>
        <table:table-row table:style-name="ro1">
          <table:table-cell table:formula="of:=1+[.A78]" office:value-type="float" office:value="72" calcext:value-type="float">
            <text:p>72</text:p>
          </table:table-cell>
          <table:table-cell table:formula="of:=[.A79]*2*[.$B$2]/[.$B$3]" office:value-type="float" office:value="144" calcext:value-type="float">
            <text:p>144</text:p>
          </table:table-cell>
          <table:table-cell table:formula="of:=SQRT([.$B$2]^2-([.B79]-[.$B$2])^2)" office:value-type="float" office:value="89.7997772825746" calcext:value-type="float">
            <text:p>89.7997772825746</text:p>
          </table:table-cell>
          <table:table-cell table:formula="of:=[.$B$4]*(ASIN(([.B79]-[.$B$2])/[.$B$2])+0.5*SIN(2*ASIN(([.B79]-[.$B$2])/[.$B$2]))+PI()/2)" office:value-type="float" office:value="77.0791852173153" calcext:value-type="float">
            <text:p>77.0791852173153</text:p>
          </table:table-cell>
          <table:table-cell table:number-columns-repeated="5"/>
        </table:table-row>
        <table:table-row table:style-name="ro1">
          <table:table-cell table:formula="of:=1+[.A79]" office:value-type="float" office:value="73" calcext:value-type="float">
            <text:p>73</text:p>
          </table:table-cell>
          <table:table-cell table:formula="of:=[.A80]*2*[.$B$2]/[.$B$3]" office:value-type="float" office:value="146" calcext:value-type="float">
            <text:p>146</text:p>
          </table:table-cell>
          <table:table-cell table:formula="of:=SQRT([.$B$2]^2-([.B80]-[.$B$2])^2)" office:value-type="float" office:value="88.7918915216924" calcext:value-type="float">
            <text:p>88.7918915216924</text:p>
          </table:table-cell>
          <table:table-cell table:formula="of:=[.$B$4]*(ASIN(([.B80]-[.$B$2])/[.$B$2])+0.5*SIN(2*ASIN(([.B80]-[.$B$2])/[.$B$2]))+PI()/2)" office:value-type="float" office:value="78.2161946904808" calcext:value-type="float">
            <text:p>78.2161946904808</text:p>
          </table:table-cell>
          <table:table-cell table:number-columns-repeated="5"/>
        </table:table-row>
        <table:table-row table:style-name="ro1">
          <table:table-cell table:formula="of:=1+[.A80]" office:value-type="float" office:value="74" calcext:value-type="float">
            <text:p>74</text:p>
          </table:table-cell>
          <table:table-cell table:formula="of:=[.A81]*2*[.$B$2]/[.$B$3]" office:value-type="float" office:value="148" calcext:value-type="float">
            <text:p>148</text:p>
          </table:table-cell>
          <table:table-cell table:formula="of:=SQRT([.$B$2]^2-([.B81]-[.$B$2])^2)" office:value-type="float" office:value="87.7268487978452" calcext:value-type="float">
            <text:p>87.7268487978452</text:p>
          </table:table-cell>
          <table:table-cell table:formula="of:=[.$B$4]*(ASIN(([.B81]-[.$B$2])/[.$B$2])+0.5*SIN(2*ASIN(([.B81]-[.$B$2])/[.$B$2]))+PI()/2)" office:value-type="float" office:value="79.3400096152186" calcext:value-type="float">
            <text:p>79.3400096152186</text:p>
          </table:table-cell>
          <table:table-cell table:number-columns-repeated="5"/>
        </table:table-row>
        <table:table-row table:style-name="ro1">
          <table:table-cell table:formula="of:=1+[.A81]" office:value-type="float" office:value="75" calcext:value-type="float">
            <text:p>75</text:p>
          </table:table-cell>
          <table:table-cell table:formula="of:=[.A82]*2*[.$B$2]/[.$B$3]" office:value-type="float" office:value="150" calcext:value-type="float">
            <text:p>150</text:p>
          </table:table-cell>
          <table:table-cell table:formula="of:=SQRT([.$B$2]^2-([.B82]-[.$B$2])^2)" office:value-type="float" office:value="86.6025403784439" calcext:value-type="float">
            <text:p>86.6025403784439</text:p>
          </table:table-cell>
          <table:table-cell table:formula="of:=[.$B$4]*(ASIN(([.B82]-[.$B$2])/[.$B$2])+0.5*SIN(2*ASIN(([.B82]-[.$B$2])/[.$B$2]))+PI()/2)" office:value-type="float" office:value="80.4498890522115" calcext:value-type="float">
            <text:p>80.4498890522115</text:p>
          </table:table-cell>
          <table:table-cell table:number-columns-repeated="5"/>
        </table:table-row>
        <table:table-row table:style-name="ro1">
          <table:table-cell table:formula="of:=1+[.A82]" office:value-type="float" office:value="76" calcext:value-type="float">
            <text:p>76</text:p>
          </table:table-cell>
          <table:table-cell table:formula="of:=[.A83]*2*[.$B$2]/[.$B$3]" office:value-type="float" office:value="152" calcext:value-type="float">
            <text:p>152</text:p>
          </table:table-cell>
          <table:table-cell table:formula="of:=SQRT([.$B$2]^2-([.B83]-[.$B$2])^2)" office:value-type="float" office:value="85.4166260162505" calcext:value-type="float">
            <text:p>85.4166260162505</text:p>
          </table:table-cell>
          <table:table-cell table:formula="of:=[.$B$4]*(ASIN(([.B83]-[.$B$2])/[.$B$2])+0.5*SIN(2*ASIN(([.B83]-[.$B$2])/[.$B$2]))+PI()/2)" office:value-type="float" office:value="81.5450637703792" calcext:value-type="float">
            <text:p>81.5450637703792</text:p>
          </table:table-cell>
          <table:table-cell table:number-columns-repeated="5"/>
        </table:table-row>
        <table:table-row table:style-name="ro1">
          <table:table-cell table:formula="of:=1+[.A83]" office:value-type="float" office:value="77" calcext:value-type="float">
            <text:p>77</text:p>
          </table:table-cell>
          <table:table-cell table:formula="of:=[.A84]*2*[.$B$2]/[.$B$3]" office:value-type="float" office:value="154" calcext:value-type="float">
            <text:p>154</text:p>
          </table:table-cell>
          <table:table-cell table:formula="of:=SQRT([.$B$2]^2-([.B84]-[.$B$2])^2)" office:value-type="float" office:value="84.1665016500033" calcext:value-type="float">
            <text:p>84.1665016500033</text:p>
          </table:table-cell>
          <table:table-cell table:formula="of:=[.$B$4]*(ASIN(([.B84]-[.$B$2])/[.$B$2])+0.5*SIN(2*ASIN(([.B84]-[.$B$2])/[.$B$2]))+PI()/2)" office:value-type="float" office:value="82.6247330995882" calcext:value-type="float">
            <text:p>82.6247330995882</text:p>
          </table:table-cell>
          <table:table-cell table:number-columns-repeated="5"/>
        </table:table-row>
        <table:table-row table:style-name="ro1">
          <table:table-cell table:formula="of:=1+[.A84]" office:value-type="float" office:value="78" calcext:value-type="float">
            <text:p>78</text:p>
          </table:table-cell>
          <table:table-cell table:formula="of:=[.A85]*2*[.$B$2]/[.$B$3]" office:value-type="float" office:value="156" calcext:value-type="float">
            <text:p>156</text:p>
          </table:table-cell>
          <table:table-cell table:formula="of:=SQRT([.$B$2]^2-([.B85]-[.$B$2])^2)" office:value-type="float" office:value="82.8492607088319" calcext:value-type="float">
            <text:p>82.8492607088319</text:p>
          </table:table-cell>
          <table:table-cell table:formula="of:=[.$B$4]*(ASIN(([.B85]-[.$B$2])/[.$B$2])+0.5*SIN(2*ASIN(([.B85]-[.$B$2])/[.$B$2]))+PI()/2)" office:value-type="float" office:value="83.6880613328781" calcext:value-type="float">
            <text:p>83.6880613328781</text:p>
          </table:table-cell>
          <table:table-cell table:number-columns-repeated="5"/>
        </table:table-row>
        <table:table-row table:style-name="ro1">
          <table:table-cell table:formula="of:=1+[.A85]" office:value-type="float" office:value="79" calcext:value-type="float">
            <text:p>79</text:p>
          </table:table-cell>
          <table:table-cell table:formula="of:=[.A86]*2*[.$B$2]/[.$B$3]" office:value-type="float" office:value="158" calcext:value-type="float">
            <text:p>158</text:p>
          </table:table-cell>
          <table:table-cell table:formula="of:=SQRT([.$B$2]^2-([.B86]-[.$B$2])^2)" office:value-type="float" office:value="81.4616474176652" calcext:value-type="float">
            <text:p>81.4616474176652</text:p>
          </table:table-cell>
          <table:table-cell table:formula="of:=[.$B$4]*(ASIN(([.B86]-[.$B$2])/[.$B$2])+0.5*SIN(2*ASIN(([.B86]-[.$B$2])/[.$B$2]))+PI()/2)" office:value-type="float" office:value="84.7341735870124" calcext:value-type="float">
            <text:p>84.7341735870124</text:p>
          </table:table-cell>
          <table:table-cell table:number-columns-repeated="5"/>
        </table:table-row>
        <table:table-row table:style-name="ro1">
          <table:table-cell table:formula="of:=1+[.A86]" office:value-type="float" office:value="80" calcext:value-type="float">
            <text:p>80</text:p>
          </table:table-cell>
          <table:table-cell table:formula="of:=[.A87]*2*[.$B$2]/[.$B$3]" office:value-type="float" office:value="160" calcext:value-type="float">
            <text:p>160</text:p>
          </table:table-cell>
          <table:table-cell table:formula="of:=SQRT([.$B$2]^2-([.B87]-[.$B$2])^2)" office:value-type="float" office:value="80" calcext:value-type="float">
            <text:p>80</text:p>
          </table:table-cell>
          <table:table-cell table:formula="of:=[.$B$4]*(ASIN(([.B87]-[.$B$2])/[.$B$2])+0.5*SIN(2*ASIN(([.B87]-[.$B$2])/[.$B$2]))+PI()/2)" office:value-type="float" office:value="85.7621510067353" calcext:value-type="float">
            <text:p>85.7621510067353</text:p>
          </table:table-cell>
          <table:table-cell table:number-columns-repeated="5"/>
        </table:table-row>
        <table:table-row table:style-name="ro1">
          <table:table-cell table:formula="of:=1+[.A87]" office:value-type="float" office:value="81" calcext:value-type="float">
            <text:p>81</text:p>
          </table:table-cell>
          <table:table-cell table:formula="of:=[.A88]*2*[.$B$2]/[.$B$3]" office:value-type="float" office:value="162" calcext:value-type="float">
            <text:p>162</text:p>
          </table:table-cell>
          <table:table-cell table:formula="of:=SQRT([.$B$2]^2-([.B88]-[.$B$2])^2)" office:value-type="float" office:value="78.4601809837321" calcext:value-type="float">
            <text:p>78.4601809837321</text:p>
          </table:table-cell>
          <table:table-cell table:formula="of:=[.$B$4]*(ASIN(([.B88]-[.$B$2])/[.$B$2])+0.5*SIN(2*ASIN(([.B88]-[.$B$2])/[.$B$2]))+PI()/2)" office:value-type="float" office:value="86.7710251671714" calcext:value-type="float">
            <text:p>86.7710251671714</text:p>
          </table:table-cell>
          <table:table-cell table:number-columns-repeated="5"/>
        </table:table-row>
        <table:table-row table:style-name="ro1">
          <table:table-cell table:formula="of:=1+[.A88]" office:value-type="float" office:value="82" calcext:value-type="float">
            <text:p>82</text:p>
          </table:table-cell>
          <table:table-cell table:formula="of:=[.A89]*2*[.$B$2]/[.$B$3]" office:value-type="float" office:value="164" calcext:value-type="float">
            <text:p>164</text:p>
          </table:table-cell>
          <table:table-cell table:formula="of:=SQRT([.$B$2]^2-([.B89]-[.$B$2])^2)" office:value-type="float" office:value="76.8374908491942" calcext:value-type="float">
            <text:p>76.8374908491942</text:p>
          </table:table-cell>
          <table:table-cell table:formula="of:=[.$B$4]*(ASIN(([.B89]-[.$B$2])/[.$B$2])+0.5*SIN(2*ASIN(([.B89]-[.$B$2])/[.$B$2]))+PI()/2)" office:value-type="float" office:value="87.7597714874301" calcext:value-type="float">
            <text:p>87.7597714874301</text:p>
          </table:table-cell>
          <table:table-cell table:number-columns-repeated="5"/>
        </table:table-row>
        <table:table-row table:style-name="ro1">
          <table:table-cell table:formula="of:=1+[.A89]" office:value-type="float" office:value="83" calcext:value-type="float">
            <text:p>83</text:p>
          </table:table-cell>
          <table:table-cell table:formula="of:=[.A90]*2*[.$B$2]/[.$B$3]" office:value-type="float" office:value="166" calcext:value-type="float">
            <text:p>166</text:p>
          </table:table-cell>
          <table:table-cell table:formula="of:=SQRT([.$B$2]^2-([.B90]-[.$B$2])^2)" office:value-type="float" office:value="75.1265598839718" calcext:value-type="float">
            <text:p>75.1265598839718</text:p>
          </table:table-cell>
          <table:table-cell table:formula="of:=[.$B$4]*(ASIN(([.B90]-[.$B$2])/[.$B$2])+0.5*SIN(2*ASIN(([.B90]-[.$B$2])/[.$B$2]))+PI()/2)" office:value-type="float" office:value="88.7273014123608" calcext:value-type="float">
            <text:p>88.7273014123608</text:p>
          </table:table-cell>
          <table:table-cell table:number-columns-repeated="5"/>
        </table:table-row>
        <table:table-row table:style-name="ro1">
          <table:table-cell table:formula="of:=1+[.A90]" office:value-type="float" office:value="84" calcext:value-type="float">
            <text:p>84</text:p>
          </table:table-cell>
          <table:table-cell table:formula="of:=[.A91]*2*[.$B$2]/[.$B$3]" office:value-type="float" office:value="168" calcext:value-type="float">
            <text:p>168</text:p>
          </table:table-cell>
          <table:table-cell table:formula="of:=SQRT([.$B$2]^2-([.B91]-[.$B$2])^2)" office:value-type="float" office:value="73.3212111192934" calcext:value-type="float">
            <text:p>73.3212111192934</text:p>
          </table:table-cell>
          <table:table-cell table:formula="of:=[.$B$4]*(ASIN(([.B91]-[.$B$2])/[.$B$2])+0.5*SIN(2*ASIN(([.B91]-[.$B$2])/[.$B$2]))+PI()/2)" office:value-type="float" office:value="89.6724530421523" calcext:value-type="float">
            <text:p>89.6724530421523</text:p>
          </table:table-cell>
          <table:table-cell table:number-columns-repeated="5"/>
        </table:table-row>
        <table:table-row table:style-name="ro1">
          <table:table-cell table:formula="of:=1+[.A91]" office:value-type="float" office:value="85" calcext:value-type="float">
            <text:p>85</text:p>
          </table:table-cell>
          <table:table-cell table:formula="of:=[.A92]*2*[.$B$2]/[.$B$3]" office:value-type="float" office:value="170" calcext:value-type="float">
            <text:p>170</text:p>
          </table:table-cell>
          <table:table-cell table:formula="of:=SQRT([.$B$2]^2-([.B92]-[.$B$2])^2)" office:value-type="float" office:value="71.4142842854285" calcext:value-type="float">
            <text:p>71.4142842854285</text:p>
          </table:table-cell>
          <table:table-cell table:formula="of:=[.$B$4]*(ASIN(([.B92]-[.$B$2])/[.$B$2])+0.5*SIN(2*ASIN(([.B92]-[.$B$2])/[.$B$2]))+PI()/2)" office:value-type="float" office:value="90.5939797812906" calcext:value-type="float">
            <text:p>90.5939797812906</text:p>
          </table:table-cell>
          <table:table-cell table:number-columns-repeated="5"/>
        </table:table-row>
        <table:table-row table:style-name="ro1">
          <table:table-cell table:formula="of:=1+[.A92]" office:value-type="float" office:value="86" calcext:value-type="float">
            <text:p>86</text:p>
          </table:table-cell>
          <table:table-cell table:formula="of:=[.A93]*2*[.$B$2]/[.$B$3]" office:value-type="float" office:value="172" calcext:value-type="float">
            <text:p>172</text:p>
          </table:table-cell>
          <table:table-cell table:formula="of:=SQRT([.$B$2]^2-([.B93]-[.$B$2])^2)" office:value-type="float" office:value="69.3974062915899" calcext:value-type="float">
            <text:p>69.3974062915899</text:p>
          </table:table-cell>
          <table:table-cell table:formula="of:=[.$B$4]*(ASIN(([.B93]-[.$B$2])/[.$B$2])+0.5*SIN(2*ASIN(([.B93]-[.$B$2])/[.$B$2]))+PI()/2)" office:value-type="float" office:value="91.4905364240349" calcext:value-type="float">
            <text:p>91.4905364240349</text:p>
          </table:table-cell>
          <table:table-cell table:number-columns-repeated="5"/>
        </table:table-row>
        <table:table-row table:style-name="ro1">
          <table:table-cell table:formula="of:=1+[.A93]" office:value-type="float" office:value="87" calcext:value-type="float">
            <text:p>87</text:p>
          </table:table-cell>
          <table:table-cell table:formula="of:=[.A94]*2*[.$B$2]/[.$B$3]" office:value-type="float" office:value="174" calcext:value-type="float">
            <text:p>174</text:p>
          </table:table-cell>
          <table:table-cell table:formula="of:=SQRT([.$B$2]^2-([.B94]-[.$B$2])^2)" office:value-type="float" office:value="67.260686883201" calcext:value-type="float">
            <text:p>67.260686883201</text:p>
          </table:table-cell>
          <table:table-cell table:formula="of:=[.$B$4]*(ASIN(([.B94]-[.$B$2])/[.$B$2])+0.5*SIN(2*ASIN(([.B94]-[.$B$2])/[.$B$2]))+PI()/2)" office:value-type="float" office:value="92.3606618686441" calcext:value-type="float">
            <text:p>92.3606618686441</text:p>
          </table:table-cell>
          <table:table-cell table:number-columns-repeated="5"/>
        </table:table-row>
        <table:table-row table:style-name="ro1">
          <table:table-cell table:formula="of:=1+[.A94]" office:value-type="float" office:value="88" calcext:value-type="float">
            <text:p>88</text:p>
          </table:table-cell>
          <table:table-cell table:formula="of:=[.A95]*2*[.$B$2]/[.$B$3]" office:value-type="float" office:value="176" calcext:value-type="float">
            <text:p>176</text:p>
          </table:table-cell>
          <table:table-cell table:formula="of:=SQRT([.$B$2]^2-([.B95]-[.$B$2])^2)" office:value-type="float" office:value="64.9923072370877" calcext:value-type="float">
            <text:p>64.9923072370877</text:p>
          </table:table-cell>
          <table:table-cell table:formula="of:=[.$B$4]*(ASIN(([.B95]-[.$B$2])/[.$B$2])+0.5*SIN(2*ASIN(([.B95]-[.$B$2])/[.$B$2]))+PI()/2)" office:value-type="float" office:value="93.2027573169466" calcext:value-type="float">
            <text:p>93.2027573169466</text:p>
          </table:table-cell>
          <table:table-cell table:number-columns-repeated="5"/>
        </table:table-row>
        <table:table-row table:style-name="ro1">
          <table:table-cell table:formula="of:=1+[.A95]" office:value-type="float" office:value="89" calcext:value-type="float">
            <text:p>89</text:p>
          </table:table-cell>
          <table:table-cell table:formula="of:=[.A96]*2*[.$B$2]/[.$B$3]" office:value-type="float" office:value="178" calcext:value-type="float">
            <text:p>178</text:p>
          </table:table-cell>
          <table:table-cell table:formula="of:=SQRT([.$B$2]^2-([.B96]-[.$B$2])^2)" office:value-type="float" office:value="62.5779513886481" calcext:value-type="float">
            <text:p>62.5779513886481</text:p>
          </table:table-cell>
          <table:table-cell table:formula="of:=[.$B$4]*(ASIN(([.B96]-[.$B$2])/[.$B$2])+0.5*SIN(2*ASIN(([.B96]-[.$B$2])/[.$B$2]))+PI()/2)" office:value-type="float" office:value="94.0150583012613" calcext:value-type="float">
            <text:p>94.0150583012613</text:p>
          </table:table-cell>
          <table:table-cell table:number-columns-repeated="5"/>
        </table:table-row>
        <table:table-row table:style-name="ro1">
          <table:table-cell table:formula="of:=1+[.A96]" office:value-type="float" office:value="90" calcext:value-type="float">
            <text:p>90</text:p>
          </table:table-cell>
          <table:table-cell table:formula="of:=[.A97]*2*[.$B$2]/[.$B$3]" office:value-type="float" office:value="180" calcext:value-type="float">
            <text:p>180</text:p>
          </table:table-cell>
          <table:table-cell table:formula="of:=SQRT([.$B$2]^2-([.B97]-[.$B$2])^2)" office:value-type="float" office:value="60" calcext:value-type="float">
            <text:p>60</text:p>
          </table:table-cell>
          <table:table-cell table:formula="of:=[.$B$4]*(ASIN(([.B97]-[.$B$2])/[.$B$2])+0.5*SIN(2*ASIN(([.B97]-[.$B$2])/[.$B$2]))+PI()/2)" office:value-type="float" office:value="94.7955980669086" calcext:value-type="float">
            <text:p>94.7955980669086</text:p>
          </table:table-cell>
          <table:table-cell table:number-columns-repeated="5"/>
        </table:table-row>
        <table:table-row table:style-name="ro1">
          <table:table-cell table:formula="of:=1+[.A97]" office:value-type="float" office:value="91" calcext:value-type="float">
            <text:p>91</text:p>
          </table:table-cell>
          <table:table-cell table:formula="of:=[.A98]*2*[.$B$2]/[.$B$3]" office:value-type="float" office:value="182" calcext:value-type="float">
            <text:p>182</text:p>
          </table:table-cell>
          <table:table-cell table:formula="of:=SQRT([.$B$2]^2-([.B98]-[.$B$2])^2)" office:value-type="float" office:value="57.2363520850167" calcext:value-type="float">
            <text:p>57.2363520850167</text:p>
          </table:table-cell>
          <table:table-cell table:formula="of:=[.$B$4]*(ASIN(([.B98]-[.$B$2])/[.$B$2])+0.5*SIN(2*ASIN(([.B98]-[.$B$2])/[.$B$2]))+PI()/2)" office:value-type="float" office:value="95.5421585044251" calcext:value-type="float">
            <text:p>95.5421585044251</text:p>
          </table:table-cell>
          <table:table-cell table:number-columns-repeated="5"/>
        </table:table-row>
        <table:table-row table:style-name="ro1">
          <table:table-cell table:formula="of:=1+[.A98]" office:value-type="float" office:value="92" calcext:value-type="float">
            <text:p>92</text:p>
          </table:table-cell>
          <table:table-cell table:formula="of:=[.A99]*2*[.$B$2]/[.$B$3]" office:value-type="float" office:value="184" calcext:value-type="float">
            <text:p>184</text:p>
          </table:table-cell>
          <table:table-cell table:formula="of:=SQRT([.$B$2]^2-([.B99]-[.$B$2])^2)" office:value-type="float" office:value="54.2586398650021" calcext:value-type="float">
            <text:p>54.2586398650021</text:p>
          </table:table-cell>
          <table:table-cell table:formula="of:=[.$B$4]*(ASIN(([.B99]-[.$B$2])/[.$B$2])+0.5*SIN(2*ASIN(([.B99]-[.$B$2])/[.$B$2]))+PI()/2)" office:value-type="float" office:value="96.2522025437467" calcext:value-type="float">
            <text:p>96.2522025437467</text:p>
          </table:table-cell>
          <table:table-cell table:number-columns-repeated="5"/>
        </table:table-row>
        <table:table-row table:style-name="ro1">
          <table:table-cell table:formula="of:=1+[.A99]" office:value-type="float" office:value="93" calcext:value-type="float">
            <text:p>93</text:p>
          </table:table-cell>
          <table:table-cell table:formula="of:=[.A100]*2*[.$B$2]/[.$B$3]" office:value-type="float" office:value="186" calcext:value-type="float">
            <text:p>186</text:p>
          </table:table-cell>
          <table:table-cell table:formula="of:=SQRT([.$B$2]^2-([.B100]-[.$B$2])^2)" office:value-type="float" office:value="51.0294032886923" calcext:value-type="float">
            <text:p>51.0294032886923</text:p>
          </table:table-cell>
          <table:table-cell table:formula="of:=[.$B$4]*(ASIN(([.B100]-[.$B$2])/[.$B$2])+0.5*SIN(2*ASIN(([.B100]-[.$B$2])/[.$B$2]))+PI()/2)" office:value-type="float" office:value="96.9227778171314" calcext:value-type="float">
            <text:p>96.9227778171314</text:p>
          </table:table-cell>
          <table:table-cell table:number-columns-repeated="5"/>
        </table:table-row>
        <table:table-row table:style-name="ro1">
          <table:table-cell table:formula="of:=1+[.A100]" office:value-type="float" office:value="94" calcext:value-type="float">
            <text:p>94</text:p>
          </table:table-cell>
          <table:table-cell table:formula="of:=[.A101]*2*[.$B$2]/[.$B$3]" office:value-type="float" office:value="188" calcext:value-type="float">
            <text:p>188</text:p>
          </table:table-cell>
          <table:table-cell table:formula="of:=SQRT([.$B$2]^2-([.B101]-[.$B$2])^2)" office:value-type="float" office:value="47.4973683481517" calcext:value-type="float">
            <text:p>47.4973683481517</text:p>
          </table:table-cell>
          <table:table-cell table:formula="of:=[.$B$4]*(ASIN(([.B101]-[.$B$2])/[.$B$2])+0.5*SIN(2*ASIN(([.B101]-[.$B$2])/[.$B$2]))+PI()/2)" office:value-type="float" office:value="97.5503735409737" calcext:value-type="float">
            <text:p>97.5503735409737</text:p>
          </table:table-cell>
          <table:table-cell table:number-columns-repeated="5"/>
        </table:table-row>
        <table:table-row table:style-name="ro1">
          <table:table-cell table:formula="of:=1+[.A101]" office:value-type="float" office:value="95" calcext:value-type="float">
            <text:p>95</text:p>
          </table:table-cell>
          <table:table-cell table:formula="of:=[.A102]*2*[.$B$2]/[.$B$3]" office:value-type="float" office:value="190" calcext:value-type="float">
            <text:p>190</text:p>
          </table:table-cell>
          <table:table-cell table:formula="of:=SQRT([.$B$2]^2-([.B102]-[.$B$2])^2)" office:value-type="float" office:value="43.5889894354067" calcext:value-type="float">
            <text:p>43.5889894354067</text:p>
          </table:table-cell>
          <table:table-cell table:formula="of:=[.$B$4]*(ASIN(([.B102]-[.$B$2])/[.$B$2])+0.5*SIN(2*ASIN(([.B102]-[.$B$2])/[.$B$2]))+PI()/2)" office:value-type="float" office:value="98.1306963265751" calcext:value-type="float">
            <text:p>98.1306963265751</text:p>
          </table:table-cell>
          <table:table-cell table:number-columns-repeated="5"/>
        </table:table-row>
        <table:table-row table:style-name="ro1">
          <table:table-cell table:formula="of:=1+[.A102]" office:value-type="float" office:value="96" calcext:value-type="float">
            <text:p>96</text:p>
          </table:table-cell>
          <table:table-cell table:formula="of:=[.A103]*2*[.$B$2]/[.$B$3]" office:value-type="float" office:value="192" calcext:value-type="float">
            <text:p>192</text:p>
          </table:table-cell>
          <table:table-cell table:formula="of:=SQRT([.$B$2]^2-([.B103]-[.$B$2])^2)" office:value-type="float" office:value="39.1918358845308" calcext:value-type="float">
            <text:p>39.1918358845308</text:p>
          </table:table-cell>
          <table:table-cell table:formula="of:=[.$B$4]*(ASIN(([.B103]-[.$B$2])/[.$B$2])+0.5*SIN(2*ASIN(([.B103]-[.$B$2])/[.$B$2]))+PI()/2)" office:value-type="float" office:value="98.6582935443647" calcext:value-type="float">
            <text:p>98.6582935443647</text:p>
          </table:table-cell>
          <table:table-cell table:number-columns-repeated="5"/>
        </table:table-row>
        <table:table-row table:style-name="ro1">
          <table:table-cell table:formula="of:=1+[.A103]" office:value-type="float" office:value="97" calcext:value-type="float">
            <text:p>97</text:p>
          </table:table-cell>
          <table:table-cell table:formula="of:=[.A104]*2*[.$B$2]/[.$B$3]" office:value-type="float" office:value="194" calcext:value-type="float">
            <text:p>194</text:p>
          </table:table-cell>
          <table:table-cell table:formula="of:=SQRT([.$B$2]^2-([.B104]-[.$B$2])^2)" office:value-type="float" office:value="34.117444218464" calcext:value-type="float">
            <text:p>34.117444218464</text:p>
          </table:table-cell>
          <table:table-cell table:formula="of:=[.$B$4]*(ASIN(([.B104]-[.$B$2])/[.$B$2])+0.5*SIN(2*ASIN(([.B104]-[.$B$2])/[.$B$2]))+PI()/2)" office:value-type="float" office:value="99.1258559384515" calcext:value-type="float">
            <text:p>99.1258559384515</text:p>
          </table:table-cell>
          <table:table-cell table:number-columns-repeated="5"/>
        </table:table-row>
        <table:table-row table:style-name="ro1">
          <table:table-cell table:formula="of:=1+[.A104]" office:value-type="float" office:value="98" calcext:value-type="float">
            <text:p>98</text:p>
          </table:table-cell>
          <table:table-cell table:formula="of:=[.A105]*2*[.$B$2]/[.$B$3]" office:value-type="float" office:value="196" calcext:value-type="float">
            <text:p>196</text:p>
          </table:table-cell>
          <table:table-cell table:formula="of:=SQRT([.$B$2]^2-([.B105]-[.$B$2])^2)" office:value-type="float" office:value="28" calcext:value-type="float">
            <text:p>28</text:p>
          </table:table-cell>
          <table:table-cell table:formula="of:=[.$B$4]*(ASIN(([.B105]-[.$B$2])/[.$B$2])+0.5*SIN(2*ASIN(([.B105]-[.$B$2])/[.$B$2]))+PI()/2)" office:value-type="float" office:value="99.522722680447" calcext:value-type="float">
            <text:p>99.522722680447</text:p>
          </table:table-cell>
          <table:table-cell table:number-columns-repeated="5"/>
        </table:table-row>
        <table:table-row table:style-name="ro1">
          <table:table-cell table:formula="of:=1+[.A105]" office:value-type="float" office:value="99" calcext:value-type="float">
            <text:p>99</text:p>
          </table:table-cell>
          <table:table-cell table:formula="of:=[.A106]*2*[.$B$2]/[.$B$3]" office:value-type="float" office:value="198" calcext:value-type="float">
            <text:p>198</text:p>
          </table:table-cell>
          <table:table-cell table:formula="of:=SQRT([.$B$2]^2-([.B106]-[.$B$2])^2)" office:value-type="float" office:value="19.8997487421324" calcext:value-type="float">
            <text:p>19.8997487421324</text:p>
          </table:table-cell>
          <table:table-cell table:formula="of:=[.$B$4]*(ASIN(([.B106]-[.$B$2])/[.$B$2])+0.5*SIN(2*ASIN(([.B106]-[.$B$2])/[.$B$2]))+PI()/2)" office:value-type="float" office:value="99.8307449361983" calcext:value-type="float">
            <text:p>99.8307449361983</text:p>
          </table:table-cell>
          <table:table-cell table:number-columns-repeated="5"/>
        </table:table-row>
        <table:table-row table:style-name="ro1">
          <table:table-cell table:formula="of:=1+[.A106]" office:value-type="float" office:value="100" calcext:value-type="float">
            <text:p>100</text:p>
          </table:table-cell>
          <table:table-cell table:formula="of:=[.A107]*2*[.$B$2]/[.$B$3]" office:value-type="float" office:value="200" calcext:value-type="float">
            <text:p>200</text:p>
          </table:table-cell>
          <table:table-cell table:formula="of:=SQRT([.$B$2]^2-([.B107]-[.$B$2])^2)" office:value-type="float" office:value="0" calcext:value-type="float">
            <text:p>0</text:p>
          </table:table-cell>
          <table:table-cell table:formula="of:=[.$B$4]*(ASIN(([.B107]-[.$B$2])/[.$B$2])+0.5*SIN(2*ASIN(([.B107]-[.$B$2])/[.$B$2]))+PI()/2)" office:value-type="float" office:value="100" calcext:value-type="float">
            <text:p>100</text:p>
          </table:table-cell>
          <table:table-cell table:number-columns-repeated="5"/>
        </table:table-row>
      </table:table>
      <table:table table:name="Medido real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954.521303103153" calcext:value-type="float">
            <text:p>954.5213031031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634.500000000609" calcext:value-type="float">
            <text:p>634.5000000006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R</text:p>
          </table:table-cell>
          <table:table-cell office:value-type="float" office:value="0.983546909149664" calcext:value-type="float">
            <text:p>0.98354690914966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ample X</text:p>
          </table:table-cell>
          <table:table-cell office:value-type="string" calcext:value-type="string">
            <text:p>Sample A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Q err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Q err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$C$2]*(ASIN(([.B7]-[.$C$4]*[.$C$3])/[.$C$3])+0.5*SIN(2*ASIN(([.B7]-[.$C$4]*[.$C$3])/[.$C$3]))+PI()/2)" office:value-type="float" office:value="3.78909830048201" calcext:value-type="float">
            <text:p>3.78909830048201</text:p>
          </table:table-cell>
          <table:table-cell table:formula="of:=([.C7]-[.D7])^2" office:value-type="float" office:value="14.3572659307156" calcext:value-type="float">
            <text:p>14.3572659307156</text:p>
          </table:table-cell>
          <table:table-cell table:style-name="ce1" table:formula="of:=SQRT([.E7])/[.D7]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315" calcext:value-type="float">
            <text:p>315</text:p>
          </table:table-cell>
          <table:table-cell table:formula="of:=[.$C$2]*(ASIN(([.B8]-[.$C$4]*[.$C$3])/[.$C$3])+0.5*SIN(2*ASIN(([.B8]-[.$C$4]*[.$C$3])/[.$C$3]))+PI()/2)" office:value-type="float" office:value="314.999900024553" calcext:value-type="float">
            <text:p>314.999900024553</text:p>
          </table:table-cell>
          <table:table-cell table:formula="of:=([.C8]-[.D8])^2" office:value-type="float" office:value="0.00000000999508999719356" calcext:value-type="float">
            <text:p>9.99508999719356E-09</text:p>
          </table:table-cell>
          <table:table-cell table:style-name="ce1" table:formula="of:=SQRT([.E8])/[.C8]" office:value-type="percentage" office:value="0.000000317382371338768" calcext:value-type="percentage">
            <text:p>0.00%</text:p>
          </table:table-cell>
          <table:table-cell table:formula="of:=([.$C$14])*[.B8]/([.$B$14])" office:value-type="float" office:value="460.992907801418" calcext:value-type="float">
            <text:p>460.992907801418</text:p>
          </table:table-cell>
          <table:table-cell table:formula="of:=([.G8]-[.C8])^2" office:value-type="float" office:value="21313.9291283135" calcext:value-type="float">
            <text:p>21313.9291283135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855" calcext:value-type="float">
            <text:p>855</text:p>
          </table:table-cell>
          <table:table-cell table:formula="of:=[.$C$2]*(ASIN(([.B9]-[.$C$3])/[.$C$3])+0.5*SIN(2*ASIN(([.B9]-[.$C$3])/[.$C$3]))+PI()/2)" office:value-type="float" office:value="804.630710230641" calcext:value-type="float">
            <text:p>804.630710230641</text:p>
          </table:table-cell>
          <table:table-cell table:formula="of:=([.C9]-[.D9])^2" office:value-type="float" office:value="2537.06535186969" calcext:value-type="float">
            <text:p>2537.06535186969</text:p>
          </table:table-cell>
          <table:table-cell table:style-name="ce1" table:formula="of:=SQRT([.E9])/[.C9]" office:value-type="percentage" office:value="0.0589114500226426" calcext:value-type="percentage">
            <text:p>5.89%</text:p>
          </table:table-cell>
          <table:table-cell table:formula="of:=([.$C$14])*[.B9]/([.$B$14])" office:value-type="float" office:value="940.898345153664" calcext:value-type="float">
            <text:p>940.898345153664</text:p>
          </table:table-cell>
          <table:table-cell table:formula="of:=([.G9]-[.C9])^2" office:value-type="float" office:value="7378.52570013805" calcext:value-type="float">
            <text:p>7378.52570013805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1395" calcext:value-type="float">
            <text:p>1395</text:p>
          </table:table-cell>
          <table:table-cell table:formula="of:=[.$C$2]*(ASIN(([.B10]-[.$C$3])/[.$C$3])+0.5*SIN(2*ASIN(([.B10]-[.$C$3])/[.$C$3]))+PI()/2)" office:value-type="float" office:value="1389.60031373047" calcext:value-type="float">
            <text:p>1389.60031373047</text:p>
          </table:table-cell>
          <table:table-cell table:formula="of:=([.C10]-[.D10])^2" office:value-type="float" office:value="29.156611809396" calcext:value-type="float">
            <text:p>29.156611809396</text:p>
          </table:table-cell>
          <table:table-cell table:style-name="ce1" table:formula="of:=SQRT([.E10])/[.C10]" office:value-type="percentage" office:value="0.00387074284554422" calcext:value-type="percentage">
            <text:p>0.39%</text:p>
          </table:table-cell>
          <table:table-cell table:formula="of:=([.$C$14])*[.B10]/([.$B$14])" office:value-type="float" office:value="1413.71158392435" calcext:value-type="float">
            <text:p>1413.71158392435</text:p>
          </table:table-cell>
          <table:table-cell table:formula="of:=([.G10]-[.C10])^2" office:value-type="float" office:value="350.123372957992" calcext:value-type="float">
            <text:p>350.123372957992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1985" calcext:value-type="float">
            <text:p>1985</text:p>
          </table:table-cell>
          <table:table-cell table:formula="of:=[.$C$2]*(ASIN(([.B11]-[.$C$3])/[.$C$3])+0.5*SIN(2*ASIN(([.B11]-[.$C$3])/[.$C$3]))+PI()/2)" office:value-type="float" office:value="1988.69367780368" calcext:value-type="float">
            <text:p>1988.69367780368</text:p>
          </table:table-cell>
          <table:table-cell table:formula="of:=([.C11]-[.D11])^2" office:value-type="float" office:value="13.6432557173864" calcext:value-type="float">
            <text:p>13.6432557173864</text:p>
          </table:table-cell>
          <table:table-cell table:style-name="ce1" table:formula="of:=SQRT([.E11])/[.C11]" office:value-type="percentage" office:value="0.00186079486331405" calcext:value-type="percentage">
            <text:p>0.19%</text:p>
          </table:table-cell>
          <table:table-cell table:formula="of:=([.$C$14])*[.B11]/([.$B$14])" office:value-type="float" office:value="1888.88888888889" calcext:value-type="float">
            <text:p>1888.88888888889</text:p>
          </table:table-cell>
          <table:table-cell table:formula="of:=([.G11]-[.C11])^2" office:value-type="float" office:value="9237.34567901234" calcext:value-type="float">
            <text:p>9237.34567901234</text:p>
          </table:table-cell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2525" calcext:value-type="float">
            <text:p>2525</text:p>
          </table:table-cell>
          <table:table-cell table:formula="of:=[.$C$2]*(ASIN(([.B12]-[.$C$3])/[.$C$3])+0.5*SIN(2*ASIN(([.B12]-[.$C$3])/[.$C$3]))+PI()/2)" office:value-type="float" office:value="2532.31457750886" calcext:value-type="float">
            <text:p>2532.31457750886</text:p>
          </table:table-cell>
          <table:table-cell table:formula="of:=([.C12]-[.D12])^2" office:value-type="float" office:value="53.5030441331421" calcext:value-type="float">
            <text:p>53.5030441331421</text:p>
          </table:table-cell>
          <table:table-cell table:style-name="ce1" table:formula="of:=SQRT([.E12])/[.C12]" office:value-type="percentage" office:value="0.00289686237974712" calcext:value-type="percentage">
            <text:p>0.29%</text:p>
          </table:table-cell>
          <table:table-cell table:formula="of:=([.$C$14])*[.B12]/([.$B$14])" office:value-type="float" office:value="2361.70212765957" calcext:value-type="float">
            <text:p>2361.70212765957</text:p>
          </table:table-cell>
          <table:table-cell table:formula="of:=([.G12]-[.C12])^2" office:value-type="float" office:value="26666.1951109098" calcext:value-type="float">
            <text:p>26666.1951109098</text:p>
          </table:table-cell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office:value-type="float" office:value="2925" calcext:value-type="float">
            <text:p>2925</text:p>
          </table:table-cell>
          <table:table-cell table:formula="of:=[.$C$2]*(ASIN(([.B13]-[.$C$3])/[.$C$3])+0.5*SIN(2*ASIN(([.B13]-[.$C$3])/[.$C$3]))+PI()/2)" office:value-type="float" office:value="2933.8658616752" calcext:value-type="float">
            <text:p>2933.8658616752</text:p>
          </table:table-cell>
          <table:table-cell table:formula="of:=([.C13]-[.D13])^2" office:value-type="float" office:value="78.6035032438123" calcext:value-type="float">
            <text:p>78.6035032438123</text:p>
          </table:table-cell>
          <table:table-cell table:style-name="ce1" table:formula="of:=SQRT([.E13])/[.C13]" office:value-type="percentage" office:value="0.00303106382058182" calcext:value-type="percentage">
            <text:p>0.30%</text:p>
          </table:table-cell>
          <table:table-cell table:formula="of:=([.$C$14])*[.B13]/([.$B$14])" office:value-type="float" office:value="2834.51536643026" calcext:value-type="float">
            <text:p>2834.51536643026</text:p>
          </table:table-cell>
          <table:table-cell table:formula="of:=([.G13]-[.C13])^2" office:value-type="float" office:value="8187.46891225008" calcext:value-type="float">
            <text:p>8187.46891225008</text:p>
          </table:table-cell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office:value-type="float" office:value="3000" calcext:value-type="float">
            <text:p>3000</text:p>
          </table:table-cell>
          <table:table-cell table:formula="of:=[.$C$2]*(ASIN(([.B14]-[.$C$3])/[.$C$3])+0.5*SIN(2*ASIN(([.B14]-[.$C$3])/[.$C$3]))+PI()/2)" office:value-type="float" office:value="2998.71711352382" calcext:value-type="float">
            <text:p>2998.71711352382</text:p>
          </table:table-cell>
          <table:table-cell table:formula="of:=([.C14]-[.D14])^2" office:value-type="float" office:value="1.64579771076206" calcext:value-type="float">
            <text:p>1.64579771076206</text:p>
          </table:table-cell>
          <table:table-cell table:style-name="ce1" table:formula="of:=SQRT([.E14])/[.C14]" office:value-type="percentage" office:value="0.000427628825392882" calcext:value-type="percentage">
            <text:p>0.04%</text:p>
          </table:table-cell>
          <table:table-cell table:formula="of:=([.$C$14])*[.B14]/([.$B$14])" office:value-type="float" office:value="3000" calcext:value-type="float">
            <text:p>3000</text:p>
          </table:table-cell>
          <table:table-cell table:formula="of:=([.G14]-[.C14])^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E8:.E14])" office:value-type="float" office:value="2713.61756449419" calcext:value-type="float">
            <text:p>2713.61756449419</text:p>
          </table:table-cell>
          <table:table-cell table:number-columns-repeated="2"/>
          <table:table-cell table:formula="of:=SUM([.H8:.H14])" office:value-type="float" office:value="73133.5879035818" calcext:value-type="float">
            <text:p>73133.587903581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= 2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lo = 240-127=1.2m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$C$2]*(ASIN(([.B21]-[.$C$3])/[.$C$3])+0.5*SIN(2*ASIN(([.B21]-[.$C$3])/[.$C$3]))+PI()/2)" office:value-type="float" office:value="567.434309571892" calcext:value-type="float">
            <text:p>567.434309571892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/>
          <table:table-cell table:formula="of:=[.$C$2]*(ASIN(([.B24]-[.$C$3])/[.$C$3])+0.5*SIN(2*ASIN(([.B24]-[.$C$3])/[.$C$3]))+PI()/2)" office:value-type="float" office:value="567.434309571892" calcext:value-type="float">
            <text:p>567.434309571892</text:p>
          </table:table-cell>
          <table:table-cell table:number-columns-repeated="4"/>
        </table:table-row>
      </table:table>
      <table:table table:name="Real wo bad sample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953.814362245342" calcext:value-type="float">
            <text:p>953.8143622453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635.118691991109" calcext:value-type="float">
            <text:p>635.1186919911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R</text:p>
          </table:table-cell>
          <table:table-cell office:value-type="float" office:value="0.983546909149664" calcext:value-type="float">
            <text:p>0.98354690914966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ample X</text:p>
          </table:table-cell>
          <table:table-cell office:value-type="string" calcext:value-type="string">
            <text:p>Sample A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Q err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Q err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$C$2]*(ASIN(([.B7]-[.$C$4]*[.$C$3])/[.$C$3])+0.5*SIN(2*ASIN(([.B7]-[.$C$4]*[.$C$3])/[.$C$3]))+PI()/2)" office:value-type="float" office:value="3.7862920054374" calcext:value-type="float">
            <text:p>3.7862920054374</text:p>
          </table:table-cell>
          <table:table-cell table:formula="of:=([.C7]-[.D7])^2" office:value-type="float" office:value="14.3360071504392" calcext:value-type="float">
            <text:p>14.3360071504392</text:p>
          </table:table-cell>
          <table:table-cell table:style-name="ce1" table:formula="of:=SQRT([.E7])/[.D7]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315" calcext:value-type="float">
            <text:p>315</text:p>
          </table:table-cell>
          <table:table-cell table:formula="of:=[.$C$2]*(ASIN(([.B8]-[.$C$4]*[.$C$3])/[.$C$3])+0.5*SIN(2*ASIN(([.B8]-[.$C$4]*[.$C$3])/[.$C$3]))+PI()/2)" office:value-type="float" office:value="314.345947948144" calcext:value-type="float">
            <text:p>314.345947948144</text:p>
          </table:table-cell>
          <table:table-cell table:formula="of:=([.C8]-[.D8])^2" office:value-type="float" office:value="0.427784086537432" calcext:value-type="float">
            <text:p>0.427784086537432</text:p>
          </table:table-cell>
          <table:table-cell table:style-name="ce1" table:formula="of:=SQRT([.E8])/[.C8]" office:value-type="percentage" office:value="0.00207635572017872" calcext:value-type="percentage">
            <text:p>0.21%</text:p>
          </table:table-cell>
          <table:table-cell table:formula="of:=([.$C$13])*[.B8]/([.$B$13])" office:value-type="float" office:value="460.992907801418" calcext:value-type="float">
            <text:p>460.992907801418</text:p>
          </table:table-cell>
          <table:table-cell table:formula="of:=([.G8]-[.C8])^2" office:value-type="float" office:value="21313.9291283135" calcext:value-type="float">
            <text:p>21313.9291283135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1395" calcext:value-type="float">
            <text:p>1395</text:p>
          </table:table-cell>
          <table:table-cell table:formula="of:=[.$C$2]*(ASIN(([.B9]-[.$C$3])/[.$C$3])+0.5*SIN(2*ASIN(([.B9]-[.$C$3])/[.$C$3]))+PI()/2)" office:value-type="float" office:value="1386.82269939546" calcext:value-type="float">
            <text:p>1386.82269939546</text:p>
          </table:table-cell>
          <table:table-cell table:formula="of:=([.C9]-[.D9])^2" office:value-type="float" office:value="66.8682451769479" calcext:value-type="float">
            <text:p>66.8682451769479</text:p>
          </table:table-cell>
          <table:table-cell table:style-name="ce1" table:formula="of:=SQRT([.E9])/[.C9]" office:value-type="percentage" office:value="0.00586186423264243" calcext:value-type="percentage">
            <text:p>0.59%</text:p>
          </table:table-cell>
          <table:table-cell table:formula="of:=([.$C$13])*[.B9]/([.$B$13])" office:value-type="float" office:value="1413.71158392435" calcext:value-type="float">
            <text:p>1413.71158392435</text:p>
          </table:table-cell>
          <table:table-cell table:formula="of:=([.G9]-[.C9])^2" office:value-type="float" office:value="350.123372957992" calcext:value-type="float">
            <text:p>350.123372957992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1985" calcext:value-type="float">
            <text:p>1985</text:p>
          </table:table-cell>
          <table:table-cell table:formula="of:=[.$C$2]*(ASIN(([.B10]-[.$C$3])/[.$C$3])+0.5*SIN(2*ASIN(([.B10]-[.$C$3])/[.$C$3]))+PI()/2)" office:value-type="float" office:value="1984.9603635014" calcext:value-type="float">
            <text:p>1984.9603635014</text:p>
          </table:table-cell>
          <table:table-cell table:formula="of:=([.C10]-[.D10])^2" office:value-type="float" office:value="0.0015710520209414" calcext:value-type="float">
            <text:p>0.001571052020941</text:p>
          </table:table-cell>
          <table:table-cell table:style-name="ce1" table:formula="of:=SQRT([.E10])/[.C10]" office:value-type="percentage" office:value="0.0000199680093682028" calcext:value-type="percentage">
            <text:p>0.00%</text:p>
          </table:table-cell>
          <table:table-cell table:formula="of:=([.$C$13])*[.B10]/([.$B$13])" office:value-type="float" office:value="1888.88888888889" calcext:value-type="float">
            <text:p>1888.88888888889</text:p>
          </table:table-cell>
          <table:table-cell table:formula="of:=([.G10]-[.C10])^2" office:value-type="float" office:value="9237.34567901234" calcext:value-type="float">
            <text:p>9237.34567901234</text:p>
          </table:table-cell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2525" calcext:value-type="float">
            <text:p>2525</text:p>
          </table:table-cell>
          <table:table-cell table:formula="of:=[.$C$2]*(ASIN(([.B11]-[.$C$3])/[.$C$3])+0.5*SIN(2*ASIN(([.B11]-[.$C$3])/[.$C$3]))+PI()/2)" office:value-type="float" office:value="2528.04265231233" calcext:value-type="float">
            <text:p>2528.04265231233</text:p>
          </table:table-cell>
          <table:table-cell table:formula="of:=([.C11]-[.D11])^2" office:value-type="float" office:value="9.25773309375273" calcext:value-type="float">
            <text:p>9.25773309375273</text:p>
          </table:table-cell>
          <table:table-cell table:style-name="ce1" table:formula="of:=SQRT([.E11])/[.C11]" office:value-type="percentage" office:value="0.00120501081676602" calcext:value-type="percentage">
            <text:p>0.12%</text:p>
          </table:table-cell>
          <table:table-cell table:formula="of:=([.$C$13])*[.B11]/([.$B$13])" office:value-type="float" office:value="2361.70212765957" calcext:value-type="float">
            <text:p>2361.70212765957</text:p>
          </table:table-cell>
          <table:table-cell table:formula="of:=([.G11]-[.C11])^2" office:value-type="float" office:value="26666.1951109098" calcext:value-type="float">
            <text:p>26666.1951109098</text:p>
          </table:table-cell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office:value-type="float" office:value="2925" calcext:value-type="float">
            <text:p>2925</text:p>
          </table:table-cell>
          <table:table-cell table:formula="of:=[.$C$2]*(ASIN(([.B12]-[.$C$3])/[.$C$3])+0.5*SIN(2*ASIN(([.B12]-[.$C$3])/[.$C$3]))+PI()/2)" office:value-type="float" office:value="2930.08334607992" calcext:value-type="float">
            <text:p>2930.08334607992</text:p>
          </table:table-cell>
          <table:table-cell table:formula="of:=([.C12]-[.D12])^2" office:value-type="float" office:value="25.8404073682603" calcext:value-type="float">
            <text:p>25.8404073682603</text:p>
          </table:table-cell>
          <table:table-cell table:style-name="ce1" table:formula="of:=SQRT([.E12])/[.C12]" office:value-type="percentage" office:value="0.0017378960956999" calcext:value-type="percentage">
            <text:p>0.17%</text:p>
          </table:table-cell>
          <table:table-cell table:formula="of:=([.$C$13])*[.B12]/([.$B$13])" office:value-type="float" office:value="2834.51536643026" calcext:value-type="float">
            <text:p>2834.51536643026</text:p>
          </table:table-cell>
          <table:table-cell table:formula="of:=([.G12]-[.C12])^2" office:value-type="float" office:value="8187.46891225008" calcext:value-type="float">
            <text:p>8187.46891225008</text:p>
          </table:table-cell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office:value-type="float" office:value="3000" calcext:value-type="float">
            <text:p>3000</text:p>
          </table:table-cell>
          <table:table-cell table:formula="of:=[.$C$2]*(ASIN(([.B13]-[.$C$3])/[.$C$3])+0.5*SIN(2*ASIN(([.B13]-[.$C$3])/[.$C$3]))+PI()/2)" office:value-type="float" office:value="2996.34157354737" calcext:value-type="float">
            <text:p>2996.34157354737</text:p>
          </table:table-cell>
          <table:table-cell table:formula="of:=([.C13]-[.D13])^2" office:value-type="float" office:value="13.3840841093296" calcext:value-type="float">
            <text:p>13.3840841093296</text:p>
          </table:table-cell>
          <table:table-cell table:style-name="ce1" table:formula="of:=SQRT([.E13])/[.C13]" office:value-type="percentage" office:value="0.00121947548421122" calcext:value-type="percentage">
            <text:p>0.12%</text:p>
          </table:table-cell>
          <table:table-cell table:formula="of:=([.$C$13])*[.B13]/([.$B$13])" office:value-type="float" office:value="3000" calcext:value-type="float">
            <text:p>3000</text:p>
          </table:table-cell>
          <table:table-cell table:formula="of:=([.G13]-[.C13])^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E8:.E13])" office:value-type="float" office:value="115.779824886849" calcext:value-type="float">
            <text:p>115.779824886849</text:p>
          </table:table-cell>
          <table:table-cell table:number-columns-repeated="2"/>
          <table:table-cell table:formula="of:=SUM([.H8:.H13])" office:value-type="float" office:value="65755.0622034437" calcext:value-type="float">
            <text:p>65755.062203443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= 2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lo = 240-127=1.2m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$C$2]*(ASIN(([.B20]-[.$C$3])/[.$C$3])+0.5*SIN(2*ASIN(([.B20]-[.$C$3])/[.$C$3]))+PI()/2)" office:value-type="float" office:value="566.233990065629" calcext:value-type="float">
            <text:p>566.233990065629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/>
          <table:table-cell table:formula="of:=[.$C$2]*(ASIN(([.B23]-[.$C$3])/[.$C$3])+0.5*SIN(2*ASIN(([.B23]-[.$C$3])/[.$C$3]))+PI()/2)" office:value-type="float" office:value="566.233990065629" calcext:value-type="float">
            <text:p>566.233990065629</text:p>
          </table:table-cell>
          <table:table-cell table:number-columns-repeated="4"/>
        </table:table-row>
      </table:table>
      <table:table table:name="Sheet4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1/[.C3]" office:value-type="float" office:value="0.0000636619772367581" calcext:value-type="float">
            <text:p>6.36619772367581E-05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formula="of:=[.C1]^2*PI()/2" office:value-type="float" office:value="15707.963267949" calcext:value-type="float">
            <text:p>15707.9632679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ormula</text:p>
          </table:table-cell>
        </table:table-row>
        <table:table-row table:style-name="ro1">
          <table:table-cell/>
          <table:table-cell table:formula="of:=-[.C1]" office:value-type="float" office:value="-100" calcext:value-type="float">
            <text:p>-100</text:p>
          </table:table-cell>
          <table:table-cell table:formula="of:=[.$C$2]*([.$C$1]^2*(ASIN([.B6]/[.$C$1])+0.5*SIN(2*ASIN([.B6]/[.$C$1])))+[.$C$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]+[.$C$1]/20" office:value-type="float" office:value="-95" calcext:value-type="float">
            <text:p>-95</text:p>
          </table:table-cell>
          <table:table-cell table:formula="of:=[.$C$2]*([.$C$1]^2*(ASIN([.B7]/[.$C$1])+0.5*SIN(2*ASIN([.B7]/[.$C$1])))+[.$C$3])" office:value-type="float" office:value="0.0133200110101414" calcext:value-type="float">
            <text:p>0.013320011010141</text:p>
          </table:table-cell>
        </table:table-row>
        <table:table-row table:style-name="ro1">
          <table:table-cell/>
          <table:table-cell table:formula="of:=[.B7]+[.$C$1]/20" office:value-type="float" office:value="-90" calcext:value-type="float">
            <text:p>-90</text:p>
          </table:table-cell>
          <table:table-cell table:formula="of:=[.$C$2]*([.$C$1]^2*(ASIN([.B8]/[.$C$1])+0.5*SIN(2*ASIN([.B8]/[.$C$1])))+[.$C$3])" office:value-type="float" office:value="0.0373860734684987" calcext:value-type="float">
            <text:p>0.037386073468499</text:p>
          </table:table-cell>
        </table:table-row>
        <table:table-row table:style-name="ro1">
          <table:table-cell/>
          <table:table-cell table:formula="of:=[.B8]+[.$C$1]/20" office:value-type="float" office:value="-85" calcext:value-type="float">
            <text:p>-85</text:p>
          </table:table-cell>
          <table:table-cell table:formula="of:=[.$C$2]*([.$C$1]^2*(ASIN([.B9]/[.$C$1])+0.5*SIN(2*ASIN([.B9]/[.$C$1])))+[.$C$3])" office:value-type="float" office:value="0.0681474400326933" calcext:value-type="float">
            <text:p>0.068147440032693</text:p>
          </table:table-cell>
        </table:table-row>
        <table:table-row table:style-name="ro1">
          <table:table-cell/>
          <table:table-cell table:formula="of:=[.B9]+[.$C$1]/20" office:value-type="float" office:value="-80" calcext:value-type="float">
            <text:p>-80</text:p>
          </table:table-cell>
          <table:table-cell table:formula="of:=[.$C$2]*([.$C$1]^2*(ASIN([.B10]/[.$C$1])+0.5*SIN(2*ASIN([.B10]/[.$C$1])))+[.$C$3])" office:value-type="float" office:value="0.104088038661828" calcext:value-type="float">
            <text:p>0.104088038661828</text:p>
          </table:table-cell>
        </table:table-row>
        <table:table-row table:style-name="ro1">
          <table:table-cell/>
          <table:table-cell table:formula="of:=[.B10]+[.$C$1]/20" office:value-type="float" office:value="-75" calcext:value-type="float">
            <text:p>-75</text:p>
          </table:table-cell>
          <table:table-cell table:formula="of:=[.$C$2]*([.$C$1]^2*(ASIN([.B11]/[.$C$1])+0.5*SIN(2*ASIN([.B11]/[.$C$1])))+[.$C$3])" office:value-type="float" office:value="0.144293612814387" calcext:value-type="float">
            <text:p>0.144293612814387</text:p>
          </table:table-cell>
        </table:table-row>
        <table:table-row table:style-name="ro1">
          <table:table-cell/>
          <table:table-cell table:formula="of:=[.B11]+[.$C$1]/20" office:value-type="float" office:value="-70" calcext:value-type="float">
            <text:p>-70</text:p>
          </table:table-cell>
          <table:table-cell table:formula="of:=[.$C$2]*([.$C$1]^2*(ASIN([.B12]/[.$C$1])+0.5*SIN(2*ASIN([.B12]/[.$C$1])))+[.$C$3])" office:value-type="float" office:value="0.188120404374187" calcext:value-type="float">
            <text:p>0.188120404374187</text:p>
          </table:table-cell>
        </table:table-row>
        <table:table-row table:style-name="ro1">
          <table:table-cell/>
          <table:table-cell table:formula="of:=[.B12]+[.$C$1]/20" office:value-type="float" office:value="-65" calcext:value-type="float">
            <text:p>-65</text:p>
          </table:table-cell>
          <table:table-cell table:formula="of:=[.$C$2]*([.$C$1]^2*(ASIN([.B13]/[.$C$1])+0.5*SIN(2*ASIN([.B13]/[.$C$1])))+[.$C$3])" office:value-type="float" office:value="0.235074814461741" calcext:value-type="float">
            <text:p>0.235074814461741</text:p>
          </table:table-cell>
        </table:table-row>
        <table:table-row table:style-name="ro1">
          <table:table-cell/>
          <table:table-cell table:formula="of:=[.B13]+[.$C$1]/20" office:value-type="float" office:value="-60" calcext:value-type="float">
            <text:p>-60</text:p>
          </table:table-cell>
          <table:table-cell table:formula="of:=[.$C$2]*([.$C$1]^2*(ASIN([.B14]/[.$C$1])+0.5*SIN(2*ASIN([.B14]/[.$C$1])))+[.$C$3])" office:value-type="float" office:value="0.284756979865294" calcext:value-type="float">
            <text:p>0.284756979865294</text:p>
          </table:table-cell>
        </table:table-row>
        <table:table-row table:style-name="ro1">
          <table:table-cell/>
          <table:table-cell table:formula="of:=[.B14]+[.$C$1]/20" office:value-type="float" office:value="-55" calcext:value-type="float">
            <text:p>-55</text:p>
          </table:table-cell>
          <table:table-cell table:formula="of:=[.$C$2]*([.$C$1]^2*(ASIN([.B15]/[.$C$1])+0.5*SIN(2*ASIN([.B15]/[.$C$1])))+[.$C$3])" office:value-type="float" office:value="0.336830128748933" calcext:value-type="float">
            <text:p>0.336830128748933</text:p>
          </table:table-cell>
        </table:table-row>
        <table:table-row table:style-name="ro1">
          <table:table-cell/>
          <table:table-cell table:formula="of:=[.B15]+[.$C$1]/20" office:value-type="float" office:value="-50" calcext:value-type="float">
            <text:p>-50</text:p>
          </table:table-cell>
          <table:table-cell table:formula="of:=[.$C$2]*([.$C$1]^2*(ASIN([.B16]/[.$C$1])+0.5*SIN(2*ASIN([.B16]/[.$C$1])))+[.$C$3])" office:value-type="float" office:value="0.391002218955771" calcext:value-type="float">
            <text:p>0.391002218955771</text:p>
          </table:table-cell>
        </table:table-row>
        <table:table-row table:style-name="ro1">
          <table:table-cell/>
          <table:table-cell table:formula="of:=[.B16]+[.$C$1]/20" office:value-type="float" office:value="-45" calcext:value-type="float">
            <text:p>-45</text:p>
          </table:table-cell>
          <table:table-cell table:formula="of:=[.$C$2]*([.$C$1]^2*(ASIN([.B17]/[.$C$1])+0.5*SIN(2*ASIN([.B17]/[.$C$1])))+[.$C$3])" office:value-type="float" office:value="0.447014120183081" calcext:value-type="float">
            <text:p>0.447014120183081</text:p>
          </table:table-cell>
        </table:table-row>
        <table:table-row table:style-name="ro1">
          <table:table-cell/>
          <table:table-cell table:formula="of:=[.B17]+[.$C$1]/20" office:value-type="float" office:value="-40" calcext:value-type="float">
            <text:p>-40</text:p>
          </table:table-cell>
          <table:table-cell table:formula="of:=[.$C$2]*([.$C$1]^2*(ASIN([.B18]/[.$C$1])+0.5*SIN(2*ASIN([.B18]/[.$C$1])))+[.$C$3])" office:value-type="float" office:value="0.504631575468691" calcext:value-type="float">
            <text:p>0.504631575468691</text:p>
          </table:table-cell>
        </table:table-row>
        <table:table-row table:style-name="ro1">
          <table:table-cell/>
          <table:table-cell table:formula="of:=[.B18]+[.$C$1]/20" office:value-type="float" office:value="-35" calcext:value-type="float">
            <text:p>-35</text:p>
          </table:table-cell>
          <table:table-cell table:formula="of:=[.$C$2]*([.$C$1]^2*(ASIN([.B19]/[.$C$1])+0.5*SIN(2*ASIN([.B19]/[.$C$1])))+[.$C$3])" office:value-type="float" office:value="0.56363948217271" calcext:value-type="float">
            <text:p>0.56363948217271</text:p>
          </table:table-cell>
        </table:table-row>
        <table:table-row table:style-name="ro1">
          <table:table-cell/>
          <table:table-cell table:formula="of:=[.B19]+[.$C$1]/20" office:value-type="float" office:value="-30" calcext:value-type="float">
            <text:p>-30</text:p>
          </table:table-cell>
          <table:table-cell table:formula="of:=[.$C$2]*([.$C$1]^2*(ASIN([.B20]/[.$C$1])+0.5*SIN(2*ASIN([.B20]/[.$C$1])))+[.$C$3])" office:value-type="float" office:value="0.623837664781073" calcext:value-type="float">
            <text:p>0.623837664781073</text:p>
          </table:table-cell>
        </table:table-row>
        <table:table-row table:style-name="ro1">
          <table:table-cell/>
          <table:table-cell table:formula="of:=[.B20]+[.$C$1]/20" office:value-type="float" office:value="-25" calcext:value-type="float">
            <text:p>-25</text:p>
          </table:table-cell>
          <table:table-cell table:formula="of:=[.$C$2]*([.$C$1]^2*(ASIN([.B21]/[.$C$1])+0.5*SIN(2*ASIN([.B21]/[.$C$1])))+[.$C$3])" office:value-type="float" office:value="0.685037642474293" calcext:value-type="float">
            <text:p>0.685037642474293</text:p>
          </table:table-cell>
        </table:table-row>
        <table:table-row table:style-name="ro1">
          <table:table-cell/>
          <table:table-cell table:formula="of:=[.B21]+[.$C$1]/20" office:value-type="float" office:value="-20" calcext:value-type="float">
            <text:p>-20</text:p>
          </table:table-cell>
          <table:table-cell table:formula="of:=[.$C$2]*([.$C$1]^2*(ASIN([.B22]/[.$C$1])+0.5*SIN(2*ASIN([.B22]/[.$C$1])))+[.$C$3])" office:value-type="float" office:value="0.747060078104662" calcext:value-type="float">
            <text:p>0.747060078104662</text:p>
          </table:table-cell>
        </table:table-row>
        <table:table-row table:style-name="ro1">
          <table:table-cell/>
          <table:table-cell table:formula="of:=[.B22]+[.$C$1]/20" office:value-type="float" office:value="-15" calcext:value-type="float">
            <text:p>-15</text:p>
          </table:table-cell>
          <table:table-cell table:formula="of:=[.$C$2]*([.$C$1]^2*(ASIN([.B23]/[.$C$1])+0.5*SIN(2*ASIN([.B23]/[.$C$1])))+[.$C$3])" office:value-type="float" office:value="0.809732702338214" calcext:value-type="float">
            <text:p>0.809732702338214</text:p>
          </table:table-cell>
        </table:table-row>
        <table:table-row table:style-name="ro1">
          <table:table-cell/>
          <table:table-cell table:formula="of:=[.B23]+[.$C$1]/20" office:value-type="float" office:value="-10" calcext:value-type="float">
            <text:p>-10</text:p>
          </table:table-cell>
          <table:table-cell table:formula="of:=[.$C$2]*([.$C$1]^2*(ASIN([.B24]/[.$C$1])+0.5*SIN(2*ASIN([.B24]/[.$C$1])))+[.$C$3])" office:value-type="float" office:value="0.872888571569538" calcext:value-type="float">
            <text:p>0.872888571569538</text:p>
          </table:table-cell>
        </table:table-row>
        <table:table-row table:style-name="ro1">
          <table:table-cell/>
          <table:table-cell table:formula="of:=[.B24]+[.$C$1]/20" office:value-type="float" office:value="-5" calcext:value-type="float">
            <text:p>-5</text:p>
          </table:table-cell>
          <table:table-cell table:formula="of:=[.$C$2]*([.$C$1]^2*(ASIN([.B25]/[.$C$1])+0.5*SIN(2*ASIN([.B25]/[.$C$1])))+[.$C$3])" office:value-type="float" office:value="0.936364558543167" calcext:value-type="float">
            <text:p>0.936364558543167</text:p>
          </table:table-cell>
        </table:table-row>
        <table:table-row table:style-name="ro1">
          <table:table-cell/>
          <table:table-cell table:formula="of:=[.B25]+[.$C$1]/20" office:value-type="float" office:value="0" calcext:value-type="float">
            <text:p>0</text:p>
          </table:table-cell>
          <table:table-cell table:formula="of:=[.$C$2]*([.$C$1]^2*(ASIN([.B26]/[.$C$1])+0.5*SIN(2*ASIN([.B26]/[.$C$1])))+[.$C$3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6]+[.$C$1]/20" office:value-type="float" office:value="5" calcext:value-type="float">
            <text:p>5</text:p>
          </table:table-cell>
          <table:table-cell table:formula="of:=[.$C$2]*([.$C$1]^2*(ASIN([.B27]/[.$C$1])+0.5*SIN(2*ASIN([.B27]/[.$C$1])))+[.$C$3])" office:value-type="float" office:value="1.06363544145683" calcext:value-type="float">
            <text:p>1.06363544145683</text:p>
          </table:table-cell>
        </table:table-row>
        <table:table-row table:style-name="ro1">
          <table:table-cell/>
          <table:table-cell table:formula="of:=[.B27]+[.$C$1]/20" office:value-type="float" office:value="10" calcext:value-type="float">
            <text:p>10</text:p>
          </table:table-cell>
          <table:table-cell table:formula="of:=[.$C$2]*([.$C$1]^2*(ASIN([.B28]/[.$C$1])+0.5*SIN(2*ASIN([.B28]/[.$C$1])))+[.$C$3])" office:value-type="float" office:value="1.12711142843046" calcext:value-type="float">
            <text:p>1.12711142843046</text:p>
          </table:table-cell>
        </table:table-row>
        <table:table-row table:style-name="ro1">
          <table:table-cell/>
          <table:table-cell table:formula="of:=[.B28]+[.$C$1]/20" office:value-type="float" office:value="15" calcext:value-type="float">
            <text:p>15</text:p>
          </table:table-cell>
          <table:table-cell table:formula="of:=[.$C$2]*([.$C$1]^2*(ASIN([.B29]/[.$C$1])+0.5*SIN(2*ASIN([.B29]/[.$C$1])))+[.$C$3])" office:value-type="float" office:value="1.19026729766179" calcext:value-type="float">
            <text:p>1.19026729766179</text:p>
          </table:table-cell>
        </table:table-row>
        <table:table-row table:style-name="ro1">
          <table:table-cell/>
          <table:table-cell table:formula="of:=[.B29]+[.$C$1]/20" office:value-type="float" office:value="20" calcext:value-type="float">
            <text:p>20</text:p>
          </table:table-cell>
          <table:table-cell table:formula="of:=[.$C$2]*([.$C$1]^2*(ASIN([.B30]/[.$C$1])+0.5*SIN(2*ASIN([.B30]/[.$C$1])))+[.$C$3])" office:value-type="float" office:value="1.25293992189534" calcext:value-type="float">
            <text:p>1.25293992189534</text:p>
          </table:table-cell>
        </table:table-row>
        <table:table-row table:style-name="ro1">
          <table:table-cell/>
          <table:table-cell table:formula="of:=[.B30]+[.$C$1]/20" office:value-type="float" office:value="25" calcext:value-type="float">
            <text:p>25</text:p>
          </table:table-cell>
          <table:table-cell table:formula="of:=[.$C$2]*([.$C$1]^2*(ASIN([.B31]/[.$C$1])+0.5*SIN(2*ASIN([.B31]/[.$C$1])))+[.$C$3])" office:value-type="float" office:value="1.31496235752571" calcext:value-type="float">
            <text:p>1.31496235752571</text:p>
          </table:table-cell>
        </table:table-row>
        <table:table-row table:style-name="ro1">
          <table:table-cell/>
          <table:table-cell table:formula="of:=[.B31]+[.$C$1]/20" office:value-type="float" office:value="30" calcext:value-type="float">
            <text:p>30</text:p>
          </table:table-cell>
          <table:table-cell table:formula="of:=[.$C$2]*([.$C$1]^2*(ASIN([.B32]/[.$C$1])+0.5*SIN(2*ASIN([.B32]/[.$C$1])))+[.$C$3])" office:value-type="float" office:value="1.37616233521893" calcext:value-type="float">
            <text:p>1.37616233521893</text:p>
          </table:table-cell>
        </table:table-row>
        <table:table-row table:style-name="ro1">
          <table:table-cell/>
          <table:table-cell table:formula="of:=[.B32]+[.$C$1]/20" office:value-type="float" office:value="35" calcext:value-type="float">
            <text:p>35</text:p>
          </table:table-cell>
          <table:table-cell table:formula="of:=[.$C$2]*([.$C$1]^2*(ASIN([.B33]/[.$C$1])+0.5*SIN(2*ASIN([.B33]/[.$C$1])))+[.$C$3])" office:value-type="float" office:value="1.43636051782729" calcext:value-type="float">
            <text:p>1.43636051782729</text:p>
          </table:table-cell>
        </table:table-row>
        <table:table-row table:style-name="ro1">
          <table:table-cell/>
          <table:table-cell table:formula="of:=[.B33]+[.$C$1]/20" office:value-type="float" office:value="40" calcext:value-type="float">
            <text:p>40</text:p>
          </table:table-cell>
          <table:table-cell table:formula="of:=[.$C$2]*([.$C$1]^2*(ASIN([.B34]/[.$C$1])+0.5*SIN(2*ASIN([.B34]/[.$C$1])))+[.$C$3])" office:value-type="float" office:value="1.49536842453131" calcext:value-type="float">
            <text:p>1.49536842453131</text:p>
          </table:table-cell>
        </table:table-row>
        <table:table-row table:style-name="ro1">
          <table:table-cell/>
          <table:table-cell table:formula="of:=[.B34]+[.$C$1]/20" office:value-type="float" office:value="45" calcext:value-type="float">
            <text:p>45</text:p>
          </table:table-cell>
          <table:table-cell table:formula="of:=[.$C$2]*([.$C$1]^2*(ASIN([.B35]/[.$C$1])+0.5*SIN(2*ASIN([.B35]/[.$C$1])))+[.$C$3])" office:value-type="float" office:value="1.55298587981692" calcext:value-type="float">
            <text:p>1.55298587981692</text:p>
          </table:table-cell>
        </table:table-row>
        <table:table-row table:style-name="ro1">
          <table:table-cell/>
          <table:table-cell table:formula="of:=[.B35]+[.$C$1]/20" office:value-type="float" office:value="50" calcext:value-type="float">
            <text:p>50</text:p>
          </table:table-cell>
          <table:table-cell table:formula="of:=[.$C$2]*([.$C$1]^2*(ASIN([.B36]/[.$C$1])+0.5*SIN(2*ASIN([.B36]/[.$C$1])))+[.$C$3])" office:value-type="float" office:value="1.60899778104423" calcext:value-type="float">
            <text:p>1.60899778104423</text:p>
          </table:table-cell>
        </table:table-row>
        <table:table-row table:style-name="ro1">
          <table:table-cell/>
          <table:table-cell table:formula="of:=[.B36]+[.$C$1]/20" office:value-type="float" office:value="55" calcext:value-type="float">
            <text:p>55</text:p>
          </table:table-cell>
          <table:table-cell table:formula="of:=[.$C$2]*([.$C$1]^2*(ASIN([.B37]/[.$C$1])+0.5*SIN(2*ASIN([.B37]/[.$C$1])))+[.$C$3])" office:value-type="float" office:value="1.66316987125107" calcext:value-type="float">
            <text:p>1.66316987125107</text:p>
          </table:table-cell>
        </table:table-row>
        <table:table-row table:style-name="ro1">
          <table:table-cell/>
          <table:table-cell table:formula="of:=[.B37]+[.$C$1]/20" office:value-type="float" office:value="60" calcext:value-type="float">
            <text:p>60</text:p>
          </table:table-cell>
          <table:table-cell table:formula="of:=[.$C$2]*([.$C$1]^2*(ASIN([.B38]/[.$C$1])+0.5*SIN(2*ASIN([.B38]/[.$C$1])))+[.$C$3])" office:value-type="float" office:value="1.71524302013471" calcext:value-type="float">
            <text:p>1.71524302013471</text:p>
          </table:table-cell>
        </table:table-row>
        <table:table-row table:style-name="ro1">
          <table:table-cell/>
          <table:table-cell table:formula="of:=[.B38]+[.$C$1]/20" office:value-type="float" office:value="65" calcext:value-type="float">
            <text:p>65</text:p>
          </table:table-cell>
          <table:table-cell table:formula="of:=[.$C$2]*([.$C$1]^2*(ASIN([.B39]/[.$C$1])+0.5*SIN(2*ASIN([.B39]/[.$C$1])))+[.$C$3])" office:value-type="float" office:value="1.76492518553826" calcext:value-type="float">
            <text:p>1.76492518553826</text:p>
          </table:table-cell>
        </table:table-row>
        <table:table-row table:style-name="ro1">
          <table:table-cell/>
          <table:table-cell table:formula="of:=[.B39]+[.$C$1]/20" office:value-type="float" office:value="70" calcext:value-type="float">
            <text:p>70</text:p>
          </table:table-cell>
          <table:table-cell table:formula="of:=[.$C$2]*([.$C$1]^2*(ASIN([.B40]/[.$C$1])+0.5*SIN(2*ASIN([.B40]/[.$C$1])))+[.$C$3])" office:value-type="float" office:value="1.81187959562581" calcext:value-type="float">
            <text:p>1.81187959562581</text:p>
          </table:table-cell>
        </table:table-row>
        <table:table-row table:style-name="ro1">
          <table:table-cell/>
          <table:table-cell table:formula="of:=[.B40]+[.$C$1]/20" office:value-type="float" office:value="75" calcext:value-type="float">
            <text:p>75</text:p>
          </table:table-cell>
          <table:table-cell table:formula="of:=[.$C$2]*([.$C$1]^2*(ASIN([.B41]/[.$C$1])+0.5*SIN(2*ASIN([.B41]/[.$C$1])))+[.$C$3])" office:value-type="float" office:value="1.85570638718561" calcext:value-type="float">
            <text:p>1.85570638718561</text:p>
          </table:table-cell>
        </table:table-row>
        <table:table-row table:style-name="ro1">
          <table:table-cell/>
          <table:table-cell table:formula="of:=[.B41]+[.$C$1]/20" office:value-type="float" office:value="80" calcext:value-type="float">
            <text:p>80</text:p>
          </table:table-cell>
          <table:table-cell table:formula="of:=[.$C$2]*([.$C$1]^2*(ASIN([.B42]/[.$C$1])+0.5*SIN(2*ASIN([.B42]/[.$C$1])))+[.$C$3])" office:value-type="float" office:value="1.89591196133817" calcext:value-type="float">
            <text:p>1.89591196133817</text:p>
          </table:table-cell>
        </table:table-row>
        <table:table-row table:style-name="ro1">
          <table:table-cell/>
          <table:table-cell table:formula="of:=[.B42]+[.$C$1]/20" office:value-type="float" office:value="85" calcext:value-type="float">
            <text:p>85</text:p>
          </table:table-cell>
          <table:table-cell table:formula="of:=[.$C$2]*([.$C$1]^2*(ASIN([.B43]/[.$C$1])+0.5*SIN(2*ASIN([.B43]/[.$C$1])))+[.$C$3])" office:value-type="float" office:value="1.93185255996731" calcext:value-type="float">
            <text:p>1.93185255996731</text:p>
          </table:table-cell>
        </table:table-row>
        <table:table-row table:style-name="ro1">
          <table:table-cell/>
          <table:table-cell table:formula="of:=[.B43]+[.$C$1]/20" office:value-type="float" office:value="90" calcext:value-type="float">
            <text:p>90</text:p>
          </table:table-cell>
          <table:table-cell table:formula="of:=[.$C$2]*([.$C$1]^2*(ASIN([.B44]/[.$C$1])+0.5*SIN(2*ASIN([.B44]/[.$C$1])))+[.$C$3])" office:value-type="float" office:value="1.9626139265315" calcext:value-type="float">
            <text:p>1.9626139265315</text:p>
          </table:table-cell>
        </table:table-row>
        <table:table-row table:style-name="ro1">
          <table:table-cell/>
          <table:table-cell table:formula="of:=[.B44]+[.$C$1]/20" office:value-type="float" office:value="95" calcext:value-type="float">
            <text:p>95</text:p>
          </table:table-cell>
          <table:table-cell table:formula="of:=[.$C$2]*([.$C$1]^2*(ASIN([.B45]/[.$C$1])+0.5*SIN(2*ASIN([.B45]/[.$C$1])))+[.$C$3])" office:value-type="float" office:value="1.98667998898986" calcext:value-type="float">
            <text:p>1.98667998898986</text:p>
          </table:table-cell>
        </table:table-row>
        <table:table-row table:style-name="ro1">
          <table:table-cell/>
          <table:table-cell table:formula="of:=[.B45]+[.$C$1]/20" office:value-type="float" office:value="100" calcext:value-type="float">
            <text:p>100</text:p>
          </table:table-cell>
          <table:table-cell table:formula="of:=[.$C$2]*([.$C$1]^2*(ASIN([.B46]/[.$C$1])+0.5*SIN(2*ASIN([.B46]/[.$C$1])))+[.$C$3])" office:value-type="float" office:value="2" calcext:value-type="float">
            <text:p>2</text:p>
          </table:table-cell>
        </table:table-row>
      </table:table>
      <table:table table:name="Tabla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954.521303103153" calcext:value-type="float">
            <text:p>954.5213031031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634.500000000609" calcext:value-type="float">
            <text:p>634.5000000006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R</text:p>
          </table:table-cell>
          <table:table-cell office:value-type="float" office:value="0.983546909149664" calcext:value-type="float">
            <text:p>0.98354690914966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 Secuencia</text:p>
          </table:table-cell>
          <table:table-cell office:value-type="string" calcext:value-type="string">
            <text:p>Distancia de la vara</text:p>
          </table:table-cell>
          <table:table-cell office:value-type="string" calcext:value-type="string">
            <text:p>Distancia medida</text:p>
          </table:table-cell>
          <table:table-cell office:value-type="string" calcext:value-type="string">
            <text:p>Litros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1020+310-[.B7]" office:value-type="float" office:value="1330" calcext:value-type="float">
            <text:p>1330</text:p>
          </table:table-cell>
          <table:table-cell table:formula="of:=[.$C$2]*(ASIN(([.B7]-[.$C$3])/[.$C$3])+0.5*SIN(2*ASIN(([.B7]-[.$C$3])/[.$C$3]))+PI()/2)" office:value-type="float" office:value="0" calcext:value-type="float">
            <text:p>0</text:p>
          </table:table-cell>
          <table:table-cell table:formula="of:=[.D7]&amp;&quot;,&quot;" office:value-type="string" office:string-value="0," calcext:value-type="string">
            <text:p>0,</text:p>
          </table:table-cell>
        </table:table-row>
        <table:table-row table:style-name="ro1">
          <table:table-cell table:formula="of:=1+[.A7]" office:value-type="float" office:value="1" calcext:value-type="float">
            <text:p>1</text:p>
          </table:table-cell>
          <table:table-cell table:formula="of:=10*[.A8]" office:value-type="float" office:value="10" calcext:value-type="float">
            <text:p>10</text:p>
          </table:table-cell>
          <table:table-cell table:formula="of:=1020+310-[.B8]" office:value-type="float" office:value="1320" calcext:value-type="float">
            <text:p>1320</text:p>
          </table:table-cell>
          <table:table-cell table:formula="of:=[.$C$2]*(ASIN(([.B8]-[.$C$3])/[.$C$3])+0.5*SIN(2*ASIN(([.B8]-[.$C$3])/[.$C$3]))+PI()/2)" office:value-type="float" office:value="3.5527328462448" calcext:value-type="float">
            <text:p>3.5527328462448</text:p>
          </table:table-cell>
          <table:table-cell table:formula="of:=[.D8]&amp;&quot;,&quot;" office:value-type="string" office:string-value="3.5527328462448," calcext:value-type="string">
            <text:p>3.5527328462448,</text:p>
          </table:table-cell>
        </table:table-row>
        <table:table-row table:style-name="ro1">
          <table:table-cell table:formula="of:=1+[.A8]" office:value-type="float" office:value="2" calcext:value-type="float">
            <text:p>2</text:p>
          </table:table-cell>
          <table:table-cell table:formula="of:=10*[.A9]" office:value-type="float" office:value="20" calcext:value-type="float">
            <text:p>20</text:p>
          </table:table-cell>
          <table:table-cell table:formula="of:=1020+310-[.B9]" office:value-type="float" office:value="1310" calcext:value-type="float">
            <text:p>1310</text:p>
          </table:table-cell>
          <table:table-cell table:formula="of:=[.$C$2]*(ASIN(([.B9]-[.$C$3])/[.$C$3])+0.5*SIN(2*ASIN(([.B9]-[.$C$3])/[.$C$3]))+PI()/2)" office:value-type="float" office:value="10.0247326637267" calcext:value-type="float">
            <text:p>10.0247326637267</text:p>
          </table:table-cell>
          <table:table-cell table:formula="of:=[.D9]&amp;&quot;,&quot;" office:value-type="string" office:string-value="10.0247326637267," calcext:value-type="string">
            <text:p>10.0247326637267,</text:p>
          </table:table-cell>
        </table:table-row>
        <table:table-row table:style-name="ro1">
          <table:table-cell table:formula="of:=1+[.A9]" office:value-type="float" office:value="3" calcext:value-type="float">
            <text:p>3</text:p>
          </table:table-cell>
          <table:table-cell table:formula="of:=10*[.A10]" office:value-type="float" office:value="30" calcext:value-type="float">
            <text:p>30</text:p>
          </table:table-cell>
          <table:table-cell table:formula="of:=1020+310-[.B10]" office:value-type="float" office:value="1300" calcext:value-type="float">
            <text:p>1300</text:p>
          </table:table-cell>
          <table:table-cell table:formula="of:=[.$C$2]*(ASIN(([.B10]-[.$C$3])/[.$C$3])+0.5*SIN(2*ASIN(([.B10]-[.$C$3])/[.$C$3]))+PI()/2)" office:value-type="float" office:value="18.3725529464608" calcext:value-type="float">
            <text:p>18.3725529464608</text:p>
          </table:table-cell>
          <table:table-cell table:formula="of:=[.D10]&amp;&quot;,&quot;" office:value-type="string" office:string-value="18.3725529464608," calcext:value-type="string">
            <text:p>18.3725529464608,</text:p>
          </table:table-cell>
        </table:table-row>
        <table:table-row table:style-name="ro1">
          <table:table-cell table:formula="of:=1+[.A10]" office:value-type="float" office:value="4" calcext:value-type="float">
            <text:p>4</text:p>
          </table:table-cell>
          <table:table-cell table:formula="of:=10*[.A11]" office:value-type="float" office:value="40" calcext:value-type="float">
            <text:p>40</text:p>
          </table:table-cell>
          <table:table-cell table:formula="of:=1020+310-[.B11]" office:value-type="float" office:value="1290" calcext:value-type="float">
            <text:p>1290</text:p>
          </table:table-cell>
          <table:table-cell table:formula="of:=[.$C$2]*(ASIN(([.B11]-[.$C$3])/[.$C$3])+0.5*SIN(2*ASIN(([.B11]-[.$C$3])/[.$C$3]))+PI()/2)" office:value-type="float" office:value="28.2183707163832" calcext:value-type="float">
            <text:p>28.2183707163832</text:p>
          </table:table-cell>
          <table:table-cell table:formula="of:=[.D11]&amp;&quot;,&quot;" office:value-type="string" office:string-value="28.2183707163832," calcext:value-type="string">
            <text:p>28.2183707163832,</text:p>
          </table:table-cell>
        </table:table-row>
        <table:table-row table:style-name="ro1">
          <table:table-cell table:formula="of:=1+[.A11]" office:value-type="float" office:value="5" calcext:value-type="float">
            <text:p>5</text:p>
          </table:table-cell>
          <table:table-cell table:formula="of:=10*[.A12]" office:value-type="float" office:value="50" calcext:value-type="float">
            <text:p>50</text:p>
          </table:table-cell>
          <table:table-cell table:formula="of:=1020+310-[.B12]" office:value-type="float" office:value="1280" calcext:value-type="float">
            <text:p>1280</text:p>
          </table:table-cell>
          <table:table-cell table:formula="of:=[.$C$2]*(ASIN(([.B12]-[.$C$3])/[.$C$3])+0.5*SIN(2*ASIN(([.B12]-[.$C$3])/[.$C$3]))+PI()/2)" office:value-type="float" office:value="39.3410291761309" calcext:value-type="float">
            <text:p>39.3410291761309</text:p>
          </table:table-cell>
          <table:table-cell table:formula="of:=[.D12]&amp;&quot;,&quot;" office:value-type="string" office:string-value="39.3410291761309," calcext:value-type="string">
            <text:p>39.3410291761309,</text:p>
          </table:table-cell>
        </table:table-row>
        <table:table-row table:style-name="ro1">
          <table:table-cell table:formula="of:=1+[.A12]" office:value-type="float" office:value="6" calcext:value-type="float">
            <text:p>6</text:p>
          </table:table-cell>
          <table:table-cell table:formula="of:=10*[.A13]" office:value-type="float" office:value="60" calcext:value-type="float">
            <text:p>60</text:p>
          </table:table-cell>
          <table:table-cell table:formula="of:=1020+310-[.B13]" office:value-type="float" office:value="1270" calcext:value-type="float">
            <text:p>1270</text:p>
          </table:table-cell>
          <table:table-cell table:formula="of:=[.$C$2]*(ASIN(([.B13]-[.$C$3])/[.$C$3])+0.5*SIN(2*ASIN(([.B13]-[.$C$3])/[.$C$3]))+PI()/2)" office:value-type="float" office:value="51.5894296250806" calcext:value-type="float">
            <text:p>51.5894296250806</text:p>
          </table:table-cell>
          <table:table-cell table:formula="of:=[.D13]&amp;&quot;,&quot;" office:value-type="string" office:string-value="51.5894296250806," calcext:value-type="string">
            <text:p>51.5894296250806,</text:p>
          </table:table-cell>
        </table:table-row>
        <table:table-row table:style-name="ro1">
          <table:table-cell table:formula="of:=1+[.A13]" office:value-type="float" office:value="7" calcext:value-type="float">
            <text:p>7</text:p>
          </table:table-cell>
          <table:table-cell table:formula="of:=10*[.A14]" office:value-type="float" office:value="70" calcext:value-type="float">
            <text:p>70</text:p>
          </table:table-cell>
          <table:table-cell table:formula="of:=1020+310-[.B14]" office:value-type="float" office:value="1260" calcext:value-type="float">
            <text:p>1260</text:p>
          </table:table-cell>
          <table:table-cell table:formula="of:=[.$C$2]*(ASIN(([.B14]-[.$C$3])/[.$C$3])+0.5*SIN(2*ASIN(([.B14]-[.$C$3])/[.$C$3]))+PI()/2)" office:value-type="float" office:value="64.8512518469467" calcext:value-type="float">
            <text:p>64.8512518469467</text:p>
          </table:table-cell>
          <table:table-cell table:formula="of:=[.D14]&amp;&quot;,&quot;" office:value-type="string" office:string-value="64.8512518469467," calcext:value-type="string">
            <text:p>64.8512518469467,</text:p>
          </table:table-cell>
        </table:table-row>
        <table:table-row table:style-name="ro1">
          <table:table-cell table:formula="of:=1+[.A14]" office:value-type="float" office:value="8" calcext:value-type="float">
            <text:p>8</text:p>
          </table:table-cell>
          <table:table-cell table:formula="of:=10*[.A15]" office:value-type="float" office:value="80" calcext:value-type="float">
            <text:p>80</text:p>
          </table:table-cell>
          <table:table-cell table:formula="of:=1020+310-[.B15]" office:value-type="float" office:value="1250" calcext:value-type="float">
            <text:p>1250</text:p>
          </table:table-cell>
          <table:table-cell table:formula="of:=[.$C$2]*(ASIN(([.B15]-[.$C$3])/[.$C$3])+0.5*SIN(2*ASIN(([.B15]-[.$C$3])/[.$C$3]))+PI()/2)" office:value-type="float" office:value="79.0383716964191" calcext:value-type="float">
            <text:p>79.0383716964191</text:p>
          </table:table-cell>
          <table:table-cell table:formula="of:=[.D15]&amp;&quot;,&quot;" office:value-type="string" office:string-value="79.0383716964191," calcext:value-type="string">
            <text:p>79.0383716964191,</text:p>
          </table:table-cell>
        </table:table-row>
        <table:table-row table:style-name="ro1">
          <table:table-cell table:formula="of:=1+[.A15]" office:value-type="float" office:value="9" calcext:value-type="float">
            <text:p>9</text:p>
          </table:table-cell>
          <table:table-cell table:formula="of:=10*[.A16]" office:value-type="float" office:value="90" calcext:value-type="float">
            <text:p>90</text:p>
          </table:table-cell>
          <table:table-cell table:formula="of:=1020+310-[.B16]" office:value-type="float" office:value="1240" calcext:value-type="float">
            <text:p>1240</text:p>
          </table:table-cell>
          <table:table-cell table:formula="of:=[.$C$2]*(ASIN(([.B16]-[.$C$3])/[.$C$3])+0.5*SIN(2*ASIN(([.B16]-[.$C$3])/[.$C$3]))+PI()/2)" office:value-type="float" office:value="94.0789905505373" calcext:value-type="float">
            <text:p>94.0789905505373</text:p>
          </table:table-cell>
          <table:table-cell table:formula="of:=[.D16]&amp;&quot;,&quot;" office:value-type="string" office:string-value="94.0789905505373," calcext:value-type="string">
            <text:p>94.0789905505373,</text:p>
          </table:table-cell>
        </table:table-row>
        <table:table-row table:style-name="ro1">
          <table:table-cell table:formula="of:=1+[.A16]" office:value-type="float" office:value="10" calcext:value-type="float">
            <text:p>10</text:p>
          </table:table-cell>
          <table:table-cell table:formula="of:=10*[.A17]" office:value-type="float" office:value="100" calcext:value-type="float">
            <text:p>100</text:p>
          </table:table-cell>
          <table:table-cell table:formula="of:=1020+310-[.B17]" office:value-type="float" office:value="1230" calcext:value-type="float">
            <text:p>1230</text:p>
          </table:table-cell>
          <table:table-cell table:formula="of:=[.$C$2]*(ASIN(([.B17]-[.$C$3])/[.$C$3])+0.5*SIN(2*ASIN(([.B17]-[.$C$3])/[.$C$3]))+PI()/2)" office:value-type="float" office:value="109.91295336688" calcext:value-type="float">
            <text:p>109.91295336688</text:p>
          </table:table-cell>
          <table:table-cell table:formula="of:=[.D17]&amp;&quot;,&quot;" office:value-type="string" office:string-value="109.91295336688," calcext:value-type="string">
            <text:p>109.91295336688,</text:p>
          </table:table-cell>
        </table:table-row>
        <table:table-row table:style-name="ro1">
          <table:table-cell table:formula="of:=1+[.A17]" office:value-type="float" office:value="11" calcext:value-type="float">
            <text:p>11</text:p>
          </table:table-cell>
          <table:table-cell table:formula="of:=10*[.A18]" office:value-type="float" office:value="110" calcext:value-type="float">
            <text:p>110</text:p>
          </table:table-cell>
          <table:table-cell table:formula="of:=1020+310-[.B18]" office:value-type="float" office:value="1220" calcext:value-type="float">
            <text:p>1220</text:p>
          </table:table-cell>
          <table:table-cell table:formula="of:=[.$C$2]*(ASIN(([.B18]-[.$C$3])/[.$C$3])+0.5*SIN(2*ASIN(([.B18]-[.$C$3])/[.$C$3]))+PI()/2)" office:value-type="float" office:value="126.488761712572" calcext:value-type="float">
            <text:p>126.488761712572</text:p>
          </table:table-cell>
          <table:table-cell table:formula="of:=[.D18]&amp;&quot;,&quot;" office:value-type="string" office:string-value="126.488761712572," calcext:value-type="string">
            <text:p>126.488761712572,</text:p>
          </table:table-cell>
        </table:table-row>
        <table:table-row table:style-name="ro1">
          <table:table-cell table:formula="of:=1+[.A18]" office:value-type="float" office:value="12" calcext:value-type="float">
            <text:p>12</text:p>
          </table:table-cell>
          <table:table-cell table:formula="of:=10*[.A19]" office:value-type="float" office:value="120" calcext:value-type="float">
            <text:p>120</text:p>
          </table:table-cell>
          <table:table-cell table:formula="of:=1020+310-[.B19]" office:value-type="float" office:value="1210" calcext:value-type="float">
            <text:p>1210</text:p>
          </table:table-cell>
          <table:table-cell table:formula="of:=[.$C$2]*(ASIN(([.B19]-[.$C$3])/[.$C$3])+0.5*SIN(2*ASIN(([.B19]-[.$C$3])/[.$C$3]))+PI()/2)" office:value-type="float" office:value="143.761564449007" calcext:value-type="float">
            <text:p>143.761564449007</text:p>
          </table:table-cell>
          <table:table-cell table:formula="of:=[.D19]&amp;&quot;,&quot;" office:value-type="string" office:string-value="143.761564449007," calcext:value-type="string">
            <text:p>143.761564449007,</text:p>
          </table:table-cell>
        </table:table-row>
        <table:table-row table:style-name="ro1">
          <table:table-cell table:formula="of:=1+[.A19]" office:value-type="float" office:value="13" calcext:value-type="float">
            <text:p>13</text:p>
          </table:table-cell>
          <table:table-cell table:formula="of:=10*[.A20]" office:value-type="float" office:value="130" calcext:value-type="float">
            <text:p>130</text:p>
          </table:table-cell>
          <table:table-cell table:formula="of:=1020+310-[.B20]" office:value-type="float" office:value="1200" calcext:value-type="float">
            <text:p>1200</text:p>
          </table:table-cell>
          <table:table-cell table:formula="of:=[.$C$2]*(ASIN(([.B20]-[.$C$3])/[.$C$3])+0.5*SIN(2*ASIN(([.B20]-[.$C$3])/[.$C$3]))+PI()/2)" office:value-type="float" office:value="161.69174861514" calcext:value-type="float">
            <text:p>161.69174861514</text:p>
          </table:table-cell>
          <table:table-cell table:formula="of:=[.D20]&amp;&quot;,&quot;" office:value-type="string" office:string-value="161.69174861514," calcext:value-type="string">
            <text:p>161.69174861514,</text:p>
          </table:table-cell>
        </table:table-row>
        <table:table-row table:style-name="ro1">
          <table:table-cell table:formula="of:=1+[.A20]" office:value-type="float" office:value="14" calcext:value-type="float">
            <text:p>14</text:p>
          </table:table-cell>
          <table:table-cell table:formula="of:=10*[.A21]" office:value-type="float" office:value="140" calcext:value-type="float">
            <text:p>140</text:p>
          </table:table-cell>
          <table:table-cell table:formula="of:=1020+310-[.B21]" office:value-type="float" office:value="1190" calcext:value-type="float">
            <text:p>1190</text:p>
          </table:table-cell>
          <table:table-cell table:formula="of:=[.$C$2]*(ASIN(([.B21]-[.$C$3])/[.$C$3])+0.5*SIN(2*ASIN(([.B21]-[.$C$3])/[.$C$3]))+PI()/2)" office:value-type="float" office:value="180.243917421517" calcext:value-type="float">
            <text:p>180.243917421517</text:p>
          </table:table-cell>
          <table:table-cell table:formula="of:=[.D21]&amp;&quot;,&quot;" office:value-type="string" office:string-value="180.243917421517," calcext:value-type="string">
            <text:p>180.243917421517,</text:p>
          </table:table-cell>
        </table:table-row>
        <table:table-row table:style-name="ro1">
          <table:table-cell table:formula="of:=1+[.A21]" office:value-type="float" office:value="15" calcext:value-type="float">
            <text:p>15</text:p>
          </table:table-cell>
          <table:table-cell table:formula="of:=10*[.A22]" office:value-type="float" office:value="150" calcext:value-type="float">
            <text:p>150</text:p>
          </table:table-cell>
          <table:table-cell table:formula="of:=1020+310-[.B22]" office:value-type="float" office:value="1180" calcext:value-type="float">
            <text:p>1180</text:p>
          </table:table-cell>
          <table:table-cell table:formula="of:=[.$C$2]*(ASIN(([.B22]-[.$C$3])/[.$C$3])+0.5*SIN(2*ASIN(([.B22]-[.$C$3])/[.$C$3]))+PI()/2)" office:value-type="float" office:value="199.386128134566" calcext:value-type="float">
            <text:p>199.386128134566</text:p>
          </table:table-cell>
          <table:table-cell table:formula="of:=[.D22]&amp;&quot;,&quot;" office:value-type="string" office:string-value="199.386128134566," calcext:value-type="string">
            <text:p>199.386128134566,</text:p>
          </table:table-cell>
        </table:table-row>
        <table:table-row table:style-name="ro1">
          <table:table-cell table:formula="of:=1+[.A22]" office:value-type="float" office:value="16" calcext:value-type="float">
            <text:p>16</text:p>
          </table:table-cell>
          <table:table-cell table:formula="of:=10*[.A23]" office:value-type="float" office:value="160" calcext:value-type="float">
            <text:p>160</text:p>
          </table:table-cell>
          <table:table-cell table:formula="of:=1020+310-[.B23]" office:value-type="float" office:value="1170" calcext:value-type="float">
            <text:p>1170</text:p>
          </table:table-cell>
          <table:table-cell table:formula="of:=[.$C$2]*(ASIN(([.B23]-[.$C$3])/[.$C$3])+0.5*SIN(2*ASIN(([.B23]-[.$C$3])/[.$C$3]))+PI()/2)" office:value-type="float" office:value="219.089310343002" calcext:value-type="float">
            <text:p>219.089310343002</text:p>
          </table:table-cell>
          <table:table-cell table:formula="of:=[.D23]&amp;&quot;,&quot;" office:value-type="string" office:string-value="219.089310343002," calcext:value-type="string">
            <text:p>219.089310343002,</text:p>
          </table:table-cell>
        </table:table-row>
        <table:table-row table:style-name="ro1">
          <table:table-cell table:formula="of:=1+[.A23]" office:value-type="float" office:value="17" calcext:value-type="float">
            <text:p>17</text:p>
          </table:table-cell>
          <table:table-cell table:formula="of:=10*[.A24]" office:value-type="float" office:value="170" calcext:value-type="float">
            <text:p>170</text:p>
          </table:table-cell>
          <table:table-cell table:formula="of:=1020+310-[.B24]" office:value-type="float" office:value="1160" calcext:value-type="float">
            <text:p>1160</text:p>
          </table:table-cell>
          <table:table-cell table:formula="of:=[.$C$2]*(ASIN(([.B24]-[.$C$3])/[.$C$3])+0.5*SIN(2*ASIN(([.B24]-[.$C$3])/[.$C$3]))+PI()/2)" office:value-type="float" office:value="239.32681298639" calcext:value-type="float">
            <text:p>239.32681298639</text:p>
          </table:table-cell>
          <table:table-cell table:formula="of:=[.D24]&amp;&quot;,&quot;" office:value-type="string" office:string-value="239.32681298639," calcext:value-type="string">
            <text:p>239.32681298639,</text:p>
          </table:table-cell>
        </table:table-row>
        <table:table-row table:style-name="ro1">
          <table:table-cell table:formula="of:=1+[.A24]" office:value-type="float" office:value="18" calcext:value-type="float">
            <text:p>18</text:p>
          </table:table-cell>
          <table:table-cell table:formula="of:=10*[.A25]" office:value-type="float" office:value="180" calcext:value-type="float">
            <text:p>180</text:p>
          </table:table-cell>
          <table:table-cell table:formula="of:=1020+310-[.B25]" office:value-type="float" office:value="1150" calcext:value-type="float">
            <text:p>1150</text:p>
          </table:table-cell>
          <table:table-cell table:formula="of:=[.$C$2]*(ASIN(([.B25]-[.$C$3])/[.$C$3])+0.5*SIN(2*ASIN(([.B25]-[.$C$3])/[.$C$3]))+PI()/2)" office:value-type="float" office:value="260.07404553232" calcext:value-type="float">
            <text:p>260.07404553232</text:p>
          </table:table-cell>
          <table:table-cell table:formula="of:=[.D25]&amp;&quot;,&quot;" office:value-type="string" office:string-value="260.07404553232," calcext:value-type="string">
            <text:p>260.07404553232,</text:p>
          </table:table-cell>
        </table:table-row>
        <table:table-row table:style-name="ro1">
          <table:table-cell table:formula="of:=1+[.A25]" office:value-type="float" office:value="19" calcext:value-type="float">
            <text:p>19</text:p>
          </table:table-cell>
          <table:table-cell table:formula="of:=10*[.A26]" office:value-type="float" office:value="190" calcext:value-type="float">
            <text:p>190</text:p>
          </table:table-cell>
          <table:table-cell table:formula="of:=1020+310-[.B26]" office:value-type="float" office:value="1140" calcext:value-type="float">
            <text:p>1140</text:p>
          </table:table-cell>
          <table:table-cell table:formula="of:=[.$C$2]*(ASIN(([.B26]-[.$C$3])/[.$C$3])+0.5*SIN(2*ASIN(([.B26]-[.$C$3])/[.$C$3]))+PI()/2)" office:value-type="float" office:value="281.308189439568" calcext:value-type="float">
            <text:p>281.308189439568</text:p>
          </table:table-cell>
          <table:table-cell table:formula="of:=[.D26]&amp;&quot;,&quot;" office:value-type="string" office:string-value="281.308189439568," calcext:value-type="string">
            <text:p>281.308189439568,</text:p>
          </table:table-cell>
        </table:table-row>
        <table:table-row table:style-name="ro1">
          <table:table-cell table:formula="of:=1+[.A26]" office:value-type="float" office:value="20" calcext:value-type="float">
            <text:p>20</text:p>
          </table:table-cell>
          <table:table-cell table:formula="of:=10*[.A27]" office:value-type="float" office:value="200" calcext:value-type="float">
            <text:p>200</text:p>
          </table:table-cell>
          <table:table-cell table:formula="of:=1020+310-[.B27]" office:value-type="float" office:value="1130" calcext:value-type="float">
            <text:p>1130</text:p>
          </table:table-cell>
          <table:table-cell table:formula="of:=[.$C$2]*(ASIN(([.B27]-[.$C$3])/[.$C$3])+0.5*SIN(2*ASIN(([.B27]-[.$C$3])/[.$C$3]))+PI()/2)" office:value-type="float" office:value="303.007963055353" calcext:value-type="float">
            <text:p>303.007963055353</text:p>
          </table:table-cell>
          <table:table-cell table:formula="of:=[.D27]&amp;&quot;,&quot;" office:value-type="string" office:string-value="303.007963055353," calcext:value-type="string">
            <text:p>303.007963055353,</text:p>
          </table:table-cell>
        </table:table-row>
        <table:table-row table:style-name="ro1">
          <table:table-cell table:formula="of:=1+[.A27]" office:value-type="float" office:value="21" calcext:value-type="float">
            <text:p>21</text:p>
          </table:table-cell>
          <table:table-cell table:formula="of:=10*[.A28]" office:value-type="float" office:value="210" calcext:value-type="float">
            <text:p>210</text:p>
          </table:table-cell>
          <table:table-cell table:formula="of:=1020+310-[.B28]" office:value-type="float" office:value="1120" calcext:value-type="float">
            <text:p>1120</text:p>
          </table:table-cell>
          <table:table-cell table:formula="of:=[.$C$2]*(ASIN(([.B28]-[.$C$3])/[.$C$3])+0.5*SIN(2*ASIN(([.B28]-[.$C$3])/[.$C$3]))+PI()/2)" office:value-type="float" office:value="325.153427791659" calcext:value-type="float">
            <text:p>325.153427791659</text:p>
          </table:table-cell>
          <table:table-cell table:formula="of:=[.D28]&amp;&quot;,&quot;" office:value-type="string" office:string-value="325.153427791659," calcext:value-type="string">
            <text:p>325.153427791659,</text:p>
          </table:table-cell>
        </table:table-row>
        <table:table-row table:style-name="ro1">
          <table:table-cell table:formula="of:=1+[.A28]" office:value-type="float" office:value="22" calcext:value-type="float">
            <text:p>22</text:p>
          </table:table-cell>
          <table:table-cell table:formula="of:=10*[.A29]" office:value-type="float" office:value="220" calcext:value-type="float">
            <text:p>220</text:p>
          </table:table-cell>
          <table:table-cell table:formula="of:=1020+310-[.B29]" office:value-type="float" office:value="1110" calcext:value-type="float">
            <text:p>1110</text:p>
          </table:table-cell>
          <table:table-cell table:formula="of:=[.$C$2]*(ASIN(([.B29]-[.$C$3])/[.$C$3])+0.5*SIN(2*ASIN(([.B29]-[.$C$3])/[.$C$3]))+PI()/2)" office:value-type="float" office:value="347.725826648087" calcext:value-type="float">
            <text:p>347.725826648087</text:p>
          </table:table-cell>
          <table:table-cell table:formula="of:=[.D29]&amp;&quot;,&quot;" office:value-type="string" office:string-value="347.725826648087," calcext:value-type="string">
            <text:p>347.725826648087,</text:p>
          </table:table-cell>
        </table:table-row>
        <table:table-row table:style-name="ro1">
          <table:table-cell table:formula="of:=1+[.A29]" office:value-type="float" office:value="23" calcext:value-type="float">
            <text:p>23</text:p>
          </table:table-cell>
          <table:table-cell table:formula="of:=10*[.A30]" office:value-type="float" office:value="230" calcext:value-type="float">
            <text:p>230</text:p>
          </table:table-cell>
          <table:table-cell table:formula="of:=1020+310-[.B30]" office:value-type="float" office:value="1100" calcext:value-type="float">
            <text:p>1100</text:p>
          </table:table-cell>
          <table:table-cell table:formula="of:=[.$C$2]*(ASIN(([.B30]-[.$C$3])/[.$C$3])+0.5*SIN(2*ASIN(([.B30]-[.$C$3])/[.$C$3]))+PI()/2)" office:value-type="float" office:value="370.707448406554" calcext:value-type="float">
            <text:p>370.707448406554</text:p>
          </table:table-cell>
          <table:table-cell table:formula="of:=[.D30]&amp;&quot;,&quot;" office:value-type="string" office:string-value="370.707448406554," calcext:value-type="string">
            <text:p>370.707448406554,</text:p>
          </table:table-cell>
        </table:table-row>
        <table:table-row table:style-name="ro1">
          <table:table-cell table:formula="of:=1+[.A30]" office:value-type="float" office:value="24" calcext:value-type="float">
            <text:p>24</text:p>
          </table:table-cell>
          <table:table-cell table:formula="of:=10*[.A31]" office:value-type="float" office:value="240" calcext:value-type="float">
            <text:p>240</text:p>
          </table:table-cell>
          <table:table-cell table:formula="of:=1020+310-[.B31]" office:value-type="float" office:value="1090" calcext:value-type="float">
            <text:p>1090</text:p>
          </table:table-cell>
          <table:table-cell table:formula="of:=[.$C$2]*(ASIN(([.B31]-[.$C$3])/[.$C$3])+0.5*SIN(2*ASIN(([.B31]-[.$C$3])/[.$C$3]))+PI()/2)" office:value-type="float" office:value="394.081512435341" calcext:value-type="float">
            <text:p>394.081512435341</text:p>
          </table:table-cell>
          <table:table-cell table:formula="of:=[.D31]&amp;&quot;,&quot;" office:value-type="string" office:string-value="394.081512435341," calcext:value-type="string">
            <text:p>394.081512435341,</text:p>
          </table:table-cell>
        </table:table-row>
        <table:table-row table:style-name="ro1">
          <table:table-cell table:formula="of:=1+[.A31]" office:value-type="float" office:value="25" calcext:value-type="float">
            <text:p>25</text:p>
          </table:table-cell>
          <table:table-cell table:formula="of:=10*[.A32]" office:value-type="float" office:value="250" calcext:value-type="float">
            <text:p>250</text:p>
          </table:table-cell>
          <table:table-cell table:formula="of:=1020+310-[.B32]" office:value-type="float" office:value="1080" calcext:value-type="float">
            <text:p>1080</text:p>
          </table:table-cell>
          <table:table-cell table:formula="of:=[.$C$2]*(ASIN(([.B32]-[.$C$3])/[.$C$3])+0.5*SIN(2*ASIN(([.B32]-[.$C$3])/[.$C$3]))+PI()/2)" office:value-type="float" office:value="417.83207021062" calcext:value-type="float">
            <text:p>417.83207021062</text:p>
          </table:table-cell>
          <table:table-cell table:formula="of:=[.D32]&amp;&quot;,&quot;" office:value-type="string" office:string-value="417.83207021062," calcext:value-type="string">
            <text:p>417.83207021062,</text:p>
          </table:table-cell>
        </table:table-row>
        <table:table-row table:style-name="ro1">
          <table:table-cell table:formula="of:=1+[.A32]" office:value-type="float" office:value="26" calcext:value-type="float">
            <text:p>26</text:p>
          </table:table-cell>
          <table:table-cell table:formula="of:=10*[.A33]" office:value-type="float" office:value="260" calcext:value-type="float">
            <text:p>260</text:p>
          </table:table-cell>
          <table:table-cell table:formula="of:=1020+310-[.B33]" office:value-type="float" office:value="1070" calcext:value-type="float">
            <text:p>1070</text:p>
          </table:table-cell>
          <table:table-cell table:formula="of:=[.$C$2]*(ASIN(([.B33]-[.$C$3])/[.$C$3])+0.5*SIN(2*ASIN(([.B33]-[.$C$3])/[.$C$3]))+PI()/2)" office:value-type="float" office:value="441.943920526747" calcext:value-type="float">
            <text:p>441.943920526747</text:p>
          </table:table-cell>
          <table:table-cell table:formula="of:=[.D33]&amp;&quot;,&quot;" office:value-type="string" office:string-value="441.943920526747," calcext:value-type="string">
            <text:p>441.943920526747,</text:p>
          </table:table-cell>
        </table:table-row>
        <table:table-row table:style-name="ro1">
          <table:table-cell table:formula="of:=1+[.A33]" office:value-type="float" office:value="27" calcext:value-type="float">
            <text:p>27</text:p>
          </table:table-cell>
          <table:table-cell table:formula="of:=10*[.A34]" office:value-type="float" office:value="270" calcext:value-type="float">
            <text:p>270</text:p>
          </table:table-cell>
          <table:table-cell table:formula="of:=1020+310-[.B34]" office:value-type="float" office:value="1060" calcext:value-type="float">
            <text:p>1060</text:p>
          </table:table-cell>
          <table:table-cell table:formula="of:=[.$C$2]*(ASIN(([.B34]-[.$C$3])/[.$C$3])+0.5*SIN(2*ASIN(([.B34]-[.$C$3])/[.$C$3]))+PI()/2)" office:value-type="float" office:value="466.40253601196" calcext:value-type="float">
            <text:p>466.40253601196</text:p>
          </table:table-cell>
          <table:table-cell table:formula="of:=[.D34]&amp;&quot;,&quot;" office:value-type="string" office:string-value="466.40253601196," calcext:value-type="string">
            <text:p>466.40253601196,</text:p>
          </table:table-cell>
        </table:table-row>
        <table:table-row table:style-name="ro1">
          <table:table-cell table:formula="of:=1+[.A34]" office:value-type="float" office:value="28" calcext:value-type="float">
            <text:p>28</text:p>
          </table:table-cell>
          <table:table-cell table:formula="of:=10*[.A35]" office:value-type="float" office:value="280" calcext:value-type="float">
            <text:p>280</text:p>
          </table:table-cell>
          <table:table-cell table:formula="of:=1020+310-[.B35]" office:value-type="float" office:value="1050" calcext:value-type="float">
            <text:p>1050</text:p>
          </table:table-cell>
          <table:table-cell table:formula="of:=[.$C$2]*(ASIN(([.B35]-[.$C$3])/[.$C$3])+0.5*SIN(2*ASIN(([.B35]-[.$C$3])/[.$C$3]))+PI()/2)" office:value-type="float" office:value="491.193999054705" calcext:value-type="float">
            <text:p>491.193999054705</text:p>
          </table:table-cell>
          <table:table-cell table:formula="of:=[.D35]&amp;&quot;,&quot;" office:value-type="string" office:string-value="491.193999054705," calcext:value-type="string">
            <text:p>491.193999054705,</text:p>
          </table:table-cell>
        </table:table-row>
        <table:table-row table:style-name="ro1">
          <table:table-cell table:formula="of:=1+[.A35]" office:value-type="float" office:value="29" calcext:value-type="float">
            <text:p>29</text:p>
          </table:table-cell>
          <table:table-cell table:formula="of:=10*[.A36]" office:value-type="float" office:value="290" calcext:value-type="float">
            <text:p>290</text:p>
          </table:table-cell>
          <table:table-cell table:formula="of:=1020+310-[.B36]" office:value-type="float" office:value="1040" calcext:value-type="float">
            <text:p>1040</text:p>
          </table:table-cell>
          <table:table-cell table:formula="of:=[.$C$2]*(ASIN(([.B36]-[.$C$3])/[.$C$3])+0.5*SIN(2*ASIN(([.B36]-[.$C$3])/[.$C$3]))+PI()/2)" office:value-type="float" office:value="516.304945620071" calcext:value-type="float">
            <text:p>516.304945620071</text:p>
          </table:table-cell>
          <table:table-cell table:formula="of:=[.D36]&amp;&quot;,&quot;" office:value-type="string" office:string-value="516.304945620071," calcext:value-type="string">
            <text:p>516.304945620071,</text:p>
          </table:table-cell>
        </table:table-row>
        <table:table-row table:style-name="ro1">
          <table:table-cell table:formula="of:=1+[.A36]" office:value-type="float" office:value="30" calcext:value-type="float">
            <text:p>30</text:p>
          </table:table-cell>
          <table:table-cell table:formula="of:=10*[.A37]" office:value-type="float" office:value="300" calcext:value-type="float">
            <text:p>300</text:p>
          </table:table-cell>
          <table:table-cell table:formula="of:=1020+310-[.B37]" office:value-type="float" office:value="1030" calcext:value-type="float">
            <text:p>1030</text:p>
          </table:table-cell>
          <table:table-cell table:formula="of:=[.$C$2]*(ASIN(([.B37]-[.$C$3])/[.$C$3])+0.5*SIN(2*ASIN(([.B37]-[.$C$3])/[.$C$3]))+PI()/2)" office:value-type="float" office:value="541.722515725553" calcext:value-type="float">
            <text:p>541.722515725553</text:p>
          </table:table-cell>
          <table:table-cell table:formula="of:=[.D37]&amp;&quot;,&quot;" office:value-type="string" office:string-value="541.722515725553," calcext:value-type="string">
            <text:p>541.722515725553,</text:p>
          </table:table-cell>
        </table:table-row>
        <table:table-row table:style-name="ro1">
          <table:table-cell table:formula="of:=1+[.A37]" office:value-type="float" office:value="31" calcext:value-type="float">
            <text:p>31</text:p>
          </table:table-cell>
          <table:table-cell table:formula="of:=10*[.A38]" office:value-type="float" office:value="310" calcext:value-type="float">
            <text:p>310</text:p>
          </table:table-cell>
          <table:table-cell table:formula="of:=1020+310-[.B38]" office:value-type="float" office:value="1020" calcext:value-type="float">
            <text:p>1020</text:p>
          </table:table-cell>
          <table:table-cell table:formula="of:=[.$C$2]*(ASIN(([.B38]-[.$C$3])/[.$C$3])+0.5*SIN(2*ASIN(([.B38]-[.$C$3])/[.$C$3]))+PI()/2)" office:value-type="float" office:value="567.434309571892" calcext:value-type="float">
            <text:p>567.434309571892</text:p>
          </table:table-cell>
          <table:table-cell table:formula="of:=[.D38]&amp;&quot;,&quot;" office:value-type="string" office:string-value="567.434309571892," calcext:value-type="string">
            <text:p>567.434309571892,</text:p>
          </table:table-cell>
        </table:table-row>
        <table:table-row table:style-name="ro1">
          <table:table-cell table:formula="of:=1+[.A38]" office:value-type="float" office:value="32" calcext:value-type="float">
            <text:p>32</text:p>
          </table:table-cell>
          <table:table-cell table:formula="of:=10*[.A39]" office:value-type="float" office:value="320" calcext:value-type="float">
            <text:p>320</text:p>
          </table:table-cell>
          <table:table-cell table:formula="of:=1020+310-[.B39]" office:value-type="float" office:value="1010" calcext:value-type="float">
            <text:p>1010</text:p>
          </table:table-cell>
          <table:table-cell table:formula="of:=[.$C$2]*(ASIN(([.B39]-[.$C$3])/[.$C$3])+0.5*SIN(2*ASIN(([.B39]-[.$C$3])/[.$C$3]))+PI()/2)" office:value-type="float" office:value="593.428348503432" calcext:value-type="float">
            <text:p>593.428348503432</text:p>
          </table:table-cell>
          <table:table-cell table:formula="of:=[.D39]&amp;&quot;,&quot;" office:value-type="string" office:string-value="593.428348503432," calcext:value-type="string">
            <text:p>593.428348503432,</text:p>
          </table:table-cell>
        </table:table-row>
        <table:table-row table:style-name="ro1">
          <table:table-cell table:formula="of:=1+[.A39]" office:value-type="float" office:value="33" calcext:value-type="float">
            <text:p>33</text:p>
          </table:table-cell>
          <table:table-cell table:formula="of:=10*[.A40]" office:value-type="float" office:value="330" calcext:value-type="float">
            <text:p>330</text:p>
          </table:table-cell>
          <table:table-cell table:formula="of:=1020+310-[.B40]" office:value-type="float" office:value="1000" calcext:value-type="float">
            <text:p>1000</text:p>
          </table:table-cell>
          <table:table-cell table:formula="of:=[.$C$2]*(ASIN(([.B40]-[.$C$3])/[.$C$3])+0.5*SIN(2*ASIN(([.B40]-[.$C$3])/[.$C$3]))+PI()/2)" office:value-type="float" office:value="619.693040114645" calcext:value-type="float">
            <text:p>619.693040114645</text:p>
          </table:table-cell>
          <table:table-cell table:formula="of:=[.D40]&amp;&quot;,&quot;" office:value-type="string" office:string-value="619.693040114645," calcext:value-type="string">
            <text:p>619.693040114645,</text:p>
          </table:table-cell>
        </table:table-row>
        <table:table-row table:style-name="ro1">
          <table:table-cell table:formula="of:=1+[.A40]" office:value-type="float" office:value="34" calcext:value-type="float">
            <text:p>34</text:p>
          </table:table-cell>
          <table:table-cell table:formula="of:=10*[.A41]" office:value-type="float" office:value="340" calcext:value-type="float">
            <text:p>340</text:p>
          </table:table-cell>
          <table:table-cell table:formula="of:=1020+310-[.B41]" office:value-type="float" office:value="990" calcext:value-type="float">
            <text:p>990</text:p>
          </table:table-cell>
          <table:table-cell table:formula="of:=[.$C$2]*(ASIN(([.B41]-[.$C$3])/[.$C$3])+0.5*SIN(2*ASIN(([.B41]-[.$C$3])/[.$C$3]))+PI()/2)" office:value-type="float" office:value="646.217146933477" calcext:value-type="float">
            <text:p>646.217146933477</text:p>
          </table:table-cell>
          <table:table-cell table:formula="of:=[.D41]&amp;&quot;,&quot;" office:value-type="string" office:string-value="646.217146933477," calcext:value-type="string">
            <text:p>646.217146933477,</text:p>
          </table:table-cell>
        </table:table-row>
        <table:table-row table:style-name="ro1">
          <table:table-cell table:formula="of:=1+[.A41]" office:value-type="float" office:value="35" calcext:value-type="float">
            <text:p>35</text:p>
          </table:table-cell>
          <table:table-cell table:formula="of:=10*[.A42]" office:value-type="float" office:value="350" calcext:value-type="float">
            <text:p>350</text:p>
          </table:table-cell>
          <table:table-cell table:formula="of:=1020+310-[.B42]" office:value-type="float" office:value="980" calcext:value-type="float">
            <text:p>980</text:p>
          </table:table-cell>
          <table:table-cell table:formula="of:=[.$C$2]*(ASIN(([.B42]-[.$C$3])/[.$C$3])+0.5*SIN(2*ASIN(([.B42]-[.$C$3])/[.$C$3]))+PI()/2)" office:value-type="float" office:value="672.989758204295" calcext:value-type="float">
            <text:p>672.989758204295</text:p>
          </table:table-cell>
          <table:table-cell table:formula="of:=[.D42]&amp;&quot;,&quot;" office:value-type="string" office:string-value="672.989758204295," calcext:value-type="string">
            <text:p>672.989758204295,</text:p>
          </table:table-cell>
        </table:table-row>
        <table:table-row table:style-name="ro1">
          <table:table-cell table:formula="of:=1+[.A42]" office:value-type="float" office:value="36" calcext:value-type="float">
            <text:p>36</text:p>
          </table:table-cell>
          <table:table-cell table:formula="of:=10*[.A43]" office:value-type="float" office:value="360" calcext:value-type="float">
            <text:p>360</text:p>
          </table:table-cell>
          <table:table-cell table:formula="of:=1020+310-[.B43]" office:value-type="float" office:value="970" calcext:value-type="float">
            <text:p>970</text:p>
          </table:table-cell>
          <table:table-cell table:formula="of:=[.$C$2]*(ASIN(([.B43]-[.$C$3])/[.$C$3])+0.5*SIN(2*ASIN(([.B43]-[.$C$3])/[.$C$3]))+PI()/2)" office:value-type="float" office:value="700.00026436809" calcext:value-type="float">
            <text:p>700.00026436809</text:p>
          </table:table-cell>
          <table:table-cell table:formula="of:=[.D43]&amp;&quot;,&quot;" office:value-type="string" office:string-value="700.00026436809," calcext:value-type="string">
            <text:p>700.00026436809,</text:p>
          </table:table-cell>
        </table:table-row>
        <table:table-row table:style-name="ro1">
          <table:table-cell table:formula="of:=1+[.A43]" office:value-type="float" office:value="37" calcext:value-type="float">
            <text:p>37</text:p>
          </table:table-cell>
          <table:table-cell table:formula="of:=10*[.A44]" office:value-type="float" office:value="370" calcext:value-type="float">
            <text:p>370</text:p>
          </table:table-cell>
          <table:table-cell table:formula="of:=1020+310-[.B44]" office:value-type="float" office:value="960" calcext:value-type="float">
            <text:p>960</text:p>
          </table:table-cell>
          <table:table-cell table:formula="of:=[.$C$2]*(ASIN(([.B44]-[.$C$3])/[.$C$3])+0.5*SIN(2*ASIN(([.B44]-[.$C$3])/[.$C$3]))+PI()/2)" office:value-type="float" office:value="727.238333898943" calcext:value-type="float">
            <text:p>727.238333898943</text:p>
          </table:table-cell>
          <table:table-cell table:formula="of:=[.D44]&amp;&quot;,&quot;" office:value-type="string" office:string-value="727.238333898943," calcext:value-type="string">
            <text:p>727.238333898943,</text:p>
          </table:table-cell>
        </table:table-row>
        <table:table-row table:style-name="ro1">
          <table:table-cell table:formula="of:=1+[.A44]" office:value-type="float" office:value="38" calcext:value-type="float">
            <text:p>38</text:p>
          </table:table-cell>
          <table:table-cell table:formula="of:=10*[.A45]" office:value-type="float" office:value="380" calcext:value-type="float">
            <text:p>380</text:p>
          </table:table-cell>
          <table:table-cell table:formula="of:=1020+310-[.B45]" office:value-type="float" office:value="950" calcext:value-type="float">
            <text:p>950</text:p>
          </table:table-cell>
          <table:table-cell table:formula="of:=[.$C$2]*(ASIN(([.B45]-[.$C$3])/[.$C$3])+0.5*SIN(2*ASIN(([.B45]-[.$C$3])/[.$C$3]))+PI()/2)" office:value-type="float" office:value="754.693892206211" calcext:value-type="float">
            <text:p>754.693892206211</text:p>
          </table:table-cell>
          <table:table-cell table:formula="of:=[.D45]&amp;&quot;,&quot;" office:value-type="string" office:string-value="754.693892206211," calcext:value-type="string">
            <text:p>754.693892206211,</text:p>
          </table:table-cell>
        </table:table-row>
        <table:table-row table:style-name="ro1">
          <table:table-cell table:formula="of:=1+[.A45]" office:value-type="float" office:value="39" calcext:value-type="float">
            <text:p>39</text:p>
          </table:table-cell>
          <table:table-cell table:formula="of:=10*[.A46]" office:value-type="float" office:value="390" calcext:value-type="float">
            <text:p>390</text:p>
          </table:table-cell>
          <table:table-cell table:formula="of:=1020+310-[.B46]" office:value-type="float" office:value="940" calcext:value-type="float">
            <text:p>940</text:p>
          </table:table-cell>
          <table:table-cell table:formula="of:=[.$C$2]*(ASIN(([.B46]-[.$C$3])/[.$C$3])+0.5*SIN(2*ASIN(([.B46]-[.$C$3])/[.$C$3]))+PI()/2)" office:value-type="float" office:value="782.357102353728" calcext:value-type="float">
            <text:p>782.357102353728</text:p>
          </table:table-cell>
          <table:table-cell table:formula="of:=[.D46]&amp;&quot;,&quot;" office:value-type="string" office:string-value="782.357102353728," calcext:value-type="string">
            <text:p>782.357102353728,</text:p>
          </table:table-cell>
        </table:table-row>
        <table:table-row table:style-name="ro1">
          <table:table-cell table:formula="of:=1+[.A46]" office:value-type="float" office:value="40" calcext:value-type="float">
            <text:p>40</text:p>
          </table:table-cell>
          <table:table-cell table:formula="of:=10*[.A47]" office:value-type="float" office:value="400" calcext:value-type="float">
            <text:p>400</text:p>
          </table:table-cell>
          <table:table-cell table:formula="of:=1020+310-[.B47]" office:value-type="float" office:value="930" calcext:value-type="float">
            <text:p>930</text:p>
          </table:table-cell>
          <table:table-cell table:formula="of:=[.$C$2]*(ASIN(([.B47]-[.$C$3])/[.$C$3])+0.5*SIN(2*ASIN(([.B47]-[.$C$3])/[.$C$3]))+PI()/2)" office:value-type="float" office:value="810.218347382084" calcext:value-type="float">
            <text:p>810.218347382084</text:p>
          </table:table-cell>
          <table:table-cell table:formula="of:=[.D47]&amp;&quot;,&quot;" office:value-type="string" office:string-value="810.218347382084," calcext:value-type="string">
            <text:p>810.218347382084,</text:p>
          </table:table-cell>
        </table:table-row>
        <table:table-row table:style-name="ro1">
          <table:table-cell table:formula="of:=1+[.A47]" office:value-type="float" office:value="41" calcext:value-type="float">
            <text:p>41</text:p>
          </table:table-cell>
          <table:table-cell table:formula="of:=10*[.A48]" office:value-type="float" office:value="410" calcext:value-type="float">
            <text:p>410</text:p>
          </table:table-cell>
          <table:table-cell table:formula="of:=1020+310-[.B48]" office:value-type="float" office:value="920" calcext:value-type="float">
            <text:p>920</text:p>
          </table:table-cell>
          <table:table-cell table:formula="of:=[.$C$2]*(ASIN(([.B48]-[.$C$3])/[.$C$3])+0.5*SIN(2*ASIN(([.B48]-[.$C$3])/[.$C$3]))+PI()/2)" office:value-type="float" office:value="838.268214049181" calcext:value-type="float">
            <text:p>838.268214049181</text:p>
          </table:table-cell>
          <table:table-cell table:formula="of:=[.D48]&amp;&quot;,&quot;" office:value-type="string" office:string-value="838.268214049181," calcext:value-type="string">
            <text:p>838.268214049181,</text:p>
          </table:table-cell>
        </table:table-row>
        <table:table-row table:style-name="ro1">
          <table:table-cell table:formula="of:=1+[.A48]" office:value-type="float" office:value="42" calcext:value-type="float">
            <text:p>42</text:p>
          </table:table-cell>
          <table:table-cell table:formula="of:=10*[.A49]" office:value-type="float" office:value="420" calcext:value-type="float">
            <text:p>420</text:p>
          </table:table-cell>
          <table:table-cell table:formula="of:=1020+310-[.B49]" office:value-type="float" office:value="910" calcext:value-type="float">
            <text:p>910</text:p>
          </table:table-cell>
          <table:table-cell table:formula="of:=[.$C$2]*(ASIN(([.B49]-[.$C$3])/[.$C$3])+0.5*SIN(2*ASIN(([.B49]-[.$C$3])/[.$C$3]))+PI()/2)" office:value-type="float" office:value="866.497477828712" calcext:value-type="float">
            <text:p>866.497477828712</text:p>
          </table:table-cell>
          <table:table-cell table:formula="of:=[.D49]&amp;&quot;,&quot;" office:value-type="string" office:string-value="866.497477828712," calcext:value-type="string">
            <text:p>866.497477828712,</text:p>
          </table:table-cell>
        </table:table-row>
        <table:table-row table:style-name="ro1">
          <table:table-cell table:formula="of:=1+[.A49]" office:value-type="float" office:value="43" calcext:value-type="float">
            <text:p>43</text:p>
          </table:table-cell>
          <table:table-cell table:formula="of:=10*[.A50]" office:value-type="float" office:value="430" calcext:value-type="float">
            <text:p>430</text:p>
          </table:table-cell>
          <table:table-cell table:formula="of:=1020+310-[.B50]" office:value-type="float" office:value="900" calcext:value-type="float">
            <text:p>900</text:p>
          </table:table-cell>
          <table:table-cell table:formula="of:=[.$C$2]*(ASIN(([.B50]-[.$C$3])/[.$C$3])+0.5*SIN(2*ASIN(([.B50]-[.$C$3])/[.$C$3]))+PI()/2)" office:value-type="float" office:value="894.897089026865" calcext:value-type="float">
            <text:p>894.897089026865</text:p>
          </table:table-cell>
          <table:table-cell table:formula="of:=[.D50]&amp;&quot;,&quot;" office:value-type="string" office:string-value="894.897089026865," calcext:value-type="string">
            <text:p>894.897089026865,</text:p>
          </table:table-cell>
        </table:table-row>
        <table:table-row table:style-name="ro1">
          <table:table-cell table:formula="of:=1+[.A50]" office:value-type="float" office:value="44" calcext:value-type="float">
            <text:p>44</text:p>
          </table:table-cell>
          <table:table-cell table:formula="of:=10*[.A51]" office:value-type="float" office:value="440" calcext:value-type="float">
            <text:p>440</text:p>
          </table:table-cell>
          <table:table-cell table:formula="of:=1020+310-[.B51]" office:value-type="float" office:value="890" calcext:value-type="float">
            <text:p>890</text:p>
          </table:table-cell>
          <table:table-cell table:formula="of:=[.$C$2]*(ASIN(([.B51]-[.$C$3])/[.$C$3])+0.5*SIN(2*ASIN(([.B51]-[.$C$3])/[.$C$3]))+PI()/2)" office:value-type="float" office:value="923.458159895046" calcext:value-type="float">
            <text:p>923.458159895046</text:p>
          </table:table-cell>
          <table:table-cell table:formula="of:=[.D51]&amp;&quot;,&quot;" office:value-type="string" office:string-value="923.458159895046," calcext:value-type="string">
            <text:p>923.458159895046,</text:p>
          </table:table-cell>
        </table:table-row>
        <table:table-row table:style-name="ro1">
          <table:table-cell table:formula="of:=1+[.A51]" office:value-type="float" office:value="45" calcext:value-type="float">
            <text:p>45</text:p>
          </table:table-cell>
          <table:table-cell table:formula="of:=10*[.A52]" office:value-type="float" office:value="450" calcext:value-type="float">
            <text:p>450</text:p>
          </table:table-cell>
          <table:table-cell table:formula="of:=1020+310-[.B52]" office:value-type="float" office:value="880" calcext:value-type="float">
            <text:p>880</text:p>
          </table:table-cell>
          <table:table-cell table:formula="of:=[.$C$2]*(ASIN(([.B52]-[.$C$3])/[.$C$3])+0.5*SIN(2*ASIN(([.B52]-[.$C$3])/[.$C$3]))+PI()/2)" office:value-type="float" office:value="952.171952631289" calcext:value-type="float">
            <text:p>952.171952631289</text:p>
          </table:table-cell>
          <table:table-cell table:formula="of:=[.D52]&amp;&quot;,&quot;" office:value-type="string" office:string-value="952.171952631289," calcext:value-type="string">
            <text:p>952.171952631289,</text:p>
          </table:table-cell>
        </table:table-row>
        <table:table-row table:style-name="ro1">
          <table:table-cell table:formula="of:=1+[.A52]" office:value-type="float" office:value="46" calcext:value-type="float">
            <text:p>46</text:p>
          </table:table-cell>
          <table:table-cell table:formula="of:=10*[.A53]" office:value-type="float" office:value="460" calcext:value-type="float">
            <text:p>460</text:p>
          </table:table-cell>
          <table:table-cell table:formula="of:=1020+310-[.B53]" office:value-type="float" office:value="870" calcext:value-type="float">
            <text:p>870</text:p>
          </table:table-cell>
          <table:table-cell table:formula="of:=[.$C$2]*(ASIN(([.B53]-[.$C$3])/[.$C$3])+0.5*SIN(2*ASIN(([.B53]-[.$C$3])/[.$C$3]))+PI()/2)" office:value-type="float" office:value="981.029868175764" calcext:value-type="float">
            <text:p>981.029868175764</text:p>
          </table:table-cell>
          <table:table-cell table:formula="of:=[.D53]&amp;&quot;,&quot;" office:value-type="string" office:string-value="981.029868175764," calcext:value-type="string">
            <text:p>981.029868175764,</text:p>
          </table:table-cell>
        </table:table-row>
        <table:table-row table:style-name="ro1">
          <table:table-cell table:formula="of:=1+[.A53]" office:value-type="float" office:value="47" calcext:value-type="float">
            <text:p>47</text:p>
          </table:table-cell>
          <table:table-cell table:formula="of:=10*[.A54]" office:value-type="float" office:value="470" calcext:value-type="float">
            <text:p>470</text:p>
          </table:table-cell>
          <table:table-cell table:formula="of:=1020+310-[.B54]" office:value-type="float" office:value="860" calcext:value-type="float">
            <text:p>860</text:p>
          </table:table-cell>
          <table:table-cell table:formula="of:=[.$C$2]*(ASIN(([.B54]-[.$C$3])/[.$C$3])+0.5*SIN(2*ASIN(([.B54]-[.$C$3])/[.$C$3]))+PI()/2)" office:value-type="float" office:value="1010.0234357166" calcext:value-type="float">
            <text:p>1010.0234357166</text:p>
          </table:table-cell>
          <table:table-cell table:formula="of:=[.D54]&amp;&quot;,&quot;" office:value-type="string" office:string-value="1010.0234357166," calcext:value-type="string">
            <text:p>1010.0234357166,</text:p>
          </table:table-cell>
        </table:table-row>
        <table:table-row table:style-name="ro1">
          <table:table-cell table:formula="of:=1+[.A54]" office:value-type="float" office:value="48" calcext:value-type="float">
            <text:p>48</text:p>
          </table:table-cell>
          <table:table-cell table:formula="of:=10*[.A55]" office:value-type="float" office:value="480" calcext:value-type="float">
            <text:p>480</text:p>
          </table:table-cell>
          <table:table-cell table:formula="of:=1020+310-[.B55]" office:value-type="float" office:value="850" calcext:value-type="float">
            <text:p>850</text:p>
          </table:table-cell>
          <table:table-cell table:formula="of:=[.$C$2]*(ASIN(([.B55]-[.$C$3])/[.$C$3])+0.5*SIN(2*ASIN(([.B55]-[.$C$3])/[.$C$3]))+PI()/2)" office:value-type="float" office:value="1039.14430283168" calcext:value-type="float">
            <text:p>1039.14430283168</text:p>
          </table:table-cell>
          <table:table-cell table:formula="of:=[.D55]&amp;&quot;,&quot;" office:value-type="string" office:string-value="1039.14430283168," calcext:value-type="string">
            <text:p>1039.14430283168,</text:p>
          </table:table-cell>
        </table:table-row>
        <table:table-row table:style-name="ro1">
          <table:table-cell table:formula="of:=1+[.A55]" office:value-type="float" office:value="49" calcext:value-type="float">
            <text:p>49</text:p>
          </table:table-cell>
          <table:table-cell table:formula="of:=10*[.A56]" office:value-type="float" office:value="490" calcext:value-type="float">
            <text:p>490</text:p>
          </table:table-cell>
          <table:table-cell table:formula="of:=1020+310-[.B56]" office:value-type="float" office:value="840" calcext:value-type="float">
            <text:p>840</text:p>
          </table:table-cell>
          <table:table-cell table:formula="of:=[.$C$2]*(ASIN(([.B56]-[.$C$3])/[.$C$3])+0.5*SIN(2*ASIN(([.B56]-[.$C$3])/[.$C$3]))+PI()/2)" office:value-type="float" office:value="1068.38422619995" calcext:value-type="float">
            <text:p>1068.38422619995</text:p>
          </table:table-cell>
          <table:table-cell table:formula="of:=[.D56]&amp;&quot;,&quot;" office:value-type="string" office:string-value="1068.38422619995," calcext:value-type="string">
            <text:p>1068.38422619995,</text:p>
          </table:table-cell>
        </table:table-row>
        <table:table-row table:style-name="ro1">
          <table:table-cell table:formula="of:=1+[.A56]" office:value-type="float" office:value="50" calcext:value-type="float">
            <text:p>50</text:p>
          </table:table-cell>
          <table:table-cell table:formula="of:=10*[.A57]" office:value-type="float" office:value="500" calcext:value-type="float">
            <text:p>500</text:p>
          </table:table-cell>
          <table:table-cell table:formula="of:=1020+310-[.B57]" office:value-type="float" office:value="830" calcext:value-type="float">
            <text:p>830</text:p>
          </table:table-cell>
          <table:table-cell table:formula="of:=[.$C$2]*(ASIN(([.B57]-[.$C$3])/[.$C$3])+0.5*SIN(2*ASIN(([.B57]-[.$C$3])/[.$C$3]))+PI()/2)" office:value-type="float" office:value="1097.73506282297" calcext:value-type="float">
            <text:p>1097.73506282297</text:p>
          </table:table-cell>
          <table:table-cell table:formula="of:=[.D57]&amp;&quot;,&quot;" office:value-type="string" office:string-value="1097.73506282297," calcext:value-type="string">
            <text:p>1097.73506282297,</text:p>
          </table:table-cell>
        </table:table-row>
        <table:table-row table:style-name="ro1">
          <table:table-cell table:formula="of:=1+[.A57]" office:value-type="float" office:value="51" calcext:value-type="float">
            <text:p>51</text:p>
          </table:table-cell>
          <table:table-cell table:formula="of:=10*[.A58]" office:value-type="float" office:value="510" calcext:value-type="float">
            <text:p>510</text:p>
          </table:table-cell>
          <table:table-cell table:formula="of:=1020+310-[.B58]" office:value-type="float" office:value="820" calcext:value-type="float">
            <text:p>820</text:p>
          </table:table-cell>
          <table:table-cell table:formula="of:=[.$C$2]*(ASIN(([.B58]-[.$C$3])/[.$C$3])+0.5*SIN(2*ASIN(([.B58]-[.$C$3])/[.$C$3]))+PI()/2)" office:value-type="float" office:value="1127.18876170313" calcext:value-type="float">
            <text:p>1127.18876170313</text:p>
          </table:table-cell>
          <table:table-cell table:formula="of:=[.D58]&amp;&quot;,&quot;" office:value-type="string" office:string-value="1127.18876170313," calcext:value-type="string">
            <text:p>1127.18876170313,</text:p>
          </table:table-cell>
        </table:table-row>
        <table:table-row table:style-name="ro1">
          <table:table-cell table:formula="of:=1+[.A58]" office:value-type="float" office:value="52" calcext:value-type="float">
            <text:p>52</text:p>
          </table:table-cell>
          <table:table-cell table:formula="of:=10*[.A59]" office:value-type="float" office:value="520" calcext:value-type="float">
            <text:p>520</text:p>
          </table:table-cell>
          <table:table-cell table:formula="of:=1020+310-[.B59]" office:value-type="float" office:value="810" calcext:value-type="float">
            <text:p>810</text:p>
          </table:table-cell>
          <table:table-cell table:formula="of:=[.$C$2]*(ASIN(([.B59]-[.$C$3])/[.$C$3])+0.5*SIN(2*ASIN(([.B59]-[.$C$3])/[.$C$3]))+PI()/2)" office:value-type="float" office:value="1156.73735593039" calcext:value-type="float">
            <text:p>1156.73735593039</text:p>
          </table:table-cell>
          <table:table-cell table:formula="of:=[.D59]&amp;&quot;,&quot;" office:value-type="string" office:string-value="1156.73735593039," calcext:value-type="string">
            <text:p>1156.73735593039,</text:p>
          </table:table-cell>
        </table:table-row>
        <table:table-row table:style-name="ro1">
          <table:table-cell table:formula="of:=1+[.A59]" office:value-type="float" office:value="53" calcext:value-type="float">
            <text:p>53</text:p>
          </table:table-cell>
          <table:table-cell table:formula="of:=10*[.A60]" office:value-type="float" office:value="530" calcext:value-type="float">
            <text:p>530</text:p>
          </table:table-cell>
          <table:table-cell table:formula="of:=1020+310-[.B60]" office:value-type="float" office:value="800" calcext:value-type="float">
            <text:p>800</text:p>
          </table:table-cell>
          <table:table-cell table:formula="of:=[.$C$2]*(ASIN(([.B60]-[.$C$3])/[.$C$3])+0.5*SIN(2*ASIN(([.B60]-[.$C$3])/[.$C$3]))+PI()/2)" office:value-type="float" office:value="1186.37295513379" calcext:value-type="float">
            <text:p>1186.37295513379</text:p>
          </table:table-cell>
          <table:table-cell table:formula="of:=[.D60]&amp;&quot;,&quot;" office:value-type="string" office:string-value="1186.37295513379," calcext:value-type="string">
            <text:p>1186.37295513379,</text:p>
          </table:table-cell>
        </table:table-row>
        <table:table-row table:style-name="ro1">
          <table:table-cell table:formula="of:=1+[.A60]" office:value-type="float" office:value="54" calcext:value-type="float">
            <text:p>54</text:p>
          </table:table-cell>
          <table:table-cell table:formula="of:=10*[.A61]" office:value-type="float" office:value="540" calcext:value-type="float">
            <text:p>540</text:p>
          </table:table-cell>
          <table:table-cell table:formula="of:=1020+310-[.B61]" office:value-type="float" office:value="790" calcext:value-type="float">
            <text:p>790</text:p>
          </table:table-cell>
          <table:table-cell table:formula="of:=[.$C$2]*(ASIN(([.B61]-[.$C$3])/[.$C$3])+0.5*SIN(2*ASIN(([.B61]-[.$C$3])/[.$C$3]))+PI()/2)" office:value-type="float" office:value="1216.08773825783" calcext:value-type="float">
            <text:p>1216.08773825783</text:p>
          </table:table-cell>
          <table:table-cell table:formula="of:=[.D61]&amp;&quot;,&quot;" office:value-type="string" office:string-value="1216.08773825783," calcext:value-type="string">
            <text:p>1216.08773825783,</text:p>
          </table:table-cell>
        </table:table-row>
        <table:table-row table:style-name="ro1">
          <table:table-cell table:formula="of:=1+[.A61]" office:value-type="float" office:value="55" calcext:value-type="float">
            <text:p>55</text:p>
          </table:table-cell>
          <table:table-cell table:formula="of:=10*[.A62]" office:value-type="float" office:value="550" calcext:value-type="float">
            <text:p>550</text:p>
          </table:table-cell>
          <table:table-cell table:formula="of:=1020+310-[.B62]" office:value-type="float" office:value="780" calcext:value-type="float">
            <text:p>780</text:p>
          </table:table-cell>
          <table:table-cell table:formula="of:=[.$C$2]*(ASIN(([.B62]-[.$C$3])/[.$C$3])+0.5*SIN(2*ASIN(([.B62]-[.$C$3])/[.$C$3]))+PI()/2)" office:value-type="float" office:value="1245.87394662738" calcext:value-type="float">
            <text:p>1245.87394662738</text:p>
          </table:table-cell>
          <table:table-cell table:formula="of:=[.D62]&amp;&quot;,&quot;" office:value-type="string" office:string-value="1245.87394662738," calcext:value-type="string">
            <text:p>1245.87394662738,</text:p>
          </table:table-cell>
        </table:table-row>
        <table:table-row table:style-name="ro1">
          <table:table-cell table:formula="of:=1+[.A62]" office:value-type="float" office:value="56" calcext:value-type="float">
            <text:p>56</text:p>
          </table:table-cell>
          <table:table-cell table:formula="of:=10*[.A63]" office:value-type="float" office:value="560" calcext:value-type="float">
            <text:p>560</text:p>
          </table:table-cell>
          <table:table-cell table:formula="of:=1020+310-[.B63]" office:value-type="float" office:value="770" calcext:value-type="float">
            <text:p>770</text:p>
          </table:table-cell>
          <table:table-cell table:formula="of:=[.$C$2]*(ASIN(([.B63]-[.$C$3])/[.$C$3])+0.5*SIN(2*ASIN(([.B63]-[.$C$3])/[.$C$3]))+PI()/2)" office:value-type="float" office:value="1275.72387726737" calcext:value-type="float">
            <text:p>1275.72387726737</text:p>
          </table:table-cell>
          <table:table-cell table:formula="of:=[.D63]&amp;&quot;,&quot;" office:value-type="string" office:string-value="1275.72387726737," calcext:value-type="string">
            <text:p>1275.72387726737,</text:p>
          </table:table-cell>
        </table:table-row>
        <table:table-row table:style-name="ro1">
          <table:table-cell table:formula="of:=1+[.A63]" office:value-type="float" office:value="57" calcext:value-type="float">
            <text:p>57</text:p>
          </table:table-cell>
          <table:table-cell table:formula="of:=10*[.A64]" office:value-type="float" office:value="570" calcext:value-type="float">
            <text:p>570</text:p>
          </table:table-cell>
          <table:table-cell table:formula="of:=1020+310-[.B64]" office:value-type="float" office:value="760" calcext:value-type="float">
            <text:p>760</text:p>
          </table:table-cell>
          <table:table-cell table:formula="of:=[.$C$2]*(ASIN(([.B64]-[.$C$3])/[.$C$3])+0.5*SIN(2*ASIN(([.B64]-[.$C$3])/[.$C$3]))+PI()/2)" office:value-type="float" office:value="1305.6298764465" calcext:value-type="float">
            <text:p>1305.6298764465</text:p>
          </table:table-cell>
          <table:table-cell table:formula="of:=[.D64]&amp;&quot;,&quot;" office:value-type="string" office:string-value="1305.6298764465," calcext:value-type="string">
            <text:p>1305.6298764465,</text:p>
          </table:table-cell>
        </table:table-row>
        <table:table-row table:style-name="ro1">
          <table:table-cell table:formula="of:=1+[.A64]" office:value-type="float" office:value="58" calcext:value-type="float">
            <text:p>58</text:p>
          </table:table-cell>
          <table:table-cell table:formula="of:=10*[.A65]" office:value-type="float" office:value="580" calcext:value-type="float">
            <text:p>580</text:p>
          </table:table-cell>
          <table:table-cell table:formula="of:=1020+310-[.B65]" office:value-type="float" office:value="750" calcext:value-type="float">
            <text:p>750</text:p>
          </table:table-cell>
          <table:table-cell table:formula="of:=[.$C$2]*(ASIN(([.B65]-[.$C$3])/[.$C$3])+0.5*SIN(2*ASIN(([.B65]-[.$C$3])/[.$C$3]))+PI()/2)" office:value-type="float" office:value="1335.58433341577" calcext:value-type="float">
            <text:p>1335.58433341577</text:p>
          </table:table-cell>
          <table:table-cell table:formula="of:=[.D65]&amp;&quot;,&quot;" office:value-type="string" office:string-value="1335.58433341577," calcext:value-type="string">
            <text:p>1335.58433341577,</text:p>
          </table:table-cell>
        </table:table-row>
        <table:table-row table:style-name="ro1">
          <table:table-cell table:formula="of:=1+[.A65]" office:value-type="float" office:value="59" calcext:value-type="float">
            <text:p>59</text:p>
          </table:table-cell>
          <table:table-cell table:formula="of:=10*[.A66]" office:value-type="float" office:value="590" calcext:value-type="float">
            <text:p>590</text:p>
          </table:table-cell>
          <table:table-cell table:formula="of:=1020+310-[.B66]" office:value-type="float" office:value="740" calcext:value-type="float">
            <text:p>740</text:p>
          </table:table-cell>
          <table:table-cell table:formula="of:=[.$C$2]*(ASIN(([.B66]-[.$C$3])/[.$C$3])+0.5*SIN(2*ASIN(([.B66]-[.$C$3])/[.$C$3]))+PI()/2)" office:value-type="float" office:value="1365.57967431509" calcext:value-type="float">
            <text:p>1365.57967431509</text:p>
          </table:table-cell>
          <table:table-cell table:formula="of:=[.D66]&amp;&quot;,&quot;" office:value-type="string" office:string-value="1365.57967431509," calcext:value-type="string">
            <text:p>1365.57967431509,</text:p>
          </table:table-cell>
        </table:table-row>
        <table:table-row table:style-name="ro1">
          <table:table-cell table:formula="of:=1+[.A66]" office:value-type="float" office:value="60" calcext:value-type="float">
            <text:p>60</text:p>
          </table:table-cell>
          <table:table-cell table:formula="of:=10*[.A67]" office:value-type="float" office:value="600" calcext:value-type="float">
            <text:p>600</text:p>
          </table:table-cell>
          <table:table-cell table:formula="of:=1020+310-[.B67]" office:value-type="float" office:value="730" calcext:value-type="float">
            <text:p>730</text:p>
          </table:table-cell>
          <table:table-cell table:formula="of:=[.$C$2]*(ASIN(([.B67]-[.$C$3])/[.$C$3])+0.5*SIN(2*ASIN(([.B67]-[.$C$3])/[.$C$3]))+PI()/2)" office:value-type="float" office:value="1395.60835622234" calcext:value-type="float">
            <text:p>1395.60835622234</text:p>
          </table:table-cell>
          <table:table-cell table:formula="of:=[.D67]&amp;&quot;,&quot;" office:value-type="string" office:string-value="1395.60835622234," calcext:value-type="string">
            <text:p>1395.60835622234,</text:p>
          </table:table-cell>
        </table:table-row>
        <table:table-row table:style-name="ro1">
          <table:table-cell table:formula="of:=1+[.A67]" office:value-type="float" office:value="61" calcext:value-type="float">
            <text:p>61</text:p>
          </table:table-cell>
          <table:table-cell table:formula="of:=10*[.A68]" office:value-type="float" office:value="610" calcext:value-type="float">
            <text:p>610</text:p>
          </table:table-cell>
          <table:table-cell table:formula="of:=1020+310-[.B68]" office:value-type="float" office:value="720" calcext:value-type="float">
            <text:p>720</text:p>
          </table:table-cell>
          <table:table-cell table:formula="of:=[.$C$2]*(ASIN(([.B68]-[.$C$3])/[.$C$3])+0.5*SIN(2*ASIN(([.B68]-[.$C$3])/[.$C$3]))+PI()/2)" office:value-type="float" office:value="1425.66286132079" calcext:value-type="float">
            <text:p>1425.66286132079</text:p>
          </table:table-cell>
          <table:table-cell table:formula="of:=[.D68]&amp;&quot;,&quot;" office:value-type="string" office:string-value="1425.66286132079," calcext:value-type="string">
            <text:p>1425.66286132079,</text:p>
          </table:table-cell>
        </table:table-row>
        <table:table-row table:style-name="ro1">
          <table:table-cell table:formula="of:=1+[.A68]" office:value-type="float" office:value="62" calcext:value-type="float">
            <text:p>62</text:p>
          </table:table-cell>
          <table:table-cell table:formula="of:=10*[.A69]" office:value-type="float" office:value="620" calcext:value-type="float">
            <text:p>620</text:p>
          </table:table-cell>
          <table:table-cell table:formula="of:=1020+310-[.B69]" office:value-type="float" office:value="710" calcext:value-type="float">
            <text:p>710</text:p>
          </table:table-cell>
          <table:table-cell table:formula="of:=[.$C$2]*(ASIN(([.B69]-[.$C$3])/[.$C$3])+0.5*SIN(2*ASIN(([.B69]-[.$C$3])/[.$C$3]))+PI()/2)" office:value-type="float" office:value="1455.73569116171" calcext:value-type="float">
            <text:p>1455.73569116171</text:p>
          </table:table-cell>
          <table:table-cell table:formula="of:=[.D69]&amp;&quot;,&quot;" office:value-type="string" office:string-value="1455.73569116171," calcext:value-type="string">
            <text:p>1455.73569116171,</text:p>
          </table:table-cell>
        </table:table-row>
        <table:table-row table:style-name="ro1">
          <table:table-cell table:formula="of:=1+[.A69]" office:value-type="float" office:value="63" calcext:value-type="float">
            <text:p>63</text:p>
          </table:table-cell>
          <table:table-cell table:formula="of:=10*[.A70]" office:value-type="float" office:value="630" calcext:value-type="float">
            <text:p>630</text:p>
          </table:table-cell>
          <table:table-cell table:formula="of:=1020+310-[.B70]" office:value-type="float" office:value="700" calcext:value-type="float">
            <text:p>700</text:p>
          </table:table-cell>
          <table:table-cell table:formula="of:=[.$C$2]*(ASIN(([.B70]-[.$C$3])/[.$C$3])+0.5*SIN(2*ASIN(([.B70]-[.$C$3])/[.$C$3]))+PI()/2)" office:value-type="float" office:value="1485.81936099999" calcext:value-type="float">
            <text:p>1485.81936099999</text:p>
          </table:table-cell>
          <table:table-cell table:formula="of:=[.D70]&amp;&quot;,&quot;" office:value-type="string" office:string-value="1485.81936099999," calcext:value-type="string">
            <text:p>1485.81936099999,</text:p>
          </table:table-cell>
        </table:table-row>
        <table:table-row table:style-name="ro1">
          <table:table-cell table:formula="of:=1+[.A70]" office:value-type="float" office:value="64" calcext:value-type="float">
            <text:p>64</text:p>
          </table:table-cell>
          <table:table-cell table:formula="of:=10*[.A71]" office:value-type="float" office:value="640" calcext:value-type="float">
            <text:p>640</text:p>
          </table:table-cell>
          <table:table-cell table:formula="of:=1020+310-[.B71]" office:value-type="float" office:value="690" calcext:value-type="float">
            <text:p>690</text:p>
          </table:table-cell>
          <table:table-cell table:formula="of:=[.$C$2]*(ASIN(([.B71]-[.$C$3])/[.$C$3])+0.5*SIN(2*ASIN(([.B71]-[.$C$3])/[.$C$3]))+PI()/2)" office:value-type="float" office:value="1515.90639418122" calcext:value-type="float">
            <text:p>1515.90639418122</text:p>
          </table:table-cell>
          <table:table-cell table:formula="of:=[.D71]&amp;&quot;,&quot;" office:value-type="string" office:string-value="1515.90639418122," calcext:value-type="string">
            <text:p>1515.90639418122,</text:p>
          </table:table-cell>
        </table:table-row>
        <table:table-row table:style-name="ro1">
          <table:table-cell table:formula="of:=1+[.A71]" office:value-type="float" office:value="65" calcext:value-type="float">
            <text:p>65</text:p>
          </table:table-cell>
          <table:table-cell table:formula="of:=10*[.A72]" office:value-type="float" office:value="650" calcext:value-type="float">
            <text:p>650</text:p>
          </table:table-cell>
          <table:table-cell table:formula="of:=1020+310-[.B72]" office:value-type="float" office:value="680" calcext:value-type="float">
            <text:p>680</text:p>
          </table:table-cell>
          <table:table-cell table:formula="of:=[.$C$2]*(ASIN(([.B72]-[.$C$3])/[.$C$3])+0.5*SIN(2*ASIN(([.B72]-[.$C$3])/[.$C$3]))+PI()/2)" office:value-type="float" office:value="1545.98931655889" calcext:value-type="float">
            <text:p>1545.98931655889</text:p>
          </table:table-cell>
          <table:table-cell table:formula="of:=[.D72]&amp;&quot;,&quot;" office:value-type="string" office:string-value="1545.98931655889," calcext:value-type="string">
            <text:p>1545.98931655889,</text:p>
          </table:table-cell>
        </table:table-row>
        <table:table-row table:style-name="ro1">
          <table:table-cell table:formula="of:=1+[.A72]" office:value-type="float" office:value="66" calcext:value-type="float">
            <text:p>66</text:p>
          </table:table-cell>
          <table:table-cell table:formula="of:=10*[.A73]" office:value-type="float" office:value="660" calcext:value-type="float">
            <text:p>660</text:p>
          </table:table-cell>
          <table:table-cell table:formula="of:=1020+310-[.B73]" office:value-type="float" office:value="670" calcext:value-type="float">
            <text:p>670</text:p>
          </table:table-cell>
          <table:table-cell table:formula="of:=[.$C$2]*(ASIN(([.B73]-[.$C$3])/[.$C$3])+0.5*SIN(2*ASIN(([.B73]-[.$C$3])/[.$C$3]))+PI()/2)" office:value-type="float" office:value="1576.06065092107" calcext:value-type="float">
            <text:p>1576.06065092107</text:p>
          </table:table-cell>
          <table:table-cell table:formula="of:=[.D73]&amp;&quot;,&quot;" office:value-type="string" office:string-value="1576.06065092107," calcext:value-type="string">
            <text:p>1576.06065092107,</text:p>
          </table:table-cell>
        </table:table-row>
        <table:table-row table:style-name="ro1">
          <table:table-cell table:formula="of:=1+[.A73]" office:value-type="float" office:value="67" calcext:value-type="float">
            <text:p>67</text:p>
          </table:table-cell>
          <table:table-cell table:formula="of:=10*[.A74]" office:value-type="float" office:value="670" calcext:value-type="float">
            <text:p>670</text:p>
          </table:table-cell>
          <table:table-cell table:formula="of:=1020+310-[.B74]" office:value-type="float" office:value="660" calcext:value-type="float">
            <text:p>660</text:p>
          </table:table-cell>
          <table:table-cell table:formula="of:=[.$C$2]*(ASIN(([.B74]-[.$C$3])/[.$C$3])+0.5*SIN(2*ASIN(([.B74]-[.$C$3])/[.$C$3]))+PI()/2)" office:value-type="float" office:value="1606.11291140557" calcext:value-type="float">
            <text:p>1606.11291140557</text:p>
          </table:table-cell>
          <table:table-cell table:formula="of:=[.D74]&amp;&quot;,&quot;" office:value-type="string" office:string-value="1606.11291140557," calcext:value-type="string">
            <text:p>1606.11291140557,</text:p>
          </table:table-cell>
        </table:table-row>
        <table:table-row table:style-name="ro1">
          <table:table-cell table:formula="of:=1+[.A74]" office:value-type="float" office:value="68" calcext:value-type="float">
            <text:p>68</text:p>
          </table:table-cell>
          <table:table-cell table:formula="of:=10*[.A75]" office:value-type="float" office:value="680" calcext:value-type="float">
            <text:p>680</text:p>
          </table:table-cell>
          <table:table-cell table:formula="of:=1020+310-[.B75]" office:value-type="float" office:value="650" calcext:value-type="float">
            <text:p>650</text:p>
          </table:table-cell>
          <table:table-cell table:formula="of:=[.$C$2]*(ASIN(([.B75]-[.$C$3])/[.$C$3])+0.5*SIN(2*ASIN(([.B75]-[.$C$3])/[.$C$3]))+PI()/2)" office:value-type="float" office:value="1636.13859788279" calcext:value-type="float">
            <text:p>1636.13859788279</text:p>
          </table:table-cell>
          <table:table-cell table:formula="of:=[.D75]&amp;&quot;,&quot;" office:value-type="string" office:string-value="1636.13859788279," calcext:value-type="string">
            <text:p>1636.13859788279,</text:p>
          </table:table-cell>
        </table:table-row>
        <table:table-row table:style-name="ro1">
          <table:table-cell table:formula="of:=1+[.A75]" office:value-type="float" office:value="69" calcext:value-type="float">
            <text:p>69</text:p>
          </table:table-cell>
          <table:table-cell table:formula="of:=10*[.A76]" office:value-type="float" office:value="690" calcext:value-type="float">
            <text:p>690</text:p>
          </table:table-cell>
          <table:table-cell table:formula="of:=1020+310-[.B76]" office:value-type="float" office:value="640" calcext:value-type="float">
            <text:p>640</text:p>
          </table:table-cell>
          <table:table-cell table:formula="of:=[.$C$2]*(ASIN(([.B76]-[.$C$3])/[.$C$3])+0.5*SIN(2*ASIN(([.B76]-[.$C$3])/[.$C$3]))+PI()/2)" office:value-type="float" office:value="1666.13019028501" calcext:value-type="float">
            <text:p>1666.13019028501</text:p>
          </table:table-cell>
          <table:table-cell table:formula="of:=[.D76]&amp;&quot;,&quot;" office:value-type="string" office:string-value="1666.13019028501," calcext:value-type="string">
            <text:p>1666.13019028501,</text:p>
          </table:table-cell>
        </table:table-row>
        <table:table-row table:style-name="ro1">
          <table:table-cell table:formula="of:=1+[.A76]" office:value-type="float" office:value="70" calcext:value-type="float">
            <text:p>70</text:p>
          </table:table-cell>
          <table:table-cell table:formula="of:=10*[.A77]" office:value-type="float" office:value="700" calcext:value-type="float">
            <text:p>700</text:p>
          </table:table-cell>
          <table:table-cell table:formula="of:=1020+310-[.B77]" office:value-type="float" office:value="630" calcext:value-type="float">
            <text:p>630</text:p>
          </table:table-cell>
          <table:table-cell table:formula="of:=[.$C$2]*(ASIN(([.B77]-[.$C$3])/[.$C$3])+0.5*SIN(2*ASIN(([.B77]-[.$C$3])/[.$C$3]))+PI()/2)" office:value-type="float" office:value="1696.08014286057" calcext:value-type="float">
            <text:p>1696.08014286057</text:p>
          </table:table-cell>
          <table:table-cell table:formula="of:=[.D77]&amp;&quot;,&quot;" office:value-type="string" office:string-value="1696.08014286057," calcext:value-type="string">
            <text:p>1696.08014286057,</text:p>
          </table:table-cell>
        </table:table-row>
        <table:table-row table:style-name="ro1">
          <table:table-cell table:formula="of:=1+[.A77]" office:value-type="float" office:value="71" calcext:value-type="float">
            <text:p>71</text:p>
          </table:table-cell>
          <table:table-cell table:formula="of:=10*[.A78]" office:value-type="float" office:value="710" calcext:value-type="float">
            <text:p>710</text:p>
          </table:table-cell>
          <table:table-cell table:formula="of:=1020+310-[.B78]" office:value-type="float" office:value="620" calcext:value-type="float">
            <text:p>620</text:p>
          </table:table-cell>
          <table:table-cell table:formula="of:=[.$C$2]*(ASIN(([.B78]-[.$C$3])/[.$C$3])+0.5*SIN(2*ASIN(([.B78]-[.$C$3])/[.$C$3]))+PI()/2)" office:value-type="float" office:value="1725.98087833044" calcext:value-type="float">
            <text:p>1725.98087833044</text:p>
          </table:table-cell>
          <table:table-cell table:formula="of:=[.D78]&amp;&quot;,&quot;" office:value-type="string" office:string-value="1725.98087833044," calcext:value-type="string">
            <text:p>1725.98087833044,</text:p>
          </table:table-cell>
        </table:table-row>
        <table:table-row table:style-name="ro1">
          <table:table-cell table:formula="of:=1+[.A78]" office:value-type="float" office:value="72" calcext:value-type="float">
            <text:p>72</text:p>
          </table:table-cell>
          <table:table-cell table:formula="of:=10*[.A79]" office:value-type="float" office:value="720" calcext:value-type="float">
            <text:p>720</text:p>
          </table:table-cell>
          <table:table-cell table:formula="of:=1020+310-[.B79]" office:value-type="float" office:value="610" calcext:value-type="float">
            <text:p>610</text:p>
          </table:table-cell>
          <table:table-cell table:formula="of:=[.$C$2]*(ASIN(([.B79]-[.$C$3])/[.$C$3])+0.5*SIN(2*ASIN(([.B79]-[.$C$3])/[.$C$3]))+PI()/2)" office:value-type="float" office:value="1755.82478192416" calcext:value-type="float">
            <text:p>1755.82478192416</text:p>
          </table:table-cell>
          <table:table-cell table:formula="of:=[.D79]&amp;&quot;,&quot;" office:value-type="string" office:string-value="1755.82478192416," calcext:value-type="string">
            <text:p>1755.82478192416,</text:p>
          </table:table-cell>
        </table:table-row>
        <table:table-row table:style-name="ro1">
          <table:table-cell table:formula="of:=1+[.A79]" office:value-type="float" office:value="73" calcext:value-type="float">
            <text:p>73</text:p>
          </table:table-cell>
          <table:table-cell table:formula="of:=10*[.A80]" office:value-type="float" office:value="730" calcext:value-type="float">
            <text:p>730</text:p>
          </table:table-cell>
          <table:table-cell table:formula="of:=1020+310-[.B80]" office:value-type="float" office:value="600" calcext:value-type="float">
            <text:p>600</text:p>
          </table:table-cell>
          <table:table-cell table:formula="of:=[.$C$2]*(ASIN(([.B80]-[.$C$3])/[.$C$3])+0.5*SIN(2*ASIN(([.B80]-[.$C$3])/[.$C$3]))+PI()/2)" office:value-type="float" office:value="1785.60419527079" calcext:value-type="float">
            <text:p>1785.60419527079</text:p>
          </table:table-cell>
          <table:table-cell table:formula="of:=[.D80]&amp;&quot;,&quot;" office:value-type="string" office:string-value="1785.60419527079," calcext:value-type="string">
            <text:p>1785.60419527079,</text:p>
          </table:table-cell>
        </table:table-row>
        <table:table-row table:style-name="ro1">
          <table:table-cell table:formula="of:=1+[.A80]" office:value-type="float" office:value="74" calcext:value-type="float">
            <text:p>74</text:p>
          </table:table-cell>
          <table:table-cell table:formula="of:=10*[.A81]" office:value-type="float" office:value="740" calcext:value-type="float">
            <text:p>740</text:p>
          </table:table-cell>
          <table:table-cell table:formula="of:=1020+310-[.B81]" office:value-type="float" office:value="590" calcext:value-type="float">
            <text:p>590</text:p>
          </table:table-cell>
          <table:table-cell table:formula="of:=[.$C$2]*(ASIN(([.B81]-[.$C$3])/[.$C$3])+0.5*SIN(2*ASIN(([.B81]-[.$C$3])/[.$C$3]))+PI()/2)" office:value-type="float" office:value="1815.31141011929" calcext:value-type="float">
            <text:p>1815.31141011929</text:p>
          </table:table-cell>
          <table:table-cell table:formula="of:=[.D81]&amp;&quot;,&quot;" office:value-type="string" office:string-value="1815.31141011929," calcext:value-type="string">
            <text:p>1815.31141011929,</text:p>
          </table:table-cell>
        </table:table-row>
        <table:table-row table:style-name="ro1">
          <table:table-cell table:formula="of:=1+[.A81]" office:value-type="float" office:value="75" calcext:value-type="float">
            <text:p>75</text:p>
          </table:table-cell>
          <table:table-cell table:formula="of:=10*[.A82]" office:value-type="float" office:value="750" calcext:value-type="float">
            <text:p>750</text:p>
          </table:table-cell>
          <table:table-cell table:formula="of:=1020+310-[.B82]" office:value-type="float" office:value="580" calcext:value-type="float">
            <text:p>580</text:p>
          </table:table-cell>
          <table:table-cell table:formula="of:=[.$C$2]*(ASIN(([.B82]-[.$C$3])/[.$C$3])+0.5*SIN(2*ASIN(([.B82]-[.$C$3])/[.$C$3]))+PI()/2)" office:value-type="float" office:value="1844.93866186104" calcext:value-type="float">
            <text:p>1844.93866186104</text:p>
          </table:table-cell>
          <table:table-cell table:formula="of:=[.D82]&amp;&quot;,&quot;" office:value-type="string" office:string-value="1844.93866186104," calcext:value-type="string">
            <text:p>1844.93866186104,</text:p>
          </table:table-cell>
        </table:table-row>
        <table:table-row table:style-name="ro1">
          <table:table-cell table:formula="of:=1+[.A82]" office:value-type="float" office:value="76" calcext:value-type="float">
            <text:p>76</text:p>
          </table:table-cell>
          <table:table-cell table:formula="of:=10*[.A83]" office:value-type="float" office:value="760" calcext:value-type="float">
            <text:p>760</text:p>
          </table:table-cell>
          <table:table-cell table:formula="of:=1020+310-[.B83]" office:value-type="float" office:value="570" calcext:value-type="float">
            <text:p>570</text:p>
          </table:table-cell>
          <table:table-cell table:formula="of:=[.$C$2]*(ASIN(([.B83]-[.$C$3])/[.$C$3])+0.5*SIN(2*ASIN(([.B83]-[.$C$3])/[.$C$3]))+PI()/2)" office:value-type="float" office:value="1874.47812282557" calcext:value-type="float">
            <text:p>1874.47812282557</text:p>
          </table:table-cell>
          <table:table-cell table:formula="of:=[.D83]&amp;&quot;,&quot;" office:value-type="string" office:string-value="1874.47812282557," calcext:value-type="string">
            <text:p>1874.47812282557,</text:p>
          </table:table-cell>
        </table:table-row>
        <table:table-row table:style-name="ro1">
          <table:table-cell table:formula="of:=1+[.A83]" office:value-type="float" office:value="77" calcext:value-type="float">
            <text:p>77</text:p>
          </table:table-cell>
          <table:table-cell table:formula="of:=10*[.A84]" office:value-type="float" office:value="770" calcext:value-type="float">
            <text:p>770</text:p>
          </table:table-cell>
          <table:table-cell table:formula="of:=1020+310-[.B84]" office:value-type="float" office:value="560" calcext:value-type="float">
            <text:p>560</text:p>
          </table:table-cell>
          <table:table-cell table:formula="of:=[.$C$2]*(ASIN(([.B84]-[.$C$3])/[.$C$3])+0.5*SIN(2*ASIN(([.B84]-[.$C$3])/[.$C$3]))+PI()/2)" office:value-type="float" office:value="1903.92189531813" calcext:value-type="float">
            <text:p>1903.92189531813</text:p>
          </table:table-cell>
          <table:table-cell table:formula="of:=[.D84]&amp;&quot;,&quot;" office:value-type="string" office:string-value="1903.92189531813," calcext:value-type="string">
            <text:p>1903.92189531813,</text:p>
          </table:table-cell>
        </table:table-row>
        <table:table-row table:style-name="ro1">
          <table:table-cell table:formula="of:=1+[.A84]" office:value-type="float" office:value="78" calcext:value-type="float">
            <text:p>78</text:p>
          </table:table-cell>
          <table:table-cell table:formula="of:=10*[.A85]" office:value-type="float" office:value="780" calcext:value-type="float">
            <text:p>780</text:p>
          </table:table-cell>
          <table:table-cell table:formula="of:=1020+310-[.B85]" office:value-type="float" office:value="550" calcext:value-type="float">
            <text:p>550</text:p>
          </table:table-cell>
          <table:table-cell table:formula="of:=[.$C$2]*(ASIN(([.B85]-[.$C$3])/[.$C$3])+0.5*SIN(2*ASIN(([.B85]-[.$C$3])/[.$C$3]))+PI()/2)" office:value-type="float" office:value="1933.2620043653" calcext:value-type="float">
            <text:p>1933.2620043653</text:p>
          </table:table-cell>
          <table:table-cell table:formula="of:=[.D85]&amp;&quot;,&quot;" office:value-type="string" office:string-value="1933.2620043653," calcext:value-type="string">
            <text:p>1933.2620043653,</text:p>
          </table:table-cell>
        </table:table-row>
        <table:table-row table:style-name="ro1">
          <table:table-cell table:formula="of:=1+[.A85]" office:value-type="float" office:value="79" calcext:value-type="float">
            <text:p>79</text:p>
          </table:table-cell>
          <table:table-cell table:formula="of:=10*[.A86]" office:value-type="float" office:value="790" calcext:value-type="float">
            <text:p>790</text:p>
          </table:table-cell>
          <table:table-cell table:formula="of:=1020+310-[.B86]" office:value-type="float" office:value="540" calcext:value-type="float">
            <text:p>540</text:p>
          </table:table-cell>
          <table:table-cell table:formula="of:=[.$C$2]*(ASIN(([.B86]-[.$C$3])/[.$C$3])+0.5*SIN(2*ASIN(([.B86]-[.$C$3])/[.$C$3]))+PI()/2)" office:value-type="float" office:value="1962.49039013188" calcext:value-type="float">
            <text:p>1962.49039013188</text:p>
          </table:table-cell>
          <table:table-cell table:formula="of:=[.D86]&amp;&quot;,&quot;" office:value-type="string" office:string-value="1962.49039013188," calcext:value-type="string">
            <text:p>1962.49039013188,</text:p>
          </table:table-cell>
        </table:table-row>
        <table:table-row table:style-name="ro1">
          <table:table-cell table:formula="of:=1+[.A86]" office:value-type="float" office:value="80" calcext:value-type="float">
            <text:p>80</text:p>
          </table:table-cell>
          <table:table-cell table:formula="of:=10*[.A87]" office:value-type="float" office:value="800" calcext:value-type="float">
            <text:p>800</text:p>
          </table:table-cell>
          <table:table-cell table:formula="of:=1020+310-[.B87]" office:value-type="float" office:value="530" calcext:value-type="float">
            <text:p>530</text:p>
          </table:table-cell>
          <table:table-cell table:formula="of:=[.$C$2]*(ASIN(([.B87]-[.$C$3])/[.$C$3])+0.5*SIN(2*ASIN(([.B87]-[.$C$3])/[.$C$3]))+PI()/2)" office:value-type="float" office:value="1991.59889996877" calcext:value-type="float">
            <text:p>1991.59889996877</text:p>
          </table:table-cell>
          <table:table-cell table:formula="of:=[.D87]&amp;&quot;,&quot;" office:value-type="string" office:string-value="1991.59889996877," calcext:value-type="string">
            <text:p>1991.59889996877,</text:p>
          </table:table-cell>
        </table:table-row>
        <table:table-row table:style-name="ro1">
          <table:table-cell table:formula="of:=1+[.A87]" office:value-type="float" office:value="81" calcext:value-type="float">
            <text:p>81</text:p>
          </table:table-cell>
          <table:table-cell table:formula="of:=10*[.A88]" office:value-type="float" office:value="810" calcext:value-type="float">
            <text:p>810</text:p>
          </table:table-cell>
          <table:table-cell table:formula="of:=1020+310-[.B88]" office:value-type="float" office:value="520" calcext:value-type="float">
            <text:p>520</text:p>
          </table:table-cell>
          <table:table-cell table:formula="of:=[.$C$2]*(ASIN(([.B88]-[.$C$3])/[.$C$3])+0.5*SIN(2*ASIN(([.B88]-[.$C$3])/[.$C$3]))+PI()/2)" office:value-type="float" office:value="2020.57928004784" calcext:value-type="float">
            <text:p>2020.57928004784</text:p>
          </table:table-cell>
          <table:table-cell table:formula="of:=[.D88]&amp;&quot;,&quot;" office:value-type="string" office:string-value="2020.57928004784," calcext:value-type="string">
            <text:p>2020.57928004784,</text:p>
          </table:table-cell>
        </table:table-row>
        <table:table-row table:style-name="ro1">
          <table:table-cell table:formula="of:=1+[.A88]" office:value-type="float" office:value="82" calcext:value-type="float">
            <text:p>82</text:p>
          </table:table-cell>
          <table:table-cell table:formula="of:=10*[.A89]" office:value-type="float" office:value="820" calcext:value-type="float">
            <text:p>820</text:p>
          </table:table-cell>
          <table:table-cell table:formula="of:=1020+310-[.B89]" office:value-type="float" office:value="510" calcext:value-type="float">
            <text:p>510</text:p>
          </table:table-cell>
          <table:table-cell table:formula="of:=[.$C$2]*(ASIN(([.B89]-[.$C$3])/[.$C$3])+0.5*SIN(2*ASIN(([.B89]-[.$C$3])/[.$C$3]))+PI()/2)" office:value-type="float" office:value="2049.42316653488" calcext:value-type="float">
            <text:p>2049.42316653488</text:p>
          </table:table-cell>
          <table:table-cell table:formula="of:=[.D89]&amp;&quot;,&quot;" office:value-type="string" office:string-value="2049.42316653488," calcext:value-type="string">
            <text:p>2049.42316653488,</text:p>
          </table:table-cell>
        </table:table-row>
        <table:table-row table:style-name="ro1">
          <table:table-cell table:formula="of:=1+[.A89]" office:value-type="float" office:value="83" calcext:value-type="float">
            <text:p>83</text:p>
          </table:table-cell>
          <table:table-cell table:formula="of:=10*[.A90]" office:value-type="float" office:value="830" calcext:value-type="float">
            <text:p>830</text:p>
          </table:table-cell>
          <table:table-cell table:formula="of:=1020+310-[.B90]" office:value-type="float" office:value="500" calcext:value-type="float">
            <text:p>500</text:p>
          </table:table-cell>
          <table:table-cell table:formula="of:=[.$C$2]*(ASIN(([.B90]-[.$C$3])/[.$C$3])+0.5*SIN(2*ASIN(([.B90]-[.$C$3])/[.$C$3]))+PI()/2)" office:value-type="float" office:value="2078.12207624681" calcext:value-type="float">
            <text:p>2078.12207624681</text:p>
          </table:table-cell>
          <table:table-cell table:formula="of:=[.D90]&amp;&quot;,&quot;" office:value-type="string" office:string-value="2078.12207624681," calcext:value-type="string">
            <text:p>2078.12207624681,</text:p>
          </table:table-cell>
        </table:table-row>
        <table:table-row table:style-name="ro1">
          <table:table-cell table:formula="of:=1+[.A90]" office:value-type="float" office:value="84" calcext:value-type="float">
            <text:p>84</text:p>
          </table:table-cell>
          <table:table-cell table:formula="of:=10*[.A91]" office:value-type="float" office:value="840" calcext:value-type="float">
            <text:p>840</text:p>
          </table:table-cell>
          <table:table-cell table:formula="of:=1020+310-[.B91]" office:value-type="float" office:value="490" calcext:value-type="float">
            <text:p>490</text:p>
          </table:table-cell>
          <table:table-cell table:formula="of:=[.$C$2]*(ASIN(([.B91]-[.$C$3])/[.$C$3])+0.5*SIN(2*ASIN(([.B91]-[.$C$3])/[.$C$3]))+PI()/2)" office:value-type="float" office:value="2106.66739673293" calcext:value-type="float">
            <text:p>2106.66739673293</text:p>
          </table:table-cell>
          <table:table-cell table:formula="of:=[.D91]&amp;&quot;,&quot;" office:value-type="string" office:string-value="2106.66739673293," calcext:value-type="string">
            <text:p>2106.66739673293,</text:p>
          </table:table-cell>
        </table:table-row>
        <table:table-row table:style-name="ro1">
          <table:table-cell table:formula="of:=1+[.A91]" office:value-type="float" office:value="85" calcext:value-type="float">
            <text:p>85</text:p>
          </table:table-cell>
          <table:table-cell table:formula="of:=10*[.A92]" office:value-type="float" office:value="850" calcext:value-type="float">
            <text:p>850</text:p>
          </table:table-cell>
          <table:table-cell table:formula="of:=1020+310-[.B92]" office:value-type="float" office:value="480" calcext:value-type="float">
            <text:p>480</text:p>
          </table:table-cell>
          <table:table-cell table:formula="of:=[.$C$2]*(ASIN(([.B92]-[.$C$3])/[.$C$3])+0.5*SIN(2*ASIN(([.B92]-[.$C$3])/[.$C$3]))+PI()/2)" office:value-type="float" office:value="2135.05037571322" calcext:value-type="float">
            <text:p>2135.05037571322</text:p>
          </table:table-cell>
          <table:table-cell table:formula="of:=[.D92]&amp;&quot;,&quot;" office:value-type="string" office:string-value="2135.05037571322," calcext:value-type="string">
            <text:p>2135.05037571322,</text:p>
          </table:table-cell>
        </table:table-row>
        <table:table-row table:style-name="ro1">
          <table:table-cell table:formula="of:=1+[.A92]" office:value-type="float" office:value="86" calcext:value-type="float">
            <text:p>86</text:p>
          </table:table-cell>
          <table:table-cell table:formula="of:=10*[.A93]" office:value-type="float" office:value="860" calcext:value-type="float">
            <text:p>860</text:p>
          </table:table-cell>
          <table:table-cell table:formula="of:=1020+310-[.B93]" office:value-type="float" office:value="470" calcext:value-type="float">
            <text:p>470</text:p>
          </table:table-cell>
          <table:table-cell table:formula="of:=[.$C$2]*(ASIN(([.B93]-[.$C$3])/[.$C$3])+0.5*SIN(2*ASIN(([.B93]-[.$C$3])/[.$C$3]))+PI()/2)" office:value-type="float" office:value="2163.26210979838" calcext:value-type="float">
            <text:p>2163.26210979838</text:p>
          </table:table-cell>
          <table:table-cell table:formula="of:=[.D93]&amp;&quot;,&quot;" office:value-type="string" office:string-value="2163.26210979838," calcext:value-type="string">
            <text:p>2163.26210979838,</text:p>
          </table:table-cell>
        </table:table-row>
        <table:table-row table:style-name="ro1">
          <table:table-cell table:formula="of:=1+[.A93]" office:value-type="float" office:value="87" calcext:value-type="float">
            <text:p>87</text:p>
          </table:table-cell>
          <table:table-cell table:formula="of:=10*[.A94]" office:value-type="float" office:value="870" calcext:value-type="float">
            <text:p>870</text:p>
          </table:table-cell>
          <table:table-cell table:formula="of:=1020+310-[.B94]" office:value-type="float" office:value="460" calcext:value-type="float">
            <text:p>460</text:p>
          </table:table-cell>
          <table:table-cell table:formula="of:=[.$C$2]*(ASIN(([.B94]-[.$C$3])/[.$C$3])+0.5*SIN(2*ASIN(([.B94]-[.$C$3])/[.$C$3]))+PI()/2)" office:value-type="float" office:value="2191.29353240684" calcext:value-type="float">
            <text:p>2191.29353240684</text:p>
          </table:table-cell>
          <table:table-cell table:formula="of:=[.D94]&amp;&quot;,&quot;" office:value-type="string" office:string-value="2191.29353240684," calcext:value-type="string">
            <text:p>2191.29353240684,</text:p>
          </table:table-cell>
        </table:table-row>
        <table:table-row table:style-name="ro1">
          <table:table-cell table:formula="of:=1+[.A94]" office:value-type="float" office:value="88" calcext:value-type="float">
            <text:p>88</text:p>
          </table:table-cell>
          <table:table-cell table:formula="of:=10*[.A95]" office:value-type="float" office:value="880" calcext:value-type="float">
            <text:p>880</text:p>
          </table:table-cell>
          <table:table-cell table:formula="of:=1020+310-[.B95]" office:value-type="float" office:value="450" calcext:value-type="float">
            <text:p>450</text:p>
          </table:table-cell>
          <table:table-cell table:formula="of:=[.$C$2]*(ASIN(([.B95]-[.$C$3])/[.$C$3])+0.5*SIN(2*ASIN(([.B95]-[.$C$3])/[.$C$3]))+PI()/2)" office:value-type="float" office:value="2219.13540078288" calcext:value-type="float">
            <text:p>2219.13540078288</text:p>
          </table:table-cell>
          <table:table-cell table:formula="of:=[.D95]&amp;&quot;,&quot;" office:value-type="string" office:string-value="2219.13540078288," calcext:value-type="string">
            <text:p>2219.13540078288,</text:p>
          </table:table-cell>
        </table:table-row>
        <table:table-row table:style-name="ro1">
          <table:table-cell table:formula="of:=1+[.A95]" office:value-type="float" office:value="89" calcext:value-type="float">
            <text:p>89</text:p>
          </table:table-cell>
          <table:table-cell table:formula="of:=10*[.A96]" office:value-type="float" office:value="890" calcext:value-type="float">
            <text:p>890</text:p>
          </table:table-cell>
          <table:table-cell table:formula="of:=1020+310-[.B96]" office:value-type="float" office:value="440" calcext:value-type="float">
            <text:p>440</text:p>
          </table:table-cell>
          <table:table-cell table:formula="of:=[.$C$2]*(ASIN(([.B96]-[.$C$3])/[.$C$3])+0.5*SIN(2*ASIN(([.B96]-[.$C$3])/[.$C$3]))+PI()/2)" office:value-type="float" office:value="2246.77828200736" calcext:value-type="float">
            <text:p>2246.77828200736</text:p>
          </table:table-cell>
          <table:table-cell table:formula="of:=[.D96]&amp;&quot;,&quot;" office:value-type="string" office:string-value="2246.77828200736," calcext:value-type="string">
            <text:p>2246.77828200736,</text:p>
          </table:table-cell>
        </table:table-row>
        <table:table-row table:style-name="ro1">
          <table:table-cell table:formula="of:=1+[.A96]" office:value-type="float" office:value="90" calcext:value-type="float">
            <text:p>90</text:p>
          </table:table-cell>
          <table:table-cell table:formula="of:=10*[.A97]" office:value-type="float" office:value="900" calcext:value-type="float">
            <text:p>900</text:p>
          </table:table-cell>
          <table:table-cell table:formula="of:=1020+310-[.B97]" office:value-type="float" office:value="430" calcext:value-type="float">
            <text:p>430</text:p>
          </table:table-cell>
          <table:table-cell table:formula="of:=[.$C$2]*(ASIN(([.B97]-[.$C$3])/[.$C$3])+0.5*SIN(2*ASIN(([.B97]-[.$C$3])/[.$C$3]))+PI()/2)" office:value-type="float" office:value="2274.21253787693" calcext:value-type="float">
            <text:p>2274.21253787693</text:p>
          </table:table-cell>
          <table:table-cell table:formula="of:=[.D97]&amp;&quot;,&quot;" office:value-type="string" office:string-value="2274.21253787693," calcext:value-type="string">
            <text:p>2274.21253787693,</text:p>
          </table:table-cell>
        </table:table-row>
        <table:table-row table:style-name="ro1">
          <table:table-cell table:formula="of:=1+[.A97]" office:value-type="float" office:value="91" calcext:value-type="float">
            <text:p>91</text:p>
          </table:table-cell>
          <table:table-cell table:formula="of:=10*[.A98]" office:value-type="float" office:value="910" calcext:value-type="float">
            <text:p>910</text:p>
          </table:table-cell>
          <table:table-cell table:formula="of:=1020+310-[.B98]" office:value-type="float" office:value="420" calcext:value-type="float">
            <text:p>420</text:p>
          </table:table-cell>
          <table:table-cell table:formula="of:=[.$C$2]*(ASIN(([.B98]-[.$C$3])/[.$C$3])+0.5*SIN(2*ASIN(([.B98]-[.$C$3])/[.$C$3]))+PI()/2)" office:value-type="float" office:value="2301.42830851038" calcext:value-type="float">
            <text:p>2301.42830851038</text:p>
          </table:table-cell>
          <table:table-cell table:formula="of:=[.D98]&amp;&quot;,&quot;" office:value-type="string" office:string-value="2301.42830851038," calcext:value-type="string">
            <text:p>2301.42830851038,</text:p>
          </table:table-cell>
        </table:table-row>
        <table:table-row table:style-name="ro1">
          <table:table-cell table:formula="of:=1+[.A98]" office:value-type="float" office:value="92" calcext:value-type="float">
            <text:p>92</text:p>
          </table:table-cell>
          <table:table-cell table:formula="of:=10*[.A99]" office:value-type="float" office:value="920" calcext:value-type="float">
            <text:p>920</text:p>
          </table:table-cell>
          <table:table-cell table:formula="of:=1020+310-[.B99]" office:value-type="float" office:value="410" calcext:value-type="float">
            <text:p>410</text:p>
          </table:table-cell>
          <table:table-cell table:formula="of:=[.$C$2]*(ASIN(([.B99]-[.$C$3])/[.$C$3])+0.5*SIN(2*ASIN(([.B99]-[.$C$3])/[.$C$3]))+PI()/2)" office:value-type="float" office:value="2328.41549451939" calcext:value-type="float">
            <text:p>2328.41549451939</text:p>
          </table:table-cell>
          <table:table-cell table:formula="of:=[.D99]&amp;&quot;,&quot;" office:value-type="string" office:string-value="2328.41549451939," calcext:value-type="string">
            <text:p>2328.41549451939,</text:p>
          </table:table-cell>
        </table:table-row>
        <table:table-row table:style-name="ro1">
          <table:table-cell table:formula="of:=1+[.A99]" office:value-type="float" office:value="93" calcext:value-type="float">
            <text:p>93</text:p>
          </table:table-cell>
          <table:table-cell table:formula="of:=10*[.A100]" office:value-type="float" office:value="930" calcext:value-type="float">
            <text:p>930</text:p>
          </table:table-cell>
          <table:table-cell table:formula="of:=1020+310-[.B100]" office:value-type="float" office:value="400" calcext:value-type="float">
            <text:p>400</text:p>
          </table:table-cell>
          <table:table-cell table:formula="of:=[.$C$2]*(ASIN(([.B100]-[.$C$3])/[.$C$3])+0.5*SIN(2*ASIN(([.B100]-[.$C$3])/[.$C$3]))+PI()/2)" office:value-type="float" office:value="2355.16373755613" calcext:value-type="float">
            <text:p>2355.16373755613</text:p>
          </table:table-cell>
          <table:table-cell table:formula="of:=[.D100]&amp;&quot;,&quot;" office:value-type="string" office:string-value="2355.16373755613," calcext:value-type="string">
            <text:p>2355.16373755613,</text:p>
          </table:table-cell>
        </table:table-row>
        <table:table-row table:style-name="ro1">
          <table:table-cell table:formula="of:=1+[.A100]" office:value-type="float" office:value="94" calcext:value-type="float">
            <text:p>94</text:p>
          </table:table-cell>
          <table:table-cell table:formula="of:=10*[.A101]" office:value-type="float" office:value="940" calcext:value-type="float">
            <text:p>940</text:p>
          </table:table-cell>
          <table:table-cell table:formula="of:=1020+310-[.B101]" office:value-type="float" office:value="390" calcext:value-type="float">
            <text:p>390</text:p>
          </table:table-cell>
          <table:table-cell table:formula="of:=[.$C$2]*(ASIN(([.B101]-[.$C$3])/[.$C$3])+0.5*SIN(2*ASIN(([.B101]-[.$C$3])/[.$C$3]))+PI()/2)" office:value-type="float" office:value="2381.66239902075" calcext:value-type="float">
            <text:p>2381.66239902075</text:p>
          </table:table-cell>
          <table:table-cell table:formula="of:=[.D101]&amp;&quot;,&quot;" office:value-type="string" office:string-value="2381.66239902075," calcext:value-type="string">
            <text:p>2381.66239902075,</text:p>
          </table:table-cell>
        </table:table-row>
        <table:table-row table:style-name="ro1">
          <table:table-cell table:formula="of:=1+[.A101]" office:value-type="float" office:value="95" calcext:value-type="float">
            <text:p>95</text:p>
          </table:table-cell>
          <table:table-cell table:formula="of:=10*[.A102]" office:value-type="float" office:value="950" calcext:value-type="float">
            <text:p>950</text:p>
          </table:table-cell>
          <table:table-cell table:formula="of:=1020+310-[.B102]" office:value-type="float" office:value="380" calcext:value-type="float">
            <text:p>380</text:p>
          </table:table-cell>
          <table:table-cell table:formula="of:=[.$C$2]*(ASIN(([.B102]-[.$C$3])/[.$C$3])+0.5*SIN(2*ASIN(([.B102]-[.$C$3])/[.$C$3]))+PI()/2)" office:value-type="float" office:value="2407.900536676" calcext:value-type="float">
            <text:p>2407.900536676</text:p>
          </table:table-cell>
          <table:table-cell table:formula="of:=[.D102]&amp;&quot;,&quot;" office:value-type="string" office:string-value="2407.900536676," calcext:value-type="string">
            <text:p>2407.900536676,</text:p>
          </table:table-cell>
        </table:table-row>
        <table:table-row table:style-name="ro1">
          <table:table-cell table:formula="of:=1+[.A102]" office:value-type="float" office:value="96" calcext:value-type="float">
            <text:p>96</text:p>
          </table:table-cell>
          <table:table-cell table:formula="of:=10*[.A103]" office:value-type="float" office:value="960" calcext:value-type="float">
            <text:p>960</text:p>
          </table:table-cell>
          <table:table-cell table:formula="of:=1020+310-[.B103]" office:value-type="float" office:value="370" calcext:value-type="float">
            <text:p>370</text:p>
          </table:table-cell>
          <table:table-cell table:formula="of:=[.$C$2]*(ASIN(([.B103]-[.$C$3])/[.$C$3])+0.5*SIN(2*ASIN(([.B103]-[.$C$3])/[.$C$3]))+PI()/2)" office:value-type="float" office:value="2433.86687887403" calcext:value-type="float">
            <text:p>2433.86687887403</text:p>
          </table:table-cell>
          <table:table-cell table:formula="of:=[.D103]&amp;&quot;,&quot;" office:value-type="string" office:string-value="2433.86687887403," calcext:value-type="string">
            <text:p>2433.86687887403,</text:p>
          </table:table-cell>
        </table:table-row>
        <table:table-row table:style-name="ro1">
          <table:table-cell table:formula="of:=1+[.A103]" office:value-type="float" office:value="97" calcext:value-type="float">
            <text:p>97</text:p>
          </table:table-cell>
          <table:table-cell table:formula="of:=10*[.A104]" office:value-type="float" office:value="970" calcext:value-type="float">
            <text:p>970</text:p>
          </table:table-cell>
          <table:table-cell table:formula="of:=1020+310-[.B104]" office:value-type="float" office:value="360" calcext:value-type="float">
            <text:p>360</text:p>
          </table:table-cell>
          <table:table-cell table:formula="of:=[.$C$2]*(ASIN(([.B104]-[.$C$3])/[.$C$3])+0.5*SIN(2*ASIN(([.B104]-[.$C$3])/[.$C$3]))+PI()/2)" office:value-type="float" office:value="2459.54979604855" calcext:value-type="float">
            <text:p>2459.54979604855</text:p>
          </table:table-cell>
          <table:table-cell table:formula="of:=[.D104]&amp;&quot;,&quot;" office:value-type="string" office:string-value="2459.54979604855," calcext:value-type="string">
            <text:p>2459.54979604855,</text:p>
          </table:table-cell>
        </table:table-row>
        <table:table-row table:style-name="ro1">
          <table:table-cell table:formula="of:=1+[.A104]" office:value-type="float" office:value="98" calcext:value-type="float">
            <text:p>98</text:p>
          </table:table-cell>
          <table:table-cell table:formula="of:=10*[.A105]" office:value-type="float" office:value="980" calcext:value-type="float">
            <text:p>980</text:p>
          </table:table-cell>
          <table:table-cell table:formula="of:=1020+310-[.B105]" office:value-type="float" office:value="350" calcext:value-type="float">
            <text:p>350</text:p>
          </table:table-cell>
          <table:table-cell table:formula="of:=[.$C$2]*(ASIN(([.B105]-[.$C$3])/[.$C$3])+0.5*SIN(2*ASIN(([.B105]-[.$C$3])/[.$C$3]))+PI()/2)" office:value-type="float" office:value="2484.93726906335" calcext:value-type="float">
            <text:p>2484.93726906335</text:p>
          </table:table-cell>
          <table:table-cell table:formula="of:=[.D105]&amp;&quot;,&quot;" office:value-type="string" office:string-value="2484.93726906335," calcext:value-type="string">
            <text:p>2484.93726906335,</text:p>
          </table:table-cell>
        </table:table-row>
        <table:table-row table:style-name="ro1">
          <table:table-cell table:formula="of:=1+[.A105]" office:value-type="float" office:value="99" calcext:value-type="float">
            <text:p>99</text:p>
          </table:table-cell>
          <table:table-cell table:formula="of:=10*[.A106]" office:value-type="float" office:value="990" calcext:value-type="float">
            <text:p>990</text:p>
          </table:table-cell>
          <table:table-cell table:formula="of:=1020+310-[.B106]" office:value-type="float" office:value="340" calcext:value-type="float">
            <text:p>340</text:p>
          </table:table-cell>
          <table:table-cell table:formula="of:=[.$C$2]*(ASIN(([.B106]-[.$C$3])/[.$C$3])+0.5*SIN(2*ASIN(([.B106]-[.$C$3])/[.$C$3]))+PI()/2)" office:value-type="float" office:value="2510.01685393155" calcext:value-type="float">
            <text:p>2510.01685393155</text:p>
          </table:table-cell>
          <table:table-cell table:formula="of:=[.D106]&amp;&quot;,&quot;" office:value-type="string" office:string-value="2510.01685393155," calcext:value-type="string">
            <text:p>2510.01685393155,</text:p>
          </table:table-cell>
        </table:table-row>
        <table:table-row table:style-name="ro1">
          <table:table-cell table:formula="of:=1+[.A106]" office:value-type="float" office:value="100" calcext:value-type="float">
            <text:p>100</text:p>
          </table:table-cell>
          <table:table-cell table:formula="of:=10*[.A107]" office:value-type="float" office:value="1000" calcext:value-type="float">
            <text:p>1000</text:p>
          </table:table-cell>
          <table:table-cell table:formula="of:=1020+310-[.B107]" office:value-type="float" office:value="330" calcext:value-type="float">
            <text:p>330</text:p>
          </table:table-cell>
          <table:table-cell table:formula="of:=[.$C$2]*(ASIN(([.B107]-[.$C$3])/[.$C$3])+0.5*SIN(2*ASIN(([.B107]-[.$C$3])/[.$C$3]))+PI()/2)" office:value-type="float" office:value="2534.77564232584" calcext:value-type="float">
            <text:p>2534.77564232584</text:p>
          </table:table-cell>
          <table:table-cell table:formula="of:=[.D107]&amp;&quot;,&quot;" office:value-type="string" office:string-value="2534.77564232584," calcext:value-type="string">
            <text:p>2534.77564232584,</text:p>
          </table:table-cell>
        </table:table-row>
        <table:table-row table:style-name="ro1">
          <table:table-cell table:formula="of:=1+[.A107]" office:value-type="float" office:value="101" calcext:value-type="float">
            <text:p>101</text:p>
          </table:table-cell>
          <table:table-cell table:formula="of:=10*[.A108]" office:value-type="float" office:value="1010" calcext:value-type="float">
            <text:p>1010</text:p>
          </table:table-cell>
          <table:table-cell table:formula="of:=1020+310-[.B108]" office:value-type="float" office:value="320" calcext:value-type="float">
            <text:p>320</text:p>
          </table:table-cell>
          <table:table-cell table:formula="of:=[.$C$2]*(ASIN(([.B108]-[.$C$3])/[.$C$3])+0.5*SIN(2*ASIN(([.B108]-[.$C$3])/[.$C$3]))+PI()/2)" office:value-type="float" office:value="2559.20021718358" calcext:value-type="float">
            <text:p>2559.20021718358</text:p>
          </table:table-cell>
          <table:table-cell table:formula="of:=[.D108]&amp;&quot;,&quot;" office:value-type="string" office:string-value="2559.20021718358," calcext:value-type="string">
            <text:p>2559.20021718358,</text:p>
          </table:table-cell>
        </table:table-row>
        <table:table-row table:style-name="ro1">
          <table:table-cell table:formula="of:=1+[.A108]" office:value-type="float" office:value="102" calcext:value-type="float">
            <text:p>102</text:p>
          </table:table-cell>
          <table:table-cell table:formula="of:=10*[.A109]" office:value-type="float" office:value="1020" calcext:value-type="float">
            <text:p>1020</text:p>
          </table:table-cell>
          <table:table-cell table:formula="of:=1020+310-[.B109]" office:value-type="float" office:value="310" calcext:value-type="float">
            <text:p>310</text:p>
          </table:table-cell>
          <table:table-cell table:formula="of:=[.$C$2]*(ASIN(([.B109]-[.$C$3])/[.$C$3])+0.5*SIN(2*ASIN(([.B109]-[.$C$3])/[.$C$3]))+PI()/2)" office:value-type="float" office:value="2583.27660256515" calcext:value-type="float">
            <text:p>2583.27660256515</text:p>
          </table:table-cell>
          <table:table-cell table:formula="of:=[.D109]&amp;&quot;,&quot;" office:value-type="string" office:string-value="2583.27660256515," calcext:value-type="string">
            <text:p>2583.27660256515,</text:p>
          </table:table-cell>
        </table:table-row>
        <table:table-row table:style-name="ro1">
          <table:table-cell table:formula="of:=1+[.A109]" office:value-type="float" office:value="103" calcext:value-type="float">
            <text:p>103</text:p>
          </table:table-cell>
          <table:table-cell table:formula="of:=10*[.A110]" office:value-type="float" office:value="1030" calcext:value-type="float">
            <text:p>1030</text:p>
          </table:table-cell>
          <table:table-cell table:formula="of:=1020+310-[.B110]" office:value-type="float" office:value="300" calcext:value-type="float">
            <text:p>300</text:p>
          </table:table-cell>
          <table:table-cell table:formula="of:=[.$C$2]*(ASIN(([.B110]-[.$C$3])/[.$C$3])+0.5*SIN(2*ASIN(([.B110]-[.$C$3])/[.$C$3]))+PI()/2)" office:value-type="float" office:value="2606.99020674099" calcext:value-type="float">
            <text:p>2606.99020674099</text:p>
          </table:table-cell>
          <table:table-cell table:formula="of:=[.D110]&amp;&quot;,&quot;" office:value-type="string" office:string-value="2606.99020674099," calcext:value-type="string">
            <text:p>2606.99020674099,</text:p>
          </table:table-cell>
        </table:table-row>
        <table:table-row table:style-name="ro1">
          <table:table-cell table:formula="of:=1+[.A110]" office:value-type="float" office:value="104" calcext:value-type="float">
            <text:p>104</text:p>
          </table:table-cell>
          <table:table-cell table:formula="of:=10*[.A111]" office:value-type="float" office:value="1040" calcext:value-type="float">
            <text:p>1040</text:p>
          </table:table-cell>
          <table:table-cell table:formula="of:=1020+310-[.B111]" office:value-type="float" office:value="290" calcext:value-type="float">
            <text:p>290</text:p>
          </table:table-cell>
          <table:table-cell table:formula="of:=[.$C$2]*(ASIN(([.B111]-[.$C$3])/[.$C$3])+0.5*SIN(2*ASIN(([.B111]-[.$C$3])/[.$C$3]))+PI()/2)" office:value-type="float" office:value="2630.32575725073" calcext:value-type="float">
            <text:p>2630.32575725073</text:p>
          </table:table-cell>
          <table:table-cell table:formula="of:=[.D111]&amp;&quot;,&quot;" office:value-type="string" office:string-value="2630.32575725073," calcext:value-type="string">
            <text:p>2630.32575725073,</text:p>
          </table:table-cell>
        </table:table-row>
        <table:table-row table:style-name="ro1">
          <table:table-cell table:formula="of:=1+[.A111]" office:value-type="float" office:value="105" calcext:value-type="float">
            <text:p>105</text:p>
          </table:table-cell>
          <table:table-cell table:formula="of:=10*[.A112]" office:value-type="float" office:value="1050" calcext:value-type="float">
            <text:p>1050</text:p>
          </table:table-cell>
          <table:table-cell table:formula="of:=1020+310-[.B112]" office:value-type="float" office:value="280" calcext:value-type="float">
            <text:p>280</text:p>
          </table:table-cell>
          <table:table-cell table:formula="of:=[.$C$2]*(ASIN(([.B112]-[.$C$3])/[.$C$3])+0.5*SIN(2*ASIN(([.B112]-[.$C$3])/[.$C$3]))+PI()/2)" office:value-type="float" office:value="2653.26722638063" calcext:value-type="float">
            <text:p>2653.26722638063</text:p>
          </table:table-cell>
          <table:table-cell table:formula="of:=[.D112]&amp;&quot;,&quot;" office:value-type="string" office:string-value="2653.26722638063," calcext:value-type="string">
            <text:p>2653.26722638063,</text:p>
          </table:table-cell>
        </table:table-row>
        <table:table-row table:style-name="ro1">
          <table:table-cell table:formula="of:=1+[.A112]" office:value-type="float" office:value="106" calcext:value-type="float">
            <text:p>106</text:p>
          </table:table-cell>
          <table:table-cell table:formula="of:=10*[.A113]" office:value-type="float" office:value="1060" calcext:value-type="float">
            <text:p>1060</text:p>
          </table:table-cell>
          <table:table-cell table:formula="of:=1020+310-[.B113]" office:value-type="float" office:value="270" calcext:value-type="float">
            <text:p>270</text:p>
          </table:table-cell>
          <table:table-cell table:formula="of:=[.$C$2]*(ASIN(([.B113]-[.$C$3])/[.$C$3])+0.5*SIN(2*ASIN(([.B113]-[.$C$3])/[.$C$3]))+PI()/2)" office:value-type="float" office:value="2675.79774512153" calcext:value-type="float">
            <text:p>2675.79774512153</text:p>
          </table:table-cell>
          <table:table-cell table:formula="of:=[.D113]&amp;&quot;,&quot;" office:value-type="string" office:string-value="2675.79774512153," calcext:value-type="string">
            <text:p>2675.79774512153,</text:p>
          </table:table-cell>
        </table:table-row>
        <table:table-row table:style-name="ro1">
          <table:table-cell table:formula="of:=1+[.A113]" office:value-type="float" office:value="107" calcext:value-type="float">
            <text:p>107</text:p>
          </table:table-cell>
          <table:table-cell table:formula="of:=10*[.A114]" office:value-type="float" office:value="1070" calcext:value-type="float">
            <text:p>1070</text:p>
          </table:table-cell>
          <table:table-cell table:formula="of:=1020+310-[.B114]" office:value-type="float" office:value="260" calcext:value-type="float">
            <text:p>260</text:p>
          </table:table-cell>
          <table:table-cell table:formula="of:=[.$C$2]*(ASIN(([.B114]-[.$C$3])/[.$C$3])+0.5*SIN(2*ASIN(([.B114]-[.$C$3])/[.$C$3]))+PI()/2)" office:value-type="float" office:value="2697.89950316718" calcext:value-type="float">
            <text:p>2697.89950316718</text:p>
          </table:table-cell>
          <table:table-cell table:formula="of:=[.D114]&amp;&quot;,&quot;" office:value-type="string" office:string-value="2697.89950316718," calcext:value-type="string">
            <text:p>2697.89950316718,</text:p>
          </table:table-cell>
        </table:table-row>
        <table:table-row table:style-name="ro1">
          <table:table-cell table:formula="of:=1+[.A114]" office:value-type="float" office:value="108" calcext:value-type="float">
            <text:p>108</text:p>
          </table:table-cell>
          <table:table-cell table:formula="of:=10*[.A115]" office:value-type="float" office:value="1080" calcext:value-type="float">
            <text:p>1080</text:p>
          </table:table-cell>
          <table:table-cell table:formula="of:=1020+310-[.B115]" office:value-type="float" office:value="250" calcext:value-type="float">
            <text:p>250</text:p>
          </table:table-cell>
          <table:table-cell table:formula="of:=[.$C$2]*(ASIN(([.B115]-[.$C$3])/[.$C$3])+0.5*SIN(2*ASIN(([.B115]-[.$C$3])/[.$C$3]))+PI()/2)" office:value-type="float" office:value="2719.5536318491" calcext:value-type="float">
            <text:p>2719.5536318491</text:p>
          </table:table-cell>
          <table:table-cell table:formula="of:=[.D115]&amp;&quot;,&quot;" office:value-type="string" office:string-value="2719.5536318491," calcext:value-type="string">
            <text:p>2719.5536318491,</text:p>
          </table:table-cell>
        </table:table-row>
        <table:table-row table:style-name="ro1">
          <table:table-cell table:formula="of:=1+[.A115]" office:value-type="float" office:value="109" calcext:value-type="float">
            <text:p>109</text:p>
          </table:table-cell>
          <table:table-cell table:formula="of:=10*[.A116]" office:value-type="float" office:value="1090" calcext:value-type="float">
            <text:p>1090</text:p>
          </table:table-cell>
          <table:table-cell table:formula="of:=1020+310-[.B116]" office:value-type="float" office:value="240" calcext:value-type="float">
            <text:p>240</text:p>
          </table:table-cell>
          <table:table-cell table:formula="of:=[.$C$2]*(ASIN(([.B116]-[.$C$3])/[.$C$3])+0.5*SIN(2*ASIN(([.B116]-[.$C$3])/[.$C$3]))+PI()/2)" office:value-type="float" office:value="2740.74006601442" calcext:value-type="float">
            <text:p>2740.74006601442</text:p>
          </table:table-cell>
          <table:table-cell table:formula="of:=[.D116]&amp;&quot;,&quot;" office:value-type="string" office:string-value="2740.74006601442," calcext:value-type="string">
            <text:p>2740.74006601442,</text:p>
          </table:table-cell>
        </table:table-row>
        <table:table-row table:style-name="ro1">
          <table:table-cell table:formula="of:=1+[.A116]" office:value-type="float" office:value="110" calcext:value-type="float">
            <text:p>110</text:p>
          </table:table-cell>
          <table:table-cell table:formula="of:=10*[.A117]" office:value-type="float" office:value="1100" calcext:value-type="float">
            <text:p>1100</text:p>
          </table:table-cell>
          <table:table-cell table:formula="of:=1020+310-[.B117]" office:value-type="float" office:value="230" calcext:value-type="float">
            <text:p>230</text:p>
          </table:table-cell>
          <table:table-cell table:formula="of:=[.$C$2]*(ASIN(([.B117]-[.$C$3])/[.$C$3])+0.5*SIN(2*ASIN(([.B117]-[.$C$3])/[.$C$3]))+PI()/2)" office:value-type="float" office:value="2761.4373796459" calcext:value-type="float">
            <text:p>2761.4373796459</text:p>
          </table:table-cell>
          <table:table-cell table:formula="of:=[.D117]&amp;&quot;,&quot;" office:value-type="string" office:string-value="2761.4373796459," calcext:value-type="string">
            <text:p>2761.4373796459,</text:p>
          </table:table-cell>
        </table:table-row>
        <table:table-row table:style-name="ro1">
          <table:table-cell table:formula="of:=1+[.A117]" office:value-type="float" office:value="111" calcext:value-type="float">
            <text:p>111</text:p>
          </table:table-cell>
          <table:table-cell table:formula="of:=10*[.A118]" office:value-type="float" office:value="1110" calcext:value-type="float">
            <text:p>1110</text:p>
          </table:table-cell>
          <table:table-cell table:formula="of:=1020+310-[.B118]" office:value-type="float" office:value="220" calcext:value-type="float">
            <text:p>220</text:p>
          </table:table-cell>
          <table:table-cell table:formula="of:=[.$C$2]*(ASIN(([.B118]-[.$C$3])/[.$C$3])+0.5*SIN(2*ASIN(([.B118]-[.$C$3])/[.$C$3]))+PI()/2)" office:value-type="float" office:value="2781.62258835655" calcext:value-type="float">
            <text:p>2781.62258835655</text:p>
          </table:table-cell>
          <table:table-cell table:formula="of:=[.D118]&amp;&quot;,&quot;" office:value-type="string" office:string-value="2781.62258835655," calcext:value-type="string">
            <text:p>2781.62258835655,</text:p>
          </table:table-cell>
        </table:table-row>
        <table:table-row table:style-name="ro1">
          <table:table-cell table:formula="of:=1+[.A118]" office:value-type="float" office:value="112" calcext:value-type="float">
            <text:p>112</text:p>
          </table:table-cell>
          <table:table-cell table:formula="of:=10*[.A119]" office:value-type="float" office:value="1120" calcext:value-type="float">
            <text:p>1120</text:p>
          </table:table-cell>
          <table:table-cell table:formula="of:=1020+310-[.B119]" office:value-type="float" office:value="210" calcext:value-type="float">
            <text:p>210</text:p>
          </table:table-cell>
          <table:table-cell table:formula="of:=[.$C$2]*(ASIN(([.B119]-[.$C$3])/[.$C$3])+0.5*SIN(2*ASIN(([.B119]-[.$C$3])/[.$C$3]))+PI()/2)" office:value-type="float" office:value="2801.2709095543" calcext:value-type="float">
            <text:p>2801.2709095543</text:p>
          </table:table-cell>
          <table:table-cell table:formula="of:=[.D119]&amp;&quot;,&quot;" office:value-type="string" office:string-value="2801.2709095543," calcext:value-type="string">
            <text:p>2801.2709095543,</text:p>
          </table:table-cell>
        </table:table-row>
        <table:table-row table:style-name="ro1">
          <table:table-cell table:formula="of:=1+[.A119]" office:value-type="float" office:value="113" calcext:value-type="float">
            <text:p>113</text:p>
          </table:table-cell>
          <table:table-cell table:formula="of:=10*[.A120]" office:value-type="float" office:value="1130" calcext:value-type="float">
            <text:p>1130</text:p>
          </table:table-cell>
          <table:table-cell table:formula="of:=1020+310-[.B120]" office:value-type="float" office:value="200" calcext:value-type="float">
            <text:p>200</text:p>
          </table:table-cell>
          <table:table-cell table:formula="of:=[.$C$2]*(ASIN(([.B120]-[.$C$3])/[.$C$3])+0.5*SIN(2*ASIN(([.B120]-[.$C$3])/[.$C$3]))+PI()/2)" office:value-type="float" office:value="2820.35546772896" calcext:value-type="float">
            <text:p>2820.35546772896</text:p>
          </table:table-cell>
          <table:table-cell table:formula="of:=[.D120]&amp;&quot;,&quot;" office:value-type="string" office:string-value="2820.35546772896," calcext:value-type="string">
            <text:p>2820.35546772896,</text:p>
          </table:table-cell>
        </table:table-row>
        <table:table-row table:style-name="ro1">
          <table:table-cell table:formula="of:=1+[.A120]" office:value-type="float" office:value="114" calcext:value-type="float">
            <text:p>114</text:p>
          </table:table-cell>
          <table:table-cell table:formula="of:=10*[.A121]" office:value-type="float" office:value="1140" calcext:value-type="float">
            <text:p>1140</text:p>
          </table:table-cell>
          <table:table-cell table:formula="of:=1020+310-[.B121]" office:value-type="float" office:value="190" calcext:value-type="float">
            <text:p>190</text:p>
          </table:table-cell>
          <table:table-cell table:formula="of:=[.$C$2]*(ASIN(([.B121]-[.$C$3])/[.$C$3])+0.5*SIN(2*ASIN(([.B121]-[.$C$3])/[.$C$3]))+PI()/2)" office:value-type="float" office:value="2838.84692743029" calcext:value-type="float">
            <text:p>2838.84692743029</text:p>
          </table:table-cell>
          <table:table-cell table:formula="of:=[.D121]&amp;&quot;,&quot;" office:value-type="string" office:string-value="2838.84692743029," calcext:value-type="string">
            <text:p>2838.84692743029,</text:p>
          </table:table-cell>
        </table:table-row>
        <table:table-row table:style-name="ro1">
          <table:table-cell table:formula="of:=1+[.A121]" office:value-type="float" office:value="115" calcext:value-type="float">
            <text:p>115</text:p>
          </table:table-cell>
          <table:table-cell table:formula="of:=10*[.A122]" office:value-type="float" office:value="1150" calcext:value-type="float">
            <text:p>1150</text:p>
          </table:table-cell>
          <table:table-cell table:formula="of:=1020+310-[.B122]" office:value-type="float" office:value="180" calcext:value-type="float">
            <text:p>180</text:p>
          </table:table-cell>
          <table:table-cell table:formula="of:=[.$C$2]*(ASIN(([.B122]-[.$C$3])/[.$C$3])+0.5*SIN(2*ASIN(([.B122]-[.$C$3])/[.$C$3]))+PI()/2)" office:value-type="float" office:value="2856.71302919873" calcext:value-type="float">
            <text:p>2856.71302919873</text:p>
          </table:table-cell>
          <table:table-cell table:formula="of:=[.D122]&amp;&quot;,&quot;" office:value-type="string" office:string-value="2856.71302919873," calcext:value-type="string">
            <text:p>2856.71302919873,</text:p>
          </table:table-cell>
        </table:table-row>
        <table:table-row table:style-name="ro1">
          <table:table-cell table:formula="of:=1+[.A122]" office:value-type="float" office:value="116" calcext:value-type="float">
            <text:p>116</text:p>
          </table:table-cell>
          <table:table-cell table:formula="of:=10*[.A123]" office:value-type="float" office:value="1160" calcext:value-type="float">
            <text:p>1160</text:p>
          </table:table-cell>
          <table:table-cell table:formula="of:=1020+310-[.B123]" office:value-type="float" office:value="170" calcext:value-type="float">
            <text:p>170</text:p>
          </table:table-cell>
          <table:table-cell table:formula="of:=[.$C$2]*(ASIN(([.B123]-[.$C$3])/[.$C$3])+0.5*SIN(2*ASIN(([.B123]-[.$C$3])/[.$C$3]))+PI()/2)" office:value-type="float" office:value="2873.91799247094" calcext:value-type="float">
            <text:p>2873.91799247094</text:p>
          </table:table-cell>
          <table:table-cell table:formula="of:=[.D123]&amp;&quot;,&quot;" office:value-type="string" office:string-value="2873.91799247094," calcext:value-type="string">
            <text:p>2873.91799247094,</text:p>
          </table:table-cell>
        </table:table-row>
        <table:table-row table:style-name="ro1">
          <table:table-cell table:formula="of:=1+[.A123]" office:value-type="float" office:value="117" calcext:value-type="float">
            <text:p>117</text:p>
          </table:table-cell>
          <table:table-cell table:formula="of:=10*[.A124]" office:value-type="float" office:value="1170" calcext:value-type="float">
            <text:p>1170</text:p>
          </table:table-cell>
          <table:table-cell table:formula="of:=1020+310-[.B124]" office:value-type="float" office:value="160" calcext:value-type="float">
            <text:p>160</text:p>
          </table:table-cell>
          <table:table-cell table:formula="of:=[.$C$2]*(ASIN(([.B124]-[.$C$3])/[.$C$3])+0.5*SIN(2*ASIN(([.B124]-[.$C$3])/[.$C$3]))+PI()/2)" office:value-type="float" office:value="2890.42173164463" calcext:value-type="float">
            <text:p>2890.42173164463</text:p>
          </table:table-cell>
          <table:table-cell table:formula="of:=[.D124]&amp;&quot;,&quot;" office:value-type="string" office:string-value="2890.42173164463," calcext:value-type="string">
            <text:p>2890.42173164463,</text:p>
          </table:table-cell>
        </table:table-row>
        <table:table-row table:style-name="ro1">
          <table:table-cell table:formula="of:=1+[.A124]" office:value-type="float" office:value="118" calcext:value-type="float">
            <text:p>118</text:p>
          </table:table-cell>
          <table:table-cell table:formula="of:=10*[.A125]" office:value-type="float" office:value="1180" calcext:value-type="float">
            <text:p>1180</text:p>
          </table:table-cell>
          <table:table-cell table:formula="of:=1020+310-[.B125]" office:value-type="float" office:value="150" calcext:value-type="float">
            <text:p>150</text:p>
          </table:table-cell>
          <table:table-cell table:formula="of:=[.$C$2]*(ASIN(([.B125]-[.$C$3])/[.$C$3])+0.5*SIN(2*ASIN(([.B125]-[.$C$3])/[.$C$3]))+PI()/2)" office:value-type="float" office:value="2906.17880211966" calcext:value-type="float">
            <text:p>2906.17880211966</text:p>
          </table:table-cell>
          <table:table-cell table:formula="of:=[.D125]&amp;&quot;,&quot;" office:value-type="string" office:string-value="2906.17880211966," calcext:value-type="string">
            <text:p>2906.17880211966,</text:p>
          </table:table-cell>
        </table:table-row>
        <table:table-row table:style-name="ro1">
          <table:table-cell table:formula="of:=1+[.A125]" office:value-type="float" office:value="119" calcext:value-type="float">
            <text:p>119</text:p>
          </table:table-cell>
          <table:table-cell table:formula="of:=10*[.A126]" office:value-type="float" office:value="1190" calcext:value-type="float">
            <text:p>1190</text:p>
          </table:table-cell>
          <table:table-cell table:formula="of:=1020+310-[.B126]" office:value-type="float" office:value="140" calcext:value-type="float">
            <text:p>140</text:p>
          </table:table-cell>
          <table:table-cell table:formula="of:=[.$C$2]*(ASIN(([.B126]-[.$C$3])/[.$C$3])+0.5*SIN(2*ASIN(([.B126]-[.$C$3])/[.$C$3]))+PI()/2)" office:value-type="float" office:value="2921.13694265572" calcext:value-type="float">
            <text:p>2921.13694265572</text:p>
          </table:table-cell>
          <table:table-cell table:formula="of:=[.D126]&amp;&quot;,&quot;" office:value-type="string" office:string-value="2921.13694265572," calcext:value-type="string">
            <text:p>2921.13694265572,</text:p>
          </table:table-cell>
        </table:table-row>
        <table:table-row table:style-name="ro1">
          <table:table-cell table:formula="of:=1+[.A126]" office:value-type="float" office:value="120" calcext:value-type="float">
            <text:p>120</text:p>
          </table:table-cell>
          <table:table-cell table:formula="of:=10*[.A127]" office:value-type="float" office:value="1200" calcext:value-type="float">
            <text:p>1200</text:p>
          </table:table-cell>
          <table:table-cell table:formula="of:=1020+310-[.B127]" office:value-type="float" office:value="130" calcext:value-type="float">
            <text:p>130</text:p>
          </table:table-cell>
          <table:table-cell table:formula="of:=[.$C$2]*(ASIN(([.B127]-[.$C$3])/[.$C$3])+0.5*SIN(2*ASIN(([.B127]-[.$C$3])/[.$C$3]))+PI()/2)" office:value-type="float" office:value="2935.23498903259" calcext:value-type="float">
            <text:p>2935.23498903259</text:p>
          </table:table-cell>
          <table:table-cell table:formula="of:=[.D127]&amp;&quot;,&quot;" office:value-type="string" office:string-value="2935.23498903259," calcext:value-type="string">
            <text:p>2935.23498903259,</text:p>
          </table:table-cell>
        </table:table-row>
        <table:table-row table:style-name="ro1">
          <table:table-cell table:formula="of:=1+[.A127]" office:value-type="float" office:value="121" calcext:value-type="float">
            <text:p>121</text:p>
          </table:table-cell>
          <table:table-cell table:formula="of:=10*[.A128]" office:value-type="float" office:value="1210" calcext:value-type="float">
            <text:p>1210</text:p>
          </table:table-cell>
          <table:table-cell table:formula="of:=1020+310-[.B128]" office:value-type="float" office:value="120" calcext:value-type="float">
            <text:p>120</text:p>
          </table:table-cell>
          <table:table-cell table:formula="of:=[.$C$2]*(ASIN(([.B128]-[.$C$3])/[.$C$3])+0.5*SIN(2*ASIN(([.B128]-[.$C$3])/[.$C$3]))+PI()/2)" office:value-type="float" office:value="2948.39975791085" calcext:value-type="float">
            <text:p>2948.39975791085</text:p>
          </table:table-cell>
          <table:table-cell table:formula="of:=[.D128]&amp;&quot;,&quot;" office:value-type="string" office:string-value="2948.39975791085," calcext:value-type="string">
            <text:p>2948.39975791085,</text:p>
          </table:table-cell>
        </table:table-row>
        <table:table-row table:style-name="ro1">
          <table:table-cell table:formula="of:=1+[.A128]" office:value-type="float" office:value="122" calcext:value-type="float">
            <text:p>122</text:p>
          </table:table-cell>
          <table:table-cell table:formula="of:=10*[.A129]" office:value-type="float" office:value="1220" calcext:value-type="float">
            <text:p>1220</text:p>
          </table:table-cell>
          <table:table-cell table:formula="of:=1020+310-[.B129]" office:value-type="float" office:value="110" calcext:value-type="float">
            <text:p>110</text:p>
          </table:table-cell>
          <table:table-cell table:formula="of:=[.$C$2]*(ASIN(([.B129]-[.$C$3])/[.$C$3])+0.5*SIN(2*ASIN(([.B129]-[.$C$3])/[.$C$3]))+PI()/2)" office:value-type="float" office:value="2960.54113248609" calcext:value-type="float">
            <text:p>2960.54113248609</text:p>
          </table:table-cell>
          <table:table-cell table:formula="of:=[.D129]&amp;&quot;,&quot;" office:value-type="string" office:string-value="2960.54113248609," calcext:value-type="string">
            <text:p>2960.54113248609,</text:p>
          </table:table-cell>
        </table:table-row>
        <table:table-row table:style-name="ro1">
          <table:table-cell table:formula="of:=1+[.A129]" office:value-type="float" office:value="123" calcext:value-type="float">
            <text:p>123</text:p>
          </table:table-cell>
          <table:table-cell table:formula="of:=10*[.A130]" office:value-type="float" office:value="1230" calcext:value-type="float">
            <text:p>1230</text:p>
          </table:table-cell>
          <table:table-cell table:formula="of:=1020+310-[.B130]" office:value-type="float" office:value="100" calcext:value-type="float">
            <text:p>100</text:p>
          </table:table-cell>
          <table:table-cell table:formula="of:=[.$C$2]*(ASIN(([.B130]-[.$C$3])/[.$C$3])+0.5*SIN(2*ASIN(([.B130]-[.$C$3])/[.$C$3]))+PI()/2)" office:value-type="float" office:value="2971.54373270813" calcext:value-type="float">
            <text:p>2971.54373270813</text:p>
          </table:table-cell>
          <table:table-cell table:formula="of:=[.D130]&amp;&quot;,&quot;" office:value-type="string" office:string-value="2971.54373270813," calcext:value-type="string">
            <text:p>2971.54373270813,</text:p>
          </table:table-cell>
        </table:table-row>
        <table:table-row table:style-name="ro1">
          <table:table-cell table:formula="of:=1+[.A130]" office:value-type="float" office:value="124" calcext:value-type="float">
            <text:p>124</text:p>
          </table:table-cell>
          <table:table-cell table:formula="of:=10*[.A131]" office:value-type="float" office:value="1240" calcext:value-type="float">
            <text:p>1240</text:p>
          </table:table-cell>
          <table:table-cell table:formula="of:=1020+310-[.B131]" office:value-type="float" office:value="90" calcext:value-type="float">
            <text:p>90</text:p>
          </table:table-cell>
          <table:table-cell table:formula="of:=[.$C$2]*(ASIN(([.B131]-[.$C$3])/[.$C$3])+0.5*SIN(2*ASIN(([.B131]-[.$C$3])/[.$C$3]))+PI()/2)" office:value-type="float" office:value="2981.25129727342" calcext:value-type="float">
            <text:p>2981.25129727342</text:p>
          </table:table-cell>
          <table:table-cell table:formula="of:=[.D131]&amp;&quot;,&quot;" office:value-type="string" office:string-value="2981.25129727342," calcext:value-type="string">
            <text:p>2981.25129727342,</text:p>
          </table:table-cell>
        </table:table-row>
        <table:table-row table:style-name="ro1">
          <table:table-cell table:formula="of:=1+[.A131]" office:value-type="float" office:value="125" calcext:value-type="float">
            <text:p>125</text:p>
          </table:table-cell>
          <table:table-cell table:formula="of:=10*[.A132]" office:value-type="float" office:value="1250" calcext:value-type="float">
            <text:p>1250</text:p>
          </table:table-cell>
          <table:table-cell table:formula="of:=1020+310-[.B132]" office:value-type="float" office:value="80" calcext:value-type="float">
            <text:p>80</text:p>
          </table:table-cell>
          <table:table-cell table:formula="of:=[.$C$2]*(ASIN(([.B132]-[.$C$3])/[.$C$3])+0.5*SIN(2*ASIN(([.B132]-[.$C$3])/[.$C$3]))+PI()/2)" office:value-type="float" office:value="2989.43254072289" calcext:value-type="float">
            <text:p>2989.43254072289</text:p>
          </table:table-cell>
          <table:table-cell table:formula="of:=[.D132]&amp;&quot;,&quot;" office:value-type="string" office:string-value="2989.43254072289," calcext:value-type="string">
            <text:p>2989.43254072289,</text:p>
          </table:table-cell>
        </table:table-row>
        <table:table-row table:style-name="ro1">
          <table:table-cell table:formula="of:=1+[.A132]" office:value-type="float" office:value="126" calcext:value-type="float">
            <text:p>126</text:p>
          </table:table-cell>
          <table:table-cell table:formula="of:=10*[.A133]" office:value-type="float" office:value="1260" calcext:value-type="float">
            <text:p>1260</text:p>
          </table:table-cell>
          <table:table-cell table:formula="of:=1020+310-[.B133]" office:value-type="float" office:value="70" calcext:value-type="float">
            <text:p>70</text:p>
          </table:table-cell>
          <table:table-cell table:formula="of:=[.$C$2]*(ASIN(([.B133]-[.$C$3])/[.$C$3])+0.5*SIN(2*ASIN(([.B133]-[.$C$3])/[.$C$3]))+PI()/2)" office:value-type="float" office:value="2995.68301629862" calcext:value-type="float">
            <text:p>2995.68301629862</text:p>
          </table:table-cell>
          <table:table-cell table:formula="of:=[.D133]&amp;&quot;,&quot;" office:value-type="string" office:string-value="2995.68301629862," calcext:value-type="string">
            <text:p>2995.68301629862,</text:p>
          </table:table-cell>
        </table:table-row>
        <table:table-row table:style-name="ro1">
          <table:table-cell table:formula="of:=1+[.A133]" office:value-type="float" office:value="127" calcext:value-type="float">
            <text:p>127</text:p>
          </table:table-cell>
          <table:table-cell table:formula="of:=10*[.A134]" office:value-type="float" office:value="1270" calcext:value-type="float">
            <text:p>1270</text:p>
          </table:table-cell>
          <table:table-cell table:formula="of:=1020+310-[.B134]" office:value-type="float" office:value="60" calcext:value-type="float">
            <text:p>60</text:p>
          </table:table-cell>
          <table:table-cell office:value-type="float" office:value="3000" calcext:value-type="float">
            <text:p>3000</text:p>
          </table:table-cell>
          <table:table-cell table:formula="of:=[.D134]&amp;&quot;,&quot;" office:value-type="string" office:string-value="3000," calcext:value-type="string">
            <text:p>300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6:33:29.784354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8:57:52.828569000</meta:creation-date>
    <dc:date>2020-01-05T11:11:59.941914023</dc:date>
    <meta:editing-duration>P5DT12H57M16S</meta:editing-duration>
    <meta:editing-cycles>7</meta:editing-cycles>
    <meta:generator>LibreOffice/6.1.4.2$MacOSX_X86_64 LibreOffice_project/9d0f32d1f0b509096fd65e0d4bec26ddd1938fd3</meta:generator>
    <meta:document-statistic meta:table-count="6" meta:cell-count="18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cm" svg:height="5.241cm" xlink:href=".." xlink:type="simple" chart:class="chart:scatter" chart:style-name="ch1">
        <chart:legend chart:legend-position="end" svg:x="9.183cm" svg:y="1.823cm" style:legend-expansion="high" chart:style-name="ch2"/>
        <chart:plot-area chart:style-name="ch3" table:cell-range-address="Sheet1.B6:Sheet1.E106 Sheet1.C5:Sheet1.E5" chart:data-source-has-labels="row" svg:x="0.228cm" svg:y="0.104cm" svg:width="8.727cm" svg:height="5.033cm">
          <chartooo:coordinate-region svg:x="0.876cm" svg:y="0.303cm" svg:width="7.78cm" svg:height="4.1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106" chart:label-cell-address="Sheet1.C5:Sheet1.C5" chart:class="chart:scatter">
            <chart:domain table:cell-range-address="Sheet1.B6:Sheet1.B106"/>
            <chart:data-point chart:repeated="101"/>
          </chart:series>
          <chart:series chart:style-name="ch7" chart:values-cell-range-address="Sheet1.D6:Sheet1.D106" chart:label-cell-address="Sheet1.D5:Sheet1.D5" chart:class="chart:scatter">
            <chart:data-point chart:repeated="101"/>
          </chart:series>
          <chart:series chart:style-name="ch8" chart:values-cell-range-address="Sheet1.E6:Sheet1.E106" chart:label-cell-address="Sheet1.E5:Sheet1.E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5:Sheet1.C5</svg:desc>
                </draw:g>
              </table:table-cell>
              <table:table-cell office:value-type="string">
                <text:p>area</text:p>
                <draw:g>
                  <svg:desc>Sheet1.D5:Sheet1.D5</svg:desc>
                </draw:g>
              </table:table-cell>
              <table:table-cell office:value-type="string">
                <text:p>linear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C6:Sheet1.C106</svg:desc>
                </draw:g>
              </table:table-cell>
              <table:table-cell office:value-type="float" office:value="0">
                <text:p>0</text:p>
                <draw:g>
                  <svg:desc>Sheet1.D6:Sheet1.D106</svg:desc>
                </draw:g>
              </table:table-cell>
              <table:table-cell office:value-type="float" office:value="0">
                <text:p>0</text:p>
                <draw:g>
                  <svg:desc>Sheet1.E6:Sheet1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">
                <text:p>1.3</text:p>
              </table:table-cell>
              <table:table-cell office:value-type="float" office:value="12.934836682386">
                <text:p>12.934836682386</text:p>
              </table:table-cell>
              <table:table-cell office:value-type="float" office:value="0.110015791471085">
                <text:p>0.110015791471085</text:p>
              </table:table-cell>
              <table:table-cell office:value-type="float" office:value="0.827605704077856">
                <text:p>0.827605704077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">
                <text:p>2.6</text:p>
              </table:table-cell>
              <table:table-cell office:value-type="float" office:value="18.2">
                <text:p>18.2</text:p>
              </table:table-cell>
              <table:table-cell office:value-type="float" office:value="0.310230257709463">
                <text:p>0.310230257709463</text:p>
              </table:table-cell>
              <table:table-cell office:value-type="float" office:value="1.65521140815571">
                <text:p>1.65521140815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">
                <text:p>3.9</text:p>
              </table:table-cell>
              <table:table-cell office:value-type="float" office:value="22.1763387420016">
                <text:p>22.1763387420016</text:p>
              </table:table-cell>
              <table:table-cell office:value-type="float" office:value="0.568193640006534">
                <text:p>0.568193640006534</text:p>
              </table:table-cell>
              <table:table-cell office:value-type="float" office:value="2.48281711223357">
                <text:p>2.48281711223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25.4746933249451">
                <text:p>25.4746933249451</text:p>
              </table:table-cell>
              <table:table-cell office:value-type="float" office:value="0.872109196162924">
                <text:p>0.872109196162924</text:p>
              </table:table-cell>
              <table:table-cell office:value-type="float" office:value="3.31042281631142">
                <text:p>3.31042281631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28.3328431330144">
                <text:p>28.3328431330144</text:p>
              </table:table-cell>
              <table:table-cell office:value-type="float" office:value="1.21504738772621">
                <text:p>1.21504738772621</text:p>
              </table:table-cell>
              <table:table-cell office:value-type="float" office:value="4.13802852038928">
                <text:p>4.13802852038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8">
                <text:p>7.8</text:p>
              </table:table-cell>
              <table:table-cell office:value-type="float" office:value="30.8732894262986">
                <text:p>30.8732894262986</text:p>
              </table:table-cell>
              <table:table-cell office:value-type="float" office:value="1.59225719836707">
                <text:p>1.59225719836707</text:p>
              </table:table-cell>
              <table:table-cell office:value-type="float" office:value="4.96563422446713">
                <text:p>4.96563422446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1">
                <text:p>9.1</text:p>
              </table:table-cell>
              <table:table-cell office:value-type="float" office:value="33.16911213765">
                <text:p>33.16911213765</text:p>
              </table:table-cell>
              <table:table-cell office:value-type="float" office:value="2.00019441886456">
                <text:p>2.00019441886456</text:p>
              </table:table-cell>
              <table:table-cell office:value-type="float" office:value="5.79323992854499">
                <text:p>5.79323992854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35.2681159122514">
                <text:p>35.2681159122514</text:p>
              </table:table-cell>
              <table:table-cell office:value-type="float" office:value="2.43606834656464">
                <text:p>2.43606834656464</text:p>
              </table:table-cell>
              <table:table-cell office:value-type="float" office:value="6.62084563262285">
                <text:p>6.62084563262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7">
                <text:p>11.7</text:p>
              </table:table-cell>
              <table:table-cell office:value-type="float" office:value="37.2036288552609">
                <text:p>37.2036288552609</text:p>
              </table:table-cell>
              <table:table-cell office:value-type="float" office:value="2.89759697212367">
                <text:p>2.89759697212367</text:p>
              </table:table-cell>
              <table:table-cell office:value-type="float" office:value="7.4484513367007">
                <text:p>7.4484513367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3.3828612565094">
                <text:p>3.3828612565094</text:p>
              </table:table-cell>
              <table:table-cell office:value-type="float" office:value="8.27605704077856">
                <text:p>8.27605704077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3">
                <text:p>14.3</text:p>
              </table:table-cell>
              <table:table-cell office:value-type="float" office:value="40.6756684026212">
                <text:p>40.6756684026212</text:p>
              </table:table-cell>
              <table:table-cell office:value-type="float" office:value="3.89021210418014">
                <text:p>3.89021210418014</text:p>
              </table:table-cell>
              <table:table-cell office:value-type="float" office:value="9.10366274485642">
                <text:p>9.10366274485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6">
                <text:p>15.6</text:p>
              </table:table-cell>
              <table:table-cell office:value-type="float" office:value="42.244999704107">
                <text:p>42.244999704107</text:p>
              </table:table-cell>
              <table:table-cell office:value-type="float" office:value="4.41820774398473">
                <text:p>4.41820774398473</text:p>
              </table:table-cell>
              <table:table-cell office:value-type="float" office:value="9.93126844893427">
                <text:p>9.931268448934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9">
                <text:p>16.9</text:p>
              </table:table-cell>
              <table:table-cell office:value-type="float" office:value="43.7194464740806">
                <text:p>43.7194464740806</text:p>
              </table:table-cell>
              <table:table-cell office:value-type="float" office:value="4.96556978538136">
                <text:p>4.96556978538136</text:p>
              </table:table-cell>
              <table:table-cell office:value-type="float" office:value="10.7588741530121">
                <text:p>10.7588741530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2">
                <text:p>18.2</text:p>
              </table:table-cell>
              <table:table-cell office:value-type="float" office:value="45.1083140895334">
                <text:p>45.1083140895334</text:p>
              </table:table-cell>
              <table:table-cell office:value-type="float" office:value="5.53115132437732">
                <text:p>5.53115132437732</text:p>
              </table:table-cell>
              <table:table-cell office:value-type="float" office:value="11.58647985709">
                <text:p>11.58647985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5">
                <text:p>19.5</text:p>
              </table:table-cell>
              <table:table-cell office:value-type="float" office:value="46.4192847855285">
                <text:p>46.4192847855285</text:p>
              </table:table-cell>
              <table:table-cell office:value-type="float" office:value="6.11391314216109">
                <text:p>6.11391314216109</text:p>
              </table:table-cell>
              <table:table-cell office:value-type="float" office:value="12.4140855611678">
                <text:p>12.4140855611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8">
                <text:p>20.8</text:p>
              </table:table-cell>
              <table:table-cell office:value-type="float" office:value="47.6587872275407">
                <text:p>47.6587872275407</text:p>
              </table:table-cell>
              <table:table-cell office:value-type="float" office:value="6.71290552260103">
                <text:p>6.71290552260103</text:p>
              </table:table-cell>
              <table:table-cell office:value-type="float" office:value="13.2416912652457">
                <text:p>13.24169126524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1">
                <text:p>22.1</text:p>
              </table:table-cell>
              <table:table-cell office:value-type="float" office:value="48.8322639245817">
                <text:p>48.8322639245817</text:p>
              </table:table-cell>
              <table:table-cell office:value-type="float" office:value="7.32725408196547">
                <text:p>7.32725408196547</text:p>
              </table:table-cell>
              <table:table-cell office:value-type="float" office:value="14.0692969693236">
                <text:p>14.0692969693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4">
                <text:p>23.4</text:p>
              </table:table-cell>
              <table:table-cell office:value-type="float" office:value="49.9443690519762">
                <text:p>49.9443690519762</text:p>
              </table:table-cell>
              <table:table-cell office:value-type="float" office:value="7.95614853317041">
                <text:p>7.95614853317041</text:p>
              </table:table-cell>
              <table:table-cell office:value-type="float" office:value="14.8969026734014">
                <text:p>14.8969026734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7">
                <text:p>24.7</text:p>
              </table:table-cell>
              <table:table-cell office:value-type="float" office:value="50.9991176394259">
                <text:p>50.9991176394259</text:p>
              </table:table-cell>
              <table:table-cell office:value-type="float" office:value="8.59883364133858">
                <text:p>8.59883364133858</text:p>
              </table:table-cell>
              <table:table-cell office:value-type="float" office:value="15.7245083774793">
                <text:p>15.7245083774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9.25460184562206">
                <text:p>9.25460184562206</text:p>
              </table:table-cell>
              <table:table-cell office:value-type="float" office:value="16.5521140815571">
                <text:p>16.5521140815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3">
                <text:p>27.3</text:p>
              </table:table-cell>
              <table:table-cell office:value-type="float" office:value="52.9500708214824">
                <text:p>52.9500708214824</text:p>
              </table:table-cell>
              <table:table-cell office:value-type="float" office:value="9.92278716844191">
                <text:p>9.92278716844191</text:p>
              </table:table-cell>
              <table:table-cell office:value-type="float" office:value="17.379719785635">
                <text:p>17.3797197856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.6">
                <text:p>28.6</text:p>
              </table:table-cell>
              <table:table-cell office:value-type="float" office:value="53.8520194607408">
                <text:p>53.8520194607408</text:p>
              </table:table-cell>
              <table:table-cell office:value-type="float" office:value="10.6027601336293">
                <text:p>10.6027601336293</text:p>
              </table:table-cell>
              <table:table-cell office:value-type="float" office:value="18.2073254897128">
                <text:p>18.2073254897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.9">
                <text:p>29.9</text:p>
              </table:table-cell>
              <table:table-cell office:value-type="float" office:value="54.7082260725021">
                <text:p>54.7082260725021</text:p>
              </table:table-cell>
              <table:table-cell office:value-type="float" office:value="11.2939234852677">
                <text:p>11.2939234852677</text:p>
              </table:table-cell>
              <table:table-cell office:value-type="float" office:value="19.0349311937907">
                <text:p>19.03493119379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55.5208069105628">
                <text:p>55.5208069105628</text:p>
              </table:table-cell>
              <table:table-cell office:value-type="float" office:value="11.9957085492536">
                <text:p>11.9957085492536</text:p>
              </table:table-cell>
              <table:table-cell office:value-type="float" office:value="19.8625368978685">
                <text:p>19.8625368978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.5">
                <text:p>32.5</text:p>
              </table:table-cell>
              <table:table-cell office:value-type="float" office:value="56.2916512459885">
                <text:p>56.2916512459885</text:p>
              </table:table-cell>
              <table:table-cell office:value-type="float" office:value="12.7075721160626">
                <text:p>12.7075721160626</text:p>
              </table:table-cell>
              <table:table-cell office:value-type="float" office:value="20.6901426019464">
                <text:p>20.6901426019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.8">
                <text:p>33.8</text:p>
              </table:table-cell>
              <table:table-cell office:value-type="float" office:value="57.0224517185994">
                <text:p>57.0224517185994</text:p>
              </table:table-cell>
              <table:table-cell office:value-type="float" office:value="13.4289937501079">
                <text:p>13.4289937501079</text:p>
              </table:table-cell>
              <table:table-cell office:value-type="float" office:value="21.5177483060243">
                <text:p>21.5177483060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1">
                <text:p>35.1</text:p>
              </table:table-cell>
              <table:table-cell office:value-type="float" office:value="57.7147294891001">
                <text:p>57.7147294891001</text:p>
              </table:table-cell>
              <table:table-cell office:value-type="float" office:value="14.1594734511875">
                <text:p>14.1594734511875</text:p>
              </table:table-cell>
              <table:table-cell office:value-type="float" office:value="22.3453540101021">
                <text:p>22.34535401010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4">
                <text:p>36.4</text:p>
              </table:table-cell>
              <table:table-cell office:value-type="float" office:value="58.3698552336735">
                <text:p>58.3698552336735</text:p>
              </table:table-cell>
              <table:table-cell office:value-type="float" office:value="14.898529608745">
                <text:p>14.898529608745</text:p>
              </table:table-cell>
              <table:table-cell office:value-type="float" office:value="23.17295971418">
                <text:p>23.172959714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7">
                <text:p>37.7</text:p>
              </table:table-cell>
              <table:table-cell office:value-type="float" office:value="58.9890667835998">
                <text:p>58.9890667835998</text:p>
              </table:table-cell>
              <table:table-cell office:value-type="float" office:value="15.645697201338">
                <text:p>15.645697201338</text:p>
              </table:table-cell>
              <table:table-cell office:value-type="float" office:value="24.0005654182578">
                <text:p>24.0005654182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59.5734840344259">
                <text:p>59.5734840344259</text:p>
              </table:table-cell>
              <table:table-cell office:value-type="float" office:value="16.4005262027324">
                <text:p>16.4005262027324</text:p>
              </table:table-cell>
              <table:table-cell office:value-type="float" office:value="24.8281711223357">
                <text:p>24.8281711223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3">
                <text:p>40.3</text:p>
              </table:table-cell>
              <table:table-cell office:value-type="float" office:value="60.1241216152053">
                <text:p>60.1241216152053</text:p>
              </table:table-cell>
              <table:table-cell office:value-type="float" office:value="17.1625801631071">
                <text:p>17.1625801631071</text:p>
              </table:table-cell>
              <table:table-cell office:value-type="float" office:value="25.6557768264135">
                <text:p>25.6557768264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.6">
                <text:p>41.6</text:p>
              </table:table-cell>
              <table:table-cell office:value-type="float" office:value="60.6418997063911">
                <text:p>60.6418997063911</text:p>
              </table:table-cell>
              <table:table-cell office:value-type="float" office:value="17.9314349394138">
                <text:p>17.9314349394138</text:p>
              </table:table-cell>
              <table:table-cell office:value-type="float" office:value="26.4833825304914">
                <text:p>26.48338253049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9">
                <text:p>42.9</text:p>
              </table:table-cell>
              <table:table-cell office:value-type="float" office:value="61.1276533166455">
                <text:p>61.1276533166455</text:p>
              </table:table-cell>
              <table:table-cell office:value-type="float" office:value="18.706677553371">
                <text:p>18.706677553371</text:p>
              </table:table-cell>
              <table:table-cell office:value-type="float" office:value="27.3109882345692">
                <text:p>27.31098823456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">
                <text:p>44.2</text:p>
              </table:table-cell>
              <table:table-cell office:value-type="float" office:value="61.5821402681005">
                <text:p>61.5821402681005</text:p>
              </table:table-cell>
              <table:table-cell office:value-type="float" office:value="19.4879051591134">
                <text:p>19.4879051591134</text:p>
              </table:table-cell>
              <table:table-cell office:value-type="float" office:value="28.1385939386471">
                <text:p>28.1385939386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5">
                <text:p>45.5</text:p>
              </table:table-cell>
              <table:table-cell office:value-type="float" office:value="62.0060480921015">
                <text:p>62.0060480921015</text:p>
              </table:table-cell>
              <table:table-cell office:value-type="float" office:value="20.2747241053849">
                <text:p>20.2747241053849</text:p>
              </table:table-cell>
              <table:table-cell office:value-type="float" office:value="28.9661996427249">
                <text:p>28.96619964272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.8">
                <text:p>46.8</text:p>
              </table:table-cell>
              <table:table-cell office:value-type="float" office:value="62.4">
                <text:p>62.4</text:p>
              </table:table-cell>
              <table:table-cell office:value-type="float" office:value="21.0667490794841">
                <text:p>21.0667490794841</text:p>
              </table:table-cell>
              <table:table-cell office:value-type="float" office:value="29.7938053468028">
                <text:p>29.7938053468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.1">
                <text:p>48.1</text:p>
              </table:table-cell>
              <table:table-cell office:value-type="float" office:value="62.7645600637812">
                <text:p>62.7645600637812</text:p>
              </table:table-cell>
              <table:table-cell office:value-type="float" office:value="21.8636023220734">
                <text:p>21.8636023220734</text:p>
              </table:table-cell>
              <table:table-cell office:value-type="float" office:value="30.6214110508806">
                <text:p>30.62141105088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.4">
                <text:p>49.4</text:p>
              </table:table-cell>
              <table:table-cell office:value-type="float" office:value="63.1002377174603">
                <text:p>63.1002377174603</text:p>
              </table:table-cell>
              <table:table-cell office:value-type="float" office:value="22.6649129035181">
                <text:p>22.6649129035181</text:p>
              </table:table-cell>
              <table:table-cell office:value-type="float" office:value="31.4490167549585">
                <text:p>31.44901675495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.7">
                <text:p>50.7</text:p>
              </table:table-cell>
              <table:table-cell office:value-type="float" office:value="63.4074916709374">
                <text:p>63.4074916709374</text:p>
              </table:table-cell>
              <table:table-cell office:value-type="float" office:value="23.4703160537114">
                <text:p>23.4703160537114</text:p>
              </table:table-cell>
              <table:table-cell office:value-type="float" office:value="32.2766224590364">
                <text:p>32.2766224590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63.6867333123626">
                <text:p>63.6867333123626</text:p>
              </table:table-cell>
              <table:table-cell office:value-type="float" office:value="24.2794525384015">
                <text:p>24.2794525384015</text:p>
              </table:table-cell>
              <table:table-cell office:value-type="float" office:value="33.1042281631142">
                <text:p>33.10422816311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.3">
                <text:p>53.3</text:p>
              </table:table-cell>
              <table:table-cell office:value-type="float" office:value="63.9383296622613">
                <text:p>63.9383296622613</text:p>
              </table:table-cell>
              <table:table-cell office:value-type="float" office:value="25.091968075925">
                <text:p>25.091968075925</text:p>
              </table:table-cell>
              <table:table-cell office:value-type="float" office:value="33.9318338671921">
                <text:p>33.93183386719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6">
                <text:p>54.6</text:p>
              </table:table-cell>
              <table:table-cell office:value-type="float" office:value="64.1626059321159">
                <text:p>64.1626059321159</text:p>
              </table:table-cell>
              <table:table-cell office:value-type="float" office:value="25.9075127889839">
                <text:p>25.9075127889839</text:p>
              </table:table-cell>
              <table:table-cell office:value-type="float" office:value="34.7594395712699">
                <text:p>34.7594395712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.9">
                <text:p>55.9</text:p>
              </table:table-cell>
              <table:table-cell office:value-type="float" office:value="64.3598477313301">
                <text:p>64.3598477313301</text:p>
              </table:table-cell>
              <table:table-cell office:value-type="float" office:value="26.7257406867187">
                <text:p>26.7257406867187</text:p>
              </table:table-cell>
              <table:table-cell office:value-type="float" office:value="35.5870452753478">
                <text:p>35.58704527534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.2">
                <text:p>57.2</text:p>
              </table:table-cell>
              <table:table-cell office:value-type="float" office:value="64.5303029591525">
                <text:p>64.5303029591525</text:p>
              </table:table-cell>
              <table:table-cell office:value-type="float" office:value="27.5463091728404">
                <text:p>27.5463091728404</text:p>
              </table:table-cell>
              <table:table-cell office:value-type="float" office:value="36.4146509794256">
                <text:p>36.41465097942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.5">
                <text:p>58.5</text:p>
              </table:table-cell>
              <table:table-cell office:value-type="float" office:value="64.6741834119303">
                <text:p>64.6741834119303</text:p>
              </table:table-cell>
              <table:table-cell office:value-type="float" office:value="28.36887857601">
                <text:p>28.36887857601</text:p>
              </table:table-cell>
              <table:table-cell office:value-type="float" office:value="37.2422566835035">
                <text:p>37.2422566835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.8">
                <text:p>59.8</text:p>
              </table:table-cell>
              <table:table-cell office:value-type="float" office:value="64.791666130761">
                <text:p>64.791666130761</text:p>
              </table:table-cell>
              <table:table-cell office:value-type="float" office:value="29.1931116990047">
                <text:p>29.1931116990047</text:p>
              </table:table-cell>
              <table:table-cell office:value-type="float" office:value="38.0698623875813">
                <text:p>38.0698623875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.0999999999999">
                <text:p>61.0999999999999</text:p>
              </table:table-cell>
              <table:table-cell office:value-type="float" office:value="64.8828945100325">
                <text:p>64.8828945100325</text:p>
              </table:table-cell>
              <table:table-cell office:value-type="float" office:value="30.0186733835026">
                <text:p>30.0186733835026</text:p>
              </table:table-cell>
              <table:table-cell office:value-type="float" office:value="38.8974680916592">
                <text:p>38.89746809165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.3999999999999">
                <text:p>62.3999999999999</text:p>
              </table:table-cell>
              <table:table-cell office:value-type="float" office:value="64.9479791833433">
                <text:p>64.9479791833433</text:p>
              </table:table-cell>
              <table:table-cell office:value-type="float" office:value="30.8452300875472">
                <text:p>30.8452300875472</text:p>
              </table:table-cell>
              <table:table-cell office:value-type="float" office:value="39.725073795737">
                <text:p>39.7250737957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.6999999999999">
                <text:p>63.6999999999999</text:p>
              </table:table-cell>
              <table:table-cell office:value-type="float" office:value="64.9869986997399">
                <text:p>64.9869986997399</text:p>
              </table:table-cell>
              <table:table-cell office:value-type="float" office:value="31.6724494729466">
                <text:p>31.6724494729466</text:p>
              </table:table-cell>
              <table:table-cell office:value-type="float" office:value="40.5526794998149">
                <text:p>40.55267949981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2.5">
                <text:p>32.5</text:p>
              </table:table-cell>
              <table:table-cell office:value-type="float" office:value="41.3802852038928">
                <text:p>41.38028520389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.2999999999999">
                <text:p>66.2999999999999</text:p>
              </table:table-cell>
              <table:table-cell office:value-type="float" office:value="64.9869986997399">
                <text:p>64.9869986997399</text:p>
              </table:table-cell>
              <table:table-cell office:value-type="float" office:value="33.3275505270533">
                <text:p>33.3275505270533</text:p>
              </table:table-cell>
              <table:table-cell office:value-type="float" office:value="42.2078909079706">
                <text:p>42.20789090797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.5999999999999">
                <text:p>67.5999999999999</text:p>
              </table:table-cell>
              <table:table-cell office:value-type="float" office:value="64.9479791833434">
                <text:p>64.9479791833434</text:p>
              </table:table-cell>
              <table:table-cell office:value-type="float" office:value="34.1547699124527">
                <text:p>34.1547699124527</text:p>
              </table:table-cell>
              <table:table-cell office:value-type="float" office:value="43.0354966120485">
                <text:p>43.03549661204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.8999999999999">
                <text:p>68.8999999999999</text:p>
              </table:table-cell>
              <table:table-cell office:value-type="float" office:value="64.8828945100325">
                <text:p>64.8828945100325</text:p>
              </table:table-cell>
              <table:table-cell office:value-type="float" office:value="34.9813266164974">
                <text:p>34.9813266164974</text:p>
              </table:table-cell>
              <table:table-cell office:value-type="float" office:value="43.8631023161263">
                <text:p>43.86310231612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.1999999999999">
                <text:p>70.1999999999999</text:p>
              </table:table-cell>
              <table:table-cell office:value-type="float" office:value="64.791666130761">
                <text:p>64.791666130761</text:p>
              </table:table-cell>
              <table:table-cell office:value-type="float" office:value="35.8068883009952">
                <text:p>35.8068883009952</text:p>
              </table:table-cell>
              <table:table-cell office:value-type="float" office:value="44.6907080202042">
                <text:p>44.69070802020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.4999999999999">
                <text:p>71.4999999999999</text:p>
              </table:table-cell>
              <table:table-cell office:value-type="float" office:value="64.6741834119303">
                <text:p>64.6741834119303</text:p>
              </table:table-cell>
              <table:table-cell office:value-type="float" office:value="36.63112142399">
                <text:p>36.63112142399</text:p>
              </table:table-cell>
              <table:table-cell office:value-type="float" office:value="45.518313724282">
                <text:p>45.518313724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.7999999999999">
                <text:p>72.7999999999999</text:p>
              </table:table-cell>
              <table:table-cell office:value-type="float" office:value="64.5303029591525">
                <text:p>64.5303029591525</text:p>
              </table:table-cell>
              <table:table-cell office:value-type="float" office:value="37.4536908271595">
                <text:p>37.4536908271595</text:p>
              </table:table-cell>
              <table:table-cell office:value-type="float" office:value="46.3459194283599">
                <text:p>46.34591942835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.0999999999999">
                <text:p>74.0999999999999</text:p>
              </table:table-cell>
              <table:table-cell office:value-type="float" office:value="64.3598477313301">
                <text:p>64.3598477313301</text:p>
              </table:table-cell>
              <table:table-cell office:value-type="float" office:value="38.2742593132812">
                <text:p>38.2742593132812</text:p>
              </table:table-cell>
              <table:table-cell office:value-type="float" office:value="47.1735251324377">
                <text:p>47.17352513243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.3999999999999">
                <text:p>75.3999999999999</text:p>
              </table:table-cell>
              <table:table-cell office:value-type="float" office:value="64.162605932116">
                <text:p>64.162605932116</text:p>
              </table:table-cell>
              <table:table-cell office:value-type="float" office:value="39.092487211016">
                <text:p>39.092487211016</text:p>
              </table:table-cell>
              <table:table-cell office:value-type="float" office:value="48.0011308365156">
                <text:p>48.0011308365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.6999999999999">
                <text:p>76.6999999999999</text:p>
              </table:table-cell>
              <table:table-cell office:value-type="float" office:value="63.9383296622613">
                <text:p>63.9383296622613</text:p>
              </table:table-cell>
              <table:table-cell office:value-type="float" office:value="39.9080319240749">
                <text:p>39.9080319240749</text:p>
              </table:table-cell>
              <table:table-cell office:value-type="float" office:value="48.8287365405934">
                <text:p>48.82873654059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.9999999999999">
                <text:p>77.9999999999999</text:p>
              </table:table-cell>
              <table:table-cell office:value-type="float" office:value="63.6867333123626">
                <text:p>63.6867333123626</text:p>
              </table:table-cell>
              <table:table-cell office:value-type="float" office:value="40.7205474615984">
                <text:p>40.7205474615984</text:p>
              </table:table-cell>
              <table:table-cell office:value-type="float" office:value="49.6563422446713">
                <text:p>49.65634224467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.2999999999999">
                <text:p>79.2999999999999</text:p>
              </table:table-cell>
              <table:table-cell office:value-type="float" office:value="63.4074916709375">
                <text:p>63.4074916709375</text:p>
              </table:table-cell>
              <table:table-cell office:value-type="float" office:value="41.5296839462885">
                <text:p>41.5296839462885</text:p>
              </table:table-cell>
              <table:table-cell office:value-type="float" office:value="50.4839479487491">
                <text:p>50.48394794874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.5999999999999">
                <text:p>80.5999999999999</text:p>
              </table:table-cell>
              <table:table-cell office:value-type="float" office:value="63.1002377174603">
                <text:p>63.1002377174603</text:p>
              </table:table-cell>
              <table:table-cell office:value-type="float" office:value="42.3350870964818">
                <text:p>42.3350870964818</text:p>
              </table:table-cell>
              <table:table-cell office:value-type="float" office:value="51.311553652827">
                <text:p>51.3115536528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.8999999999999">
                <text:p>81.8999999999999</text:p>
              </table:table-cell>
              <table:table-cell office:value-type="float" office:value="62.7645600637812">
                <text:p>62.7645600637812</text:p>
              </table:table-cell>
              <table:table-cell office:value-type="float" office:value="43.1363976779265">
                <text:p>43.1363976779265</text:p>
              </table:table-cell>
              <table:table-cell office:value-type="float" office:value="52.1391593569049">
                <text:p>52.13915935690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.1999999999999">
                <text:p>83.1999999999999</text:p>
              </table:table-cell>
              <table:table-cell office:value-type="float" office:value="62.4">
                <text:p>62.4</text:p>
              </table:table-cell>
              <table:table-cell office:value-type="float" office:value="43.9332509205158">
                <text:p>43.9332509205158</text:p>
              </table:table-cell>
              <table:table-cell office:value-type="float" office:value="52.9667650609827">
                <text:p>52.96676506098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.4999999999999">
                <text:p>84.4999999999999</text:p>
              </table:table-cell>
              <table:table-cell office:value-type="float" office:value="62.0060480921015">
                <text:p>62.0060480921015</text:p>
              </table:table-cell>
              <table:table-cell office:value-type="float" office:value="44.7252758946151">
                <text:p>44.7252758946151</text:p>
              </table:table-cell>
              <table:table-cell office:value-type="float" office:value="53.7943707650606">
                <text:p>53.79437076506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.7999999999999">
                <text:p>85.7999999999999</text:p>
              </table:table-cell>
              <table:table-cell office:value-type="float" office:value="61.5821402681005">
                <text:p>61.5821402681005</text:p>
              </table:table-cell>
              <table:table-cell office:value-type="float" office:value="45.5120948408866">
                <text:p>45.5120948408866</text:p>
              </table:table-cell>
              <table:table-cell office:value-type="float" office:value="54.6219764691384">
                <text:p>54.62197646913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.0999999999999">
                <text:p>87.0999999999999</text:p>
              </table:table-cell>
              <table:table-cell office:value-type="float" office:value="61.1276533166455">
                <text:p>61.1276533166455</text:p>
              </table:table-cell>
              <table:table-cell office:value-type="float" office:value="46.293322446629">
                <text:p>46.293322446629</text:p>
              </table:table-cell>
              <table:table-cell office:value-type="float" office:value="55.4495821732163">
                <text:p>55.44958217321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.3999999999999">
                <text:p>88.3999999999999</text:p>
              </table:table-cell>
              <table:table-cell office:value-type="float" office:value="60.6418997063912">
                <text:p>60.6418997063912</text:p>
              </table:table-cell>
              <table:table-cell office:value-type="float" office:value="47.0685650605861">
                <text:p>47.0685650605861</text:p>
              </table:table-cell>
              <table:table-cell office:value-type="float" office:value="56.2771878772941">
                <text:p>56.2771878772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6999999999999">
                <text:p>89.6999999999999</text:p>
              </table:table-cell>
              <table:table-cell office:value-type="float" office:value="60.1241216152054">
                <text:p>60.1241216152054</text:p>
              </table:table-cell>
              <table:table-cell office:value-type="float" office:value="47.8374198368928">
                <text:p>47.8374198368928</text:p>
              </table:table-cell>
              <table:table-cell office:value-type="float" office:value="57.104793581372">
                <text:p>57.1047935813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.9999999999999">
                <text:p>90.9999999999999</text:p>
              </table:table-cell>
              <table:table-cell office:value-type="float" office:value="59.573484034426">
                <text:p>59.573484034426</text:p>
              </table:table-cell>
              <table:table-cell office:value-type="float" office:value="48.5994737972675">
                <text:p>48.5994737972675</text:p>
              </table:table-cell>
              <table:table-cell office:value-type="float" office:value="57.9323992854498">
                <text:p>57.93239928544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.2999999999999">
                <text:p>92.2999999999999</text:p>
              </table:table-cell>
              <table:table-cell office:value-type="float" office:value="58.9890667835999">
                <text:p>58.9890667835999</text:p>
              </table:table-cell>
              <table:table-cell office:value-type="float" office:value="49.354302798662">
                <text:p>49.354302798662</text:p>
              </table:table-cell>
              <table:table-cell office:value-type="float" office:value="58.7600049895277">
                <text:p>58.76000498952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.5999999999999">
                <text:p>93.5999999999999</text:p>
              </table:table-cell>
              <table:table-cell office:value-type="float" office:value="58.3698552336735">
                <text:p>58.3698552336735</text:p>
              </table:table-cell>
              <table:table-cell office:value-type="float" office:value="50.1014703912549">
                <text:p>50.1014703912549</text:p>
              </table:table-cell>
              <table:table-cell office:value-type="float" office:value="59.5876106936055">
                <text:p>59.5876106936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4.8999999999999">
                <text:p>94.8999999999999</text:p>
              </table:table-cell>
              <table:table-cell office:value-type="float" office:value="57.7147294891002">
                <text:p>57.7147294891002</text:p>
              </table:table-cell>
              <table:table-cell office:value-type="float" office:value="50.8405265488124">
                <text:p>50.8405265488124</text:p>
              </table:table-cell>
              <table:table-cell office:value-type="float" office:value="60.4152163976834">
                <text:p>60.41521639768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6.1999999999999">
                <text:p>96.1999999999999</text:p>
              </table:table-cell>
              <table:table-cell office:value-type="float" office:value="57.0224517185995">
                <text:p>57.0224517185995</text:p>
              </table:table-cell>
              <table:table-cell office:value-type="float" office:value="51.571006249892">
                <text:p>51.571006249892</text:p>
              </table:table-cell>
              <table:table-cell office:value-type="float" office:value="61.2428221017612">
                <text:p>61.24282210176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.4999999999999">
                <text:p>97.4999999999999</text:p>
              </table:table-cell>
              <table:table-cell office:value-type="float" office:value="56.2916512459886">
                <text:p>56.2916512459886</text:p>
              </table:table-cell>
              <table:table-cell office:value-type="float" office:value="52.2924278839374">
                <text:p>52.2924278839374</text:p>
              </table:table-cell>
              <table:table-cell office:value-type="float" office:value="62.0704278058391">
                <text:p>62.07042780583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.7999999999999">
                <text:p>98.7999999999999</text:p>
              </table:table-cell>
              <table:table-cell office:value-type="float" office:value="55.5208069105629">
                <text:p>55.5208069105629</text:p>
              </table:table-cell>
              <table:table-cell office:value-type="float" office:value="53.0042914507464">
                <text:p>53.0042914507464</text:p>
              </table:table-cell>
              <table:table-cell office:value-type="float" office:value="62.898033509917">
                <text:p>62.8980335099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.1">
                <text:p>100.1</text:p>
              </table:table-cell>
              <table:table-cell office:value-type="float" office:value="54.7082260725022">
                <text:p>54.7082260725022</text:p>
              </table:table-cell>
              <table:table-cell office:value-type="float" office:value="53.7060765147322">
                <text:p>53.7060765147322</text:p>
              </table:table-cell>
              <table:table-cell office:value-type="float" office:value="63.7256392139948">
                <text:p>63.72563921399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1.4">
                <text:p>101.4</text:p>
              </table:table-cell>
              <table:table-cell office:value-type="float" office:value="53.8520194607408">
                <text:p>53.8520194607408</text:p>
              </table:table-cell>
              <table:table-cell office:value-type="float" office:value="54.3972398663707">
                <text:p>54.3972398663707</text:p>
              </table:table-cell>
              <table:table-cell office:value-type="float" office:value="64.5532449180727">
                <text:p>64.55324491807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2.7">
                <text:p>102.7</text:p>
              </table:table-cell>
              <table:table-cell office:value-type="float" office:value="52.9500708214825">
                <text:p>52.9500708214825</text:p>
              </table:table-cell>
              <table:table-cell office:value-type="float" office:value="55.077212831558">
                <text:p>55.077212831558</text:p>
              </table:table-cell>
              <table:table-cell office:value-type="float" office:value="65.3808506221505">
                <text:p>65.38085062215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4">
                <text:p>104</text:p>
              </table:table-cell>
              <table:table-cell office:value-type="float" office:value="52.0000000000001">
                <text:p>52.0000000000001</text:p>
              </table:table-cell>
              <table:table-cell office:value-type="float" office:value="55.7453981543779">
                <text:p>55.7453981543779</text:p>
              </table:table-cell>
              <table:table-cell office:value-type="float" office:value="66.2084563262284">
                <text:p>66.20845632622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.3">
                <text:p>105.3</text:p>
              </table:table-cell>
              <table:table-cell office:value-type="float" office:value="50.999117639426">
                <text:p>50.999117639426</text:p>
              </table:table-cell>
              <table:table-cell office:value-type="float" office:value="56.4011663586614">
                <text:p>56.4011663586614</text:p>
              </table:table-cell>
              <table:table-cell office:value-type="float" office:value="67.0360620303062">
                <text:p>67.03606203030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6.6">
                <text:p>106.6</text:p>
              </table:table-cell>
              <table:table-cell office:value-type="float" office:value="49.9443690519763">
                <text:p>49.9443690519763</text:p>
              </table:table-cell>
              <table:table-cell office:value-type="float" office:value="57.0438514668295">
                <text:p>57.0438514668295</text:p>
              </table:table-cell>
              <table:table-cell office:value-type="float" office:value="67.8636677343841">
                <text:p>67.86366773438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9">
                <text:p>107.9</text:p>
              </table:table-cell>
              <table:table-cell office:value-type="float" office:value="48.8322639245818">
                <text:p>48.8322639245818</text:p>
              </table:table-cell>
              <table:table-cell office:value-type="float" office:value="57.6727459180345">
                <text:p>57.6727459180345</text:p>
              </table:table-cell>
              <table:table-cell office:value-type="float" office:value="68.6912734384619">
                <text:p>68.69127343846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.2">
                <text:p>109.2</text:p>
              </table:table-cell>
              <table:table-cell office:value-type="float" office:value="47.6587872275409">
                <text:p>47.6587872275409</text:p>
              </table:table-cell>
              <table:table-cell office:value-type="float" office:value="58.2870944773989">
                <text:p>58.2870944773989</text:p>
              </table:table-cell>
              <table:table-cell office:value-type="float" office:value="69.5188791425398">
                <text:p>69.5188791425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.5">
                <text:p>110.5</text:p>
              </table:table-cell>
              <table:table-cell office:value-type="float" office:value="46.4192847855287">
                <text:p>46.4192847855287</text:p>
              </table:table-cell>
              <table:table-cell office:value-type="float" office:value="58.8860868578388">
                <text:p>58.8860868578388</text:p>
              </table:table-cell>
              <table:table-cell office:value-type="float" office:value="70.3464848466176">
                <text:p>70.34648484661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.8">
                <text:p>111.8</text:p>
              </table:table-cell>
              <table:table-cell office:value-type="float" office:value="45.1083140895336">
                <text:p>45.1083140895336</text:p>
              </table:table-cell>
              <table:table-cell office:value-type="float" office:value="59.4688486756226">
                <text:p>59.4688486756226</text:p>
              </table:table-cell>
              <table:table-cell office:value-type="float" office:value="71.1740905506955">
                <text:p>71.17409055069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3.1">
                <text:p>113.1</text:p>
              </table:table-cell>
              <table:table-cell office:value-type="float" office:value="43.7194464740808">
                <text:p>43.7194464740808</text:p>
              </table:table-cell>
              <table:table-cell office:value-type="float" office:value="60.0344302146186">
                <text:p>60.0344302146186</text:p>
              </table:table-cell>
              <table:table-cell office:value-type="float" office:value="72.0016962547733">
                <text:p>72.00169625477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4.4">
                <text:p>114.4</text:p>
              </table:table-cell>
              <table:table-cell office:value-type="float" office:value="42.2449997041072">
                <text:p>42.2449997041072</text:p>
              </table:table-cell>
              <table:table-cell office:value-type="float" office:value="60.5817922560152">
                <text:p>60.5817922560152</text:p>
              </table:table-cell>
              <table:table-cell office:value-type="float" office:value="72.8293019588512">
                <text:p>72.82930195885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5.7">
                <text:p>115.7</text:p>
              </table:table-cell>
              <table:table-cell office:value-type="float" office:value="40.6756684026214">
                <text:p>40.6756684026214</text:p>
              </table:table-cell>
              <table:table-cell office:value-type="float" office:value="61.1097878958198">
                <text:p>61.1097878958198</text:p>
              </table:table-cell>
              <table:table-cell office:value-type="float" office:value="73.6569076629291">
                <text:p>73.65690766292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">
                <text:p>117</text:p>
              </table:table-cell>
              <table:table-cell office:value-type="float" office:value="39.0000000000002">
                <text:p>39.0000000000002</text:p>
              </table:table-cell>
              <table:table-cell office:value-type="float" office:value="61.6171387434905">
                <text:p>61.6171387434905</text:p>
              </table:table-cell>
              <table:table-cell office:value-type="float" office:value="74.4845133670069">
                <text:p>74.48451336700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8.3">
                <text:p>118.3</text:p>
              </table:table-cell>
              <table:table-cell office:value-type="float" office:value="37.2036288552611">
                <text:p>37.2036288552611</text:p>
              </table:table-cell>
              <table:table-cell office:value-type="float" office:value="62.1024030278763">
                <text:p>62.1024030278763</text:p>
              </table:table-cell>
              <table:table-cell office:value-type="float" office:value="75.3121190710848">
                <text:p>75.31211907108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9.6">
                <text:p>119.6</text:p>
              </table:table-cell>
              <table:table-cell office:value-type="float" office:value="35.2681159122517">
                <text:p>35.2681159122517</text:p>
              </table:table-cell>
              <table:table-cell office:value-type="float" office:value="62.5639316534353">
                <text:p>62.5639316534353</text:p>
              </table:table-cell>
              <table:table-cell office:value-type="float" office:value="76.1397247751626">
                <text:p>76.13972477516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0.9">
                <text:p>120.9</text:p>
              </table:table-cell>
              <table:table-cell office:value-type="float" office:value="33.1691121376503">
                <text:p>33.1691121376503</text:p>
              </table:table-cell>
              <table:table-cell office:value-type="float" office:value="62.9998055811354">
                <text:p>62.9998055811354</text:p>
              </table:table-cell>
              <table:table-cell office:value-type="float" office:value="76.9673304792405">
                <text:p>76.96733047924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2.2">
                <text:p>122.2</text:p>
              </table:table-cell>
              <table:table-cell office:value-type="float" office:value="30.8732894262989">
                <text:p>30.8732894262989</text:p>
              </table:table-cell>
              <table:table-cell office:value-type="float" office:value="63.4077428016329">
                <text:p>63.4077428016329</text:p>
              </table:table-cell>
              <table:table-cell office:value-type="float" office:value="77.7949361833183">
                <text:p>77.79493618331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5">
                <text:p>123.5</text:p>
              </table:table-cell>
              <table:table-cell office:value-type="float" office:value="28.3328431330148">
                <text:p>28.3328431330148</text:p>
              </table:table-cell>
              <table:table-cell office:value-type="float" office:value="63.7849526122737">
                <text:p>63.7849526122737</text:p>
              </table:table-cell>
              <table:table-cell office:value-type="float" office:value="78.6225418873962">
                <text:p>78.62254188739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4.8">
                <text:p>124.8</text:p>
              </table:table-cell>
              <table:table-cell office:value-type="float" office:value="25.4746933249455">
                <text:p>25.4746933249455</text:p>
              </table:table-cell>
              <table:table-cell office:value-type="float" office:value="64.127890803837">
                <text:p>64.127890803837</text:p>
              </table:table-cell>
              <table:table-cell office:value-type="float" office:value="79.450147591474">
                <text:p>79.4501475914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.1">
                <text:p>126.1</text:p>
              </table:table-cell>
              <table:table-cell office:value-type="float" office:value="22.1763387420021">
                <text:p>22.1763387420021</text:p>
              </table:table-cell>
              <table:table-cell office:value-type="float" office:value="64.4318063599934">
                <text:p>64.4318063599934</text:p>
              </table:table-cell>
              <table:table-cell office:value-type="float" office:value="80.2777532955519">
                <text:p>80.27775329555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7.4">
                <text:p>127.4</text:p>
              </table:table-cell>
              <table:table-cell office:value-type="float" office:value="18.2000000000007">
                <text:p>18.2000000000007</text:p>
              </table:table-cell>
              <table:table-cell office:value-type="float" office:value="64.6897697422905">
                <text:p>64.6897697422905</text:p>
              </table:table-cell>
              <table:table-cell office:value-type="float" office:value="81.1053589996297">
                <text:p>81.10535899962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8.7">
                <text:p>128.7</text:p>
              </table:table-cell>
              <table:table-cell office:value-type="float" office:value="12.934836682387">
                <text:p>12.934836682387</text:p>
              </table:table-cell>
              <table:table-cell office:value-type="float" office:value="64.8899842085289">
                <text:p>64.8899842085289</text:p>
              </table:table-cell>
              <table:table-cell office:value-type="float" office:value="81.9329647037076">
                <text:p>81.93296470370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0">
                <text:p>130</text:p>
              </table:table-cell>
              <table:table-cell office:value-type="float" office:value="0.00000467203091198574">
                <text:p>0.00000467203091198574</text:p>
              </table:table-cell>
              <table:table-cell office:value-type="float" office:value="65">
                <text:p>65</text:p>
              </table:table-cell>
              <table:table-cell office:value-type="float" office:value="82.7605704077855">
                <text:p>82.7605704077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3cm" svg:height="5.216cm" xlink:href=".." xlink:type="simple" chart:class="chart:scatter" chart:style-name="ch1">
        <chart:legend chart:legend-position="end" svg:x="10.332cm" svg:y="2.06cm" style:legend-expansion="high" chart:style-name="ch2"/>
        <chart:plot-area chart:style-name="ch3" table:cell-range-address="Sheet2.B7:Sheet2.D107 Sheet2.C6:Sheet2.D6" chart:data-source-has-labels="row" svg:x="0.248cm" svg:y="0.104cm" svg:width="9.836cm" svg:height="5.008cm">
          <chartooo:coordinate-region svg:x="0.896cm" svg:y="0.303cm" svg:width="8.692cm" svg:height="4.1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7:Sheet2.C107" chart:label-cell-address="Sheet2.C6:Sheet2.C6" chart:class="chart:scatter">
            <chart:domain table:cell-range-address="Sheet2.B7:Sheet2.B107"/>
            <chart:data-point chart:repeated="101"/>
          </chart:series>
          <chart:series chart:style-name="ch7" chart:values-cell-range-address="Sheet2.D7:Sheet2.D107" chart:label-cell-address="Sheet2.D6:Sheet2.D6" chart:class="chart:scatte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2.C6:Sheet2.C6</svg:desc>
                </draw:g>
              </table:table-cell>
              <table:table-cell office:value-type="string">
                <text:p>Area</text:p>
                <draw:g>
                  <svg:desc>Sheet2.D6:Sheet2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B7:Sheet2.B107</svg:desc>
                </draw:g>
              </table:table-cell>
              <table:table-cell office:value-type="float" office:value="0">
                <text:p>0</text:p>
                <draw:g>
                  <svg:desc>Sheet2.C7:Sheet2.C107</svg:desc>
                </draw:g>
              </table:table-cell>
              <table:table-cell office:value-type="float" office:value="0">
                <text:p>0</text:p>
                <draw:g>
                  <svg:desc>Sheet2.D7:Sheet2.D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8997487421324">
                <text:p>19.8997487421324</text:p>
              </table:table-cell>
              <table:table-cell office:value-type="float" office:value="0.169255063801669">
                <text:p>0.169255063801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0.477277319553018">
                <text:p>0.477277319553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4.117444218464">
                <text:p>34.117444218464</text:p>
              </table:table-cell>
              <table:table-cell office:value-type="float" office:value="0.874144061548518">
                <text:p>0.874144061548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9.1918358845308">
                <text:p>39.1918358845308</text:p>
              </table:table-cell>
              <table:table-cell office:value-type="float" office:value="1.34170645563527">
                <text:p>1.34170645563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3.5889894354067">
                <text:p>43.5889894354067</text:p>
              </table:table-cell>
              <table:table-cell office:value-type="float" office:value="1.86930367342493">
                <text:p>1.86930367342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7.4973683481517">
                <text:p>47.4973683481517</text:p>
              </table:table-cell>
              <table:table-cell office:value-type="float" office:value="2.44962645902626">
                <text:p>2.44962645902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1.0294032886923">
                <text:p>51.0294032886923</text:p>
              </table:table-cell>
              <table:table-cell office:value-type="float" office:value="3.07722218286856">
                <text:p>3.07722218286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54.2586398650021">
                <text:p>54.2586398650021</text:p>
              </table:table-cell>
              <table:table-cell office:value-type="float" office:value="3.74779745625329">
                <text:p>3.74779745625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7.2363520850167">
                <text:p>57.2363520850167</text:p>
              </table:table-cell>
              <table:table-cell office:value-type="float" office:value="4.45784149557487">
                <text:p>4.4578414955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5.20440193309139">
                <text:p>5.20440193309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62.5779513886481">
                <text:p>62.5779513886481</text:p>
              </table:table-cell>
              <table:table-cell office:value-type="float" office:value="5.98494169873868">
                <text:p>5.984941698738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64.9923072370877">
                <text:p>64.9923072370877</text:p>
              </table:table-cell>
              <table:table-cell office:value-type="float" office:value="6.79724268305344">
                <text:p>6.79724268305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67.260686883201">
                <text:p>67.260686883201</text:p>
              </table:table-cell>
              <table:table-cell office:value-type="float" office:value="7.63933813135593">
                <text:p>7.63933813135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69.3974062915899">
                <text:p>69.3974062915899</text:p>
              </table:table-cell>
              <table:table-cell office:value-type="float" office:value="8.50946357596512">
                <text:p>8.509463575965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71.4142842854285">
                <text:p>71.4142842854285</text:p>
              </table:table-cell>
              <table:table-cell office:value-type="float" office:value="9.40602021870937">
                <text:p>9.40602021870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73.3212111192934">
                <text:p>73.3212111192934</text:p>
              </table:table-cell>
              <table:table-cell office:value-type="float" office:value="10.3275469578477">
                <text:p>10.3275469578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75.1265598839718">
                <text:p>75.1265598839718</text:p>
              </table:table-cell>
              <table:table-cell office:value-type="float" office:value="11.2726985876392">
                <text:p>11.2726985876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76.8374908491942">
                <text:p>76.8374908491942</text:p>
              </table:table-cell>
              <table:table-cell office:value-type="float" office:value="12.2402285125699">
                <text:p>12.24022851256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8.4601809837321">
                <text:p>78.4601809837321</text:p>
              </table:table-cell>
              <table:table-cell office:value-type="float" office:value="13.2289748328286">
                <text:p>13.22897483282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4.2378489932647">
                <text:p>14.23784899326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81.4616474176652">
                <text:p>81.4616474176652</text:p>
              </table:table-cell>
              <table:table-cell office:value-type="float" office:value="15.2658264129876">
                <text:p>15.26582641298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82.8492607088319">
                <text:p>82.8492607088319</text:p>
              </table:table-cell>
              <table:table-cell office:value-type="float" office:value="16.3119386671219">
                <text:p>16.31193866712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84.1665016500033">
                <text:p>84.1665016500033</text:p>
              </table:table-cell>
              <table:table-cell office:value-type="float" office:value="17.3752669004118">
                <text:p>17.3752669004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85.4166260162505">
                <text:p>85.4166260162505</text:p>
              </table:table-cell>
              <table:table-cell office:value-type="float" office:value="18.4549362296209">
                <text:p>18.45493622962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86.6025403784439">
                <text:p>86.6025403784439</text:p>
              </table:table-cell>
              <table:table-cell office:value-type="float" office:value="19.5501109477885">
                <text:p>19.55011094778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87.7268487978452">
                <text:p>87.7268487978452</text:p>
              </table:table-cell>
              <table:table-cell office:value-type="float" office:value="20.6599903847814">
                <text:p>20.65999038478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88.7918915216924">
                <text:p>88.7918915216924</text:p>
              </table:table-cell>
              <table:table-cell office:value-type="float" office:value="21.7838053095192">
                <text:p>21.78380530951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89.7997772825746">
                <text:p>89.7997772825746</text:p>
              </table:table-cell>
              <table:table-cell office:value-type="float" office:value="22.9208147826847">
                <text:p>22.92081478268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90.7524104363074">
                <text:p>90.7524104363074</text:p>
              </table:table-cell>
              <table:table-cell office:value-type="float" office:value="24.0703033866738">
                <text:p>24.07030338667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91.6515138991168">
                <text:p>91.6515138991168</text:p>
              </table:table-cell>
              <table:table-cell office:value-type="float" office:value="25.2315787734345">
                <text:p>25.23157877343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92.4986486387774">
                <text:p>92.4986486387774</text:p>
              </table:table-cell>
              <table:table-cell office:value-type="float" office:value="26.4039694817033">
                <text:p>26.4039694817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93.2952303175248">
                <text:p>93.2952303175248</text:p>
              </table:table-cell>
              <table:table-cell office:value-type="float" office:value="27.5868229837136">
                <text:p>27.58682298371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94.04254356407">
                <text:p>94.04254356407</text:p>
              </table:table-cell>
              <table:table-cell office:value-type="float" office:value="28.779503928263">
                <text:p>28.7795039282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94.7417542586161">
                <text:p>94.7417542586161</text:p>
              </table:table-cell>
              <table:table-cell office:value-type="float" office:value="29.9813925524821">
                <text:p>29.9813925524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95.3939201416946">
                <text:p>95.3939201416946</text:p>
              </table:table-cell>
              <table:table-cell office:value-type="float" office:value="31.1918832390536">
                <text:p>31.1918832390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96">
                <text:p>96</text:p>
              </table:table-cell>
              <table:table-cell office:value-type="float" office:value="32.4103831992064">
                <text:p>32.4103831992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96.5608616365865">
                <text:p>96.5608616365865</text:p>
              </table:table-cell>
              <table:table-cell office:value-type="float" office:value="33.6363112647284">
                <text:p>33.63631126472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97.0772887960928">
                <text:p>97.0772887960928</text:p>
              </table:table-cell>
              <table:table-cell office:value-type="float" office:value="34.8690967746433">
                <text:p>34.86909677464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97.5499871860576">
                <text:p>97.5499871860576</text:p>
              </table:table-cell>
              <table:table-cell office:value-type="float" office:value="36.1081785441714">
                <text:p>36.10817854417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97.9795897113271">
                <text:p>97.9795897113271</text:p>
              </table:table-cell>
              <table:table-cell office:value-type="float" office:value="37.3530039052331">
                <text:p>37.35300390523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98.3666610188635">
                <text:p>98.3666610188635</text:p>
              </table:table-cell>
              <table:table-cell office:value-type="float" office:value="38.6030278091154">
                <text:p>38.60302780911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98.7117014340245">
                <text:p>98.7117014340245</text:p>
              </table:table-cell>
              <table:table-cell office:value-type="float" office:value="39.8577119830522">
                <text:p>39.85771198305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99.0151503558925">
                <text:p>99.0151503558925</text:p>
              </table:table-cell>
              <table:table-cell office:value-type="float" office:value="41.1165241334134">
                <text:p>41.1165241334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99.2773891679269">
                <text:p>99.2773891679269</text:p>
              </table:table-cell>
              <table:table-cell office:value-type="float" office:value="42.3789371889853">
                <text:p>42.37893718898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99.498743710662">
                <text:p>99.498743710662</text:p>
              </table:table-cell>
              <table:table-cell office:value-type="float" office:value="43.6444285784769">
                <text:p>43.64442857847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99.6794863550169">
                <text:p>99.6794863550169</text:p>
              </table:table-cell>
              <table:table-cell office:value-type="float" office:value="44.9124795369304">
                <text:p>44.9124795369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99.8198377077422">
                <text:p>99.8198377077422</text:p>
              </table:table-cell>
              <table:table-cell office:value-type="float" office:value="46.1825744361578">
                <text:p>46.18257443615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99.9199679743744">
                <text:p>99.9199679743744</text:p>
              </table:table-cell>
              <table:table-cell office:value-type="float" office:value="47.4542001346881">
                <text:p>47.45420013468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99.9799979995999">
                <text:p>99.9799979995999</text:p>
              </table:table-cell>
              <table:table-cell office:value-type="float" office:value="48.7268453429948">
                <text:p>48.72684534299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  <table:table-cell office:value-type="float" office:value="99.9799979995999">
                <text:p>99.9799979995999</text:p>
              </table:table-cell>
              <table:table-cell office:value-type="float" office:value="51.2731546570052">
                <text:p>51.2731546570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">
                <text:p>104</text:p>
              </table:table-cell>
              <table:table-cell office:value-type="float" office:value="99.9199679743744">
                <text:p>99.9199679743744</text:p>
              </table:table-cell>
              <table:table-cell office:value-type="float" office:value="52.5457998653119">
                <text:p>52.5457998653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">
                <text:p>106</text:p>
              </table:table-cell>
              <table:table-cell office:value-type="float" office:value="99.8198377077422">
                <text:p>99.8198377077422</text:p>
              </table:table-cell>
              <table:table-cell office:value-type="float" office:value="53.8174255638422">
                <text:p>53.81742556384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">
                <text:p>108</text:p>
              </table:table-cell>
              <table:table-cell office:value-type="float" office:value="99.6794863550169">
                <text:p>99.6794863550169</text:p>
              </table:table-cell>
              <table:table-cell office:value-type="float" office:value="55.0875204630696">
                <text:p>55.0875204630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">
                <text:p>110</text:p>
              </table:table-cell>
              <table:table-cell office:value-type="float" office:value="99.498743710662">
                <text:p>99.498743710662</text:p>
              </table:table-cell>
              <table:table-cell office:value-type="float" office:value="56.3555714215231">
                <text:p>56.35557142152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">
                <text:p>112</text:p>
              </table:table-cell>
              <table:table-cell office:value-type="float" office:value="99.2773891679269">
                <text:p>99.2773891679269</text:p>
              </table:table-cell>
              <table:table-cell office:value-type="float" office:value="57.6210628110147">
                <text:p>57.62106281101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">
                <text:p>114</text:p>
              </table:table-cell>
              <table:table-cell office:value-type="float" office:value="99.0151503558925">
                <text:p>99.0151503558925</text:p>
              </table:table-cell>
              <table:table-cell office:value-type="float" office:value="58.8834758665866">
                <text:p>58.88347586658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">
                <text:p>116</text:p>
              </table:table-cell>
              <table:table-cell office:value-type="float" office:value="98.7117014340245">
                <text:p>98.7117014340245</text:p>
              </table:table-cell>
              <table:table-cell office:value-type="float" office:value="60.1422880169478">
                <text:p>60.14228801694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">
                <text:p>118</text:p>
              </table:table-cell>
              <table:table-cell office:value-type="float" office:value="98.3666610188635">
                <text:p>98.3666610188635</text:p>
              </table:table-cell>
              <table:table-cell office:value-type="float" office:value="61.3969721908846">
                <text:p>61.39697219088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">
                <text:p>120</text:p>
              </table:table-cell>
              <table:table-cell office:value-type="float" office:value="97.9795897113271">
                <text:p>97.9795897113271</text:p>
              </table:table-cell>
              <table:table-cell office:value-type="float" office:value="62.6469960947669">
                <text:p>62.64699609476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">
                <text:p>122</text:p>
              </table:table-cell>
              <table:table-cell office:value-type="float" office:value="97.5499871860576">
                <text:p>97.5499871860576</text:p>
              </table:table-cell>
              <table:table-cell office:value-type="float" office:value="63.8918214558286">
                <text:p>63.89182145582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">
                <text:p>124</text:p>
              </table:table-cell>
              <table:table-cell office:value-type="float" office:value="97.0772887960928">
                <text:p>97.0772887960928</text:p>
              </table:table-cell>
              <table:table-cell office:value-type="float" office:value="65.1309032253567">
                <text:p>65.13090322535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">
                <text:p>126</text:p>
              </table:table-cell>
              <table:table-cell office:value-type="float" office:value="96.5608616365865">
                <text:p>96.5608616365865</text:p>
              </table:table-cell>
              <table:table-cell office:value-type="float" office:value="66.3636887352716">
                <text:p>66.3636887352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">
                <text:p>128</text:p>
              </table:table-cell>
              <table:table-cell office:value-type="float" office:value="96">
                <text:p>96</text:p>
              </table:table-cell>
              <table:table-cell office:value-type="float" office:value="67.5896168007936">
                <text:p>67.58961680079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">
                <text:p>130</text:p>
              </table:table-cell>
              <table:table-cell office:value-type="float" office:value="95.3939201416946">
                <text:p>95.3939201416946</text:p>
              </table:table-cell>
              <table:table-cell office:value-type="float" office:value="68.8081167609464">
                <text:p>68.80811676094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">
                <text:p>132</text:p>
              </table:table-cell>
              <table:table-cell office:value-type="float" office:value="94.7417542586161">
                <text:p>94.7417542586161</text:p>
              </table:table-cell>
              <table:table-cell office:value-type="float" office:value="70.0186074475179">
                <text:p>70.01860744751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">
                <text:p>134</text:p>
              </table:table-cell>
              <table:table-cell office:value-type="float" office:value="94.04254356407">
                <text:p>94.04254356407</text:p>
              </table:table-cell>
              <table:table-cell office:value-type="float" office:value="71.220496071737">
                <text:p>71.220496071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">
                <text:p>136</text:p>
              </table:table-cell>
              <table:table-cell office:value-type="float" office:value="93.2952303175248">
                <text:p>93.2952303175248</text:p>
              </table:table-cell>
              <table:table-cell office:value-type="float" office:value="72.4131770162864">
                <text:p>72.4131770162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">
                <text:p>138</text:p>
              </table:table-cell>
              <table:table-cell office:value-type="float" office:value="92.4986486387774">
                <text:p>92.4986486387774</text:p>
              </table:table-cell>
              <table:table-cell office:value-type="float" office:value="73.5960305182967">
                <text:p>73.59603051829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">
                <text:p>140</text:p>
              </table:table-cell>
              <table:table-cell office:value-type="float" office:value="91.6515138991168">
                <text:p>91.6515138991168</text:p>
              </table:table-cell>
              <table:table-cell office:value-type="float" office:value="74.7684212265655">
                <text:p>74.7684212265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">
                <text:p>142</text:p>
              </table:table-cell>
              <table:table-cell office:value-type="float" office:value="90.7524104363074">
                <text:p>90.7524104363074</text:p>
              </table:table-cell>
              <table:table-cell office:value-type="float" office:value="75.9296966133262">
                <text:p>75.92969661332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">
                <text:p>144</text:p>
              </table:table-cell>
              <table:table-cell office:value-type="float" office:value="89.7997772825746">
                <text:p>89.7997772825746</text:p>
              </table:table-cell>
              <table:table-cell office:value-type="float" office:value="77.0791852173153">
                <text:p>77.07918521731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">
                <text:p>146</text:p>
              </table:table-cell>
              <table:table-cell office:value-type="float" office:value="88.7918915216924">
                <text:p>88.7918915216924</text:p>
              </table:table-cell>
              <table:table-cell office:value-type="float" office:value="78.2161946904808">
                <text:p>78.21619469048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">
                <text:p>148</text:p>
              </table:table-cell>
              <table:table-cell office:value-type="float" office:value="87.7268487978452">
                <text:p>87.7268487978452</text:p>
              </table:table-cell>
              <table:table-cell office:value-type="float" office:value="79.3400096152186">
                <text:p>79.34000961521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">
                <text:p>150</text:p>
              </table:table-cell>
              <table:table-cell office:value-type="float" office:value="86.6025403784439">
                <text:p>86.6025403784439</text:p>
              </table:table-cell>
              <table:table-cell office:value-type="float" office:value="80.4498890522115">
                <text:p>80.44988905221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">
                <text:p>152</text:p>
              </table:table-cell>
              <table:table-cell office:value-type="float" office:value="85.4166260162505">
                <text:p>85.4166260162505</text:p>
              </table:table-cell>
              <table:table-cell office:value-type="float" office:value="81.5450637703792">
                <text:p>81.54506377037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">
                <text:p>154</text:p>
              </table:table-cell>
              <table:table-cell office:value-type="float" office:value="84.1665016500033">
                <text:p>84.1665016500033</text:p>
              </table:table-cell>
              <table:table-cell office:value-type="float" office:value="82.6247330995882">
                <text:p>82.62473309958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">
                <text:p>156</text:p>
              </table:table-cell>
              <table:table-cell office:value-type="float" office:value="82.8492607088319">
                <text:p>82.8492607088319</text:p>
              </table:table-cell>
              <table:table-cell office:value-type="float" office:value="83.6880613328781">
                <text:p>83.68806133287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">
                <text:p>158</text:p>
              </table:table-cell>
              <table:table-cell office:value-type="float" office:value="81.4616474176652">
                <text:p>81.4616474176652</text:p>
              </table:table-cell>
              <table:table-cell office:value-type="float" office:value="84.7341735870124">
                <text:p>84.73417358701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">
                <text:p>160</text:p>
              </table:table-cell>
              <table:table-cell office:value-type="float" office:value="80">
                <text:p>80</text:p>
              </table:table-cell>
              <table:table-cell office:value-type="float" office:value="85.7621510067353">
                <text:p>85.7621510067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">
                <text:p>162</text:p>
              </table:table-cell>
              <table:table-cell office:value-type="float" office:value="78.4601809837321">
                <text:p>78.4601809837321</text:p>
              </table:table-cell>
              <table:table-cell office:value-type="float" office:value="86.7710251671714">
                <text:p>86.77102516717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">
                <text:p>164</text:p>
              </table:table-cell>
              <table:table-cell office:value-type="float" office:value="76.8374908491942">
                <text:p>76.8374908491942</text:p>
              </table:table-cell>
              <table:table-cell office:value-type="float" office:value="87.7597714874301">
                <text:p>87.75977148743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">
                <text:p>166</text:p>
              </table:table-cell>
              <table:table-cell office:value-type="float" office:value="75.1265598839718">
                <text:p>75.1265598839718</text:p>
              </table:table-cell>
              <table:table-cell office:value-type="float" office:value="88.7273014123608">
                <text:p>88.72730141236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">
                <text:p>168</text:p>
              </table:table-cell>
              <table:table-cell office:value-type="float" office:value="73.3212111192934">
                <text:p>73.3212111192934</text:p>
              </table:table-cell>
              <table:table-cell office:value-type="float" office:value="89.6724530421523">
                <text:p>89.67245304215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">
                <text:p>170</text:p>
              </table:table-cell>
              <table:table-cell office:value-type="float" office:value="71.4142842854285">
                <text:p>71.4142842854285</text:p>
              </table:table-cell>
              <table:table-cell office:value-type="float" office:value="90.5939797812906">
                <text:p>90.59397978129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">
                <text:p>172</text:p>
              </table:table-cell>
              <table:table-cell office:value-type="float" office:value="69.3974062915899">
                <text:p>69.3974062915899</text:p>
              </table:table-cell>
              <table:table-cell office:value-type="float" office:value="91.4905364240349">
                <text:p>91.49053642403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">
                <text:p>174</text:p>
              </table:table-cell>
              <table:table-cell office:value-type="float" office:value="67.260686883201">
                <text:p>67.260686883201</text:p>
              </table:table-cell>
              <table:table-cell office:value-type="float" office:value="92.3606618686441">
                <text:p>92.36066186864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">
                <text:p>176</text:p>
              </table:table-cell>
              <table:table-cell office:value-type="float" office:value="64.9923072370877">
                <text:p>64.9923072370877</text:p>
              </table:table-cell>
              <table:table-cell office:value-type="float" office:value="93.2027573169466">
                <text:p>93.20275731694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">
                <text:p>178</text:p>
              </table:table-cell>
              <table:table-cell office:value-type="float" office:value="62.5779513886481">
                <text:p>62.5779513886481</text:p>
              </table:table-cell>
              <table:table-cell office:value-type="float" office:value="94.0150583012613">
                <text:p>94.01505830126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  <table:table-cell office:value-type="float" office:value="94.7955980669086">
                <text:p>94.79559806690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">
                <text:p>182</text:p>
              </table:table-cell>
              <table:table-cell office:value-type="float" office:value="57.2363520850167">
                <text:p>57.2363520850167</text:p>
              </table:table-cell>
              <table:table-cell office:value-type="float" office:value="95.5421585044251">
                <text:p>95.54215850442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">
                <text:p>184</text:p>
              </table:table-cell>
              <table:table-cell office:value-type="float" office:value="54.2586398650021">
                <text:p>54.2586398650021</text:p>
              </table:table-cell>
              <table:table-cell office:value-type="float" office:value="96.2522025437467">
                <text:p>96.25220254374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">
                <text:p>186</text:p>
              </table:table-cell>
              <table:table-cell office:value-type="float" office:value="51.0294032886923">
                <text:p>51.0294032886923</text:p>
              </table:table-cell>
              <table:table-cell office:value-type="float" office:value="96.9227778171314">
                <text:p>96.92277781713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">
                <text:p>188</text:p>
              </table:table-cell>
              <table:table-cell office:value-type="float" office:value="47.4973683481517">
                <text:p>47.4973683481517</text:p>
              </table:table-cell>
              <table:table-cell office:value-type="float" office:value="97.5503735409737">
                <text:p>97.55037354097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">
                <text:p>190</text:p>
              </table:table-cell>
              <table:table-cell office:value-type="float" office:value="43.5889894354067">
                <text:p>43.5889894354067</text:p>
              </table:table-cell>
              <table:table-cell office:value-type="float" office:value="98.1306963265751">
                <text:p>98.13069632657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">
                <text:p>192</text:p>
              </table:table-cell>
              <table:table-cell office:value-type="float" office:value="39.1918358845308">
                <text:p>39.1918358845308</text:p>
              </table:table-cell>
              <table:table-cell office:value-type="float" office:value="98.6582935443647">
                <text:p>98.65829354436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">
                <text:p>194</text:p>
              </table:table-cell>
              <table:table-cell office:value-type="float" office:value="34.117444218464">
                <text:p>34.117444218464</text:p>
              </table:table-cell>
              <table:table-cell office:value-type="float" office:value="99.1258559384515">
                <text:p>99.12585593845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">
                <text:p>196</text:p>
              </table:table-cell>
              <table:table-cell office:value-type="float" office:value="28">
                <text:p>28</text:p>
              </table:table-cell>
              <table:table-cell office:value-type="float" office:value="99.522722680447">
                <text:p>99.5227226804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">
                <text:p>198</text:p>
              </table:table-cell>
              <table:table-cell office:value-type="float" office:value="19.8997487421324">
                <text:p>19.8997487421324</text:p>
              </table:table-cell>
              <table:table-cell office:value-type="float" office:value="99.8307449361983">
                <text:p>99.83074493619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